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129.06pt"/>
    </style:style>
    <style:style style:name="co3" style:family="table-column">
      <style:table-column-properties fo:break-before="auto" style:column-width="135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PageStyle_5f_b01_5f_reset">
      <style:table-properties table:display="true" style:writing-mode="lr-tb"/>
    </style:style>
    <style:style style:name="ta2" style:family="table" style:master-page-name="PageStyle_5f_b02_5f_reset">
      <style:table-properties table:display="true" style:writing-mode="lr-tb"/>
    </style:style>
    <style:style style:name="ta3" style:family="table" style:master-page-name="PageStyle_5f_b04_5f_reset">
      <style:table-properties table:display="true" style:writing-mode="lr-tb"/>
    </style:style>
    <style:style style:name="ta4" style:family="table" style:master-page-name="PageStyle_5f_b06_5f_reset">
      <style:table-properties table:display="true" style:writing-mode="lr-tb"/>
    </style:style>
    <style:style style:name="ta5" style:family="table" style:master-page-name="PageStyle_5f_b08_5f_reset">
      <style:table-properties table:display="true" style:writing-mode="lr-tb"/>
    </style:style>
    <style:style style:name="ta6" style:family="table" style:master-page-name="PageStyle_5f_b9_5f_reset">
      <style:table-properties table:display="true" style:writing-mode="lr-tb"/>
    </style:style>
    <style:style style:name="ta7" style:family="table" style:master-page-name="PageStyle_5f_b10_5f_reset">
      <style:table-properties table:display="true" style:writing-mode="lr-tb"/>
    </style:style>
    <style:style style:name="ta8" style:family="table" style:master-page-name="PageStyle_5f_b14_5f_reset">
      <style:table-properties table:display="true" style:writing-mode="lr-tb"/>
    </style:style>
    <style:style style:name="ta9" style:family="table" style:master-page-name="PageStyle_5f_completogpio">
      <style:table-properties table:display="true" style:writing-mode="lr-tb"/>
    </style:style>
    <style:style style:name="ta10" style:family="table" style:master-page-name="PageStyle_5f_FSM">
      <style:table-properties table:display="true" style:writing-mode="lr-tb"/>
    </style:style>
    <style:style style:name="ta11" style:family="table" style:master-page-name="PageStyle_5f_MEMORY_5f_INTERFACE">
      <style:table-properties table:display="true" style:writing-mode="lr-tb"/>
    </style:style>
    <style:style style:name="ta12" style:family="table" style:master-page-name="PageStyle_5f_spi_5f_axi_5f_master">
      <style:table-properties table:display="true" style:writing-mode="lr-tb"/>
    </style:style>
    <style:style style:name="ta13" style:family="table" style:master-page-name="PageStyle_5f_UART">
      <style:table-properties table:display="true" style:writing-mode="lr-tb"/>
    </style:style>
    <style:style style:name="ta14" style:family="table" style:master-page-name="PageStyle_5f_Sheet14">
      <style:table-properties table:display="true" style:writing-mode="lr-tb"/>
    </style:style>
    <style:style style:name="ce1" style:family="table-cell" style:parent-style-name="Default">
      <style:map style:condition="cell-content()&gt;1" style:apply-style-name="Good" style:base-cell-address="b01_reset.C1"/>
    </style:style>
    <style:style style:name="ce2" style:family="table-cell" style:parent-style-name="Default">
      <style:map style:condition="cell-content()&gt;1" style:apply-style-name="Good" style:base-cell-address="b01_reset.H2"/>
    </style:style>
    <style:style style:name="ce3" style:family="table-cell" style:parent-style-name="Default">
      <style:map style:condition="cell-content()&gt;1" style:apply-style-name="Good" style:base-cell-address="b02_reset.C1"/>
    </style:style>
    <style:style style:name="ce4" style:family="table-cell" style:parent-style-name="Default">
      <style:map style:condition="cell-content()&gt;1" style:apply-style-name="Good" style:base-cell-address="b02_reset.H2"/>
    </style:style>
    <style:style style:name="ce5" style:family="table-cell" style:parent-style-name="Default">
      <style:map style:condition="cell-content()&gt;1" style:apply-style-name="Good" style:base-cell-address="b04_reset.C1"/>
    </style:style>
    <style:style style:name="ce6" style:family="table-cell" style:parent-style-name="Default">
      <style:map style:condition="cell-content()&gt;1" style:apply-style-name="Good" style:base-cell-address="b04_reset.H2"/>
    </style:style>
    <style:style style:name="ce7" style:family="table-cell" style:parent-style-name="Default">
      <style:map style:condition="cell-content()&gt;1" style:apply-style-name="Good" style:base-cell-address="b06_reset.C1"/>
    </style:style>
    <style:style style:name="ce8" style:family="table-cell" style:parent-style-name="Default">
      <style:map style:condition="cell-content()&gt;1" style:apply-style-name="Good" style:base-cell-address="b06_reset.H2"/>
    </style:style>
    <style:style style:name="ce9" style:family="table-cell" style:parent-style-name="Default">
      <style:map style:condition="cell-content()&gt;1" style:apply-style-name="Good" style:base-cell-address="b08_reset.C1"/>
    </style:style>
    <style:style style:name="ce10" style:family="table-cell" style:parent-style-name="Default">
      <style:map style:condition="cell-content()&gt;1" style:apply-style-name="Good" style:base-cell-address="b08_reset.H2"/>
    </style:style>
    <style:style style:name="ce11" style:family="table-cell" style:parent-style-name="Default">
      <style:map style:condition="cell-content()&gt;1" style:apply-style-name="Good" style:base-cell-address="b9_reset.C1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map style:condition="cell-content()&gt;1" style:apply-style-name="Good" style:base-cell-address="b9_reset.H2"/>
    </style:style>
    <style:style style:name="ce14" style:family="table-cell" style:parent-style-name="Default">
      <style:map style:condition="cell-content()&gt;1" style:apply-style-name="Good" style:base-cell-address="b10_reset.C1"/>
    </style:style>
    <style:style style:name="ce15" style:family="table-cell" style:parent-style-name="Default">
      <style:map style:condition="cell-content()&gt;1" style:apply-style-name="Good" style:base-cell-address="b10_reset.H2"/>
    </style:style>
    <style:style style:name="ce16" style:family="table-cell" style:parent-style-name="Default">
      <style:map style:condition="cell-content()&gt;1" style:apply-style-name="Good" style:base-cell-address="b14_reset.C1"/>
    </style:style>
    <style:style style:name="ce17" style:family="table-cell" style:parent-style-name="Default">
      <style:map style:condition="cell-content()&gt;1" style:apply-style-name="Good" style:base-cell-address="b14_reset.H2"/>
    </style:style>
    <style:style style:name="ce18" style:family="table-cell" style:parent-style-name="Default">
      <style:map style:condition="cell-content()&gt;1" style:apply-style-name="Good" style:base-cell-address="completogpio.C1"/>
    </style:style>
    <style:style style:name="ce19" style:family="table-cell" style:parent-style-name="Default">
      <style:map style:condition="cell-content()&gt;1" style:apply-style-name="Good" style:base-cell-address="completogpio.H2"/>
    </style:style>
    <style:style style:name="ce20" style:family="table-cell" style:parent-style-name="Default">
      <style:map style:condition="cell-content()&gt;1" style:apply-style-name="Good" style:base-cell-address="FSM.C1"/>
    </style:style>
    <style:style style:name="ce21" style:family="table-cell" style:parent-style-name="Default">
      <style:map style:condition="cell-content()&gt;1" style:apply-style-name="Good" style:base-cell-address="FSM.H2"/>
    </style:style>
    <style:style style:name="ce22" style:family="table-cell" style:parent-style-name="Default">
      <style:map style:condition="cell-content()&gt;1" style:apply-style-name="Good" style:base-cell-address="MEMORY_INTERFACE.C1"/>
    </style:style>
    <style:style style:name="ce23" style:family="table-cell" style:parent-style-name="Default">
      <style:map style:condition="cell-content()&gt;1" style:apply-style-name="Good" style:base-cell-address="MEMORY_INTERFACE.H2"/>
    </style:style>
    <style:style style:name="ce24" style:family="table-cell" style:parent-style-name="Default">
      <style:map style:condition="cell-content()&gt;1" style:apply-style-name="Good" style:base-cell-address="spi_axi_master.C1"/>
    </style:style>
    <style:style style:name="ce25" style:family="table-cell" style:parent-style-name="Default">
      <style:map style:condition="cell-content()&gt;1" style:apply-style-name="Good" style:base-cell-address="spi_axi_master.H2"/>
    </style:style>
    <style:style style:name="ce26" style:family="table-cell" style:parent-style-name="Default">
      <style:map style:condition="cell-content()&gt;1" style:apply-style-name="Good" style:base-cell-address="UART.C1"/>
    </style:style>
    <style:style style:name="ce27" style:family="table-cell" style:parent-style-name="Default">
      <style:map style:condition="cell-content()&gt;1" style:apply-style-name="Good" style:base-cell-address="UART.H2"/>
    </style:style>
    <style:style style:name="ce28" style:family="table-cell" style:parent-style-name="Default">
      <style:table-cell-properties fo:background-color="#ff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01_re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649999976158142" calcext:value-type="float">
            <text:p>0.649999976158142</text:p>
          </table:table-cell>
          <table:table-cell office:value-type="float" office:value="0.980000019073486" calcext:value-type="float">
            <text:p>0.980000019073486</text:p>
          </table:table-cell>
          <table:table-cell table:formula="of:=[.B2]/[.A2]" office:value-type="float" office:value="1.50769239233796" calcext:value-type="float">
            <text:p>1.5076923923379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" table:formula="of:=SUM([.C2];[.C15];[.C28];[.C41];[.C54])/5" office:value-type="float" office:value="1.4470698083863" calcext:value-type="float">
            <text:p>1.4470698083863</text:p>
          </table:table-cell>
          <table:table-cell table:number-columns-repeated="1016"/>
        </table:table-row>
        <table:table-row table:style-name="ro1">
          <table:table-cell office:value-type="float" office:value="0.754000008106231" calcext:value-type="float">
            <text:p>0.754000008106231</text:p>
          </table:table-cell>
          <table:table-cell/>
          <table:table-cell table:formula="of:=[.B2]/[.A3]" office:value-type="float" office:value="1.2997347593336" calcext:value-type="float">
            <text:p>1.299734759333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" table:formula="of:=SUM([.C3];[.C16];[.C29];[.C42];[.C55])/5" office:value-type="float" office:value="1.31472276186772" calcext:value-type="float">
            <text:p>1.31472276186772</text:p>
          </table:table-cell>
          <table:table-cell table:number-columns-repeated="1016"/>
        </table:table-row>
        <table:table-row table:style-name="ro1">
          <table:table-cell office:value-type="float" office:value="0.754000067710876" calcext:value-type="float">
            <text:p>0.754000067710876</text:p>
          </table:table-cell>
          <table:table-cell/>
          <table:table-cell table:formula="of:=[.B2]/[.A4]" office:value-type="float" office:value="1.29973465658795" calcext:value-type="float">
            <text:p>1.2997346565879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" table:formula="of:=SUM([.C4];[.C17];[.C30];[.C43];[.C56])/5" office:value-type="float" office:value="1.33225875885675" calcext:value-type="float">
            <text:p>1.33225875885675</text:p>
          </table:table-cell>
          <table:table-cell table:number-columns-repeated="1016"/>
        </table:table-row>
        <table:table-row table:style-name="ro1">
          <table:table-cell office:value-type="float" office:value="0.769999980926513" calcext:value-type="float">
            <text:p>0.769999980926513</text:p>
          </table:table-cell>
          <table:table-cell/>
          <table:table-cell table:formula="of:=[.B2]/[.A5]" office:value-type="float" office:value="1.27272732902446" calcext:value-type="float">
            <text:p>1.2727273290244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" table:formula="of:=SUM([.C5];[.C18];[.C31];[.C44];[.C57])/5" office:value-type="float" office:value="1.30644008069388" calcext:value-type="float">
            <text:p>1.30644008069388</text:p>
          </table:table-cell>
          <table:table-cell table:number-columns-repeated="1016"/>
        </table:table-row>
        <table:table-row table:style-name="ro1">
          <table:table-cell office:value-type="float" office:value="0.806000053882598" calcext:value-type="float">
            <text:p>0.806000053882598</text:p>
          </table:table-cell>
          <table:table-cell/>
          <table:table-cell table:formula="of:=[.B2]/[.A6]" office:value-type="float" office:value="1.21588083568073" calcext:value-type="float">
            <text:p>1.21588083568073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" table:formula="of:=SUM([.C6];[.C19];[.C32];[.C45];[.C58])/5" office:value-type="float" office:value="1.20828645867122" calcext:value-type="float">
            <text:p>1.20828645867122</text:p>
          </table:table-cell>
          <table:table-cell table:number-columns-repeated="1016"/>
        </table:table-row>
        <table:table-row table:style-name="ro1">
          <table:table-cell office:value-type="float" office:value="0.78600013256073" calcext:value-type="float">
            <text:p>0.78600013256073</text:p>
          </table:table-cell>
          <table:table-cell/>
          <table:table-cell table:formula="of:=[.B2]/[.A7]" office:value-type="float" office:value="1.24681915240996" calcext:value-type="float">
            <text:p>1.24681915240996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" table:formula="of:=SUM([.C7];[.C20];[.C33];[.C46];[.C59])/5" office:value-type="float" office:value="1.23454181076485" calcext:value-type="float">
            <text:p>1.23454181076485</text:p>
          </table:table-cell>
          <table:table-cell table:number-columns-repeated="1016"/>
        </table:table-row>
        <table:table-row table:style-name="ro1">
          <table:table-cell office:value-type="float" office:value="0.824000120162963" calcext:value-type="float">
            <text:p>0.824000120162963</text:p>
          </table:table-cell>
          <table:table-cell/>
          <table:table-cell table:formula="of:=[.B2]/[.A8]" office:value-type="float" office:value="1.18932023805976" calcext:value-type="float">
            <text:p>1.18932023805976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" table:formula="of:=SUM([.C8];[.C21];[.C34];[.C47];[.C60])/5" office:value-type="float" office:value="1.17409388660856" calcext:value-type="float">
            <text:p>1.17409388660856</text:p>
          </table:table-cell>
          <table:table-cell table:number-columns-repeated="1016"/>
        </table:table-row>
        <table:table-row table:style-name="ro1">
          <table:table-cell office:value-type="float" office:value="0.816000044345855" calcext:value-type="float">
            <text:p>0.816000044345855</text:p>
          </table:table-cell>
          <table:table-cell/>
          <table:table-cell table:formula="of:=[.B2]/[.A9]" office:value-type="float" office:value="1.20098035026346" calcext:value-type="float">
            <text:p>1.2009803502634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" table:formula="of:=SUM([.C9];[.C22];[.C35];[.C48];[.C61])/5" office:value-type="float" office:value="1.18544586273297" calcext:value-type="float">
            <text:p>1.18544586273297</text:p>
          </table:table-cell>
          <table:table-cell table:number-columns-repeated="1016"/>
        </table:table-row>
        <table:table-row table:style-name="ro1">
          <table:table-cell office:value-type="float" office:value="0.77999997138977" calcext:value-type="float">
            <text:p>0.77999997138977</text:p>
          </table:table-cell>
          <table:table-cell/>
          <table:table-cell table:formula="of:=[.B2]/[.A10]" office:value-type="float" office:value="1.2564103269483" calcext:value-type="float">
            <text:p>1.2564103269483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" table:formula="of:=SUM([.C10];[.C23];[.C36];[.C49];[.C62])/5" office:value-type="float" office:value="1.30790430569333" calcext:value-type="float">
            <text:p>1.30790430569333</text:p>
          </table:table-cell>
          <table:table-cell table:number-columns-repeated="1016"/>
        </table:table-row>
        <table:table-row table:style-name="ro1">
          <table:table-cell office:value-type="float" office:value="0.839999973773956" calcext:value-type="float">
            <text:p>0.839999973773956</text:p>
          </table:table-cell>
          <table:table-cell/>
          <table:table-cell table:formula="of:=[.B2]/[.A11]" office:value-type="float" office:value="1.16666672579826" calcext:value-type="float">
            <text:p>1.16666672579826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" table:formula="of:=SUM([.C11];[.C24];[.C37];[.C50];[.C63])/5" office:value-type="float" office:value="1.15936656748783" calcext:value-type="float">
            <text:p>1.15936656748783</text:p>
          </table:table-cell>
          <table:table-cell table:number-columns-repeated="1016"/>
        </table:table-row>
        <table:table-row table:style-name="ro1">
          <table:table-cell office:value-type="float" office:value="0.741999983787536" calcext:value-type="float">
            <text:p>0.741999983787536</text:p>
          </table:table-cell>
          <table:table-cell/>
          <table:table-cell table:formula="of:=[.B2]/[.A12]" office:value-type="float" office:value="1.32075477154471" calcext:value-type="float">
            <text:p>1.32075477154471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" table:formula="of:=SUM([.C12];[.C25];[.C38];[.C51];[.C64])/5" office:value-type="float" office:value="1.31091050476552" calcext:value-type="float">
            <text:p>1.31091050476552</text:p>
          </table:table-cell>
          <table:table-cell table:number-columns-repeated="1016"/>
        </table:table-row>
        <table:table-row table:style-name="ro1">
          <table:table-cell office:value-type="float" office:value="0.76800000667572" calcext:value-type="float">
            <text:p>0.76800000667572</text:p>
          </table:table-cell>
          <table:table-cell/>
          <table:table-cell table:formula="of:=[.B2]/[.A13]" office:value-type="float" office:value="1.27604168041014" calcext:value-type="float">
            <text:p>1.27604168041014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" table:formula="of:=SUM([.C13];[.C26];[.C39];[.C52];[.C65])/5" office:value-type="float" office:value="1.30068917143398" calcext:value-type="float">
            <text:p>1.3006891714339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66000008583068" calcext:value-type="float">
            <text:p>0.666000008583068</text:p>
          </table:table-cell>
          <table:table-cell office:value-type="float" office:value="0.978000044822692" calcext:value-type="float">
            <text:p>0.978000044822692</text:p>
          </table:table-cell>
          <table:table-cell table:formula="of:=[.B15]/[.A15]" office:value-type="float" office:value="1.46846851684494" calcext:value-type="float">
            <text:p>1.46846851684494</text:p>
          </table:table-cell>
          <table:table-cell table:number-columns-repeated="1021"/>
        </table:table-row>
        <table:table-row table:style-name="ro1">
          <table:table-cell office:value-type="float" office:value="0.740000128746032" calcext:value-type="float">
            <text:p>0.740000128746032</text:p>
          </table:table-cell>
          <table:table-cell/>
          <table:table-cell table:formula="of:=[.B15]/[.A16]" office:value-type="float" office:value="1.32162145225564" calcext:value-type="float">
            <text:p>1.32162145225564</text:p>
          </table:table-cell>
          <table:table-cell table:number-columns-repeated="1021"/>
        </table:table-row>
        <table:table-row table:style-name="ro1">
          <table:table-cell office:value-type="float" office:value="0.738000094890594" calcext:value-type="float">
            <text:p>0.738000094890594</text:p>
          </table:table-cell>
          <table:table-cell/>
          <table:table-cell table:formula="of:=[.B15]/[.A17]" office:value-type="float" office:value="1.32520314237585" calcext:value-type="float">
            <text:p>1.32520314237585</text:p>
          </table:table-cell>
          <table:table-cell table:number-columns-repeated="1021"/>
        </table:table-row>
        <table:table-row table:style-name="ro1">
          <table:table-cell office:value-type="float" office:value="0.736000061035156" calcext:value-type="float">
            <text:p>0.736000061035156</text:p>
          </table:table-cell>
          <table:table-cell/>
          <table:table-cell table:formula="of:=[.B15]/[.A18]" office:value-type="float" office:value="1.32880429853113" calcext:value-type="float">
            <text:p>1.32880429853113</text:p>
          </table:table-cell>
          <table:table-cell table:number-columns-repeated="1021"/>
        </table:table-row>
        <table:table-row table:style-name="ro1">
          <table:table-cell office:value-type="float" office:value="0.82200002670288" calcext:value-type="float">
            <text:p>0.82200002670288</text:p>
          </table:table-cell>
          <table:table-cell/>
          <table:table-cell table:formula="of:=[.B15]/[.A19]" office:value-type="float" office:value="1.18978103777629" calcext:value-type="float">
            <text:p>1.18978103777629</text:p>
          </table:table-cell>
          <table:table-cell table:number-columns-repeated="1021"/>
        </table:table-row>
        <table:table-row table:style-name="ro1">
          <table:table-cell office:value-type="float" office:value="0.791999995708465" calcext:value-type="float">
            <text:p>0.791999995708465</text:p>
          </table:table-cell>
          <table:table-cell/>
          <table:table-cell table:formula="of:=[.B15]/[.A20]" office:value-type="float" office:value="1.23484854813395" calcext:value-type="float">
            <text:p>1.23484854813395</text:p>
          </table:table-cell>
          <table:table-cell table:number-columns-repeated="1021"/>
        </table:table-row>
        <table:table-row table:style-name="ro1">
          <table:table-cell office:value-type="float" office:value="0.846000075340271" calcext:value-type="float">
            <text:p>0.846000075340271</text:p>
          </table:table-cell>
          <table:table-cell/>
          <table:table-cell table:formula="of:=[.B15]/[.A21]" office:value-type="float" office:value="1.15602831882648" calcext:value-type="float">
            <text:p>1.15602831882648</text:p>
          </table:table-cell>
          <table:table-cell table:number-columns-repeated="1021"/>
        </table:table-row>
        <table:table-row table:style-name="ro1">
          <table:table-cell office:value-type="float" office:value="0.844000041484832" calcext:value-type="float">
            <text:p>0.844000041484832</text:p>
          </table:table-cell>
          <table:table-cell/>
          <table:table-cell table:formula="of:=[.B15]/[.A22]" office:value-type="float" office:value="1.1587677686628" calcext:value-type="float">
            <text:p>1.1587677686628</text:p>
          </table:table-cell>
          <table:table-cell table:number-columns-repeated="1021"/>
        </table:table-row>
        <table:table-row table:style-name="ro1">
          <table:table-cell office:value-type="float" office:value="0.766000151634216" calcext:value-type="float">
            <text:p>0.766000151634216</text:p>
          </table:table-cell>
          <table:table-cell/>
          <table:table-cell table:formula="of:=[.B15]/[.A23]" office:value-type="float" office:value="1.27676220786143" calcext:value-type="float">
            <text:p>1.27676220786143</text:p>
          </table:table-cell>
          <table:table-cell table:number-columns-repeated="1021"/>
        </table:table-row>
        <table:table-row table:style-name="ro1">
          <table:table-cell office:value-type="float" office:value="0.876000046730041" calcext:value-type="float">
            <text:p>0.876000046730041</text:p>
          </table:table-cell>
          <table:table-cell/>
          <table:table-cell table:formula="of:=[.B15]/[.A24]" office:value-type="float" office:value="1.11643834777566" calcext:value-type="float">
            <text:p>1.11643834777566</text:p>
          </table:table-cell>
          <table:table-cell table:number-columns-repeated="1021"/>
        </table:table-row>
        <table:table-row table:style-name="ro1">
          <table:table-cell office:value-type="float" office:value="0.718000054359436" calcext:value-type="float">
            <text:p>0.718000054359436</text:p>
          </table:table-cell>
          <table:table-cell/>
          <table:table-cell table:formula="of:=[.B15]/[.A25]" office:value-type="float" office:value="1.36211695094538" calcext:value-type="float">
            <text:p>1.36211695094538</text:p>
          </table:table-cell>
          <table:table-cell table:number-columns-repeated="1021"/>
        </table:table-row>
        <table:table-row table:style-name="ro1">
          <table:table-cell office:value-type="float" office:value="0.762000024318695" calcext:value-type="float">
            <text:p>0.762000024318695</text:p>
          </table:table-cell>
          <table:table-cell/>
          <table:table-cell table:formula="of:=[.B15]/[.A26]" office:value-type="float" office:value="1.28346458479069" calcext:value-type="float">
            <text:p>1.2834645847906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56000077724456" calcext:value-type="float">
            <text:p>0.656000077724456</text:p>
          </table:table-cell>
          <table:table-cell office:value-type="float" office:value="0.984000027179718" calcext:value-type="float">
            <text:p>0.984000027179718</text:p>
          </table:table-cell>
          <table:table-cell table:formula="of:=[.B28]/[.A28]" office:value-type="float" office:value="1.49999986370891" calcext:value-type="float">
            <text:p>1.49999986370891</text:p>
          </table:table-cell>
          <table:table-cell table:number-columns-repeated="1021"/>
        </table:table-row>
        <table:table-row table:style-name="ro1">
          <table:table-cell office:value-type="float" office:value="0.703999996185302" calcext:value-type="float">
            <text:p>0.703999996185302</text:p>
          </table:table-cell>
          <table:table-cell/>
          <table:table-cell table:formula="of:=[.B28]/[.A29]" office:value-type="float" office:value="1.39772731890856" calcext:value-type="float">
            <text:p>1.39772731890856</text:p>
          </table:table-cell>
          <table:table-cell table:number-columns-repeated="1021"/>
        </table:table-row>
        <table:table-row table:style-name="ro1">
          <table:table-cell office:value-type="float" office:value="0.6700000166893" calcext:value-type="float">
            <text:p>0.6700000166893</text:p>
          </table:table-cell>
          <table:table-cell/>
          <table:table-cell table:formula="of:=[.B28]/[.A30]" office:value-type="float" office:value="1.46865672040129" calcext:value-type="float">
            <text:p>1.46865672040129</text:p>
          </table:table-cell>
          <table:table-cell table:number-columns-repeated="1021"/>
        </table:table-row>
        <table:table-row table:style-name="ro1">
          <table:table-cell office:value-type="float" office:value="0.746000111103057" calcext:value-type="float">
            <text:p>0.746000111103057</text:p>
          </table:table-cell>
          <table:table-cell/>
          <table:table-cell table:formula="of:=[.B28]/[.A31]" office:value-type="float" office:value="1.31903469253476" calcext:value-type="float">
            <text:p>1.31903469253476</text:p>
          </table:table-cell>
          <table:table-cell table:number-columns-repeated="1021"/>
        </table:table-row>
        <table:table-row table:style-name="ro1">
          <table:table-cell office:value-type="float" office:value="0.807999968528747" calcext:value-type="float">
            <text:p>0.807999968528747</text:p>
          </table:table-cell>
          <table:table-cell/>
          <table:table-cell table:formula="of:=[.B28]/[.A32]" office:value-type="float" office:value="1.21782186325012" calcext:value-type="float">
            <text:p>1.21782186325012</text:p>
          </table:table-cell>
          <table:table-cell table:number-columns-repeated="1021"/>
        </table:table-row>
        <table:table-row table:style-name="ro1">
          <table:table-cell office:value-type="float" office:value="0.798000037670135" calcext:value-type="float">
            <text:p>0.798000037670135</text:p>
          </table:table-cell>
          <table:table-cell/>
          <table:table-cell table:formula="of:=[.B28]/[.A33]" office:value-type="float" office:value="1.2330826826182" calcext:value-type="float">
            <text:p>1.2330826826182</text:p>
          </table:table-cell>
          <table:table-cell table:number-columns-repeated="1021"/>
        </table:table-row>
        <table:table-row table:style-name="ro1">
          <table:table-cell office:value-type="float" office:value="0.79200005531311" calcext:value-type="float">
            <text:p>0.79200005531311</text:p>
          </table:table-cell>
          <table:table-cell/>
          <table:table-cell table:formula="of:=[.B28]/[.A34]" office:value-type="float" office:value="1.24242418997143" calcext:value-type="float">
            <text:p>1.24242418997143</text:p>
          </table:table-cell>
          <table:table-cell table:number-columns-repeated="1021"/>
        </table:table-row>
        <table:table-row table:style-name="ro1">
          <table:table-cell office:value-type="float" office:value="0.856000006198883" calcext:value-type="float">
            <text:p>0.856000006198883</text:p>
          </table:table-cell>
          <table:table-cell/>
          <table:table-cell table:formula="of:=[.B28]/[.A35]" office:value-type="float" office:value="1.14953273370783" calcext:value-type="float">
            <text:p>1.14953273370783</text:p>
          </table:table-cell>
          <table:table-cell table:number-columns-repeated="1021"/>
        </table:table-row>
        <table:table-row table:style-name="ro1">
          <table:table-cell office:value-type="float" office:value="0.730000019073486" calcext:value-type="float">
            <text:p>0.730000019073486</text:p>
          </table:table-cell>
          <table:table-cell/>
          <table:table-cell table:formula="of:=[.B28]/[.A36]" office:value-type="float" office:value="1.34794520749275" calcext:value-type="float">
            <text:p>1.34794520749275</text:p>
          </table:table-cell>
          <table:table-cell table:number-columns-repeated="1021"/>
        </table:table-row>
        <table:table-row table:style-name="ro1">
          <table:table-cell office:value-type="float" office:value="0.870000064373016" calcext:value-type="float">
            <text:p>0.870000064373016</text:p>
          </table:table-cell>
          <table:table-cell/>
          <table:table-cell table:formula="of:=[.B28]/[.A37]" office:value-type="float" office:value="1.13103443031221" calcext:value-type="float">
            <text:p>1.13103443031221</text:p>
          </table:table-cell>
          <table:table-cell table:number-columns-repeated="1021"/>
        </table:table-row>
        <table:table-row table:style-name="ro1">
          <table:table-cell office:value-type="float" office:value="0.772000074386596" calcext:value-type="float">
            <text:p>0.772000074386596</text:p>
          </table:table-cell>
          <table:table-cell/>
          <table:table-cell table:formula="of:=[.B28]/[.A38]" office:value-type="float" office:value="1.27461131135456" calcext:value-type="float">
            <text:p>1.27461131135456</text:p>
          </table:table-cell>
          <table:table-cell table:number-columns-repeated="1021"/>
        </table:table-row>
        <table:table-row table:style-name="ro1">
          <table:table-cell office:value-type="float" office:value="0.782000064849853" calcext:value-type="float">
            <text:p>0.782000064849853</text:p>
          </table:table-cell>
          <table:table-cell/>
          <table:table-cell table:formula="of:=[.B28]/[.A39]" office:value-type="float" office:value="1.25831195086749" calcext:value-type="float">
            <text:p>1.2583119508674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18000054359436" calcext:value-type="float">
            <text:p>0.718000054359436</text:p>
          </table:table-cell>
          <table:table-cell office:value-type="float" office:value="0.980000019073486" calcext:value-type="float">
            <text:p>0.980000019073486</text:p>
          </table:table-cell>
          <table:table-cell table:formula="of:=[.B41]/[.A41]" office:value-type="float" office:value="1.36490243019242" calcext:value-type="float">
            <text:p>1.36490243019242</text:p>
          </table:table-cell>
          <table:table-cell table:number-columns-repeated="1021"/>
        </table:table-row>
        <table:table-row table:style-name="ro1">
          <table:table-cell office:value-type="float" office:value="0.782000064849853" calcext:value-type="float">
            <text:p>0.782000064849853</text:p>
          </table:table-cell>
          <table:table-cell/>
          <table:table-cell table:formula="of:=[.B41]/[.A42]" office:value-type="float" office:value="1.25319685141158" calcext:value-type="float">
            <text:p>1.25319685141158</text:p>
          </table:table-cell>
          <table:table-cell table:number-columns-repeated="1021"/>
        </table:table-row>
        <table:table-row table:style-name="ro1">
          <table:table-cell office:value-type="float" office:value="0.776000142097473" calcext:value-type="float">
            <text:p>0.776000142097473</text:p>
          </table:table-cell>
          <table:table-cell/>
          <table:table-cell table:formula="of:=[.B41]/[.A43]" office:value-type="float" office:value="1.26288639126356" calcext:value-type="float">
            <text:p>1.26288639126356</text:p>
          </table:table-cell>
          <table:table-cell table:number-columns-repeated="1021"/>
        </table:table-row>
        <table:table-row table:style-name="ro1">
          <table:table-cell office:value-type="float" office:value="0.744000017642974" calcext:value-type="float">
            <text:p>0.744000017642974</text:p>
          </table:table-cell>
          <table:table-cell/>
          <table:table-cell table:formula="of:=[.B41]/[.A44]" office:value-type="float" office:value="1.31720429547592" calcext:value-type="float">
            <text:p>1.31720429547592</text:p>
          </table:table-cell>
          <table:table-cell table:number-columns-repeated="1021"/>
        </table:table-row>
        <table:table-row table:style-name="ro1">
          <table:table-cell office:value-type="float" office:value="0.840000092983245" calcext:value-type="float">
            <text:p>0.840000092983245</text:p>
          </table:table-cell>
          <table:table-cell/>
          <table:table-cell table:formula="of:=[.B41]/[.A45]" office:value-type="float" office:value="1.16666656022981" calcext:value-type="float">
            <text:p>1.16666656022981</text:p>
          </table:table-cell>
          <table:table-cell table:number-columns-repeated="1021"/>
        </table:table-row>
        <table:table-row table:style-name="ro1">
          <table:table-cell office:value-type="float" office:value="0.809999942779541" calcext:value-type="float">
            <text:p>0.809999942779541</text:p>
          </table:table-cell>
          <table:table-cell/>
          <table:table-cell table:formula="of:=[.B41]/[.A46]" office:value-type="float" office:value="1.20987665222615" calcext:value-type="float">
            <text:p>1.20987665222615</text:p>
          </table:table-cell>
          <table:table-cell table:number-columns-repeated="1021"/>
        </table:table-row>
        <table:table-row table:style-name="ro1">
          <table:table-cell office:value-type="float" office:value="0.868000030517578" calcext:value-type="float">
            <text:p>0.868000030517578</text:p>
          </table:table-cell>
          <table:table-cell/>
          <table:table-cell table:formula="of:=[.B41]/[.A47]" office:value-type="float" office:value="1.1290322403435" calcext:value-type="float">
            <text:p>1.1290322403435</text:p>
          </table:table-cell>
          <table:table-cell table:number-columns-repeated="1021"/>
        </table:table-row>
        <table:table-row table:style-name="ro1">
          <table:table-cell office:value-type="float" office:value="0.840000092983245" calcext:value-type="float">
            <text:p>0.840000092983245</text:p>
          </table:table-cell>
          <table:table-cell/>
          <table:table-cell table:formula="of:=[.B41]/[.A48]" office:value-type="float" office:value="1.16666656022981" calcext:value-type="float">
            <text:p>1.16666656022981</text:p>
          </table:table-cell>
          <table:table-cell table:number-columns-repeated="1021"/>
        </table:table-row>
        <table:table-row table:style-name="ro1">
          <table:table-cell office:value-type="float" office:value="0.724000096321106" calcext:value-type="float">
            <text:p>0.724000096321106</text:p>
          </table:table-cell>
          <table:table-cell/>
          <table:table-cell table:formula="of:=[.B41]/[.A49]" office:value-type="float" office:value="1.35359100648357" calcext:value-type="float">
            <text:p>1.35359100648357</text:p>
          </table:table-cell>
          <table:table-cell table:number-columns-repeated="1021"/>
        </table:table-row>
        <table:table-row table:style-name="ro1">
          <table:table-cell office:value-type="float" office:value="0.830000102519989" calcext:value-type="float">
            <text:p>0.830000102519989</text:p>
          </table:table-cell>
          <table:table-cell/>
          <table:table-cell table:formula="of:=[.B41]/[.A50]" office:value-type="float" office:value="1.18072276870578" calcext:value-type="float">
            <text:p>1.18072276870578</text:p>
          </table:table-cell>
          <table:table-cell table:number-columns-repeated="1021"/>
        </table:table-row>
        <table:table-row table:style-name="ro1">
          <table:table-cell office:value-type="float" office:value="0.78000009059906" calcext:value-type="float">
            <text:p>0.78000009059906</text:p>
          </table:table-cell>
          <table:table-cell/>
          <table:table-cell table:formula="of:=[.B41]/[.A51]" office:value-type="float" office:value="1.25641013492809" calcext:value-type="float">
            <text:p>1.25641013492809</text:p>
          </table:table-cell>
          <table:table-cell table:number-columns-repeated="1021"/>
        </table:table-row>
        <table:table-row table:style-name="ro1">
          <table:table-cell office:value-type="float" office:value="0.752000033855438" calcext:value-type="float">
            <text:p>0.752000033855438</text:p>
          </table:table-cell>
          <table:table-cell/>
          <table:table-cell table:formula="of:=[.B41]/[.A52]" office:value-type="float" office:value="1.30319145605501" calcext:value-type="float">
            <text:p>1.303191456055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99999988079071" calcext:value-type="float">
            <text:p>0.699999988079071</text:p>
          </table:table-cell>
          <table:table-cell office:value-type="float" office:value="0.976000070571899" calcext:value-type="float">
            <text:p>0.976000070571899</text:p>
          </table:table-cell>
          <table:table-cell table:formula="of:=[.B54]/[.A54]" office:value-type="float" office:value="1.39428583884726" calcext:value-type="float">
            <text:p>1.39428583884726</text:p>
          </table:table-cell>
          <table:table-cell table:number-columns-repeated="1021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table:formula="of:=[.B54]/[.A55]" office:value-type="float" office:value="1.3013334274292" calcext:value-type="float">
            <text:p>1.3013334274292</text:p>
          </table:table-cell>
          <table:table-cell table:number-columns-repeated="1021"/>
        </table:table-row>
        <table:table-row table:style-name="ro1">
          <table:table-cell office:value-type="float" office:value="0.748000025749206" calcext:value-type="float">
            <text:p>0.748000025749206</text:p>
          </table:table-cell>
          <table:table-cell/>
          <table:table-cell table:formula="of:=[.B54]/[.A56]" office:value-type="float" office:value="1.30481288365508" calcext:value-type="float">
            <text:p>1.30481288365508</text:p>
          </table:table-cell>
          <table:table-cell table:number-columns-repeated="1021"/>
        </table:table-row>
        <table:table-row table:style-name="ro1">
          <table:table-cell office:value-type="float" office:value="0.754000008106231" calcext:value-type="float">
            <text:p>0.754000008106231</text:p>
          </table:table-cell>
          <table:table-cell/>
          <table:table-cell table:formula="of:=[.B54]/[.A57]" office:value-type="float" office:value="1.29442978790312" calcext:value-type="float">
            <text:p>1.29442978790312</text:p>
          </table:table-cell>
          <table:table-cell table:number-columns-repeated="1021"/>
        </table:table-row>
        <table:table-row table:style-name="ro1">
          <table:table-cell office:value-type="float" office:value="0.78000009059906" calcext:value-type="float">
            <text:p>0.78000009059906</text:p>
          </table:table-cell>
          <table:table-cell/>
          <table:table-cell table:formula="of:=[.B54]/[.A58]" office:value-type="float" office:value="1.25128199641914" calcext:value-type="float">
            <text:p>1.25128199641914</text:p>
          </table:table-cell>
          <table:table-cell table:number-columns-repeated="1021"/>
        </table:table-row>
        <table:table-row table:style-name="ro1">
          <table:table-cell office:value-type="float" office:value="0.781999945640564" calcext:value-type="float">
            <text:p>0.781999945640564</text:p>
          </table:table-cell>
          <table:table-cell/>
          <table:table-cell table:formula="of:=[.B54]/[.A59]" office:value-type="float" office:value="1.24808201843598" calcext:value-type="float">
            <text:p>1.24808201843598</text:p>
          </table:table-cell>
          <table:table-cell table:number-columns-repeated="1021"/>
        </table:table-row>
        <table:table-row table:style-name="ro1">
          <table:table-cell office:value-type="float" office:value="0.845999956130981" calcext:value-type="float">
            <text:p>0.845999956130981</text:p>
          </table:table-cell>
          <table:table-cell/>
          <table:table-cell table:formula="of:=[.B54]/[.A60]" office:value-type="float" office:value="1.15366444584164" calcext:value-type="float">
            <text:p>1.15366444584164</text:p>
          </table:table-cell>
          <table:table-cell table:number-columns-repeated="1021"/>
        </table:table-row>
        <table:table-row table:style-name="ro1">
          <table:table-cell office:value-type="float" office:value="0.780000150203704" calcext:value-type="float">
            <text:p>0.780000150203704</text:p>
          </table:table-cell>
          <table:table-cell/>
          <table:table-cell table:formula="of:=[.B54]/[.A61]" office:value-type="float" office:value="1.25128190080093" calcext:value-type="float">
            <text:p>1.25128190080093</text:p>
          </table:table-cell>
          <table:table-cell table:number-columns-repeated="1021"/>
        </table:table-row>
        <table:table-row table:style-name="ro1">
          <table:table-cell office:value-type="float" office:value="0.748000085353851" calcext:value-type="float">
            <text:p>0.748000085353851</text:p>
          </table:table-cell>
          <table:table-cell/>
          <table:table-cell table:formula="of:=[.B54]/[.A62]" office:value-type="float" office:value="1.30481277968062" calcext:value-type="float">
            <text:p>1.30481277968062</text:p>
          </table:table-cell>
          <table:table-cell table:number-columns-repeated="1021"/>
        </table:table-row>
        <table:table-row table:style-name="ro1">
          <table:table-cell office:value-type="float" office:value="0.811999976634979" calcext:value-type="float">
            <text:p>0.811999976634979</text:p>
          </table:table-cell>
          <table:table-cell/>
          <table:table-cell table:formula="of:=[.B54]/[.A63]" office:value-type="float" office:value="1.20197056484725" calcext:value-type="float">
            <text:p>1.20197056484725</text:p>
          </table:table-cell>
          <table:table-cell table:number-columns-repeated="1021"/>
        </table:table-row>
        <table:table-row table:style-name="ro1">
          <table:table-cell office:value-type="float" office:value="0.728000044822692" calcext:value-type="float">
            <text:p>0.728000044822692</text:p>
          </table:table-cell>
          <table:table-cell/>
          <table:table-cell table:formula="of:=[.B54]/[.A64]" office:value-type="float" office:value="1.34065935505486" calcext:value-type="float">
            <text:p>1.34065935505486</text:p>
          </table:table-cell>
          <table:table-cell table:number-columns-repeated="1021"/>
        </table:table-row>
        <table:table-row table:style-name="ro1">
          <table:table-cell office:value-type="float" office:value="0.706000089645385" calcext:value-type="float">
            <text:p>0.706000089645385</text:p>
          </table:table-cell>
          <table:table-cell/>
          <table:table-cell table:formula="of:=[.B54]/[.A65]" office:value-type="float" office:value="1.38243618504657" calcext:value-type="float">
            <text:p>1.38243618504657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1_reset.C1:b01_reset.C1048576">
            <calcext:condition calcext:apply-style-name="Good" calcext:value="&gt;1" calcext:base-cell-address="b01_reset.C1"/>
          </calcext:conditional-format>
          <calcext:conditional-format calcext:target-range-address="b01_reset.H2:b01_reset.H13">
            <calcext:condition calcext:apply-style-name="Good" calcext:value="&gt;1" calcext:base-cell-address="b01_reset.H2"/>
          </calcext:conditional-format>
        </calcext:conditional-formats>
      </table:table>
      <table:table table:name="b02_rese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657500028610229" calcext:value-type="float">
            <text:p>0.657500028610229</text:p>
          </table:table-cell>
          <table:table-cell office:value-type="float" office:value="0.922500014305114" calcext:value-type="float">
            <text:p>0.922500014305114</text:p>
          </table:table-cell>
          <table:table-cell table:formula="of:=[.B2]/[.A2]" office:value-type="float" office:value="1.40304178580041" calcext:value-type="float">
            <text:p>1.4030417858004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4" table:formula="of:=SUM([.C2];[.C15];[.C28];[.C41];[.C54])/5" office:value-type="float" office:value="1.52548890232729" calcext:value-type="float">
            <text:p>1.52548890232729</text:p>
          </table:table-cell>
          <table:table-cell table:number-columns-repeated="1016"/>
        </table:table-row>
        <table:table-row table:style-name="ro1">
          <table:table-cell office:value-type="float" office:value="0.449999988079071" calcext:value-type="float">
            <text:p>0.449999988079071</text:p>
          </table:table-cell>
          <table:table-cell/>
          <table:table-cell table:formula="of:=[.B2]/[.A3]" office:value-type="float" office:value="2.0500000860956" calcext:value-type="float">
            <text:p>2.050000086095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4" table:formula="of:=SUM([.C3];[.C16];[.C29];[.C42];[.C55])/5" office:value-type="float" office:value="2.01567029995727" calcext:value-type="float">
            <text:p>2.01567029995727</text:p>
          </table:table-cell>
          <table:table-cell table:number-columns-repeated="1016"/>
        </table:table-row>
        <table:table-row table:style-name="ro1">
          <table:table-cell office:value-type="float" office:value="0.344999998807907" calcext:value-type="float">
            <text:p>0.344999998807907</text:p>
          </table:table-cell>
          <table:table-cell/>
          <table:table-cell table:formula="of:=[.B2]/[.A4]" office:value-type="float" office:value="2.67391309418164" calcext:value-type="float">
            <text:p>2.6739130941816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4" table:formula="of:=SUM([.C4];[.C17];[.C30];[.C43];[.C56])/5" office:value-type="float" office:value="2.31671042324469" calcext:value-type="float">
            <text:p>2.31671042324469</text:p>
          </table:table-cell>
          <table:table-cell table:number-columns-repeated="1016"/>
        </table:table-row>
        <table:table-row table:style-name="ro1">
          <table:table-cell office:value-type="float" office:value="0.365000009536743" calcext:value-type="float">
            <text:p>0.365000009536743</text:p>
          </table:table-cell>
          <table:table-cell/>
          <table:table-cell table:formula="of:=[.B2]/[.A5]" office:value-type="float" office:value="2.52739723343007" calcext:value-type="float">
            <text:p>2.52739723343007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4" table:formula="of:=SUM([.C5];[.C18];[.C31];[.C44];[.C57])/5" office:value-type="float" office:value="2.65303178611373" calcext:value-type="float">
            <text:p>2.65303178611373</text:p>
          </table:table-cell>
          <table:table-cell table:number-columns-repeated="1016"/>
        </table:table-row>
        <table:table-row table:style-name="ro1">
          <table:table-cell office:value-type="float" office:value="0.419999986886978" calcext:value-type="float">
            <text:p>0.419999986886978</text:p>
          </table:table-cell>
          <table:table-cell/>
          <table:table-cell table:formula="of:=[.B2]/[.A6]" office:value-type="float" office:value="2.19642867406412" calcext:value-type="float">
            <text:p>2.1964286740641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4" table:formula="of:=SUM([.C6];[.C19];[.C32];[.C45];[.C58])/5" office:value-type="float" office:value="2.16787235807215" calcext:value-type="float">
            <text:p>2.16787235807215</text:p>
          </table:table-cell>
          <table:table-cell table:number-columns-repeated="1016"/>
        </table:table-row>
        <table:table-row table:style-name="ro1">
          <table:table-cell office:value-type="float" office:value="0.474999994039535" calcext:value-type="float">
            <text:p>0.474999994039535</text:p>
          </table:table-cell>
          <table:table-cell/>
          <table:table-cell table:formula="of:=[.B2]/[.A7]" office:value-type="float" office:value="1.94210531764414" calcext:value-type="float">
            <text:p>1.9421053176441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4" table:formula="of:=SUM([.C7];[.C20];[.C33];[.C46];[.C59])/5" office:value-type="float" office:value="2.29273356748151" calcext:value-type="float">
            <text:p>2.29273356748151</text:p>
          </table:table-cell>
          <table:table-cell table:number-columns-repeated="1016"/>
        </table:table-row>
        <table:table-row table:style-name="ro1">
          <table:table-cell office:value-type="float" office:value="0.449999988079071" calcext:value-type="float">
            <text:p>0.449999988079071</text:p>
          </table:table-cell>
          <table:table-cell/>
          <table:table-cell table:formula="of:=[.B2]/[.A8]" office:value-type="float" office:value="2.0500000860956" calcext:value-type="float">
            <text:p>2.0500000860956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4" table:formula="of:=SUM([.C8];[.C21];[.C34];[.C47];[.C60])/5" office:value-type="float" office:value="2.10658332502637" calcext:value-type="float">
            <text:p>2.10658332502637</text:p>
          </table:table-cell>
          <table:table-cell table:number-columns-repeated="1016"/>
        </table:table-row>
        <table:table-row table:style-name="ro1">
          <table:table-cell office:value-type="float" office:value="0.389999985694885" calcext:value-type="float">
            <text:p>0.389999985694885</text:p>
          </table:table-cell>
          <table:table-cell/>
          <table:table-cell table:formula="of:=[.B2]/[.A9]" office:value-type="float" office:value="2.36538473882619" calcext:value-type="float">
            <text:p>2.36538473882619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4" table:formula="of:=SUM([.C9];[.C22];[.C35];[.C48];[.C61])/5" office:value-type="float" office:value="2.20332497546822" calcext:value-type="float">
            <text:p>2.20332497546822</text:p>
          </table:table-cell>
          <table:table-cell table:number-columns-repeated="1016"/>
        </table:table-row>
        <table:table-row table:style-name="ro1">
          <table:table-cell office:value-type="float" office:value="0.495000004768371" calcext:value-type="float">
            <text:p>0.495000004768371</text:p>
          </table:table-cell>
          <table:table-cell/>
          <table:table-cell table:formula="of:=[.B2]/[.A10]" office:value-type="float" office:value="1.86363637458304" calcext:value-type="float">
            <text:p>1.86363637458304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4" table:formula="of:=SUM([.C10];[.C23];[.C36];[.C49];[.C62])/5" office:value-type="float" office:value="2.0625886547809" calcext:value-type="float">
            <text:p>2.0625886547809</text:p>
          </table:table-cell>
          <table:table-cell table:number-columns-repeated="1016"/>
        </table:table-row>
        <table:table-row table:style-name="ro1">
          <table:table-cell office:value-type="float" office:value="0.442499995231628" calcext:value-type="float">
            <text:p>0.442499995231628</text:p>
          </table:table-cell>
          <table:table-cell/>
          <table:table-cell table:formula="of:=[.B2]/[.A11]" office:value-type="float" office:value="2.08474581750499" calcext:value-type="float">
            <text:p>2.0847458175049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4" table:formula="of:=SUM([.C11];[.C24];[.C37];[.C50];[.C63])/5" office:value-type="float" office:value="2.09862684271329" calcext:value-type="float">
            <text:p>2.09862684271329</text:p>
          </table:table-cell>
          <table:table-cell table:number-columns-repeated="1016"/>
        </table:table-row>
        <table:table-row table:style-name="ro1">
          <table:table-cell office:value-type="float" office:value="0.467500001192092" calcext:value-type="float">
            <text:p>0.467500001192092</text:p>
          </table:table-cell>
          <table:table-cell/>
          <table:table-cell table:formula="of:=[.B2]/[.A12]" office:value-type="float" office:value="1.97326205765306" calcext:value-type="float">
            <text:p>1.97326205765306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4" table:formula="of:=SUM([.C12];[.C25];[.C38];[.C51];[.C64])/5" office:value-type="float" office:value="2.00077833409201" calcext:value-type="float">
            <text:p>2.00077833409201</text:p>
          </table:table-cell>
          <table:table-cell table:number-columns-repeated="1016"/>
        </table:table-row>
        <table:table-row table:style-name="ro1">
          <table:table-cell office:value-type="float" office:value="0.467500001192092" calcext:value-type="float">
            <text:p>0.467500001192092</text:p>
          </table:table-cell>
          <table:table-cell/>
          <table:table-cell table:formula="of:=[.B2]/[.A13]" office:value-type="float" office:value="1.97326205765306" calcext:value-type="float">
            <text:p>1.97326205765306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4" table:formula="of:=SUM([.C13];[.C26];[.C39];[.C52];[.C65])/5" office:value-type="float" office:value="2.09466653722141" calcext:value-type="float">
            <text:p>2.0946665372214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95000028610229" calcext:value-type="float">
            <text:p>0.595000028610229</text:p>
          </table:table-cell>
          <table:table-cell office:value-type="float" office:value="0.907500028610229" calcext:value-type="float">
            <text:p>0.907500028610229</text:p>
          </table:table-cell>
          <table:table-cell table:formula="of:=[.B15]/[.A15]" office:value-type="float" office:value="1.52521005877919" calcext:value-type="float">
            <text:p>1.52521005877919</text:p>
          </table:table-cell>
          <table:table-cell table:number-columns-repeated="1021"/>
        </table:table-row>
        <table:table-row table:style-name="ro1">
          <table:table-cell office:value-type="float" office:value="0.467500001192092" calcext:value-type="float">
            <text:p>0.467500001192092</text:p>
          </table:table-cell>
          <table:table-cell/>
          <table:table-cell table:formula="of:=[.B15]/[.A16]" office:value-type="float" office:value="1.94117652683672" calcext:value-type="float">
            <text:p>1.94117652683672</text:p>
          </table:table-cell>
          <table:table-cell table:number-columns-repeated="1021"/>
        </table:table-row>
        <table:table-row table:style-name="ro1">
          <table:table-cell office:value-type="float" office:value="0.392500013113021" calcext:value-type="float">
            <text:p>0.392500013113021</text:p>
          </table:table-cell>
          <table:table-cell/>
          <table:table-cell table:formula="of:=[.B15]/[.A17]" office:value-type="float" office:value="2.31210190647538" calcext:value-type="float">
            <text:p>2.31210190647538</text:p>
          </table:table-cell>
          <table:table-cell table:number-columns-repeated="1021"/>
        </table:table-row>
        <table:table-row table:style-name="ro1">
          <table:table-cell office:value-type="float" office:value="0.360000014305114" calcext:value-type="float">
            <text:p>0.360000014305114</text:p>
          </table:table-cell>
          <table:table-cell/>
          <table:table-cell table:formula="of:=[.B15]/[.A18]" office:value-type="float" office:value="2.52083331263728" calcext:value-type="float">
            <text:p>2.52083331263728</text:p>
          </table:table-cell>
          <table:table-cell table:number-columns-repeated="1021"/>
        </table:table-row>
        <table:table-row table:style-name="ro1">
          <table:table-cell office:value-type="float" office:value="0.439999997615814" calcext:value-type="float">
            <text:p>0.439999997615814</text:p>
          </table:table-cell>
          <table:table-cell/>
          <table:table-cell table:formula="of:=[.B15]/[.A19]" office:value-type="float" office:value="2.06250007619912" calcext:value-type="float">
            <text:p>2.06250007619912</text:p>
          </table:table-cell>
          <table:table-cell table:number-columns-repeated="1021"/>
        </table:table-row>
        <table:table-row table:style-name="ro1">
          <table:table-cell office:value-type="float" office:value="0.405000001192092" calcext:value-type="float">
            <text:p>0.405000001192092</text:p>
          </table:table-cell>
          <table:table-cell/>
          <table:table-cell table:formula="of:=[.B15]/[.A20]" office:value-type="float" office:value="2.2407408047878" calcext:value-type="float">
            <text:p>2.2407408047878</text:p>
          </table:table-cell>
          <table:table-cell table:number-columns-repeated="1021"/>
        </table:table-row>
        <table:table-row table:style-name="ro1">
          <table:table-cell office:value-type="float" office:value="0.444999992847442" calcext:value-type="float">
            <text:p>0.444999992847442</text:p>
          </table:table-cell>
          <table:table-cell/>
          <table:table-cell table:formula="of:=[.B15]/[.A21]" office:value-type="float" office:value="2.0393259397677" calcext:value-type="float">
            <text:p>2.0393259397677</text:p>
          </table:table-cell>
          <table:table-cell table:number-columns-repeated="1021"/>
        </table:table-row>
        <table:table-row table:style-name="ro1">
          <table:table-cell office:value-type="float" office:value="0.392500013113021" calcext:value-type="float">
            <text:p>0.392500013113021</text:p>
          </table:table-cell>
          <table:table-cell/>
          <table:table-cell table:formula="of:=[.B15]/[.A22]" office:value-type="float" office:value="2.31210190647538" calcext:value-type="float">
            <text:p>2.31210190647538</text:p>
          </table:table-cell>
          <table:table-cell table:number-columns-repeated="1021"/>
        </table:table-row>
        <table:table-row table:style-name="ro1">
          <table:table-cell office:value-type="float" office:value="0.402500003576278" calcext:value-type="float">
            <text:p>0.402500003576278</text:p>
          </table:table-cell>
          <table:table-cell/>
          <table:table-cell table:formula="of:=[.B15]/[.A23]" office:value-type="float" office:value="2.25465843614147" calcext:value-type="float">
            <text:p>2.25465843614147</text:p>
          </table:table-cell>
          <table:table-cell table:number-columns-repeated="1021"/>
        </table:table-row>
        <table:table-row table:style-name="ro1">
          <table:table-cell office:value-type="float" office:value="0.490000009536743" calcext:value-type="float">
            <text:p>0.490000009536743</text:p>
          </table:table-cell>
          <table:table-cell/>
          <table:table-cell table:formula="of:=[.B15]/[.A24]" office:value-type="float" office:value="1.85204083866896" calcext:value-type="float">
            <text:p>1.85204083866896</text:p>
          </table:table-cell>
          <table:table-cell table:number-columns-repeated="1021"/>
        </table:table-row>
        <table:table-row table:style-name="ro1">
          <table:table-cell office:value-type="float" office:value="0.492500007152557" calcext:value-type="float">
            <text:p>0.492500007152557</text:p>
          </table:table-cell>
          <table:table-cell/>
          <table:table-cell table:formula="of:=[.B15]/[.A25]" office:value-type="float" office:value="1.84263962523989" calcext:value-type="float">
            <text:p>1.84263962523989</text:p>
          </table:table-cell>
          <table:table-cell table:number-columns-repeated="1021"/>
        </table:table-row>
        <table:table-row table:style-name="ro1">
          <table:table-cell office:value-type="float" office:value="0.425000011920928" calcext:value-type="float">
            <text:p>0.425000011920928</text:p>
          </table:table-cell>
          <table:table-cell/>
          <table:table-cell table:formula="of:=[.B15]/[.A26]" office:value-type="float" office:value="2.13529412507186" calcext:value-type="float">
            <text:p>2.135294125071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20000004768371" calcext:value-type="float">
            <text:p>0.620000004768371</text:p>
          </table:table-cell>
          <table:table-cell office:value-type="float" office:value="0.912500023841857" calcext:value-type="float">
            <text:p>0.912500023841857</text:p>
          </table:table-cell>
          <table:table-cell table:formula="of:=[.B28]/[.A28]" office:value-type="float" office:value="1.4717742206837" calcext:value-type="float">
            <text:p>1.4717742206837</text:p>
          </table:table-cell>
          <table:table-cell table:number-columns-repeated="1021"/>
        </table:table-row>
        <table:table-row table:style-name="ro1">
          <table:table-cell office:value-type="float" office:value="0.435000002384185" calcext:value-type="float">
            <text:p>0.435000002384185</text:p>
          </table:table-cell>
          <table:table-cell/>
          <table:table-cell table:formula="of:=[.B28]/[.A29]" office:value-type="float" office:value="2.09770119273689" calcext:value-type="float">
            <text:p>2.09770119273689</text:p>
          </table:table-cell>
          <table:table-cell table:number-columns-repeated="1021"/>
        </table:table-row>
        <table:table-row table:style-name="ro1">
          <table:table-cell office:value-type="float" office:value="0.430000007152557" calcext:value-type="float">
            <text:p>0.430000007152557</text:p>
          </table:table-cell>
          <table:table-cell/>
          <table:table-cell table:formula="of:=[.B28]/[.A30]" office:value-type="float" office:value="2.12209304340341" calcext:value-type="float">
            <text:p>2.12209304340341</text:p>
          </table:table-cell>
          <table:table-cell table:number-columns-repeated="1021"/>
        </table:table-row>
        <table:table-row table:style-name="ro1">
          <table:table-cell office:value-type="float" office:value="0.337500005960464" calcext:value-type="float">
            <text:p>0.337500005960464</text:p>
          </table:table-cell>
          <table:table-cell/>
          <table:table-cell table:formula="of:=[.B28]/[.A31]" office:value-type="float" office:value="2.70370372659712" calcext:value-type="float">
            <text:p>2.70370372659712</text:p>
          </table:table-cell>
          <table:table-cell table:number-columns-repeated="1021"/>
        </table:table-row>
        <table:table-row table:style-name="ro1">
          <table:table-cell office:value-type="float" office:value="0.4375" calcext:value-type="float">
            <text:p>0.4375</text:p>
          </table:table-cell>
          <table:table-cell/>
          <table:table-cell table:formula="of:=[.B28]/[.A32]" office:value-type="float" office:value="2.08571434020996" calcext:value-type="float">
            <text:p>2.08571434020996</text:p>
          </table:table-cell>
          <table:table-cell table:number-columns-repeated="1021"/>
        </table:table-row>
        <table:table-row table:style-name="ro1">
          <table:table-cell office:value-type="float" office:value="0.384999990463256" calcext:value-type="float">
            <text:p>0.384999990463256</text:p>
          </table:table-cell>
          <table:table-cell/>
          <table:table-cell table:formula="of:=[.B28]/[.A33]" office:value-type="float" office:value="2.3701299907667" calcext:value-type="float">
            <text:p>2.3701299907667</text:p>
          </table:table-cell>
          <table:table-cell table:number-columns-repeated="1021"/>
        </table:table-row>
        <table:table-row table:style-name="ro1">
          <table:table-cell office:value-type="float" office:value="0.425000011920928" calcext:value-type="float">
            <text:p>0.425000011920928</text:p>
          </table:table-cell>
          <table:table-cell/>
          <table:table-cell table:formula="of:=[.B28]/[.A34]" office:value-type="float" office:value="2.14705881940453" calcext:value-type="float">
            <text:p>2.14705881940453</text:p>
          </table:table-cell>
          <table:table-cell table:number-columns-repeated="1021"/>
        </table:table-row>
        <table:table-row table:style-name="ro1">
          <table:table-cell office:value-type="float" office:value="0.447499990463256" calcext:value-type="float">
            <text:p>0.447499990463256</text:p>
          </table:table-cell>
          <table:table-cell/>
          <table:table-cell table:formula="of:=[.B28]/[.A35]" office:value-type="float" office:value="2.03910624198501" calcext:value-type="float">
            <text:p>2.03910624198501</text:p>
          </table:table-cell>
          <table:table-cell table:number-columns-repeated="1021"/>
        </table:table-row>
        <table:table-row table:style-name="ro1">
          <table:table-cell office:value-type="float" office:value="0.442499995231628" calcext:value-type="float">
            <text:p>0.442499995231628</text:p>
          </table:table-cell>
          <table:table-cell/>
          <table:table-cell table:formula="of:=[.B28]/[.A36]" office:value-type="float" office:value="2.06214696875693" calcext:value-type="float">
            <text:p>2.06214696875693</text:p>
          </table:table-cell>
          <table:table-cell table:number-columns-repeated="1021"/>
        </table:table-row>
        <table:table-row table:style-name="ro1">
          <table:table-cell office:value-type="float" office:value="0.447499990463256" calcext:value-type="float">
            <text:p>0.447499990463256</text:p>
          </table:table-cell>
          <table:table-cell/>
          <table:table-cell table:formula="of:=[.B28]/[.A37]" office:value-type="float" office:value="2.03910624198501" calcext:value-type="float">
            <text:p>2.03910624198501</text:p>
          </table:table-cell>
          <table:table-cell table:number-columns-repeated="1021"/>
        </table:table-row>
        <table:table-row table:style-name="ro1">
          <table:table-cell office:value-type="float" office:value="0.469999998807907" calcext:value-type="float">
            <text:p>0.469999998807907</text:p>
          </table:table-cell>
          <table:table-cell/>
          <table:table-cell table:formula="of:=[.B28]/[.A38]" office:value-type="float" office:value="1.94148941735381" calcext:value-type="float">
            <text:p>1.94148941735381</text:p>
          </table:table-cell>
          <table:table-cell table:number-columns-repeated="1021"/>
        </table:table-row>
        <table:table-row table:style-name="ro1">
          <table:table-cell office:value-type="float" office:value="0.409999996423721" calcext:value-type="float">
            <text:p>0.409999996423721</text:p>
          </table:table-cell>
          <table:table-cell/>
          <table:table-cell table:formula="of:=[.B28]/[.A39]" office:value-type="float" office:value="2.22560983366161" calcext:value-type="float">
            <text:p>2.225609833661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02500021457672" calcext:value-type="float">
            <text:p>0.602500021457672</text:p>
          </table:table-cell>
          <table:table-cell office:value-type="float" office:value="0.949999988079071" calcext:value-type="float">
            <text:p>0.949999988079071</text:p>
          </table:table-cell>
          <table:table-cell table:formula="of:=[.B41]/[.A41]" office:value-type="float" office:value="1.57676340953593" calcext:value-type="float">
            <text:p>1.57676340953593</text:p>
          </table:table-cell>
          <table:table-cell table:number-columns-repeated="1021"/>
        </table:table-row>
        <table:table-row table:style-name="ro1">
          <table:table-cell office:value-type="float" office:value="0.474999994039535" calcext:value-type="float">
            <text:p>0.474999994039535</text:p>
          </table:table-cell>
          <table:table-cell/>
          <table:table-cell table:formula="of:=[.B41]/[.A42]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0.412499994039535" calcext:value-type="float">
            <text:p>0.412499994039535</text:p>
          </table:table-cell>
          <table:table-cell/>
          <table:table-cell table:formula="of:=[.B41]/[.A43]" office:value-type="float" office:value="2.30303030740898" calcext:value-type="float">
            <text:p>2.30303030740898</text:p>
          </table:table-cell>
          <table:table-cell table:number-columns-repeated="1021"/>
        </table:table-row>
        <table:table-row table:style-name="ro1">
          <table:table-cell office:value-type="float" office:value="0.347499996423721" calcext:value-type="float">
            <text:p>0.347499996423721</text:p>
          </table:table-cell>
          <table:table-cell/>
          <table:table-cell table:formula="of:=[.B41]/[.A44]" office:value-type="float" office:value="2.73381294347036" calcext:value-type="float">
            <text:p>2.73381294347036</text:p>
          </table:table-cell>
          <table:table-cell table:number-columns-repeated="1021"/>
        </table:table-row>
        <table:table-row table:style-name="ro1">
          <table:table-cell office:value-type="float" office:value="0.442499995231628" calcext:value-type="float">
            <text:p>0.442499995231628</text:p>
          </table:table-cell>
          <table:table-cell/>
          <table:table-cell table:formula="of:=[.B41]/[.A45]" office:value-type="float" office:value="2.14689265156216" calcext:value-type="float">
            <text:p>2.14689265156216</text:p>
          </table:table-cell>
          <table:table-cell table:number-columns-repeated="1021"/>
        </table:table-row>
        <table:table-row table:style-name="ro1">
          <table:table-cell office:value-type="float" office:value="0.375" calcext:value-type="float">
            <text:p>0.375</text:p>
          </table:table-cell>
          <table:table-cell/>
          <table:table-cell table:formula="of:=[.B41]/[.A46]" office:value-type="float" office:value="2.53333330154419" calcext:value-type="float">
            <text:p>2.53333330154419</text:p>
          </table:table-cell>
          <table:table-cell table:number-columns-repeated="1021"/>
        </table:table-row>
        <table:table-row table:style-name="ro1">
          <table:table-cell office:value-type="float" office:value="0.432500004768371" calcext:value-type="float">
            <text:p>0.432500004768371</text:p>
          </table:table-cell>
          <table:table-cell/>
          <table:table-cell table:formula="of:=[.B41]/[.A47]" office:value-type="float" office:value="2.19653174012761" calcext:value-type="float">
            <text:p>2.19653174012761</text:p>
          </table:table-cell>
          <table:table-cell table:number-columns-repeated="1021"/>
        </table:table-row>
        <table:table-row table:style-name="ro1">
          <table:table-cell office:value-type="float" office:value="0.457500010728836" calcext:value-type="float">
            <text:p>0.457500010728836</text:p>
          </table:table-cell>
          <table:table-cell/>
          <table:table-cell table:formula="of:=[.B41]/[.A48]" office:value-type="float" office:value="2.07650265748768" calcext:value-type="float">
            <text:p>2.07650265748768</text:p>
          </table:table-cell>
          <table:table-cell table:number-columns-repeated="1021"/>
        </table:table-row>
        <table:table-row table:style-name="ro1">
          <table:table-cell office:value-type="float" office:value="0.449999988079071" calcext:value-type="float">
            <text:p>0.449999988079071</text:p>
          </table:table-cell>
          <table:table-cell/>
          <table:table-cell table:formula="of:=[.B41]/[.A49]" office:value-type="float" office:value="2.1111111405455" calcext:value-type="float">
            <text:p>2.1111111405455</text:p>
          </table:table-cell>
          <table:table-cell table:number-columns-repeated="1021"/>
        </table:table-row>
        <table:table-row table:style-name="ro1">
          <table:table-cell office:value-type="float" office:value="0.435000002384185" calcext:value-type="float">
            <text:p>0.435000002384185</text:p>
          </table:table-cell>
          <table:table-cell/>
          <table:table-cell table:formula="of:=[.B41]/[.A50]" office:value-type="float" office:value="2.18390800660283" calcext:value-type="float">
            <text:p>2.18390800660283</text:p>
          </table:table-cell>
          <table:table-cell table:number-columns-repeated="1021"/>
        </table:table-row>
        <table:table-row table:style-name="ro1">
          <table:table-cell office:value-type="float" office:value="0.447499990463256" calcext:value-type="float">
            <text:p>0.447499990463256</text:p>
          </table:table-cell>
          <table:table-cell/>
          <table:table-cell table:formula="of:=[.B41]/[.A51]" office:value-type="float" office:value="2.12290504653558" calcext:value-type="float">
            <text:p>2.12290504653558</text:p>
          </table:table-cell>
          <table:table-cell table:number-columns-repeated="1021"/>
        </table:table-row>
        <table:table-row table:style-name="ro1">
          <table:table-cell office:value-type="float" office:value="0.479999989271163" calcext:value-type="float">
            <text:p>0.479999989271163</text:p>
          </table:table-cell>
          <table:table-cell/>
          <table:table-cell table:formula="of:=[.B41]/[.A52]" office:value-type="float" office:value="1.97916668606922" calcext:value-type="float">
            <text:p>1.979166686069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72499990463256" calcext:value-type="float">
            <text:p>0.572499990463256</text:p>
          </table:table-cell>
          <table:table-cell office:value-type="float" office:value="0.944999992847442" calcext:value-type="float">
            <text:p>0.944999992847442</text:p>
          </table:table-cell>
          <table:table-cell table:formula="of:=[.B54]/[.A54]" office:value-type="float" office:value="1.65065503683723" calcext:value-type="float">
            <text:p>1.65065503683723</text:p>
          </table:table-cell>
          <table:table-cell table:number-columns-repeated="1021"/>
        </table:table-row>
        <table:table-row table:style-name="ro1">
          <table:table-cell office:value-type="float" office:value="0.474999994039535" calcext:value-type="float">
            <text:p>0.474999994039535</text:p>
          </table:table-cell>
          <table:table-cell/>
          <table:table-cell table:formula="of:=[.B54]/[.A55]" office:value-type="float" office:value="1.98947369411712" calcext:value-type="float">
            <text:p>1.98947369411712</text:p>
          </table:table-cell>
          <table:table-cell table:number-columns-repeated="1021"/>
        </table:table-row>
        <table:table-row table:style-name="ro1">
          <table:table-cell office:value-type="float" office:value="0.435000002384185" calcext:value-type="float">
            <text:p>0.435000002384185</text:p>
          </table:table-cell>
          <table:table-cell/>
          <table:table-cell table:formula="of:=[.B54]/[.A56]" office:value-type="float" office:value="2.17241376475404" calcext:value-type="float">
            <text:p>2.17241376475404</text:p>
          </table:table-cell>
          <table:table-cell table:number-columns-repeated="1021"/>
        </table:table-row>
        <table:table-row table:style-name="ro1">
          <table:table-cell office:value-type="float" office:value="0.340000003576278" calcext:value-type="float">
            <text:p>0.340000003576278</text:p>
          </table:table-cell>
          <table:table-cell/>
          <table:table-cell table:formula="of:=[.B54]/[.A57]" office:value-type="float" office:value="2.7794117144338" calcext:value-type="float">
            <text:p>2.7794117144338</text:p>
          </table:table-cell>
          <table:table-cell table:number-columns-repeated="1021"/>
        </table:table-row>
        <table:table-row table:style-name="ro1">
          <table:table-cell office:value-type="float" office:value="0.402500003576278" calcext:value-type="float">
            <text:p>0.402500003576278</text:p>
          </table:table-cell>
          <table:table-cell/>
          <table:table-cell table:formula="of:=[.B54]/[.A58]" office:value-type="float" office:value="2.34782604832537" calcext:value-type="float">
            <text:p>2.34782604832537</text:p>
          </table:table-cell>
          <table:table-cell table:number-columns-repeated="1021"/>
        </table:table-row>
        <table:table-row table:style-name="ro1">
          <table:table-cell office:value-type="float" office:value="0.39750000834465" calcext:value-type="float">
            <text:p>0.39750000834465</text:p>
          </table:table-cell>
          <table:table-cell/>
          <table:table-cell table:formula="of:=[.B54]/[.A59]" office:value-type="float" office:value="2.3773584226647" calcext:value-type="float">
            <text:p>2.3773584226647</text:p>
          </table:table-cell>
          <table:table-cell table:number-columns-repeated="1021"/>
        </table:table-row>
        <table:table-row table:style-name="ro1">
          <table:table-cell office:value-type="float" office:value="0.449999988079071" calcext:value-type="float">
            <text:p>0.449999988079071</text:p>
          </table:table-cell>
          <table:table-cell/>
          <table:table-cell table:formula="of:=[.B54]/[.A60]" office:value-type="float" office:value="2.10000003973643" calcext:value-type="float">
            <text:p>2.10000003973643</text:p>
          </table:table-cell>
          <table:table-cell table:number-columns-repeated="1021"/>
        </table:table-row>
        <table:table-row table:style-name="ro1">
          <table:table-cell office:value-type="float" office:value="0.425000011920928" calcext:value-type="float">
            <text:p>0.425000011920928</text:p>
          </table:table-cell>
          <table:table-cell/>
          <table:table-cell table:formula="of:=[.B54]/[.A61]" office:value-type="float" office:value="2.22352933256684" calcext:value-type="float">
            <text:p>2.22352933256684</text:p>
          </table:table-cell>
          <table:table-cell table:number-columns-repeated="1021"/>
        </table:table-row>
        <table:table-row table:style-name="ro1">
          <table:table-cell office:value-type="float" office:value="0.467500001192092" calcext:value-type="float">
            <text:p>0.467500001192092</text:p>
          </table:table-cell>
          <table:table-cell/>
          <table:table-cell table:formula="of:=[.B54]/[.A62]" office:value-type="float" office:value="2.02139035387756" calcext:value-type="float">
            <text:p>2.02139035387756</text:p>
          </table:table-cell>
          <table:table-cell table:number-columns-repeated="1021"/>
        </table:table-row>
        <table:table-row table:style-name="ro1">
          <table:table-cell office:value-type="float" office:value="0.405000001192092" calcext:value-type="float">
            <text:p>0.405000001192092</text:p>
          </table:table-cell>
          <table:table-cell/>
          <table:table-cell table:formula="of:=[.B54]/[.A63]" office:value-type="float" office:value="2.33333330880468" calcext:value-type="float">
            <text:p>2.33333330880468</text:p>
          </table:table-cell>
          <table:table-cell table:number-columns-repeated="1021"/>
        </table:table-row>
        <table:table-row table:style-name="ro1">
          <table:table-cell office:value-type="float" office:value="0.444999992847442" calcext:value-type="float">
            <text:p>0.444999992847442</text:p>
          </table:table-cell>
          <table:table-cell/>
          <table:table-cell table:formula="of:=[.B54]/[.A64]" office:value-type="float" office:value="2.12359552367771" calcext:value-type="float">
            <text:p>2.12359552367771</text:p>
          </table:table-cell>
          <table:table-cell table:number-columns-repeated="1021"/>
        </table:table-row>
        <table:table-row table:style-name="ro1">
          <table:table-cell office:value-type="float" office:value="0.4375" calcext:value-type="float">
            <text:p>0.4375</text:p>
          </table:table-cell>
          <table:table-cell/>
          <table:table-cell table:formula="of:=[.B54]/[.A65]" office:value-type="float" office:value="2.1599999836513" calcext:value-type="float">
            <text:p>2.1599999836513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2_reset.C1:b02_reset.C1048576">
            <calcext:condition calcext:apply-style-name="Good" calcext:value="&gt;1" calcext:base-cell-address="b02_reset.C1"/>
          </calcext:conditional-format>
          <calcext:conditional-format calcext:target-range-address="b02_reset.H2:b02_reset.H13">
            <calcext:condition calcext:apply-style-name="Good" calcext:value="&gt;1" calcext:base-cell-address="b02_reset.H2"/>
          </calcext:conditional-format>
        </calcext:conditional-formats>
      </table:table>
      <table:table table:name="b04_reset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960757493972778" calcext:value-type="float">
            <text:p>0.960757493972778</text:p>
          </table:table-cell>
          <table:table-cell office:value-type="float" office:value="0.985151469707489" calcext:value-type="float">
            <text:p>0.985151469707489</text:p>
          </table:table-cell>
          <table:table-cell table:formula="of:=[.B2]/[.A2]" office:value-type="float" office:value="1.02539035697119" calcext:value-type="float">
            <text:p>1.02539035697119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6" table:formula="of:=SUM([.C2];[.C15];[.C28];[.C41];[.C54])/5" office:value-type="float" office:value="1.02205793286456" calcext:value-type="float">
            <text:p>1.02205793286456</text:p>
          </table:table-cell>
          <table:table-cell table:number-columns-repeated="1016"/>
        </table:table-row>
        <table:table-row table:style-name="ro1">
          <table:table-cell office:value-type="float" office:value="0.985302865505218" calcext:value-type="float">
            <text:p>0.985302865505218</text:p>
          </table:table-cell>
          <table:table-cell/>
          <table:table-cell table:formula="of:=[.B2]/[.A3]" office:value-type="float" office:value="0.999846345927705" calcext:value-type="float">
            <text:p>0.999846345927705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6" table:formula="of:=SUM([.C3];[.C16];[.C29];[.C42];[.C55])/5" office:value-type="float" office:value="1.00033996055723" calcext:value-type="float">
            <text:p>1.00033996055723</text:p>
          </table:table-cell>
          <table:table-cell table:number-columns-repeated="1016"/>
        </table:table-row>
        <table:table-row table:style-name="ro1">
          <table:table-cell office:value-type="float" office:value="0.982727229595184" calcext:value-type="float">
            <text:p>0.982727229595184</text:p>
          </table:table-cell>
          <table:table-cell/>
          <table:table-cell table:formula="of:=[.B2]/[.A4]" office:value-type="float" office:value="1.00246684943624" calcext:value-type="float">
            <text:p>1.0024668494362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6" table:formula="of:=SUM([.C4];[.C17];[.C30];[.C43];[.C56])/5" office:value-type="float" office:value="1.00259575638117" calcext:value-type="float">
            <text:p>1.00259575638117</text:p>
          </table:table-cell>
          <table:table-cell table:number-columns-repeated="1016"/>
        </table:table-row>
        <table:table-row table:style-name="ro1">
          <table:table-cell office:value-type="float" office:value="0.978333294391632" calcext:value-type="float">
            <text:p>0.978333294391632</text:p>
          </table:table-cell>
          <table:table-cell/>
          <table:table-cell table:formula="of:=[.B2]/[.A5]" office:value-type="float" office:value="1.00696917436516" calcext:value-type="float">
            <text:p>1.0069691743651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6" table:formula="of:=SUM([.C5];[.C18];[.C31];[.C44];[.C57])/5" office:value-type="float" office:value="1.00461031340543" calcext:value-type="float">
            <text:p>1.00461031340543</text:p>
          </table:table-cell>
          <table:table-cell table:number-columns-repeated="1016"/>
        </table:table-row>
        <table:table-row table:style-name="ro1">
          <table:table-cell office:value-type="float" office:value="0.98257565498352" calcext:value-type="float">
            <text:p>0.98257565498352</text:p>
          </table:table-cell>
          <table:table-cell/>
          <table:table-cell table:formula="of:=[.B2]/[.A6]" office:value-type="float" office:value="1.00262149251399" calcext:value-type="float">
            <text:p>1.0026214925139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6" table:formula="of:=SUM([.C6];[.C19];[.C32];[.C45];[.C58])/5" office:value-type="float" office:value="1.00018712558504" calcext:value-type="float">
            <text:p>1.00018712558504</text:p>
          </table:table-cell>
          <table:table-cell table:number-columns-repeated="1016"/>
        </table:table-row>
        <table:table-row table:style-name="ro1">
          <table:table-cell office:value-type="float" office:value="0.985908985137939" calcext:value-type="float">
            <text:p>0.985908985137939</text:p>
          </table:table-cell>
          <table:table-cell/>
          <table:table-cell table:formula="of:=[.B2]/[.A7]" office:value-type="float" office:value="0.999231657848879" calcext:value-type="float">
            <text:p>0.99923165784887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6" table:formula="of:=SUM([.C7];[.C20];[.C33];[.C46];[.C59])/5" office:value-type="float" office:value="1.00064738490617" calcext:value-type="float">
            <text:p>1.00064738490617</text:p>
          </table:table-cell>
          <table:table-cell table:number-columns-repeated="1016"/>
        </table:table-row>
        <table:table-row table:style-name="ro1">
          <table:table-cell office:value-type="float" office:value="0.98409080505371" calcext:value-type="float">
            <text:p>0.98409080505371</text:p>
          </table:table-cell>
          <table:table-cell/>
          <table:table-cell table:formula="of:=[.B2]/[.A8]" office:value-type="float" office:value="1.00107781177137" calcext:value-type="float">
            <text:p>1.0010778117713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6" table:formula="of:=SUM([.C8];[.C21];[.C34];[.C47];[.C60])/5" office:value-type="float" office:value="1.00055892179801" calcext:value-type="float">
            <text:p>1.00055892179801</text:p>
          </table:table-cell>
          <table:table-cell table:number-columns-repeated="1016"/>
        </table:table-row>
        <table:table-row table:style-name="ro1">
          <table:table-cell office:value-type="float" office:value="0.981515109539032" calcext:value-type="float">
            <text:p>0.981515109539032</text:p>
          </table:table-cell>
          <table:table-cell/>
          <table:table-cell table:formula="of:=[.B2]/[.A9]" office:value-type="float" office:value="1.00370484380028" calcext:value-type="float">
            <text:p>1.00370484380028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6" table:formula="of:=SUM([.C9];[.C22];[.C35];[.C48];[.C61])/5" office:value-type="float" office:value="1.0042048442274" calcext:value-type="float">
            <text:p>1.0042048442274</text:p>
          </table:table-cell>
          <table:table-cell table:number-columns-repeated="1016"/>
        </table:table-row>
        <table:table-row table:style-name="ro1">
          <table:table-cell office:value-type="float" office:value="0.985908985137939" calcext:value-type="float">
            <text:p>0.985908985137939</text:p>
          </table:table-cell>
          <table:table-cell/>
          <table:table-cell table:formula="of:=[.B2]/[.A10]" office:value-type="float" office:value="0.999231657848879" calcext:value-type="float">
            <text:p>0.99923165784887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6" table:formula="of:=SUM([.C10];[.C23];[.C36];[.C49];[.C62])/5" office:value-type="float" office:value="0.999661882300867" calcext:value-type="float">
            <text:p>0.999661882300867</text:p>
          </table:table-cell>
          <table:table-cell table:number-columns-repeated="1016"/>
        </table:table-row>
        <table:table-row table:style-name="ro1">
          <table:table-cell office:value-type="float" office:value="0.986212015151977" calcext:value-type="float">
            <text:p>0.986212015151977</text:p>
          </table:table-cell>
          <table:table-cell/>
          <table:table-cell table:formula="of:=[.B2]/[.A11]" office:value-type="float" office:value="0.99892462733348" calcext:value-type="float">
            <text:p>0.9989246273334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6" table:formula="of:=SUM([.C11];[.C24];[.C37];[.C50];[.C63])/5" office:value-type="float" office:value="0.998157178570714" calcext:value-type="float">
            <text:p>0.998157178570714</text:p>
          </table:table-cell>
          <table:table-cell table:number-columns-repeated="1016"/>
        </table:table-row>
        <table:table-row table:style-name="ro1">
          <table:table-cell office:value-type="float" office:value="0.983484804630279" calcext:value-type="float">
            <text:p>0.983484804630279</text:p>
          </table:table-cell>
          <table:table-cell/>
          <table:table-cell table:formula="of:=[.B2]/[.A12]" office:value-type="float" office:value="1.00169465259592" calcext:value-type="float">
            <text:p>1.00169465259592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6" table:formula="of:=SUM([.C12];[.C25];[.C38];[.C51];[.C64])/5" office:value-type="float" office:value="1.00120330021482" calcext:value-type="float">
            <text:p>1.00120330021482</text:p>
          </table:table-cell>
          <table:table-cell table:number-columns-repeated="1016"/>
        </table:table-row>
        <table:table-row table:style-name="ro1">
          <table:table-cell office:value-type="float" office:value="0.676666617393493" calcext:value-type="float">
            <text:p>0.676666617393493</text:p>
          </table:table-cell>
          <table:table-cell/>
          <table:table-cell table:formula="of:=[.B2]/[.A13]" office:value-type="float" office:value="1.45588897750309" calcext:value-type="float">
            <text:p>1.45588897750309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6" table:formula="of:=SUM([.C13];[.C26];[.C39];[.C52];[.C65])/5" office:value-type="float" office:value="1.40454790421981" calcext:value-type="float">
            <text:p>1.4045479042198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67727184295654" calcext:value-type="float">
            <text:p>0.967727184295654</text:p>
          </table:table-cell>
          <table:table-cell office:value-type="float" office:value="0.984393835067749" calcext:value-type="float">
            <text:p>0.984393835067749</text:p>
          </table:table-cell>
          <table:table-cell table:formula="of:=[.B15]/[.A15]" office:value-type="float" office:value="1.0172224683181" calcext:value-type="float">
            <text:p>1.0172224683181</text:p>
          </table:table-cell>
          <table:table-cell table:number-columns-repeated="1021"/>
        </table:table-row>
        <table:table-row table:style-name="ro1">
          <table:table-cell office:value-type="float" office:value="0.983939349651336" calcext:value-type="float">
            <text:p>0.983939349651336</text:p>
          </table:table-cell>
          <table:table-cell/>
          <table:table-cell table:formula="of:=[.B15]/[.A16]" office:value-type="float" office:value="1.00046190389334" calcext:value-type="float">
            <text:p>1.00046190389334</text:p>
          </table:table-cell>
          <table:table-cell table:number-columns-repeated="1021"/>
        </table:table-row>
        <table:table-row table:style-name="ro1">
          <table:table-cell office:value-type="float" office:value="0.979090869426727" calcext:value-type="float">
            <text:p>0.979090869426727</text:p>
          </table:table-cell>
          <table:table-cell/>
          <table:table-cell table:formula="of:=[.B15]/[.A17]" office:value-type="float" office:value="1.00541621396605" calcext:value-type="float">
            <text:p>1.00541621396605</text:p>
          </table:table-cell>
          <table:table-cell table:number-columns-repeated="1021"/>
        </table:table-row>
        <table:table-row table:style-name="ro1">
          <table:table-cell office:value-type="float" office:value="0.979848504066467" calcext:value-type="float">
            <text:p>0.979848504066467</text:p>
          </table:table-cell>
          <table:table-cell/>
          <table:table-cell table:formula="of:=[.B15]/[.A18]" office:value-type="float" office:value="1.00463880996135" calcext:value-type="float">
            <text:p>1.00463880996135</text:p>
          </table:table-cell>
          <table:table-cell table:number-columns-repeated="1021"/>
        </table:table-row>
        <table:table-row table:style-name="ro1">
          <table:table-cell office:value-type="float" office:value="0.98333328962326" calcext:value-type="float">
            <text:p>0.98333328962326</text:p>
          </table:table-cell>
          <table:table-cell/>
          <table:table-cell table:formula="of:=[.B15]/[.A19]" office:value-type="float" office:value="1.00107852083895" calcext:value-type="float">
            <text:p>1.00107852083895</text:p>
          </table:table-cell>
          <table:table-cell table:number-columns-repeated="1021"/>
        </table:table-row>
        <table:table-row table:style-name="ro1">
          <table:table-cell office:value-type="float" office:value="0.983484804630279" calcext:value-type="float">
            <text:p>0.983484804630279</text:p>
          </table:table-cell>
          <table:table-cell/>
          <table:table-cell table:formula="of:=[.B15]/[.A20]" office:value-type="float" office:value="1.00092429535585" calcext:value-type="float">
            <text:p>1.00092429535585</text:p>
          </table:table-cell>
          <table:table-cell table:number-columns-repeated="1021"/>
        </table:table-row>
        <table:table-row table:style-name="ro1">
          <table:table-cell office:value-type="float" office:value="0.984393835067749" calcext:value-type="float">
            <text:p>0.984393835067749</text:p>
          </table:table-cell>
          <table:table-cell/>
          <table:table-cell table:formula="of:=[.B15]/[.A21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0.980606019496917" calcext:value-type="float">
            <text:p>0.980606019496917</text:p>
          </table:table-cell>
          <table:table-cell/>
          <table:table-cell table:formula="of:=[.B15]/[.A22]" office:value-type="float" office:value="1.00386272926692" calcext:value-type="float">
            <text:p>1.00386272926692</text:p>
          </table:table-cell>
          <table:table-cell table:number-columns-repeated="1021"/>
        </table:table-row>
        <table:table-row table:style-name="ro1">
          <table:table-cell office:value-type="float" office:value="0.985605955123901" calcext:value-type="float">
            <text:p>0.985605955123901</text:p>
          </table:table-cell>
          <table:table-cell/>
          <table:table-cell table:formula="of:=[.B15]/[.A23]" office:value-type="float" office:value="0.998770177828319" calcext:value-type="float">
            <text:p>0.998770177828319</text:p>
          </table:table-cell>
          <table:table-cell table:number-columns-repeated="1021"/>
        </table:table-row>
        <table:table-row table:style-name="ro1">
          <table:table-cell office:value-type="float" office:value="0.986212015151977" calcext:value-type="float">
            <text:p>0.986212015151977</text:p>
          </table:table-cell>
          <table:table-cell/>
          <table:table-cell table:formula="of:=[.B15]/[.A24]" office:value-type="float" office:value="0.998156400392315" calcext:value-type="float">
            <text:p>0.998156400392315</text:p>
          </table:table-cell>
          <table:table-cell table:number-columns-repeated="1021"/>
        </table:table-row>
        <table:table-row table:style-name="ro1">
          <table:table-cell office:value-type="float" office:value="0.983484804630279" calcext:value-type="float">
            <text:p>0.983484804630279</text:p>
          </table:table-cell>
          <table:table-cell/>
          <table:table-cell table:formula="of:=[.B15]/[.A25]" office:value-type="float" office:value="1.00092429535585" calcext:value-type="float">
            <text:p>1.00092429535585</text:p>
          </table:table-cell>
          <table:table-cell table:number-columns-repeated="1021"/>
        </table:table-row>
        <table:table-row table:style-name="ro1">
          <table:table-cell office:value-type="float" office:value="0.686515092849731" calcext:value-type="float">
            <text:p>0.686515092849731</text:p>
          </table:table-cell>
          <table:table-cell/>
          <table:table-cell table:formula="of:=[.B15]/[.A26]" office:value-type="float" office:value="1.43389977193585" calcext:value-type="float">
            <text:p>1.433899771935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6121197938919" calcext:value-type="float">
            <text:p>0.96121197938919</text:p>
          </table:table-cell>
          <table:table-cell office:value-type="float" office:value="0.985908985137939" calcext:value-type="float">
            <text:p>0.985908985137939</text:p>
          </table:table-cell>
          <table:table-cell table:formula="of:=[.B28]/[.A28]" office:value-type="float" office:value="1.02569361002392" calcext:value-type="float">
            <text:p>1.02569361002392</text:p>
          </table:table-cell>
          <table:table-cell table:number-columns-repeated="1021"/>
        </table:table-row>
        <table:table-row table:style-name="ro1">
          <table:table-cell office:value-type="float" office:value="0.983787834644317" calcext:value-type="float">
            <text:p>0.983787834644317</text:p>
          </table:table-cell>
          <table:table-cell/>
          <table:table-cell table:formula="of:=[.B28]/[.A29]" office:value-type="float" office:value="1.0021561056347" calcext:value-type="float">
            <text:p>1.0021561056347</text:p>
          </table:table-cell>
          <table:table-cell table:number-columns-repeated="1021"/>
        </table:table-row>
        <table:table-row table:style-name="ro1">
          <table:table-cell office:value-type="float" office:value="0.981212019920349" calcext:value-type="float">
            <text:p>0.981212019920349</text:p>
          </table:table-cell>
          <table:table-cell/>
          <table:table-cell table:formula="of:=[.B28]/[.A30]" office:value-type="float" office:value="1.00478690142623" calcext:value-type="float">
            <text:p>1.00478690142623</text:p>
          </table:table-cell>
          <table:table-cell table:number-columns-repeated="1021"/>
        </table:table-row>
        <table:table-row table:style-name="ro1">
          <table:table-cell office:value-type="float" office:value="0.98181813955307" calcext:value-type="float">
            <text:p>0.98181813955307</text:p>
          </table:table-cell>
          <table:table-cell/>
          <table:table-cell table:formula="of:=[.B28]/[.A31]" office:value-type="float" office:value="1.00416660216395" calcext:value-type="float">
            <text:p>1.00416660216395</text:p>
          </table:table-cell>
          <table:table-cell table:number-columns-repeated="1021"/>
        </table:table-row>
        <table:table-row table:style-name="ro1">
          <table:table-cell office:value-type="float" office:value="0.985909104347229" calcext:value-type="float">
            <text:p>0.985909104347229</text:p>
          </table:table-cell>
          <table:table-cell/>
          <table:table-cell table:formula="of:=[.B28]/[.A32]" office:value-type="float" office:value="0.999999879086937" calcext:value-type="float">
            <text:p>0.999999879086937</text:p>
          </table:table-cell>
          <table:table-cell table:number-columns-repeated="1021"/>
        </table:table-row>
        <table:table-row table:style-name="ro1">
          <table:table-cell office:value-type="float" office:value="0.983484804630279" calcext:value-type="float">
            <text:p>0.983484804630279</text:p>
          </table:table-cell>
          <table:table-cell/>
          <table:table-cell table:formula="of:=[.B28]/[.A33]" office:value-type="float" office:value="1.00246488862486" calcext:value-type="float">
            <text:p>1.00246488862486</text:p>
          </table:table-cell>
          <table:table-cell table:number-columns-repeated="1021"/>
        </table:table-row>
        <table:table-row table:style-name="ro1">
          <table:table-cell office:value-type="float" office:value="0.98106050491333" calcext:value-type="float">
            <text:p>0.98106050491333</text:p>
          </table:table-cell>
          <table:table-cell/>
          <table:table-cell table:formula="of:=[.B28]/[.A34]" office:value-type="float" office:value="1.00494208073847" calcext:value-type="float">
            <text:p>1.00494208073847</text:p>
          </table:table-cell>
          <table:table-cell table:number-columns-repeated="1021"/>
        </table:table-row>
        <table:table-row table:style-name="ro1">
          <table:table-cell office:value-type="float" office:value="0.978333294391632" calcext:value-type="float">
            <text:p>0.978333294391632</text:p>
          </table:table-cell>
          <table:table-cell/>
          <table:table-cell table:formula="of:=[.B28]/[.A35]" office:value-type="float" office:value="1.00774346614772" calcext:value-type="float">
            <text:p>1.00774346614772</text:p>
          </table:table-cell>
          <table:table-cell table:number-columns-repeated="1021"/>
        </table:table-row>
        <table:table-row table:style-name="ro1">
          <table:table-cell office:value-type="float" office:value="0.984393835067749" calcext:value-type="float">
            <text:p>0.984393835067749</text:p>
          </table:table-cell>
          <table:table-cell/>
          <table:table-cell table:formula="of:=[.B28]/[.A36]" office:value-type="float" office:value="1.00153917062076" calcext:value-type="float">
            <text:p>1.00153917062076</text:p>
          </table:table-cell>
          <table:table-cell table:number-columns-repeated="1021"/>
        </table:table-row>
        <table:table-row table:style-name="ro1">
          <table:table-cell office:value-type="float" office:value="0.988484799861908" calcext:value-type="float">
            <text:p>0.988484799861908</text:p>
          </table:table-cell>
          <table:table-cell/>
          <table:table-cell table:formula="of:=[.B28]/[.A37]" office:value-type="float" office:value="0.997394178722496" calcext:value-type="float">
            <text:p>0.997394178722496</text:p>
          </table:table-cell>
          <table:table-cell table:number-columns-repeated="1021"/>
        </table:table-row>
        <table:table-row table:style-name="ro1">
          <table:table-cell office:value-type="float" office:value="0.981666624546051" calcext:value-type="float">
            <text:p>0.981666624546051</text:p>
          </table:table-cell>
          <table:table-cell/>
          <table:table-cell table:formula="of:=[.B28]/[.A38]" office:value-type="float" office:value="1.0043215899225" calcext:value-type="float">
            <text:p>1.0043215899225</text:p>
          </table:table-cell>
          <table:table-cell table:number-columns-repeated="1021"/>
        </table:table-row>
        <table:table-row table:style-name="ro1">
          <table:table-cell office:value-type="float" office:value="0.703030347824096" calcext:value-type="float">
            <text:p>0.703030347824096</text:p>
          </table:table-cell>
          <table:table-cell/>
          <table:table-cell table:formula="of:=[.B28]/[.A39]" office:value-type="float" office:value="1.40237044985236" calcext:value-type="float">
            <text:p>1.402370449852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64848458766937" calcext:value-type="float">
            <text:p>0.964848458766937</text:p>
          </table:table-cell>
          <table:table-cell office:value-type="float" office:value="0.982878744602203" calcext:value-type="float">
            <text:p>0.982878744602203</text:p>
          </table:table-cell>
          <table:table-cell table:formula="of:=[.B41]/[.A41]" office:value-type="float" office:value="1.01868716861331" calcext:value-type="float">
            <text:p>1.01868716861331</text:p>
          </table:table-cell>
          <table:table-cell table:number-columns-repeated="1021"/>
        </table:table-row>
        <table:table-row table:style-name="ro1">
          <table:table-cell office:value-type="float" office:value="0.985454499721527" calcext:value-type="float">
            <text:p>0.985454499721527</text:p>
          </table:table-cell>
          <table:table-cell/>
          <table:table-cell table:formula="of:=[.B41]/[.A42]" office:value-type="float" office:value="0.99738622623363" calcext:value-type="float">
            <text:p>0.99738622623363</text:p>
          </table:table-cell>
          <table:table-cell table:number-columns-repeated="1021"/>
        </table:table-row>
        <table:table-row table:style-name="ro1">
          <table:table-cell office:value-type="float" office:value="0.984090864658355" calcext:value-type="float">
            <text:p>0.984090864658355</text:p>
          </table:table-cell>
          <table:table-cell/>
          <table:table-cell table:formula="of:=[.B41]/[.A43]" office:value-type="float" office:value="0.998768284413886" calcext:value-type="float">
            <text:p>0.998768284413886</text:p>
          </table:table-cell>
          <table:table-cell table:number-columns-repeated="1021"/>
        </table:table-row>
        <table:table-row table:style-name="ro1">
          <table:table-cell office:value-type="float" office:value="0.982424139976501" calcext:value-type="float">
            <text:p>0.982424139976501</text:p>
          </table:table-cell>
          <table:table-cell/>
          <table:table-cell table:formula="of:=[.B41]/[.A44]" office:value-type="float" office:value="1.00046273763765" calcext:value-type="float">
            <text:p>1.00046273763765</text:p>
          </table:table-cell>
          <table:table-cell table:number-columns-repeated="1021"/>
        </table:table-row>
        <table:table-row table:style-name="ro1">
          <table:table-cell office:value-type="float" office:value="0.986212015151977" calcext:value-type="float">
            <text:p>0.986212015151977</text:p>
          </table:table-cell>
          <table:table-cell/>
          <table:table-cell table:formula="of:=[.B41]/[.A45]" office:value-type="float" office:value="0.996620127823873" calcext:value-type="float">
            <text:p>0.996620127823873</text:p>
          </table:table-cell>
          <table:table-cell table:number-columns-repeated="1021"/>
        </table:table-row>
        <table:table-row table:style-name="ro1">
          <table:table-cell office:value-type="float" office:value="0.98257565498352" calcext:value-type="float">
            <text:p>0.98257565498352</text:p>
          </table:table-cell>
          <table:table-cell/>
          <table:table-cell table:formula="of:=[.B41]/[.A46]" office:value-type="float" office:value="1.00030846440897" calcext:value-type="float">
            <text:p>1.00030846440897</text:p>
          </table:table-cell>
          <table:table-cell table:number-columns-repeated="1021"/>
        </table:table-row>
        <table:table-row table:style-name="ro1">
          <table:table-cell office:value-type="float" office:value="0.986363589763641" calcext:value-type="float">
            <text:p>0.986363589763641</text:p>
          </table:table-cell>
          <table:table-cell/>
          <table:table-cell table:formula="of:=[.B41]/[.A47]" office:value-type="float" office:value="0.99646697708877" calcext:value-type="float">
            <text:p>0.99646697708877</text:p>
          </table:table-cell>
          <table:table-cell table:number-columns-repeated="1021"/>
        </table:table-row>
        <table:table-row table:style-name="ro1">
          <table:table-cell office:value-type="float" office:value="0.980757594108581" calcext:value-type="float">
            <text:p>0.980757594108581</text:p>
          </table:table-cell>
          <table:table-cell/>
          <table:table-cell table:formula="of:=[.B41]/[.A48]" office:value-type="float" office:value="1.00216276734064" calcext:value-type="float">
            <text:p>1.00216276734064</text:p>
          </table:table-cell>
          <table:table-cell table:number-columns-repeated="1021"/>
        </table:table-row>
        <table:table-row table:style-name="ro1">
          <table:table-cell office:value-type="float" office:value="0.983939290046691" calcext:value-type="float">
            <text:p>0.983939290046691</text:p>
          </table:table-cell>
          <table:table-cell/>
          <table:table-cell table:formula="of:=[.B41]/[.A49]" office:value-type="float" office:value="0.998922143413505" calcext:value-type="float">
            <text:p>0.998922143413505</text:p>
          </table:table-cell>
          <table:table-cell table:number-columns-repeated="1021"/>
        </table:table-row>
        <table:table-row table:style-name="ro1">
          <table:table-cell office:value-type="float" office:value="0.984999895095825" calcext:value-type="float">
            <text:p>0.984999895095825</text:p>
          </table:table-cell>
          <table:table-cell/>
          <table:table-cell table:formula="of:=[.B41]/[.A50]" office:value-type="float" office:value="0.997846547492865" calcext:value-type="float">
            <text:p>0.997846547492865</text:p>
          </table:table-cell>
          <table:table-cell table:number-columns-repeated="1021"/>
        </table:table-row>
        <table:table-row table:style-name="ro1">
          <table:table-cell office:value-type="float" office:value="0.98409080505371" calcext:value-type="float">
            <text:p>0.98409080505371</text:p>
          </table:table-cell>
          <table:table-cell/>
          <table:table-cell table:formula="of:=[.B41]/[.A51]" office:value-type="float" office:value="0.99876834490752" calcext:value-type="float">
            <text:p>0.99876834490752</text:p>
          </table:table-cell>
          <table:table-cell table:number-columns-repeated="1021"/>
        </table:table-row>
        <table:table-row table:style-name="ro1">
          <table:table-cell office:value-type="float" office:value="0.720909118652343" calcext:value-type="float">
            <text:p>0.720909118652343</text:p>
          </table:table-cell>
          <table:table-cell/>
          <table:table-cell table:formula="of:=[.B41]/[.A52]" office:value-type="float" office:value="1.36338786564329" calcext:value-type="float">
            <text:p>1.363387865643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62575674057006" calcext:value-type="float">
            <text:p>0.962575674057006</text:p>
          </table:table-cell>
          <table:table-cell office:value-type="float" office:value="0.984999895095825" calcext:value-type="float">
            <text:p>0.984999895095825</text:p>
          </table:table-cell>
          <table:table-cell table:formula="of:=[.B54]/[.A54]" office:value-type="float" office:value="1.02329606039628" calcext:value-type="float">
            <text:p>1.02329606039628</text:p>
          </table:table-cell>
          <table:table-cell table:number-columns-repeated="1021"/>
        </table:table-row>
        <table:table-row table:style-name="ro1">
          <table:table-cell office:value-type="float" office:value="0.983181774616241" calcext:value-type="float">
            <text:p>0.983181774616241</text:p>
          </table:table-cell>
          <table:table-cell/>
          <table:table-cell table:formula="of:=[.B54]/[.A55]" office:value-type="float" office:value="1.00184922109677" calcext:value-type="float">
            <text:p>1.00184922109677</text:p>
          </table:table-cell>
          <table:table-cell table:number-columns-repeated="1021"/>
        </table:table-row>
        <table:table-row table:style-name="ro1">
          <table:table-cell office:value-type="float" office:value="0.983484804630279" calcext:value-type="float">
            <text:p>0.983484804630279</text:p>
          </table:table-cell>
          <table:table-cell/>
          <table:table-cell table:formula="of:=[.B54]/[.A56]" office:value-type="float" office:value="1.00154053266346" calcext:value-type="float">
            <text:p>1.00154053266346</text:p>
          </table:table-cell>
          <table:table-cell table:number-columns-repeated="1021"/>
        </table:table-row>
        <table:table-row table:style-name="ro1">
          <table:table-cell office:value-type="float" office:value="0.978333294391632" calcext:value-type="float">
            <text:p>0.978333294391632</text:p>
          </table:table-cell>
          <table:table-cell/>
          <table:table-cell table:formula="of:=[.B54]/[.A57]" office:value-type="float" office:value="1.00681424289903" calcext:value-type="float">
            <text:p>1.00681424289903</text:p>
          </table:table-cell>
          <table:table-cell table:number-columns-repeated="1021"/>
        </table:table-row>
        <table:table-row table:style-name="ro1">
          <table:table-cell office:value-type="float" office:value="0.984393894672393" calcext:value-type="float">
            <text:p>0.984393894672393</text:p>
          </table:table-cell>
          <table:table-cell/>
          <table:table-cell table:formula="of:=[.B54]/[.A58]" office:value-type="float" office:value="1.00061560766144" calcext:value-type="float">
            <text:p>1.00061560766144</text:p>
          </table:table-cell>
          <table:table-cell table:number-columns-repeated="1021"/>
        </table:table-row>
        <table:table-row table:style-name="ro1">
          <table:table-cell office:value-type="float" office:value="0.984696984291076" calcext:value-type="float">
            <text:p>0.984696984291076</text:p>
          </table:table-cell>
          <table:table-cell/>
          <table:table-cell table:formula="of:=[.B54]/[.A59]" office:value-type="float" office:value="1.00030761829231" calcext:value-type="float">
            <text:p>1.00030761829231</text:p>
          </table:table-cell>
          <table:table-cell table:number-columns-repeated="1021"/>
        </table:table-row>
        <table:table-row table:style-name="ro1">
          <table:table-cell office:value-type="float" office:value="0.984696865081787" calcext:value-type="float">
            <text:p>0.984696865081787</text:p>
          </table:table-cell>
          <table:table-cell/>
          <table:table-cell table:formula="of:=[.B54]/[.A60]" office:value-type="float" office:value="1.00030773939147" calcext:value-type="float">
            <text:p>1.00030773939147</text:p>
          </table:table-cell>
          <table:table-cell table:number-columns-repeated="1021"/>
        </table:table-row>
        <table:table-row table:style-name="ro1">
          <table:table-cell office:value-type="float" office:value="0.981515109539032" calcext:value-type="float">
            <text:p>0.981515109539032</text:p>
          </table:table-cell>
          <table:table-cell/>
          <table:table-cell table:formula="of:=[.B54]/[.A61]" office:value-type="float" office:value="1.00355041458142" calcext:value-type="float">
            <text:p>1.00355041458142</text:p>
          </table:table-cell>
          <table:table-cell table:number-columns-repeated="1021"/>
        </table:table-row>
        <table:table-row table:style-name="ro1">
          <table:table-cell office:value-type="float" office:value="0.985151350498199" calcext:value-type="float">
            <text:p>0.985151350498199</text:p>
          </table:table-cell>
          <table:table-cell/>
          <table:table-cell table:formula="of:=[.B54]/[.A62]" office:value-type="float" office:value="0.999846261792873" calcext:value-type="float">
            <text:p>0.999846261792873</text:p>
          </table:table-cell>
          <table:table-cell table:number-columns-repeated="1021"/>
        </table:table-row>
        <table:table-row table:style-name="ro1">
          <table:table-cell office:value-type="float" office:value="0.986515045166015" calcext:value-type="float">
            <text:p>0.986515045166015</text:p>
          </table:table-cell>
          <table:table-cell/>
          <table:table-cell table:formula="of:=[.B54]/[.A63]" office:value-type="float" office:value="0.998464138912413" calcext:value-type="float">
            <text:p>0.998464138912413</text:p>
          </table:table-cell>
          <table:table-cell table:number-columns-repeated="1021"/>
        </table:table-row>
        <table:table-row table:style-name="ro1">
          <table:table-cell office:value-type="float" office:value="0.984696984291076" calcext:value-type="float">
            <text:p>0.984696984291076</text:p>
          </table:table-cell>
          <table:table-cell/>
          <table:table-cell table:formula="of:=[.B54]/[.A64]" office:value-type="float" office:value="1.00030761829231" calcext:value-type="float">
            <text:p>1.00030761829231</text:p>
          </table:table-cell>
          <table:table-cell table:number-columns-repeated="1021"/>
        </table:table-row>
        <table:table-row table:style-name="ro1">
          <table:table-cell office:value-type="float" office:value="0.720454454421997" calcext:value-type="float">
            <text:p>0.720454454421997</text:p>
          </table:table-cell>
          <table:table-cell/>
          <table:table-cell table:formula="of:=[.B54]/[.A65]" office:value-type="float" office:value="1.36719245616444" calcext:value-type="float">
            <text:p>1.36719245616444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4_reset.C1:b04_reset.C1048576">
            <calcext:condition calcext:apply-style-name="Good" calcext:value="&gt;1" calcext:base-cell-address="b04_reset.C1"/>
          </calcext:conditional-format>
          <calcext:conditional-format calcext:target-range-address="b04_reset.H2:b04_reset.H13">
            <calcext:condition calcext:apply-style-name="Good" calcext:value="&gt;1" calcext:base-cell-address="b04_reset.H2"/>
          </calcext:conditional-format>
        </calcext:conditional-formats>
      </table:table>
      <table:table table:name="b06_reset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894999980926513" calcext:value-type="float">
            <text:p>0.894999980926513</text:p>
          </table:table-cell>
          <table:table-cell office:value-type="float" office:value="0.99874997138977" calcext:value-type="float">
            <text:p>0.99874997138977</text:p>
          </table:table-cell>
          <table:table-cell table:formula="of:=[.B2]/[.A2]" office:value-type="float" office:value="1.11592177952435" calcext:value-type="float">
            <text:p>1.1159217795243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8" table:formula="of:=SUM([.C2];[.C15];[.C28];[.C41];[.C54])/5" office:value-type="float" office:value="1.1166588341057" calcext:value-type="float">
            <text:p>1.1166588341057</text:p>
          </table:table-cell>
          <table:table-cell table:number-columns-repeated="1016"/>
        </table:table-row>
        <table:table-row table:style-name="ro1">
          <table:table-cell office:value-type="float" office:value="0.865000009536743" calcext:value-type="float">
            <text:p>0.865000009536743</text:p>
          </table:table-cell>
          <table:table-cell/>
          <table:table-cell table:formula="of:=[.B2]/[.A3]" office:value-type="float" office:value="1.15462423165135" calcext:value-type="float">
            <text:p>1.15462423165135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8" table:formula="of:=SUM([.C3];[.C16];[.C29];[.C42];[.C55])/5" office:value-type="float" office:value="1.13880083749633" calcext:value-type="float">
            <text:p>1.13880083749633</text:p>
          </table:table-cell>
          <table:table-cell table:number-columns-repeated="1016"/>
        </table:table-row>
        <table:table-row table:style-name="ro1">
          <table:table-cell office:value-type="float" office:value="0.800000011920929" calcext:value-type="float">
            <text:p>0.800000011920929</text:p>
          </table:table-cell>
          <table:table-cell/>
          <table:table-cell table:formula="of:=[.B2]/[.A4]" office:value-type="float" office:value="1.24843744563404" calcext:value-type="float">
            <text:p>1.2484374456340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8" table:formula="of:=SUM([.C4];[.C17];[.C30];[.C43];[.C56])/5" office:value-type="float" office:value="1.22685607884813" calcext:value-type="float">
            <text:p>1.22685607884813</text:p>
          </table:table-cell>
          <table:table-cell table:number-columns-repeated="1016"/>
        </table:table-row>
        <table:table-row table:style-name="ro1">
          <table:table-cell office:value-type="float" office:value="0.831250011920929" calcext:value-type="float">
            <text:p>0.831250011920929</text:p>
          </table:table-cell>
          <table:table-cell/>
          <table:table-cell table:formula="of:=[.B2]/[.A5]" office:value-type="float" office:value="1.20150370774945" calcext:value-type="float">
            <text:p>1.20150370774945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8" table:formula="of:=SUM([.C5];[.C18];[.C31];[.C44];[.C57])/5" office:value-type="float" office:value="1.16687811544497" calcext:value-type="float">
            <text:p>1.16687811544497</text:p>
          </table:table-cell>
          <table:table-cell table:number-columns-repeated="1016"/>
        </table:table-row>
        <table:table-row table:style-name="ro1">
          <table:table-cell office:value-type="float" office:value="0.898750007152557" calcext:value-type="float">
            <text:p>0.898750007152557</text:p>
          </table:table-cell>
          <table:table-cell/>
          <table:table-cell table:formula="of:=[.B2]/[.A6]" office:value-type="float" office:value="1.11126560605439" calcext:value-type="float">
            <text:p>1.11126560605439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8" table:formula="of:=SUM([.C6];[.C19];[.C32];[.C45];[.C58])/5" office:value-type="float" office:value="1.10561493483193" calcext:value-type="float">
            <text:p>1.10561493483193</text:p>
          </table:table-cell>
          <table:table-cell table:number-columns-repeated="1016"/>
        </table:table-row>
        <table:table-row table:style-name="ro1">
          <table:table-cell office:value-type="float" office:value="0.798749983310699" calcext:value-type="float">
            <text:p>0.798749983310699</text:p>
          </table:table-cell>
          <table:table-cell/>
          <table:table-cell table:formula="of:=[.B2]/[.A7]" office:value-type="float" office:value="1.25039122661399" calcext:value-type="float">
            <text:p>1.2503912266139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8" table:formula="of:=SUM([.C7];[.C20];[.C33];[.C46];[.C59])/5" office:value-type="float" office:value="1.26470821825165" calcext:value-type="float">
            <text:p>1.26470821825165</text:p>
          </table:table-cell>
          <table:table-cell table:number-columns-repeated="1016"/>
        </table:table-row>
        <table:table-row table:style-name="ro1">
          <table:table-cell office:value-type="float" office:value="0.918749988079071" calcext:value-type="float">
            <text:p>0.918749988079071</text:p>
          </table:table-cell>
          <table:table-cell/>
          <table:table-cell table:formula="of:=[.B2]/[.A8]" office:value-type="float" office:value="1.08707481289656" calcext:value-type="float">
            <text:p>1.08707481289656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8" table:formula="of:=SUM([.C8];[.C21];[.C34];[.C47];[.C60])/5" office:value-type="float" office:value="1.0841802514634" calcext:value-type="float">
            <text:p>1.0841802514634</text:p>
          </table:table-cell>
          <table:table-cell table:number-columns-repeated="1016"/>
        </table:table-row>
        <table:table-row table:style-name="ro1">
          <table:table-cell office:value-type="float" office:value="0.882499992847442" calcext:value-type="float">
            <text:p>0.882499992847442</text:p>
          </table:table-cell>
          <table:table-cell/>
          <table:table-cell table:formula="of:=[.B2]/[.A9]" office:value-type="float" office:value="1.13172802207878" calcext:value-type="float">
            <text:p>1.13172802207878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8" table:formula="of:=SUM([.C9];[.C22];[.C35];[.C48];[.C61])/5" office:value-type="float" office:value="1.12402713130252" calcext:value-type="float">
            <text:p>1.12402713130252</text:p>
          </table:table-cell>
          <table:table-cell table:number-columns-repeated="1016"/>
        </table:table-row>
        <table:table-row table:style-name="ro1">
          <table:table-cell office:value-type="float" office:value="0.861249983310699" calcext:value-type="float">
            <text:p>0.861249983310699</text:p>
          </table:table-cell>
          <table:table-cell/>
          <table:table-cell table:formula="of:=[.B2]/[.A10]" office:value-type="float" office:value="1.15965165833793" calcext:value-type="float">
            <text:p>1.15965165833793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8" table:formula="of:=SUM([.C10];[.C23];[.C36];[.C49];[.C62])/5" office:value-type="float" office:value="1.14075102793741" calcext:value-type="float">
            <text:p>1.14075102793741</text:p>
          </table:table-cell>
          <table:table-cell table:number-columns-repeated="1016"/>
        </table:table-row>
        <table:table-row table:style-name="ro1">
          <table:table-cell office:value-type="float" office:value="0.910000026226043" calcext:value-type="float">
            <text:p>0.910000026226043</text:p>
          </table:table-cell>
          <table:table-cell/>
          <table:table-cell table:formula="of:=[.B2]/[.A11]" office:value-type="float" office:value="1.09752740945711" calcext:value-type="float">
            <text:p>1.0975274094571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8" table:formula="of:=SUM([.C11];[.C24];[.C37];[.C50];[.C63])/5" office:value-type="float" office:value="1.10374547348493" calcext:value-type="float">
            <text:p>1.10374547348493</text:p>
          </table:table-cell>
          <table:table-cell table:number-columns-repeated="1016"/>
        </table:table-row>
        <table:table-row table:style-name="ro1">
          <table:table-cell office:value-type="float" office:value="0.828750014305114" calcext:value-type="float">
            <text:p>0.828750014305114</text:p>
          </table:table-cell>
          <table:table-cell/>
          <table:table-cell table:formula="of:=[.B2]/[.A12]" office:value-type="float" office:value="1.20512814980425" calcext:value-type="float">
            <text:p>1.20512814980425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8" table:formula="of:=SUM([.C12];[.C25];[.C38];[.C51];[.C64])/5" office:value-type="float" office:value="1.1906505984979" calcext:value-type="float">
            <text:p>1.1906505984979</text:p>
          </table:table-cell>
          <table:table-cell table:number-columns-repeated="1016"/>
        </table:table-row>
        <table:table-row table:style-name="ro1">
          <table:table-cell office:value-type="float" office:value="0.891250014305114" calcext:value-type="float">
            <text:p>0.891250014305114</text:p>
          </table:table-cell>
          <table:table-cell/>
          <table:table-cell table:formula="of:=[.B2]/[.A13]" office:value-type="float" office:value="1.1206170607116" calcext:value-type="float">
            <text:p>1.1206170607116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8" table:formula="of:=SUM([.C13];[.C26];[.C39];[.C52];[.C65])/5" office:value-type="float" office:value="1.09684547590369" calcext:value-type="float">
            <text:p>1.0968454759036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887500166893" calcext:value-type="float">
            <text:p>0.8887500166893</text:p>
          </table:table-cell>
          <table:table-cell office:value-type="float" office:value="0.997500002384185" calcext:value-type="float">
            <text:p>0.997500002384185</text:p>
          </table:table-cell>
          <table:table-cell table:formula="of:=[.B15]/[.A15]" office:value-type="float" office:value="1.12236285080477" calcext:value-type="float">
            <text:p>1.12236285080477</text:p>
          </table:table-cell>
          <table:table-cell table:number-columns-repeated="1021"/>
        </table:table-row>
        <table:table-row table:style-name="ro1">
          <table:table-cell office:value-type="float" office:value="0.872500002384185" calcext:value-type="float">
            <text:p>0.872500002384185</text:p>
          </table:table-cell>
          <table:table-cell/>
          <table:table-cell table:formula="of:=[.B15]/[.A16]" office:value-type="float" office:value="1.14326647525321" calcext:value-type="float">
            <text:p>1.14326647525321</text:p>
          </table:table-cell>
          <table:table-cell table:number-columns-repeated="1021"/>
        </table:table-row>
        <table:table-row table:style-name="ro1">
          <table:table-cell office:value-type="float" office:value="0.824999988079071" calcext:value-type="float">
            <text:p>0.824999988079071</text:p>
          </table:table-cell>
          <table:table-cell/>
          <table:table-cell table:formula="of:=[.B15]/[.A17]" office:value-type="float" office:value="1.20909092945172" calcext:value-type="float">
            <text:p>1.20909092945172</text:p>
          </table:table-cell>
          <table:table-cell table:number-columns-repeated="1021"/>
        </table:table-row>
        <table:table-row table:style-name="ro1">
          <table:table-cell office:value-type="float" office:value="0.8575000166893" calcext:value-type="float">
            <text:p>0.8575000166893</text:p>
          </table:table-cell>
          <table:table-cell/>
          <table:table-cell table:formula="of:=[.B15]/[.A18]" office:value-type="float" office:value="1.16326528626251" calcext:value-type="float">
            <text:p>1.16326528626251</text:p>
          </table:table-cell>
          <table:table-cell table:number-columns-repeated="1021"/>
        </table:table-row>
        <table:table-row table:style-name="ro1">
          <table:table-cell office:value-type="float" office:value="0.901250004768371" calcext:value-type="float">
            <text:p>0.901250004768371</text:p>
          </table:table-cell>
          <table:table-cell/>
          <table:table-cell table:formula="of:=[.B15]/[.A19]" office:value-type="float" office:value="1.10679611329439" calcext:value-type="float">
            <text:p>1.10679611329439</text:p>
          </table:table-cell>
          <table:table-cell table:number-columns-repeated="1021"/>
        </table:table-row>
        <table:table-row table:style-name="ro1">
          <table:table-cell office:value-type="float" office:value="0.776250004768371" calcext:value-type="float">
            <text:p>0.776250004768371</text:p>
          </table:table-cell>
          <table:table-cell/>
          <table:table-cell table:formula="of:=[.B15]/[.A20]" office:value-type="float" office:value="1.2850241497671" calcext:value-type="float">
            <text:p>1.2850241497671</text:p>
          </table:table-cell>
          <table:table-cell table:number-columns-repeated="1021"/>
        </table:table-row>
        <table:table-row table:style-name="ro1">
          <table:table-cell office:value-type="float" office:value="0.923749983310699" calcext:value-type="float">
            <text:p>0.923749983310699</text:p>
          </table:table-cell>
          <table:table-cell/>
          <table:table-cell table:formula="of:=[.B15]/[.A21]" office:value-type="float" office:value="1.07983764049355" calcext:value-type="float">
            <text:p>1.07983764049355</text:p>
          </table:table-cell>
          <table:table-cell table:number-columns-repeated="1021"/>
        </table:table-row>
        <table:table-row table:style-name="ro1">
          <table:table-cell office:value-type="float" office:value="0.893750011920929" calcext:value-type="float">
            <text:p>0.893750011920929</text:p>
          </table:table-cell>
          <table:table-cell/>
          <table:table-cell table:formula="of:=[.B15]/[.A22]" office:value-type="float" office:value="1.11608390386509" calcext:value-type="float">
            <text:p>1.11608390386509</text:p>
          </table:table-cell>
          <table:table-cell table:number-columns-repeated="1021"/>
        </table:table-row>
        <table:table-row table:style-name="ro1">
          <table:table-cell office:value-type="float" office:value="0.884999990463256" calcext:value-type="float">
            <text:p>0.884999990463256</text:p>
          </table:table-cell>
          <table:table-cell/>
          <table:table-cell table:formula="of:=[.B15]/[.A23]" office:value-type="float" office:value="1.1271186589076" calcext:value-type="float">
            <text:p>1.1271186589076</text:p>
          </table:table-cell>
          <table:table-cell table:number-columns-repeated="1021"/>
        </table:table-row>
        <table:table-row table:style-name="ro1">
          <table:table-cell office:value-type="float" office:value="0.912500023841857" calcext:value-type="float">
            <text:p>0.912500023841857</text:p>
          </table:table-cell>
          <table:table-cell/>
          <table:table-cell table:formula="of:=[.B15]/[.A24]" office:value-type="float" office:value="1.0931506589824" calcext:value-type="float">
            <text:p>1.0931506589824</text:p>
          </table:table-cell>
          <table:table-cell table:number-columns-repeated="1021"/>
        </table:table-row>
        <table:table-row table:style-name="ro1">
          <table:table-cell office:value-type="float" office:value="0.832499980926513" calcext:value-type="float">
            <text:p>0.832499980926513</text:p>
          </table:table-cell>
          <table:table-cell/>
          <table:table-cell table:formula="of:=[.B15]/[.A25]" office:value-type="float" office:value="1.19819822851412" calcext:value-type="float">
            <text:p>1.19819822851412</text:p>
          </table:table-cell>
          <table:table-cell table:number-columns-repeated="1021"/>
        </table:table-row>
        <table:table-row table:style-name="ro1">
          <table:table-cell office:value-type="float" office:value="0.918749988079071" calcext:value-type="float">
            <text:p>0.918749988079071</text:p>
          </table:table-cell>
          <table:table-cell/>
          <table:table-cell table:formula="of:=[.B15]/[.A26]" office:value-type="float" office:value="1.08571430239663" calcext:value-type="float">
            <text:p>1.0857143023966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03750002384185" calcext:value-type="float">
            <text:p>0.903750002384185</text:p>
          </table:table-cell>
          <table:table-cell office:value-type="float" office:value="0.996249973773956" calcext:value-type="float">
            <text:p>0.996249973773956</text:p>
          </table:table-cell>
          <table:table-cell table:formula="of:=[.B28]/[.A28]" office:value-type="float" office:value="1.10235128204232" calcext:value-type="float">
            <text:p>1.10235128204232</text:p>
          </table:table-cell>
          <table:table-cell table:number-columns-repeated="1021"/>
        </table:table-row>
        <table:table-row table:style-name="ro1">
          <table:table-cell office:value-type="float" office:value="0.870000004768371" calcext:value-type="float">
            <text:p>0.870000004768371</text:p>
          </table:table-cell>
          <table:table-cell/>
          <table:table-cell table:formula="of:=[.B28]/[.A29]" office:value-type="float" office:value="1.14511490610761" calcext:value-type="float">
            <text:p>1.14511490610761</text:p>
          </table:table-cell>
          <table:table-cell table:number-columns-repeated="1021"/>
        </table:table-row>
        <table:table-row table:style-name="ro1">
          <table:table-cell office:value-type="float" office:value="0.813750028610229" calcext:value-type="float">
            <text:p>0.813750028610229</text:p>
          </table:table-cell>
          <table:table-cell/>
          <table:table-cell table:formula="of:=[.B28]/[.A30]" office:value-type="float" office:value="1.22427027803048" calcext:value-type="float">
            <text:p>1.22427027803048</text:p>
          </table:table-cell>
          <table:table-cell table:number-columns-repeated="1021"/>
        </table:table-row>
        <table:table-row table:style-name="ro1">
          <table:table-cell office:value-type="float" office:value="0.870000004768371" calcext:value-type="float">
            <text:p>0.870000004768371</text:p>
          </table:table-cell>
          <table:table-cell/>
          <table:table-cell table:formula="of:=[.B28]/[.A31]" office:value-type="float" office:value="1.14511490610761" calcext:value-type="float">
            <text:p>1.14511490610761</text:p>
          </table:table-cell>
          <table:table-cell table:number-columns-repeated="1021"/>
        </table:table-row>
        <table:table-row table:style-name="ro1">
          <table:table-cell office:value-type="float" office:value="0.917500019073486" calcext:value-type="float">
            <text:p>0.917500019073486</text:p>
          </table:table-cell>
          <table:table-cell/>
          <table:table-cell table:formula="of:=[.B28]/[.A32]" office:value-type="float" office:value="1.08583101151321" calcext:value-type="float">
            <text:p>1.08583101151321</text:p>
          </table:table-cell>
          <table:table-cell table:number-columns-repeated="1021"/>
        </table:table-row>
        <table:table-row table:style-name="ro1">
          <table:table-cell office:value-type="float" office:value="0.77999997138977" calcext:value-type="float">
            <text:p>0.77999997138977</text:p>
          </table:table-cell>
          <table:table-cell/>
          <table:table-cell table:formula="of:=[.B28]/[.A33]" office:value-type="float" office:value="1.27724360296947" calcext:value-type="float">
            <text:p>1.27724360296947</text:p>
          </table:table-cell>
          <table:table-cell table:number-columns-repeated="1021"/>
        </table:table-row>
        <table:table-row table:style-name="ro1">
          <table:table-cell office:value-type="float" office:value="0.922500014305114" calcext:value-type="float">
            <text:p>0.922500014305114</text:p>
          </table:table-cell>
          <table:table-cell/>
          <table:table-cell table:formula="of:=[.B28]/[.A34]" office:value-type="float" office:value="1.07994575428207" calcext:value-type="float">
            <text:p>1.07994575428207</text:p>
          </table:table-cell>
          <table:table-cell table:number-columns-repeated="1021"/>
        </table:table-row>
        <table:table-row table:style-name="ro1">
          <table:table-cell office:value-type="float" office:value="0.8887500166893" calcext:value-type="float">
            <text:p>0.8887500166893</text:p>
          </table:table-cell>
          <table:table-cell/>
          <table:table-cell table:formula="of:=[.B28]/[.A35]" office:value-type="float" office:value="1.12095634887874" calcext:value-type="float">
            <text:p>1.12095634887874</text:p>
          </table:table-cell>
          <table:table-cell table:number-columns-repeated="1021"/>
        </table:table-row>
        <table:table-row table:style-name="ro1">
          <table:table-cell office:value-type="float" office:value="0.860000014305114" calcext:value-type="float">
            <text:p>0.860000014305114</text:p>
          </table:table-cell>
          <table:table-cell/>
          <table:table-cell table:formula="of:=[.B28]/[.A36]" office:value-type="float" office:value="1.15843018279358" calcext:value-type="float">
            <text:p>1.15843018279358</text:p>
          </table:table-cell>
          <table:table-cell table:number-columns-repeated="1021"/>
        </table:table-row>
        <table:table-row table:style-name="ro1">
          <table:table-cell office:value-type="float" office:value="0.9200000166893" calcext:value-type="float">
            <text:p>0.9200000166893</text:p>
          </table:table-cell>
          <table:table-cell/>
          <table:table-cell table:formula="of:=[.B28]/[.A37]" office:value-type="float" office:value="1.082880386632" calcext:value-type="float">
            <text:p>1.082880386632</text:p>
          </table:table-cell>
          <table:table-cell table:number-columns-repeated="1021"/>
        </table:table-row>
        <table:table-row table:style-name="ro1">
          <table:table-cell office:value-type="float" office:value="0.833750009536743" calcext:value-type="float">
            <text:p>0.833750009536743</text:p>
          </table:table-cell>
          <table:table-cell/>
          <table:table-cell table:formula="of:=[.B28]/[.A38]" office:value-type="float" office:value="1.19490250360237" calcext:value-type="float">
            <text:p>1.19490250360237</text:p>
          </table:table-cell>
          <table:table-cell table:number-columns-repeated="1021"/>
        </table:table-row>
        <table:table-row table:style-name="ro1">
          <table:table-cell office:value-type="float" office:value="0.922500014305114" calcext:value-type="float">
            <text:p>0.922500014305114</text:p>
          </table:table-cell>
          <table:table-cell/>
          <table:table-cell table:formula="of:=[.B28]/[.A39]" office:value-type="float" office:value="1.07994575428207" calcext:value-type="float">
            <text:p>1.079945754282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887500166893" calcext:value-type="float">
            <text:p>0.8887500166893</text:p>
          </table:table-cell>
          <table:table-cell office:value-type="float" office:value="1" calcext:value-type="float">
            <text:p>1</text:p>
          </table:table-cell>
          <table:table-cell table:formula="of:=[.B41]/[.A41]" office:value-type="float" office:value="1.12517578759112" calcext:value-type="float">
            <text:p>1.12517578759112</text:p>
          </table:table-cell>
          <table:table-cell table:number-columns-repeated="1021"/>
        </table:table-row>
        <table:table-row table:style-name="ro1">
          <table:table-cell office:value-type="float" office:value="0.901250004768371" calcext:value-type="float">
            <text:p>0.901250004768371</text:p>
          </table:table-cell>
          <table:table-cell/>
          <table:table-cell table:formula="of:=[.B41]/[.A42]" office:value-type="float" office:value="1.10957003573832" calcext:value-type="float">
            <text:p>1.10957003573832</text:p>
          </table:table-cell>
          <table:table-cell table:number-columns-repeated="1021"/>
        </table:table-row>
        <table:table-row table:style-name="ro1">
          <table:table-cell office:value-type="float" office:value="0.8125" calcext:value-type="float">
            <text:p>0.8125</text:p>
          </table:table-cell>
          <table:table-cell/>
          <table:table-cell table:formula="of:=[.B41]/[.A43]" office:value-type="float" office:value="1.23076923076923" calcext:value-type="float">
            <text:p>1.23076923076923</text:p>
          </table:table-cell>
          <table:table-cell table:number-columns-repeated="1021"/>
        </table:table-row>
        <table:table-row table:style-name="ro1">
          <table:table-cell office:value-type="float" office:value="0.871249973773956" calcext:value-type="float">
            <text:p>0.871249973773956</text:p>
          </table:table-cell>
          <table:table-cell/>
          <table:table-cell table:formula="of:=[.B41]/[.A44]" office:value-type="float" office:value="1.14777621819412" calcext:value-type="float">
            <text:p>1.14777621819412</text:p>
          </table:table-cell>
          <table:table-cell table:number-columns-repeated="1021"/>
        </table:table-row>
        <table:table-row table:style-name="ro1">
          <table:table-cell office:value-type="float" office:value="0.908749997615814" calcext:value-type="float">
            <text:p>0.908749997615814</text:p>
          </table:table-cell>
          <table:table-cell/>
          <table:table-cell table:formula="of:=[.B41]/[.A45]" office:value-type="float" office:value="1.10041265763256" calcext:value-type="float">
            <text:p>1.10041265763256</text:p>
          </table:table-cell>
          <table:table-cell table:number-columns-repeated="1021"/>
        </table:table-row>
        <table:table-row table:style-name="ro1">
          <table:table-cell office:value-type="float" office:value="0.771250009536743" calcext:value-type="float">
            <text:p>0.771250009536743</text:p>
          </table:table-cell>
          <table:table-cell/>
          <table:table-cell table:formula="of:=[.B41]/[.A46]" office:value-type="float" office:value="1.29659641832699" calcext:value-type="float">
            <text:p>1.29659641832699</text:p>
          </table:table-cell>
          <table:table-cell table:number-columns-repeated="1021"/>
        </table:table-row>
        <table:table-row table:style-name="ro1">
          <table:table-cell office:value-type="float" office:value="0.917500019073486" calcext:value-type="float">
            <text:p>0.917500019073486</text:p>
          </table:table-cell>
          <table:table-cell/>
          <table:table-cell table:formula="of:=[.B41]/[.A47]" office:value-type="float" office:value="1.08991823347298" calcext:value-type="float">
            <text:p>1.08991823347298</text:p>
          </table:table-cell>
          <table:table-cell table:number-columns-repeated="1021"/>
        </table:table-row>
        <table:table-row table:style-name="ro1">
          <table:table-cell office:value-type="float" office:value="0.871249973773956" calcext:value-type="float">
            <text:p>0.871249973773956</text:p>
          </table:table-cell>
          <table:table-cell/>
          <table:table-cell table:formula="of:=[.B41]/[.A48]" office:value-type="float" office:value="1.14777621819412" calcext:value-type="float">
            <text:p>1.14777621819412</text:p>
          </table:table-cell>
          <table:table-cell table:number-columns-repeated="1021"/>
        </table:table-row>
        <table:table-row table:style-name="ro1">
          <table:table-cell office:value-type="float" office:value="0.879999995231628" calcext:value-type="float">
            <text:p>0.879999995231628</text:p>
          </table:table-cell>
          <table:table-cell/>
          <table:table-cell table:formula="of:=[.B41]/[.A49]" office:value-type="float" office:value="1.13636364252114" calcext:value-type="float">
            <text:p>1.13636364252114</text:p>
          </table:table-cell>
          <table:table-cell table:number-columns-repeated="1021"/>
        </table:table-row>
        <table:table-row table:style-name="ro1">
          <table:table-cell office:value-type="float" office:value="0.872500002384185" calcext:value-type="float">
            <text:p>0.872500002384185</text:p>
          </table:table-cell>
          <table:table-cell/>
          <table:table-cell table:formula="of:=[.B41]/[.A50]" office:value-type="float" office:value="1.14613180202568" calcext:value-type="float">
            <text:p>1.14613180202568</text:p>
          </table:table-cell>
          <table:table-cell table:number-columns-repeated="1021"/>
        </table:table-row>
        <table:table-row table:style-name="ro1">
          <table:table-cell office:value-type="float" office:value="0.84375" calcext:value-type="float">
            <text:p>0.84375</text:p>
          </table:table-cell>
          <table:table-cell/>
          <table:table-cell table:formula="of:=[.B41]/[.A51]" office:value-type="float" office:value="1.18518518518519" calcext:value-type="float">
            <text:p>1.18518518518519</text:p>
          </table:table-cell>
          <table:table-cell table:number-columns-repeated="1021"/>
        </table:table-row>
        <table:table-row table:style-name="ro1">
          <table:table-cell office:value-type="float" office:value="0.907500028610229" calcext:value-type="float">
            <text:p>0.907500028610229</text:p>
          </table:table-cell>
          <table:table-cell/>
          <table:table-cell table:formula="of:=[.B41]/[.A52]" office:value-type="float" office:value="1.10192833991579" calcext:value-type="float">
            <text:p>1.1019283399157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93750011920929" calcext:value-type="float">
            <text:p>0.893750011920929</text:p>
          </table:table-cell>
          <table:table-cell office:value-type="float" office:value="0.99874997138977" calcext:value-type="float">
            <text:p>0.99874997138977</text:p>
          </table:table-cell>
          <table:table-cell table:formula="of:=[.B54]/[.A54]" office:value-type="float" office:value="1.11748247056598" calcext:value-type="float">
            <text:p>1.11748247056598</text:p>
          </table:table-cell>
          <table:table-cell table:number-columns-repeated="1021"/>
        </table:table-row>
        <table:table-row table:style-name="ro1">
          <table:table-cell office:value-type="float" office:value="0.875" calcext:value-type="float">
            <text:p>0.875</text:p>
          </table:table-cell>
          <table:table-cell/>
          <table:table-cell table:formula="of:=[.B54]/[.A55]" office:value-type="float" office:value="1.14142853873117" calcext:value-type="float">
            <text:p>1.14142853873117</text:p>
          </table:table-cell>
          <table:table-cell table:number-columns-repeated="1021"/>
        </table:table-row>
        <table:table-row table:style-name="ro1">
          <table:table-cell office:value-type="float" office:value="0.817499995231628" calcext:value-type="float">
            <text:p>0.817499995231628</text:p>
          </table:table-cell>
          <table:table-cell/>
          <table:table-cell table:formula="of:=[.B54]/[.A56]" office:value-type="float" office:value="1.22171251035517" calcext:value-type="float">
            <text:p>1.22171251035517</text:p>
          </table:table-cell>
          <table:table-cell table:number-columns-repeated="1021"/>
        </table:table-row>
        <table:table-row table:style-name="ro1">
          <table:table-cell office:value-type="float" office:value="0.848749995231628" calcext:value-type="float">
            <text:p>0.848749995231628</text:p>
          </table:table-cell>
          <table:table-cell/>
          <table:table-cell table:formula="of:=[.B54]/[.A57]" office:value-type="float" office:value="1.17673045891117" calcext:value-type="float">
            <text:p>1.17673045891117</text:p>
          </table:table-cell>
          <table:table-cell table:number-columns-repeated="1021"/>
        </table:table-row>
        <table:table-row table:style-name="ro1">
          <table:table-cell office:value-type="float" office:value="0.8887500166893" calcext:value-type="float">
            <text:p>0.8887500166893</text:p>
          </table:table-cell>
          <table:table-cell/>
          <table:table-cell table:formula="of:=[.B54]/[.A58]" office:value-type="float" office:value="1.12376928566509" calcext:value-type="float">
            <text:p>1.12376928566509</text:p>
          </table:table-cell>
          <table:table-cell table:number-columns-repeated="1021"/>
        </table:table-row>
        <table:table-row table:style-name="ro1">
          <table:table-cell office:value-type="float" office:value="0.822499990463256" calcext:value-type="float">
            <text:p>0.822499990463256</text:p>
          </table:table-cell>
          <table:table-cell/>
          <table:table-cell table:formula="of:=[.B54]/[.A59]" office:value-type="float" office:value="1.21428569358067" calcext:value-type="float">
            <text:p>1.21428569358067</text:p>
          </table:table-cell>
          <table:table-cell table:number-columns-repeated="1021"/>
        </table:table-row>
        <table:table-row table:style-name="ro1">
          <table:table-cell office:value-type="float" office:value="0.921249985694885" calcext:value-type="float">
            <text:p>0.921249985694885</text:p>
          </table:table-cell>
          <table:table-cell/>
          <table:table-cell table:formula="of:=[.B54]/[.A60]" office:value-type="float" office:value="1.08412481617183" calcext:value-type="float">
            <text:p>1.08412481617183</text:p>
          </table:table-cell>
          <table:table-cell table:number-columns-repeated="1021"/>
        </table:table-row>
        <table:table-row table:style-name="ro1">
          <table:table-cell office:value-type="float" office:value="0.90499997138977" calcext:value-type="float">
            <text:p>0.90499997138977</text:p>
          </table:table-cell>
          <table:table-cell/>
          <table:table-cell table:formula="of:=[.B54]/[.A61]" office:value-type="float" office:value="1.10359116349588" calcext:value-type="float">
            <text:p>1.10359116349588</text:p>
          </table:table-cell>
          <table:table-cell table:number-columns-repeated="1021"/>
        </table:table-row>
        <table:table-row table:style-name="ro1">
          <table:table-cell office:value-type="float" office:value="0.889999985694885" calcext:value-type="float">
            <text:p>0.889999985694885</text:p>
          </table:table-cell>
          <table:table-cell/>
          <table:table-cell table:formula="of:=[.B54]/[.A62]" office:value-type="float" office:value="1.12219099712679" calcext:value-type="float">
            <text:p>1.12219099712679</text:p>
          </table:table-cell>
          <table:table-cell table:number-columns-repeated="1021"/>
        </table:table-row>
        <table:table-row table:style-name="ro1">
          <table:table-cell office:value-type="float" office:value="0.908749997615814" calcext:value-type="float">
            <text:p>0.908749997615814</text:p>
          </table:table-cell>
          <table:table-cell/>
          <table:table-cell table:formula="of:=[.B54]/[.A63]" office:value-type="float" office:value="1.09903711032746" calcext:value-type="float">
            <text:p>1.09903711032746</text:p>
          </table:table-cell>
          <table:table-cell table:number-columns-repeated="1021"/>
        </table:table-row>
        <table:table-row table:style-name="ro1">
          <table:table-cell office:value-type="float" office:value="0.853749990463256" calcext:value-type="float">
            <text:p>0.853749990463256</text:p>
          </table:table-cell>
          <table:table-cell/>
          <table:table-cell table:formula="of:=[.B54]/[.A64]" office:value-type="float" office:value="1.16983892538357" calcext:value-type="float">
            <text:p>1.16983892538357</text:p>
          </table:table-cell>
          <table:table-cell table:number-columns-repeated="1021"/>
        </table:table-row>
        <table:table-row table:style-name="ro1">
          <table:table-cell office:value-type="float" office:value="0.911249995231628" calcext:value-type="float">
            <text:p>0.911249995231628</text:p>
          </table:table-cell>
          <table:table-cell/>
          <table:table-cell table:formula="of:=[.B54]/[.A65]" office:value-type="float" office:value="1.09602192221236" calcext:value-type="float">
            <text:p>1.09602192221236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6_reset.C1:b06_reset.C1048576">
            <calcext:condition calcext:apply-style-name="Good" calcext:value="&gt;1" calcext:base-cell-address="b06_reset.C1"/>
          </calcext:conditional-format>
          <calcext:conditional-format calcext:target-range-address="b06_reset.H2:b06_reset.H13">
            <calcext:condition calcext:apply-style-name="Good" calcext:value="&gt;1" calcext:base-cell-address="b06_reset.H2"/>
          </calcext:conditional-format>
        </calcext:conditional-formats>
      </table:table>
      <table:table table:name="b08_reset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859047532081604" calcext:value-type="float">
            <text:p>0.859047532081604</text:p>
          </table:table-cell>
          <table:table-cell office:value-type="float" office:value="0.834285736083984" calcext:value-type="float">
            <text:p>0.834285736083984</text:p>
          </table:table-cell>
          <table:table-cell table:formula="of:=[.B2]/[.A2]" office:value-type="float" office:value="0.971175289989346" calcext:value-type="float">
            <text:p>0.971175289989346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0" table:formula="of:=SUM([.C2];[.C15];[.C28];[.C41];[.C54])/5" office:value-type="float" office:value="0.984838384157825" calcext:value-type="float">
            <text:p>0.984838384157825</text:p>
          </table:table-cell>
          <table:table-cell table:number-columns-repeated="1016"/>
        </table:table-row>
        <table:table-row table:style-name="ro1">
          <table:table-cell office:value-type="float" office:value="0.875238060951232" calcext:value-type="float">
            <text:p>0.875238060951232</text:p>
          </table:table-cell>
          <table:table-cell/>
          <table:table-cell table:formula="of:=[.B2]/[.A3]" office:value-type="float" office:value="0.953210073128287" calcext:value-type="float">
            <text:p>0.953210073128287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0" table:formula="of:=SUM([.C3];[.C16];[.C29];[.C42];[.C55])/5" office:value-type="float" office:value="0.951574504201664" calcext:value-type="float">
            <text:p>0.951574504201664</text:p>
          </table:table-cell>
          <table:table-cell table:number-columns-repeated="1016"/>
        </table:table-row>
        <table:table-row table:style-name="ro1">
          <table:table-cell office:value-type="float" office:value="0.850476145744323" calcext:value-type="float">
            <text:p>0.850476145744323</text:p>
          </table:table-cell>
          <table:table-cell/>
          <table:table-cell table:formula="of:=[.B2]/[.A4]" office:value-type="float" office:value="0.980963123138311" calcext:value-type="float">
            <text:p>0.980963123138311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0" table:formula="of:=SUM([.C4];[.C17];[.C30];[.C43];[.C56])/5" office:value-type="float" office:value="0.971376863286636" calcext:value-type="float">
            <text:p>0.971376863286636</text:p>
          </table:table-cell>
          <table:table-cell table:number-columns-repeated="1016"/>
        </table:table-row>
        <table:table-row table:style-name="ro1">
          <table:table-cell office:value-type="float" office:value="0.866190433502197" calcext:value-type="float">
            <text:p>0.866190433502197</text:p>
          </table:table-cell>
          <table:table-cell/>
          <table:table-cell table:formula="of:=[.B2]/[.A5]" office:value-type="float" office:value="0.963166647674443" calcext:value-type="float">
            <text:p>0.96316664767444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0" table:formula="of:=SUM([.C5];[.C18];[.C31];[.C44];[.C57])/5" office:value-type="float" office:value="0.97670255739291" calcext:value-type="float">
            <text:p>0.97670255739291</text:p>
          </table:table-cell>
          <table:table-cell table:number-columns-repeated="1016"/>
        </table:table-row>
        <table:table-row table:style-name="ro1">
          <table:table-cell office:value-type="float" office:value="0.871904730796814" calcext:value-type="float">
            <text:p>0.871904730796814</text:p>
          </table:table-cell>
          <table:table-cell/>
          <table:table-cell table:formula="of:=[.B2]/[.A6]" office:value-type="float" office:value="0.956854237184318" calcext:value-type="float">
            <text:p>0.95685423718431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0" table:formula="of:=SUM([.C6];[.C19];[.C32];[.C45];[.C58])/5" office:value-type="float" office:value="0.964530779883075" calcext:value-type="float">
            <text:p>0.964530779883075</text:p>
          </table:table-cell>
          <table:table-cell table:number-columns-repeated="1016"/>
        </table:table-row>
        <table:table-row table:style-name="ro1">
          <table:table-cell office:value-type="float" office:value="0.890476167201995" calcext:value-type="float">
            <text:p>0.890476167201995</text:p>
          </table:table-cell>
          <table:table-cell/>
          <table:table-cell table:formula="of:=[.B2]/[.A7]" office:value-type="float" office:value="0.93689844468879" calcext:value-type="float">
            <text:p>0.9368984446887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0" table:formula="of:=SUM([.C7];[.C20];[.C33];[.C46];[.C59])/5" office:value-type="float" office:value="0.933572081082716" calcext:value-type="float">
            <text:p>0.933572081082716</text:p>
          </table:table-cell>
          <table:table-cell table:number-columns-repeated="1016"/>
        </table:table-row>
        <table:table-row table:style-name="ro1">
          <table:table-cell office:value-type="float" office:value="0.873809456825256" calcext:value-type="float">
            <text:p>0.873809456825256</text:p>
          </table:table-cell>
          <table:table-cell/>
          <table:table-cell table:formula="of:=[.B2]/[.A8]" office:value-type="float" office:value="0.954768490507221" calcext:value-type="float">
            <text:p>0.95476849050722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0" table:formula="of:=SUM([.C8];[.C21];[.C34];[.C47];[.C60])/5" office:value-type="float" office:value="0.95639633062837" calcext:value-type="float">
            <text:p>0.95639633062837</text:p>
          </table:table-cell>
          <table:table-cell table:number-columns-repeated="1016"/>
        </table:table-row>
        <table:table-row table:style-name="ro1">
          <table:table-cell office:value-type="float" office:value="0.91095232963562" calcext:value-type="float">
            <text:p>0.91095232963562</text:p>
          </table:table-cell>
          <table:table-cell/>
          <table:table-cell table:formula="of:=[.B2]/[.A9]" office:value-type="float" office:value="0.915839071861968" calcext:value-type="float">
            <text:p>0.915839071861968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0" table:formula="of:=SUM([.C9];[.C22];[.C35];[.C48];[.C61])/5" office:value-type="float" office:value="0.930700892187673" calcext:value-type="float">
            <text:p>0.930700892187673</text:p>
          </table:table-cell>
          <table:table-cell table:number-columns-repeated="1016"/>
        </table:table-row>
        <table:table-row table:style-name="ro1">
          <table:table-cell office:value-type="float" office:value="0.879999995231628" calcext:value-type="float">
            <text:p>0.879999995231628</text:p>
          </table:table-cell>
          <table:table-cell/>
          <table:table-cell table:formula="of:=[.B2]/[.A10]" office:value-type="float" office:value="0.948051977959828" calcext:value-type="float">
            <text:p>0.94805197795982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0" table:formula="of:=SUM([.C10];[.C23];[.C36];[.C49];[.C62])/5" office:value-type="float" office:value="0.953857757171942" calcext:value-type="float">
            <text:p>0.953857757171942</text:p>
          </table:table-cell>
          <table:table-cell table:number-columns-repeated="1016"/>
        </table:table-row>
        <table:table-row table:style-name="ro1">
          <table:table-cell office:value-type="float" office:value="0.873333215713501" calcext:value-type="float">
            <text:p>0.873333215713501</text:p>
          </table:table-cell>
          <table:table-cell/>
          <table:table-cell table:formula="of:=[.B2]/[.A11]" office:value-type="float" office:value="0.955289139440762" calcext:value-type="float">
            <text:p>0.955289139440762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0" table:formula="of:=SUM([.C11];[.C24];[.C37];[.C50];[.C63])/5" office:value-type="float" office:value="0.964199862020741" calcext:value-type="float">
            <text:p>0.964199862020741</text:p>
          </table:table-cell>
          <table:table-cell table:number-columns-repeated="1016"/>
        </table:table-row>
        <table:table-row table:style-name="ro1">
          <table:table-cell office:value-type="float" office:value="0.879523754119873" calcext:value-type="float">
            <text:p>0.879523754119873</text:p>
          </table:table-cell>
          <table:table-cell/>
          <table:table-cell table:formula="of:=[.B2]/[.A12]" office:value-type="float" office:value="0.948565325468488" calcext:value-type="float">
            <text:p>0.94856532546848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0" table:formula="of:=SUM([.C12];[.C25];[.C38];[.C51];[.C64])/5" office:value-type="float" office:value="0.963574619751362" calcext:value-type="float">
            <text:p>0.963574619751362</text:p>
          </table:table-cell>
          <table:table-cell table:number-columns-repeated="1016"/>
        </table:table-row>
        <table:table-row table:style-name="ro1">
          <table:table-cell office:value-type="float" office:value="0.797142803668975" calcext:value-type="float">
            <text:p>0.797142803668975</text:p>
          </table:table-cell>
          <table:table-cell/>
          <table:table-cell table:formula="of:=[.B2]/[.A13]" office:value-type="float" office:value="1.04659507963197" calcext:value-type="float">
            <text:p>1.04659507963197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0" table:formula="of:=SUM([.C13];[.C26];[.C39];[.C52];[.C65])/5" office:value-type="float" office:value="1.01497366434853" calcext:value-type="float">
            <text:p>1.0149736643485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44285607337951" calcext:value-type="float">
            <text:p>0.844285607337951</text:p>
          </table:table-cell>
          <table:table-cell office:value-type="float" office:value="0.846190392971038" calcext:value-type="float">
            <text:p>0.846190392971038</text:p>
          </table:table-cell>
          <table:table-cell table:formula="of:=[.B15]/[.A15]" office:value-type="float" office:value="1.00225609156017" calcext:value-type="float">
            <text:p>1.00225609156017</text:p>
          </table:table-cell>
          <table:table-cell table:number-columns-repeated="1021"/>
        </table:table-row>
        <table:table-row table:style-name="ro1">
          <table:table-cell office:value-type="float" office:value="0.882380902767181" calcext:value-type="float">
            <text:p>0.882380902767181</text:p>
          </table:table-cell>
          <table:table-cell/>
          <table:table-cell table:formula="of:=[.B15]/[.A16]" office:value-type="float" office:value="0.958985388642651" calcext:value-type="float">
            <text:p>0.958985388642651</text:p>
          </table:table-cell>
          <table:table-cell table:number-columns-repeated="1021"/>
        </table:table-row>
        <table:table-row table:style-name="ro1">
          <table:table-cell office:value-type="float" office:value="0.865714192390441" calcext:value-type="float">
            <text:p>0.865714192390441</text:p>
          </table:table-cell>
          <table:table-cell/>
          <table:table-cell table:formula="of:=[.B15]/[.A17]" office:value-type="float" office:value="0.977447754015106" calcext:value-type="float">
            <text:p>0.977447754015106</text:p>
          </table:table-cell>
          <table:table-cell table:number-columns-repeated="1021"/>
        </table:table-row>
        <table:table-row table:style-name="ro1">
          <table:table-cell office:value-type="float" office:value="0.854285597801208" calcext:value-type="float">
            <text:p>0.854285597801208</text:p>
          </table:table-cell>
          <table:table-cell/>
          <table:table-cell table:formula="of:=[.B15]/[.A18]" office:value-type="float" office:value="0.9905240064318" calcext:value-type="float">
            <text:p>0.9905240064318</text:p>
          </table:table-cell>
          <table:table-cell table:number-columns-repeated="1021"/>
        </table:table-row>
        <table:table-row table:style-name="ro1">
          <table:table-cell office:value-type="float" office:value="0.865714251995086" calcext:value-type="float">
            <text:p>0.865714251995086</text:p>
          </table:table-cell>
          <table:table-cell/>
          <table:table-cell table:formula="of:=[.B15]/[.A19]" office:value-type="float" office:value="0.977447686717581" calcext:value-type="float">
            <text:p>0.977447686717581</text:p>
          </table:table-cell>
          <table:table-cell table:number-columns-repeated="1021"/>
        </table:table-row>
        <table:table-row table:style-name="ro1">
          <table:table-cell office:value-type="float" office:value="0.889523684978485" calcext:value-type="float">
            <text:p>0.889523684978485</text:p>
          </table:table-cell>
          <table:table-cell/>
          <table:table-cell table:formula="of:=[.B15]/[.A20]" office:value-type="float" office:value="0.951284836211534" calcext:value-type="float">
            <text:p>0.951284836211534</text:p>
          </table:table-cell>
          <table:table-cell table:number-columns-repeated="1021"/>
        </table:table-row>
        <table:table-row table:style-name="ro1">
          <table:table-cell office:value-type="float" office:value="0.874285519123077" calcext:value-type="float">
            <text:p>0.874285519123077</text:p>
          </table:table-cell>
          <table:table-cell/>
          <table:table-cell table:formula="of:=[.B15]/[.A21]" office:value-type="float" office:value="0.967865044613551" calcext:value-type="float">
            <text:p>0.967865044613551</text:p>
          </table:table-cell>
          <table:table-cell table:number-columns-repeated="1021"/>
        </table:table-row>
        <table:table-row table:style-name="ro1">
          <table:table-cell office:value-type="float" office:value="0.898095250129699" calcext:value-type="float">
            <text:p>0.898095250129699</text:p>
          </table:table-cell>
          <table:table-cell/>
          <table:table-cell table:formula="of:=[.B15]/[.A22]" office:value-type="float" office:value="0.942205621117398" calcext:value-type="float">
            <text:p>0.942205621117398</text:p>
          </table:table-cell>
          <table:table-cell table:number-columns-repeated="1021"/>
        </table:table-row>
        <table:table-row table:style-name="ro1">
          <table:table-cell office:value-type="float" office:value="0.879047572612762" calcext:value-type="float">
            <text:p>0.879047572612762</text:p>
          </table:table-cell>
          <table:table-cell/>
          <table:table-cell table:formula="of:=[.B15]/[.A23]" office:value-type="float" office:value="0.962621841336683" calcext:value-type="float">
            <text:p>0.962621841336683</text:p>
          </table:table-cell>
          <table:table-cell table:number-columns-repeated="1021"/>
        </table:table-row>
        <table:table-row table:style-name="ro1">
          <table:table-cell office:value-type="float" office:value="0.877142786979675" calcext:value-type="float">
            <text:p>0.877142786979675</text:p>
          </table:table-cell>
          <table:table-cell/>
          <table:table-cell table:formula="of:=[.B15]/[.A24]" office:value-type="float" office:value="0.96471225156486" calcext:value-type="float">
            <text:p>0.96471225156486</text:p>
          </table:table-cell>
          <table:table-cell table:number-columns-repeated="1021"/>
        </table:table-row>
        <table:table-row table:style-name="ro1">
          <table:table-cell office:value-type="float" office:value="0.881904780864715" calcext:value-type="float">
            <text:p>0.881904780864715</text:p>
          </table:table-cell>
          <table:table-cell/>
          <table:table-cell table:formula="of:=[.B15]/[.A25]" office:value-type="float" office:value="0.959503124749297" calcext:value-type="float">
            <text:p>0.959503124749297</text:p>
          </table:table-cell>
          <table:table-cell table:number-columns-repeated="1021"/>
        </table:table-row>
        <table:table-row table:style-name="ro1">
          <table:table-cell office:value-type="float" office:value="0.843333303928375" calcext:value-type="float">
            <text:p>0.843333303928375</text:p>
          </table:table-cell>
          <table:table-cell/>
          <table:table-cell table:formula="of:=[.B15]/[.A26]" office:value-type="float" office:value="1.00338785273788" calcext:value-type="float">
            <text:p>1.003387852737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51428508758544" calcext:value-type="float">
            <text:p>0.851428508758544</text:p>
          </table:table-cell>
          <table:table-cell office:value-type="float" office:value="0.833809494972229" calcext:value-type="float">
            <text:p>0.833809494972229</text:p>
          </table:table-cell>
          <table:table-cell table:formula="of:=[.B28]/[.A28]" office:value-type="float" office:value="0.979306525909022" calcext:value-type="float">
            <text:p>0.979306525909022</text:p>
          </table:table-cell>
          <table:table-cell table:number-columns-repeated="1021"/>
        </table:table-row>
        <table:table-row table:style-name="ro1">
          <table:table-cell office:value-type="float" office:value="0.878571331501007" calcext:value-type="float">
            <text:p>0.878571331501007</text:p>
          </table:table-cell>
          <table:table-cell/>
          <table:table-cell table:formula="of:=[.B28]/[.A29]" office:value-type="float" office:value="0.949051562549504" calcext:value-type="float">
            <text:p>0.949051562549504</text:p>
          </table:table-cell>
          <table:table-cell table:number-columns-repeated="1021"/>
        </table:table-row>
        <table:table-row table:style-name="ro1">
          <table:table-cell office:value-type="float" office:value="0.873809456825256" calcext:value-type="float">
            <text:p>0.873809456825256</text:p>
          </table:table-cell>
          <table:table-cell/>
          <table:table-cell table:formula="of:=[.B28]/[.A30]" office:value-type="float" office:value="0.954223473389318" calcext:value-type="float">
            <text:p>0.954223473389318</text:p>
          </table:table-cell>
          <table:table-cell table:number-columns-repeated="1021"/>
        </table:table-row>
        <table:table-row table:style-name="ro1">
          <table:table-cell office:value-type="float" office:value="0.866666615009307" calcext:value-type="float">
            <text:p>0.866666615009307</text:p>
          </table:table-cell>
          <table:table-cell/>
          <table:table-cell table:formula="of:=[.B28]/[.A31]" office:value-type="float" office:value="0.962087936159021" calcext:value-type="float">
            <text:p>0.962087936159021</text:p>
          </table:table-cell>
          <table:table-cell table:number-columns-repeated="1021"/>
        </table:table-row>
        <table:table-row table:style-name="ro1">
          <table:table-cell office:value-type="float" office:value="0.860952377319335" calcext:value-type="float">
            <text:p>0.860952377319335</text:p>
          </table:table-cell>
          <table:table-cell/>
          <table:table-cell table:formula="of:=[.B28]/[.A32]" office:value-type="float" office:value="0.968473421919551" calcext:value-type="float">
            <text:p>0.968473421919551</text:p>
          </table:table-cell>
          <table:table-cell table:number-columns-repeated="1021"/>
        </table:table-row>
        <table:table-row table:style-name="ro1">
          <table:table-cell office:value-type="float" office:value="0.897618949413299" calcext:value-type="float">
            <text:p>0.897618949413299</text:p>
          </table:table-cell>
          <table:table-cell/>
          <table:table-cell table:formula="of:=[.B28]/[.A33]" office:value-type="float" office:value="0.928912536346545" calcext:value-type="float">
            <text:p>0.928912536346545</text:p>
          </table:table-cell>
          <table:table-cell table:number-columns-repeated="1021"/>
        </table:table-row>
        <table:table-row table:style-name="ro1">
          <table:table-cell office:value-type="float" office:value="0.870476126670837" calcext:value-type="float">
            <text:p>0.870476126670837</text:p>
          </table:table-cell>
          <table:table-cell/>
          <table:table-cell table:formula="of:=[.B28]/[.A34]" office:value-type="float" office:value="0.957877498790414" calcext:value-type="float">
            <text:p>0.957877498790414</text:p>
          </table:table-cell>
          <table:table-cell table:number-columns-repeated="1021"/>
        </table:table-row>
        <table:table-row table:style-name="ro1">
          <table:table-cell office:value-type="float" office:value="0.903809487819671" calcext:value-type="float">
            <text:p>0.903809487819671</text:p>
          </table:table-cell>
          <table:table-cell/>
          <table:table-cell table:formula="of:=[.B28]/[.A35]" office:value-type="float" office:value="0.922550057516758" calcext:value-type="float">
            <text:p>0.922550057516758</text:p>
          </table:table-cell>
          <table:table-cell table:number-columns-repeated="1021"/>
        </table:table-row>
        <table:table-row table:style-name="ro1">
          <table:table-cell office:value-type="float" office:value="0.876190483570098" calcext:value-type="float">
            <text:p>0.876190483570098</text:p>
          </table:table-cell>
          <table:table-cell/>
          <table:table-cell table:formula="of:=[.B28]/[.A36]" office:value-type="float" office:value="0.951630393855472" calcext:value-type="float">
            <text:p>0.951630393855472</text:p>
          </table:table-cell>
          <table:table-cell table:number-columns-repeated="1021"/>
        </table:table-row>
        <table:table-row table:style-name="ro1">
          <table:table-cell office:value-type="float" office:value="0.862380921840667" calcext:value-type="float">
            <text:p>0.862380921840667</text:p>
          </table:table-cell>
          <table:table-cell/>
          <table:table-cell table:formula="of:=[.B28]/[.A37]" office:value-type="float" office:value="0.96686913387711" calcext:value-type="float">
            <text:p>0.96686913387711</text:p>
          </table:table-cell>
          <table:table-cell table:number-columns-repeated="1021"/>
        </table:table-row>
        <table:table-row table:style-name="ro1">
          <table:table-cell office:value-type="float" office:value="0.85999983549118" calcext:value-type="float">
            <text:p>0.85999983549118</text:p>
          </table:table-cell>
          <table:table-cell/>
          <table:table-cell table:formula="of:=[.B28]/[.A38]" office:value-type="float" office:value="0.969546109850135" calcext:value-type="float">
            <text:p>0.969546109850135</text:p>
          </table:table-cell>
          <table:table-cell table:number-columns-repeated="1021"/>
        </table:table-row>
        <table:table-row table:style-name="ro1">
          <table:table-cell office:value-type="float" office:value="0.819999992847442" calcext:value-type="float">
            <text:p>0.819999992847442</text:p>
          </table:table-cell>
          <table:table-cell/>
          <table:table-cell table:formula="of:=[.B28]/[.A39]" office:value-type="float" office:value="1.01684085639664" calcext:value-type="float">
            <text:p>1.016840856396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50476086139679" calcext:value-type="float">
            <text:p>0.850476086139679</text:p>
          </table:table-cell>
          <table:table-cell office:value-type="float" office:value="0.840476095676422" calcext:value-type="float">
            <text:p>0.840476095676422</text:p>
          </table:table-cell>
          <table:table-cell table:formula="of:=[.B41]/[.A41]" office:value-type="float" office:value="0.988241891069922" calcext:value-type="float">
            <text:p>0.988241891069922</text:p>
          </table:table-cell>
          <table:table-cell table:number-columns-repeated="1021"/>
        </table:table-row>
        <table:table-row table:style-name="ro1">
          <table:table-cell office:value-type="float" office:value="0.882380902767181" calcext:value-type="float">
            <text:p>0.882380902767181</text:p>
          </table:table-cell>
          <table:table-cell/>
          <table:table-cell table:formula="of:=[.B41]/[.A42]" office:value-type="float" office:value="0.952509390265197" calcext:value-type="float">
            <text:p>0.952509390265197</text:p>
          </table:table-cell>
          <table:table-cell table:number-columns-repeated="1021"/>
        </table:table-row>
        <table:table-row table:style-name="ro1">
          <table:table-cell office:value-type="float" office:value="0.861904740333557" calcext:value-type="float">
            <text:p>0.861904740333557</text:p>
          </table:table-cell>
          <table:table-cell/>
          <table:table-cell table:formula="of:=[.B41]/[.A43]" office:value-type="float" office:value="0.975138035963415" calcext:value-type="float">
            <text:p>0.975138035963415</text:p>
          </table:table-cell>
          <table:table-cell table:number-columns-repeated="1021"/>
        </table:table-row>
        <table:table-row table:style-name="ro1">
          <table:table-cell office:value-type="float" office:value="0.846190333366394" calcext:value-type="float">
            <text:p>0.846190333366394</text:p>
          </table:table-cell>
          <table:table-cell/>
          <table:table-cell table:formula="of:=[.B41]/[.A44]" office:value-type="float" office:value="0.993247101196206" calcext:value-type="float">
            <text:p>0.993247101196206</text:p>
          </table:table-cell>
          <table:table-cell table:number-columns-repeated="1021"/>
        </table:table-row>
        <table:table-row table:style-name="ro1">
          <table:table-cell office:value-type="float" office:value="0.872380971908569" calcext:value-type="float">
            <text:p>0.872380971908569</text:p>
          </table:table-cell>
          <table:table-cell/>
          <table:table-cell table:formula="of:=[.B41]/[.A45]" office:value-type="float" office:value="0.963427817364762" calcext:value-type="float">
            <text:p>0.963427817364762</text:p>
          </table:table-cell>
          <table:table-cell table:number-columns-repeated="1021"/>
        </table:table-row>
        <table:table-row table:style-name="ro1">
          <table:table-cell office:value-type="float" office:value="0.905714273452758" calcext:value-type="float">
            <text:p>0.905714273452758</text:p>
          </table:table-cell>
          <table:table-cell/>
          <table:table-cell table:formula="of:=[.B41]/[.A46]" office:value-type="float" office:value="0.927970465202414" calcext:value-type="float">
            <text:p>0.927970465202414</text:p>
          </table:table-cell>
          <table:table-cell table:number-columns-repeated="1021"/>
        </table:table-row>
        <table:table-row table:style-name="ro1">
          <table:table-cell office:value-type="float" office:value="0.872857153415679" calcext:value-type="float">
            <text:p>0.872857153415679</text:p>
          </table:table-cell>
          <table:table-cell/>
          <table:table-cell table:formula="of:=[.B41]/[.A47]" office:value-type="float" office:value="0.962902225624728" calcext:value-type="float">
            <text:p>0.962902225624728</text:p>
          </table:table-cell>
          <table:table-cell table:number-columns-repeated="1021"/>
        </table:table-row>
        <table:table-row table:style-name="ro1">
          <table:table-cell office:value-type="float" office:value="0.898095190525054" calcext:value-type="float">
            <text:p>0.898095190525054</text:p>
          </table:table-cell>
          <table:table-cell/>
          <table:table-cell table:formula="of:=[.B41]/[.A48]" office:value-type="float" office:value="0.935842998095841" calcext:value-type="float">
            <text:p>0.935842998095841</text:p>
          </table:table-cell>
          <table:table-cell table:number-columns-repeated="1021"/>
        </table:table-row>
        <table:table-row table:style-name="ro1">
          <table:table-cell office:value-type="float" office:value="0.873809516429901" calcext:value-type="float">
            <text:p>0.873809516429901</text:p>
          </table:table-cell>
          <table:table-cell/>
          <table:table-cell table:formula="of:=[.B41]/[.A49]" office:value-type="float" office:value="0.961852760668402" calcext:value-type="float">
            <text:p>0.961852760668402</text:p>
          </table:table-cell>
          <table:table-cell table:number-columns-repeated="1021"/>
        </table:table-row>
        <table:table-row table:style-name="ro1">
          <table:table-cell office:value-type="float" office:value="0.86476182937622" calcext:value-type="float">
            <text:p>0.86476182937622</text:p>
          </table:table-cell>
          <table:table-cell/>
          <table:table-cell table:formula="of:=[.B41]/[.A50]" office:value-type="float" office:value="0.971916274661064" calcext:value-type="float">
            <text:p>0.971916274661064</text:p>
          </table:table-cell>
          <table:table-cell table:number-columns-repeated="1021"/>
        </table:table-row>
        <table:table-row table:style-name="ro1">
          <table:table-cell office:value-type="float" office:value="0.854761898517608" calcext:value-type="float">
            <text:p>0.854761898517608</text:p>
          </table:table-cell>
          <table:table-cell/>
          <table:table-cell table:formula="of:=[.B41]/[.A51]" office:value-type="float" office:value="0.983286804353398" calcext:value-type="float">
            <text:p>0.983286804353398</text:p>
          </table:table-cell>
          <table:table-cell table:number-columns-repeated="1021"/>
        </table:table-row>
        <table:table-row table:style-name="ro1">
          <table:table-cell office:value-type="float" office:value="0.840952277183532" calcext:value-type="float">
            <text:p>0.840952277183532</text:p>
          </table:table-cell>
          <table:table-cell/>
          <table:table-cell table:formula="of:=[.B41]/[.A52]" office:value-type="float" office:value="0.999433759179885" calcext:value-type="float">
            <text:p>0.99943375917988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50952327251434" calcext:value-type="float">
            <text:p>0.850952327251434</text:p>
          </table:table-cell>
          <table:table-cell office:value-type="float" office:value="0.836666643619537" calcext:value-type="float">
            <text:p>0.836666643619537</text:p>
          </table:table-cell>
          <table:table-cell table:formula="of:=[.B54]/[.A54]" office:value-type="float" office:value="0.983212122260668" calcext:value-type="float">
            <text:p>0.983212122260668</text:p>
          </table:table-cell>
          <table:table-cell table:number-columns-repeated="1021"/>
        </table:table-row>
        <table:table-row table:style-name="ro1">
          <table:table-cell office:value-type="float" office:value="0.88619041442871" calcext:value-type="float">
            <text:p>0.88619041442871</text:p>
          </table:table-cell>
          <table:table-cell/>
          <table:table-cell table:formula="of:=[.B54]/[.A55]" office:value-type="float" office:value="0.944116106422682" calcext:value-type="float">
            <text:p>0.944116106422682</text:p>
          </table:table-cell>
          <table:table-cell table:number-columns-repeated="1021"/>
        </table:table-row>
        <table:table-row table:style-name="ro1">
          <table:table-cell office:value-type="float" office:value="0.863333344459533" calcext:value-type="float">
            <text:p>0.863333344459533</text:p>
          </table:table-cell>
          <table:table-cell/>
          <table:table-cell table:formula="of:=[.B54]/[.A56]" office:value-type="float" office:value="0.969111929927032" calcext:value-type="float">
            <text:p>0.969111929927032</text:p>
          </table:table-cell>
          <table:table-cell table:number-columns-repeated="1021"/>
        </table:table-row>
        <table:table-row table:style-name="ro1">
          <table:table-cell office:value-type="float" office:value="0.858571290969848" calcext:value-type="float">
            <text:p>0.858571290969848</text:p>
          </table:table-cell>
          <table:table-cell/>
          <table:table-cell table:formula="of:=[.B54]/[.A57]" office:value-type="float" office:value="0.97448709550308" calcext:value-type="float">
            <text:p>0.97448709550308</text:p>
          </table:table-cell>
          <table:table-cell table:number-columns-repeated="1021"/>
        </table:table-row>
        <table:table-row table:style-name="ro1">
          <table:table-cell office:value-type="float" office:value="0.874761879444122" calcext:value-type="float">
            <text:p>0.874761879444122</text:p>
          </table:table-cell>
          <table:table-cell/>
          <table:table-cell table:formula="of:=[.B54]/[.A58]" office:value-type="float" office:value="0.956450736229163" calcext:value-type="float">
            <text:p>0.956450736229163</text:p>
          </table:table-cell>
          <table:table-cell table:number-columns-repeated="1021"/>
        </table:table-row>
        <table:table-row table:style-name="ro1">
          <table:table-cell office:value-type="float" office:value="0.90666663646698" calcext:value-type="float">
            <text:p>0.90666663646698</text:p>
          </table:table-cell>
          <table:table-cell/>
          <table:table-cell table:formula="of:=[.B54]/[.A59]" office:value-type="float" office:value="0.922794122964298" calcext:value-type="float">
            <text:p>0.922794122964298</text:p>
          </table:table-cell>
          <table:table-cell table:number-columns-repeated="1021"/>
        </table:table-row>
        <table:table-row table:style-name="ro1">
          <table:table-cell office:value-type="float" office:value="0.891428530216217" calcext:value-type="float">
            <text:p>0.891428530216217</text:p>
          </table:table-cell>
          <table:table-cell/>
          <table:table-cell table:formula="of:=[.B54]/[.A60]" office:value-type="float" office:value="0.938568393605938" calcext:value-type="float">
            <text:p>0.938568393605938</text:p>
          </table:table-cell>
          <table:table-cell table:number-columns-repeated="1021"/>
        </table:table-row>
        <table:table-row table:style-name="ro1">
          <table:table-cell office:value-type="float" office:value="0.892857074737548" calcext:value-type="float">
            <text:p>0.892857074737548</text:p>
          </table:table-cell>
          <table:table-cell/>
          <table:table-cell table:formula="of:=[.B54]/[.A61]" office:value-type="float" office:value="0.937066712346399" calcext:value-type="float">
            <text:p>0.937066712346399</text:p>
          </table:table-cell>
          <table:table-cell table:number-columns-repeated="1021"/>
        </table:table-row>
        <table:table-row table:style-name="ro1">
          <table:table-cell office:value-type="float" office:value="0.885238051414489" calcext:value-type="float">
            <text:p>0.885238051414489</text:p>
          </table:table-cell>
          <table:table-cell/>
          <table:table-cell table:formula="of:=[.B54]/[.A62]" office:value-type="float" office:value="0.945131812039325" calcext:value-type="float">
            <text:p>0.945131812039325</text:p>
          </table:table-cell>
          <table:table-cell table:number-columns-repeated="1021"/>
        </table:table-row>
        <table:table-row table:style-name="ro1">
          <table:table-cell office:value-type="float" office:value="0.869523763656616" calcext:value-type="float">
            <text:p>0.869523763656616</text:p>
          </table:table-cell>
          <table:table-cell/>
          <table:table-cell table:formula="of:=[.B54]/[.A63]" office:value-type="float" office:value="0.962212510559913" calcext:value-type="float">
            <text:p>0.962212510559913</text:p>
          </table:table-cell>
          <table:table-cell table:number-columns-repeated="1021"/>
        </table:table-row>
        <table:table-row table:style-name="ro1">
          <table:table-cell office:value-type="float" office:value="0.874285638332366" calcext:value-type="float">
            <text:p>0.874285638332366</text:p>
          </table:table-cell>
          <table:table-cell/>
          <table:table-cell table:formula="of:=[.B54]/[.A64]" office:value-type="float" office:value="0.956971734335492" calcext:value-type="float">
            <text:p>0.956971734335492</text:p>
          </table:table-cell>
          <table:table-cell table:number-columns-repeated="1021"/>
        </table:table-row>
        <table:table-row table:style-name="ro1">
          <table:table-cell office:value-type="float" office:value="0.829523801803588" calcext:value-type="float">
            <text:p>0.829523801803588</text:p>
          </table:table-cell>
          <table:table-cell/>
          <table:table-cell table:formula="of:=[.B54]/[.A65]" office:value-type="float" office:value="1.00861077379627" calcext:value-type="float">
            <text:p>1.00861077379627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08_reset.C1:b08_reset.C1048576">
            <calcext:condition calcext:apply-style-name="Good" calcext:value="&gt;1" calcext:base-cell-address="b08_reset.C1"/>
          </calcext:conditional-format>
          <calcext:conditional-format calcext:target-range-address="b08_reset.H2:b08_reset.H13">
            <calcext:condition calcext:apply-style-name="Good" calcext:value="&gt;1" calcext:base-cell-address="b08_reset.H2"/>
          </calcext:conditional-format>
        </calcext:conditional-formats>
      </table:table>
      <table:table table:name="b9_reset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544285655021667" calcext:value-type="float">
            <text:p>0.544285655021667</text:p>
          </table:table-cell>
          <table:table-cell office:value-type="float" office:value="0.61857134103775" calcext:value-type="float">
            <text:p>0.61857134103775</text:p>
          </table:table-cell>
          <table:table-cell table:formula="of:=[.B2]/[.A2]" office:value-type="float" office:value="1.13648290255441" calcext:value-type="float">
            <text:p>1.13648290255441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3" table:formula="of:=SUM([.C2];[.C15];[.C28];[.C41];[.C54])/5" office:value-type="float" office:value="1.15789054580547" calcext:value-type="float">
            <text:p>1.15789054580547</text:p>
          </table:table-cell>
          <table:table-cell table:number-columns-repeated="1016"/>
        </table:table-row>
        <table:table-row table:style-name="ro1">
          <table:table-cell office:value-type="float" office:value="0.647857129573822" calcext:value-type="float">
            <text:p>0.647857129573822</text:p>
          </table:table-cell>
          <table:table-cell/>
          <table:table-cell table:formula="of:=[.B2]/[.A3]" office:value-type="float" office:value="0.954795915335011" calcext:value-type="float">
            <text:p>0.954795915335011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3" table:formula="of:=SUM([.C3];[.C16];[.C29];[.C42];[.C55])/5" office:value-type="float" office:value="0.971185638426697" calcext:value-type="float">
            <text:p>0.971185638426697</text:p>
          </table:table-cell>
          <table:table-cell table:number-columns-repeated="1016"/>
        </table:table-row>
        <table:table-row table:style-name="ro1">
          <table:table-cell office:value-type="float" office:value="0.632499933242797" calcext:value-type="float">
            <text:p>0.632499933242797</text:p>
          </table:table-cell>
          <table:table-cell/>
          <table:table-cell table:formula="of:=[.B2]/[.A4]" office:value-type="float" office:value="0.977978508023494" calcext:value-type="float">
            <text:p>0.97797850802349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3" table:formula="of:=SUM([.C4];[.C17];[.C30];[.C43];[.C56])/5" office:value-type="float" office:value="0.971414920104696" calcext:value-type="float">
            <text:p>0.971414920104696</text:p>
          </table:table-cell>
          <table:table-cell table:number-columns-repeated="1016"/>
        </table:table-row>
        <table:table-row table:style-name="ro1">
          <table:table-cell office:value-type="float" office:value="0.720357179641723" calcext:value-type="float">
            <text:p>0.720357179641723</text:p>
          </table:table-cell>
          <table:table-cell/>
          <table:table-cell table:formula="of:=[.B2]/[.A5]" office:value-type="float" office:value="0.85870087578693" calcext:value-type="float">
            <text:p>0.8587008757869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3" table:formula="of:=SUM([.C5];[.C18];[.C31];[.C44];[.C57])/5" office:value-type="float" office:value="0.875238334801833" calcext:value-type="float">
            <text:p>0.875238334801833</text:p>
          </table:table-cell>
          <table:table-cell table:number-columns-repeated="1016"/>
        </table:table-row>
        <table:table-row table:style-name="ro1">
          <table:table-cell office:value-type="float" office:value="0.656428575515747" calcext:value-type="float">
            <text:p>0.656428575515747</text:p>
          </table:table-cell>
          <table:table-cell/>
          <table:table-cell table:formula="of:=[.B2]/[.A6]" office:value-type="float" office:value="0.942328478847447" calcext:value-type="float">
            <text:p>0.94232847884744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3" table:formula="of:=SUM([.C6];[.C19];[.C32];[.C45];[.C58])/5" office:value-type="float" office:value="0.957257461195614" calcext:value-type="float">
            <text:p>0.957257461195614</text:p>
          </table:table-cell>
          <table:table-cell table:number-columns-repeated="1016"/>
        </table:table-row>
        <table:table-row table:style-name="ro1">
          <table:table-cell office:value-type="float" office:value="0.629642844200134" calcext:value-type="float">
            <text:p>0.629642844200134</text:p>
          </table:table-cell>
          <table:table-cell/>
          <table:table-cell table:formula="of:=[.B2]/[.A7]" office:value-type="float" office:value="0.982416216964319" calcext:value-type="float">
            <text:p>0.98241621696431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3" table:formula="of:=SUM([.C7];[.C20];[.C33];[.C46];[.C59])/5" office:value-type="float" office:value="0.995167475444869" calcext:value-type="float">
            <text:p>0.995167475444869</text:p>
          </table:table-cell>
          <table:table-cell table:number-columns-repeated="1016"/>
        </table:table-row>
        <table:table-row table:style-name="ro1">
          <table:table-cell office:value-type="float" office:value="0.667142927646637" calcext:value-type="float">
            <text:p>0.667142927646637</text:p>
          </table:table-cell>
          <table:table-cell/>
          <table:table-cell table:formula="of:=[.B2]/[.A8]" office:value-type="float" office:value="0.927194631620807" calcext:value-type="float">
            <text:p>0.92719463162080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3" table:formula="of:=SUM([.C8];[.C21];[.C34];[.C47];[.C60])/5" office:value-type="float" office:value="0.937616012952345" calcext:value-type="float">
            <text:p>0.937616012952345</text:p>
          </table:table-cell>
          <table:table-cell table:number-columns-repeated="1016"/>
        </table:table-row>
        <table:table-row table:style-name="ro1">
          <table:table-cell office:value-type="float" office:value="0.562499940395355" calcext:value-type="float">
            <text:p>0.562499940395355</text:p>
          </table:table-cell>
          <table:table-cell/>
          <table:table-cell table:formula="of:=[.B2]/[.A9]" office:value-type="float" office:value="1.09968250059366" calcext:value-type="float">
            <text:p>1.09968250059366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3" table:formula="of:=SUM([.C9];[.C22];[.C35];[.C48];[.C61])/5" office:value-type="float" office:value="1.12254856320196" calcext:value-type="float">
            <text:p>1.12254856320196</text:p>
          </table:table-cell>
          <table:table-cell table:number-columns-repeated="1016"/>
        </table:table-row>
        <table:table-row table:style-name="ro1">
          <table:table-cell office:value-type="float" office:value="0.623928546905517" calcext:value-type="float">
            <text:p>0.623928546905517</text:p>
          </table:table-cell>
          <table:table-cell/>
          <table:table-cell table:formula="of:=[.B2]/[.A10]" office:value-type="float" office:value="0.991413750990659" calcext:value-type="float">
            <text:p>0.99141375099065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3" table:formula="of:=SUM([.C10];[.C23];[.C36];[.C49];[.C62])/5" office:value-type="float" office:value="0.990527285015068" calcext:value-type="float">
            <text:p>0.990527285015068</text:p>
          </table:table-cell>
          <table:table-cell table:number-columns-repeated="1016"/>
        </table:table-row>
        <table:table-row table:style-name="ro1">
          <table:table-cell office:value-type="float" office:value="0.653928577899932" calcext:value-type="float">
            <text:p>0.653928577899932</text:p>
          </table:table-cell>
          <table:table-cell/>
          <table:table-cell table:formula="of:=[.B2]/[.A11]" office:value-type="float" office:value="0.94593104192551" calcext:value-type="float">
            <text:p>0.9459310419255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3" table:formula="of:=SUM([.C11];[.C24];[.C37];[.C50];[.C63])/5" office:value-type="float" office:value="0.958115253989108" calcext:value-type="float">
            <text:p>0.958115253989108</text:p>
          </table:table-cell>
          <table:table-cell table:number-columns-repeated="1016"/>
        </table:table-row>
        <table:table-row table:style-name="ro1">
          <table:table-cell office:value-type="float" office:value="0.755000054836273" calcext:value-type="float">
            <text:p>0.755000054836273</text:p>
          </table:table-cell>
          <table:table-cell/>
          <table:table-cell table:formula="of:=[.B2]/[.A12]" office:value-type="float" office:value="0.819299729947558" calcext:value-type="float">
            <text:p>0.81929972994755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3" table:formula="of:=SUM([.C12];[.C25];[.C38];[.C51];[.C64])/5" office:value-type="float" office:value="0.827657918277218" calcext:value-type="float">
            <text:p>0.827657918277218</text:p>
          </table:table-cell>
          <table:table-cell table:number-columns-repeated="1016"/>
        </table:table-row>
        <table:table-row table:style-name="ro1">
          <table:table-cell office:value-type="float" office:value="0.581071376800537" calcext:value-type="float">
            <text:p>0.581071376800537</text:p>
          </table:table-cell>
          <table:table-cell/>
          <table:table-cell table:formula="of:=[.B2]/[.A13]" office:value-type="float" office:value="1.06453589995035" calcext:value-type="float">
            <text:p>1.06453589995035</text:p>
          </table:table-cell>
          <table:table-cell table:number-columns-repeated="3"/>
          <table:table-cell table:style-name="ce12" office:value-type="string" calcext:value-type="string">
            <text:p>Euclidean</text:p>
          </table:table-cell>
          <table:table-cell table:style-name="ce13" table:formula="of:=SUM([.C13];[.C26];[.C39];[.C52];[.C65])/5" office:value-type="float" office:value="1.08043221147814" calcext:value-type="float">
            <text:p>1.0804322114781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3214281797409" calcext:value-type="float">
            <text:p>0.53214281797409</text:p>
          </table:table-cell>
          <table:table-cell office:value-type="float" office:value="0.625357151031494" calcext:value-type="float">
            <text:p>0.625357151031494</text:p>
          </table:table-cell>
          <table:table-cell table:formula="of:=[.B15]/[.A15]" office:value-type="float" office:value="1.17516788709519" calcext:value-type="float">
            <text:p>1.17516788709519</text:p>
          </table:table-cell>
          <table:table-cell table:number-columns-repeated="1021"/>
        </table:table-row>
        <table:table-row table:style-name="ro1">
          <table:table-cell office:value-type="float" office:value="0.648928582668304" calcext:value-type="float">
            <text:p>0.648928582668304</text:p>
          </table:table-cell>
          <table:table-cell/>
          <table:table-cell table:formula="of:=[.B15]/[.A16]" office:value-type="float" office:value="0.963676385558658" calcext:value-type="float">
            <text:p>0.963676385558658</text:p>
          </table:table-cell>
          <table:table-cell table:number-columns-repeated="1021"/>
        </table:table-row>
        <table:table-row table:style-name="ro1">
          <table:table-cell office:value-type="float" office:value="0.65071427822113" calcext:value-type="float">
            <text:p>0.65071427822113</text:p>
          </table:table-cell>
          <table:table-cell/>
          <table:table-cell table:formula="of:=[.B15]/[.A17]" office:value-type="float" office:value="0.961031856779053" calcext:value-type="float">
            <text:p>0.961031856779053</text:p>
          </table:table-cell>
          <table:table-cell table:number-columns-repeated="1021"/>
        </table:table-row>
        <table:table-row table:style-name="ro1">
          <table:table-cell office:value-type="float" office:value="0.703928709030151" calcext:value-type="float">
            <text:p>0.703928709030151</text:p>
          </table:table-cell>
          <table:table-cell/>
          <table:table-cell table:formula="of:=[.B15]/[.A18]" office:value-type="float" office:value="0.888381370171831" calcext:value-type="float">
            <text:p>0.888381370171831</text:p>
          </table:table-cell>
          <table:table-cell table:number-columns-repeated="1021"/>
        </table:table-row>
        <table:table-row table:style-name="ro1">
          <table:table-cell office:value-type="float" office:value="0.644285678863525" calcext:value-type="float">
            <text:p>0.644285678863525</text:p>
          </table:table-cell>
          <table:table-cell/>
          <table:table-cell table:formula="of:=[.B15]/[.A19]" office:value-type="float" office:value="0.9706209086233" calcext:value-type="float">
            <text:p>0.9706209086233</text:p>
          </table:table-cell>
          <table:table-cell table:number-columns-repeated="1021"/>
        </table:table-row>
        <table:table-row table:style-name="ro1">
          <table:table-cell office:value-type="float" office:value="0.635357141494751" calcext:value-type="float">
            <text:p>0.635357141494751</text:p>
          </table:table-cell>
          <table:table-cell/>
          <table:table-cell table:formula="of:=[.B15]/[.A20]" office:value-type="float" office:value="0.98426083566208" calcext:value-type="float">
            <text:p>0.98426083566208</text:p>
          </table:table-cell>
          <table:table-cell table:number-columns-repeated="1021"/>
        </table:table-row>
        <table:table-row table:style-name="ro1">
          <table:table-cell office:value-type="float" office:value="0.667857229709625" calcext:value-type="float">
            <text:p>0.667857229709625</text:p>
          </table:table-cell>
          <table:table-cell/>
          <table:table-cell table:formula="of:=[.B15]/[.A21]" office:value-type="float" office:value="0.93636352683251" calcext:value-type="float">
            <text:p>0.93636352683251</text:p>
          </table:table-cell>
          <table:table-cell table:number-columns-repeated="1021"/>
        </table:table-row>
        <table:table-row table:style-name="ro1">
          <table:table-cell office:value-type="float" office:value="0.557499945163726" calcext:value-type="float">
            <text:p>0.557499945163726</text:p>
          </table:table-cell>
          <table:table-cell/>
          <table:table-cell table:formula="of:=[.B15]/[.A22]" office:value-type="float" office:value="1.12171697317" calcext:value-type="float">
            <text:p>1.12171697317</text:p>
          </table:table-cell>
          <table:table-cell table:number-columns-repeated="1021"/>
        </table:table-row>
        <table:table-row table:style-name="ro1">
          <table:table-cell office:value-type="float" office:value="0.626428484916687" calcext:value-type="float">
            <text:p>0.626428484916687</text:p>
          </table:table-cell>
          <table:table-cell/>
          <table:table-cell table:formula="of:=[.B15]/[.A23]" office:value-type="float" office:value="0.998289774633515" calcext:value-type="float">
            <text:p>0.998289774633515</text:p>
          </table:table-cell>
          <table:table-cell table:number-columns-repeated="1021"/>
        </table:table-row>
        <table:table-row table:style-name="ro1">
          <table:table-cell office:value-type="float" office:value="0.64214277267456" calcext:value-type="float">
            <text:p>0.64214277267456</text:p>
          </table:table-cell>
          <table:table-cell/>
          <table:table-cell table:formula="of:=[.B15]/[.A24]" office:value-type="float" office:value="0.973859985104009" calcext:value-type="float">
            <text:p>0.973859985104009</text:p>
          </table:table-cell>
          <table:table-cell table:number-columns-repeated="1021"/>
        </table:table-row>
        <table:table-row table:style-name="ro1">
          <table:table-cell office:value-type="float" office:value="0.732142925262451" calcext:value-type="float">
            <text:p>0.732142925262451</text:p>
          </table:table-cell>
          <table:table-cell/>
          <table:table-cell table:formula="of:=[.B15]/[.A25]" office:value-type="float" office:value="0.85414627315742" calcext:value-type="float">
            <text:p>0.85414627315742</text:p>
          </table:table-cell>
          <table:table-cell table:number-columns-repeated="1021"/>
        </table:table-row>
        <table:table-row table:style-name="ro1">
          <table:table-cell office:value-type="float" office:value="0.580357134342193" calcext:value-type="float">
            <text:p>0.580357134342193</text:p>
          </table:table-cell>
          <table:table-cell/>
          <table:table-cell table:formula="of:=[.B15]/[.A26]" office:value-type="float" office:value="1.07753849143305" calcext:value-type="float">
            <text:p>1.077538491433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46785652637481" calcext:value-type="float">
            <text:p>0.546785652637481</text:p>
          </table:table-cell>
          <table:table-cell office:value-type="float" office:value="0.634999930858612" calcext:value-type="float">
            <text:p>0.634999930858612</text:p>
          </table:table-cell>
          <table:table-cell table:formula="of:=[.B28]/[.A28]" office:value-type="float" office:value="1.16133246692853" calcext:value-type="float">
            <text:p>1.16133246692853</text:p>
          </table:table-cell>
          <table:table-cell table:number-columns-repeated="1021"/>
        </table:table-row>
        <table:table-row table:style-name="ro1">
          <table:table-cell office:value-type="float" office:value="0.637499988079071" calcext:value-type="float">
            <text:p>0.637499988079071</text:p>
          </table:table-cell>
          <table:table-cell/>
          <table:table-cell table:formula="of:=[.B28]/[.A29]" office:value-type="float" office:value="0.996078341541633" calcext:value-type="float">
            <text:p>0.996078341541633</text:p>
          </table:table-cell>
          <table:table-cell table:number-columns-repeated="1021"/>
        </table:table-row>
        <table:table-row table:style-name="ro1">
          <table:table-cell office:value-type="float" office:value="0.617142856121063" calcext:value-type="float">
            <text:p>0.617142856121063</text:p>
          </table:table-cell>
          <table:table-cell/>
          <table:table-cell table:formula="of:=[.B28]/[.A30]" office:value-type="float" office:value="1.02893507485412" calcext:value-type="float">
            <text:p>1.02893507485412</text:p>
          </table:table-cell>
          <table:table-cell table:number-columns-repeated="1021"/>
        </table:table-row>
        <table:table-row table:style-name="ro1">
          <table:table-cell office:value-type="float" office:value="0.708214342594146" calcext:value-type="float">
            <text:p>0.708214342594146</text:p>
          </table:table-cell>
          <table:table-cell/>
          <table:table-cell table:formula="of:=[.B28]/[.A31]" office:value-type="float" office:value="0.896621111248109" calcext:value-type="float">
            <text:p>0.896621111248109</text:p>
          </table:table-cell>
          <table:table-cell table:number-columns-repeated="1021"/>
        </table:table-row>
        <table:table-row table:style-name="ro1">
          <table:table-cell office:value-type="float" office:value="0.658214271068573" calcext:value-type="float">
            <text:p>0.658214271068573</text:p>
          </table:table-cell>
          <table:table-cell/>
          <table:table-cell table:formula="of:=[.B28]/[.A32]" office:value-type="float" office:value="0.964731332591325" calcext:value-type="float">
            <text:p>0.964731332591325</text:p>
          </table:table-cell>
          <table:table-cell table:number-columns-repeated="1021"/>
        </table:table-row>
        <table:table-row table:style-name="ro1">
          <table:table-cell office:value-type="float" office:value="0.6182142496109" calcext:value-type="float">
            <text:p>0.6182142496109</text:p>
          </table:table-cell>
          <table:table-cell/>
          <table:table-cell table:formula="of:=[.B28]/[.A33]" office:value-type="float" office:value="1.02715188344215" calcext:value-type="float">
            <text:p>1.02715188344215</text:p>
          </table:table-cell>
          <table:table-cell table:number-columns-repeated="1021"/>
        </table:table-row>
        <table:table-row table:style-name="ro1">
          <table:table-cell office:value-type="float" office:value="0.658571481704711" calcext:value-type="float">
            <text:p>0.658571481704711</text:p>
          </table:table-cell>
          <table:table-cell/>
          <table:table-cell table:formula="of:=[.B28]/[.A34]" office:value-type="float" office:value="0.96420806017126" calcext:value-type="float">
            <text:p>0.96420806017126</text:p>
          </table:table-cell>
          <table:table-cell table:number-columns-repeated="1021"/>
        </table:table-row>
        <table:table-row table:style-name="ro1">
          <table:table-cell office:value-type="float" office:value="0.557499945163726" calcext:value-type="float">
            <text:p>0.557499945163726</text:p>
          </table:table-cell>
          <table:table-cell/>
          <table:table-cell table:formula="of:=[.B28]/[.A35]" office:value-type="float" office:value="1.13901344092891" calcext:value-type="float">
            <text:p>1.13901344092891</text:p>
          </table:table-cell>
          <table:table-cell table:number-columns-repeated="1021"/>
        </table:table-row>
        <table:table-row table:style-name="ro1">
          <table:table-cell office:value-type="float" office:value="0.637142896652221" calcext:value-type="float">
            <text:p>0.637142896652221</text:p>
          </table:table-cell>
          <table:table-cell/>
          <table:table-cell table:formula="of:=[.B28]/[.A36]" office:value-type="float" office:value="0.996636600980928" calcext:value-type="float">
            <text:p>0.996636600980928</text:p>
          </table:table-cell>
          <table:table-cell table:number-columns-repeated="1021"/>
        </table:table-row>
        <table:table-row table:style-name="ro1">
          <table:table-cell office:value-type="float" office:value="0.654642879962921" calcext:value-type="float">
            <text:p>0.654642879962921</text:p>
          </table:table-cell>
          <table:table-cell/>
          <table:table-cell table:formula="of:=[.B28]/[.A37]" office:value-type="float" office:value="0.96999440503283" calcext:value-type="float">
            <text:p>0.96999440503283</text:p>
          </table:table-cell>
          <table:table-cell table:number-columns-repeated="1021"/>
        </table:table-row>
        <table:table-row table:style-name="ro1">
          <table:table-cell office:value-type="float" office:value="0.752500057220459" calcext:value-type="float">
            <text:p>0.752500057220459</text:p>
          </table:table-cell>
          <table:table-cell/>
          <table:table-cell table:formula="of:=[.B28]/[.A38]" office:value-type="float" office:value="0.843853664548728" calcext:value-type="float">
            <text:p>0.843853664548728</text:p>
          </table:table-cell>
          <table:table-cell table:number-columns-repeated="1021"/>
        </table:table-row>
        <table:table-row table:style-name="ro1">
          <table:table-cell office:value-type="float" office:value="0.576428532600402" calcext:value-type="float">
            <text:p>0.576428532600402</text:p>
          </table:table-cell>
          <table:table-cell/>
          <table:table-cell table:formula="of:=[.B28]/[.A39]" office:value-type="float" office:value="1.10161085884139" calcext:value-type="float">
            <text:p>1.1016108588413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20714282989502" calcext:value-type="float">
            <text:p>0.520714282989502</text:p>
          </table:table-cell>
          <table:table-cell office:value-type="float" office:value="0.622857093811035" calcext:value-type="float">
            <text:p>0.622857093811035</text:p>
          </table:table-cell>
          <table:table-cell table:formula="of:=[.B41]/[.A41]" office:value-type="float" office:value="1.19615903415423" calcext:value-type="float">
            <text:p>1.19615903415423</text:p>
          </table:table-cell>
          <table:table-cell table:number-columns-repeated="1021"/>
        </table:table-row>
        <table:table-row table:style-name="ro1">
          <table:table-cell office:value-type="float" office:value="0.638214230537414" calcext:value-type="float">
            <text:p>0.638214230537414</text:p>
          </table:table-cell>
          <table:table-cell/>
          <table:table-cell table:formula="of:=[.B41]/[.A42]" office:value-type="float" office:value="0.975937332651691" calcext:value-type="float">
            <text:p>0.975937332651691</text:p>
          </table:table-cell>
          <table:table-cell table:number-columns-repeated="1021"/>
        </table:table-row>
        <table:table-row table:style-name="ro1">
          <table:table-cell office:value-type="float" office:value="0.659285724163055" calcext:value-type="float">
            <text:p>0.659285724163055</text:p>
          </table:table-cell>
          <table:table-cell/>
          <table:table-cell table:formula="of:=[.B41]/[.A43]" office:value-type="float" office:value="0.944745306902762" calcext:value-type="float">
            <text:p>0.944745306902762</text:p>
          </table:table-cell>
          <table:table-cell table:number-columns-repeated="1021"/>
        </table:table-row>
        <table:table-row table:style-name="ro1">
          <table:table-cell office:value-type="float" office:value="0.711785733699798" calcext:value-type="float">
            <text:p>0.711785733699798</text:p>
          </table:table-cell>
          <table:table-cell/>
          <table:table-cell table:formula="of:=[.B41]/[.A44]" office:value-type="float" office:value="0.875062626745102" calcext:value-type="float">
            <text:p>0.875062626745102</text:p>
          </table:table-cell>
          <table:table-cell table:number-columns-repeated="1021"/>
        </table:table-row>
        <table:table-row table:style-name="ro1">
          <table:table-cell office:value-type="float" office:value="0.643571376800537" calcext:value-type="float">
            <text:p>0.643571376800537</text:p>
          </table:table-cell>
          <table:table-cell/>
          <table:table-cell table:formula="of:=[.B41]/[.A45]" office:value-type="float" office:value="0.967813542155213" calcext:value-type="float">
            <text:p>0.967813542155213</text:p>
          </table:table-cell>
          <table:table-cell table:number-columns-repeated="1021"/>
        </table:table-row>
        <table:table-row table:style-name="ro1">
          <table:table-cell office:value-type="float" office:value="0.620357096195221" calcext:value-type="float">
            <text:p>0.620357096195221</text:p>
          </table:table-cell>
          <table:table-cell/>
          <table:table-cell table:formula="of:=[.B41]/[.A46]" office:value-type="float" office:value="1.0040299331323" calcext:value-type="float">
            <text:p>1.0040299331323</text:p>
          </table:table-cell>
          <table:table-cell table:number-columns-repeated="1021"/>
        </table:table-row>
        <table:table-row table:style-name="ro1">
          <table:table-cell office:value-type="float" office:value="0.667500078678131" calcext:value-type="float">
            <text:p>0.667500078678131</text:p>
          </table:table-cell>
          <table:table-cell/>
          <table:table-cell table:formula="of:=[.B41]/[.A47]" office:value-type="float" office:value="0.933119131677852" calcext:value-type="float">
            <text:p>0.933119131677852</text:p>
          </table:table-cell>
          <table:table-cell table:number-columns-repeated="1021"/>
        </table:table-row>
        <table:table-row table:style-name="ro1">
          <table:table-cell office:value-type="float" office:value="0.545714199542999" calcext:value-type="float">
            <text:p>0.545714199542999</text:p>
          </table:table-cell>
          <table:table-cell/>
          <table:table-cell table:formula="of:=[.B41]/[.A48]" office:value-type="float" office:value="1.14136134689667" calcext:value-type="float">
            <text:p>1.14136134689667</text:p>
          </table:table-cell>
          <table:table-cell table:number-columns-repeated="1021"/>
        </table:table-row>
        <table:table-row table:style-name="ro1">
          <table:table-cell office:value-type="float" office:value="0.619999945163726" calcext:value-type="float">
            <text:p>0.619999945163726</text:p>
          </table:table-cell>
          <table:table-cell/>
          <table:table-cell table:formula="of:=[.B41]/[.A49]" office:value-type="float" office:value="1.00460830467744" calcext:value-type="float">
            <text:p>1.00460830467744</text:p>
          </table:table-cell>
          <table:table-cell table:number-columns-repeated="1021"/>
        </table:table-row>
        <table:table-row table:style-name="ro1">
          <table:table-cell office:value-type="float" office:value="0.646071374416351" calcext:value-type="float">
            <text:p>0.646071374416351</text:p>
          </table:table-cell>
          <table:table-cell/>
          <table:table-cell table:formula="of:=[.B41]/[.A50]" office:value-type="float" office:value="0.964068551053996" calcext:value-type="float">
            <text:p>0.964068551053996</text:p>
          </table:table-cell>
          <table:table-cell table:number-columns-repeated="1021"/>
        </table:table-row>
        <table:table-row table:style-name="ro1">
          <table:table-cell office:value-type="float" office:value="0.761071443557739" calcext:value-type="float">
            <text:p>0.761071443557739</text:p>
          </table:table-cell>
          <table:table-cell/>
          <table:table-cell table:formula="of:=[.B41]/[.A51]" office:value-type="float" office:value="0.818395039103555" calcext:value-type="float">
            <text:p>0.818395039103555</text:p>
          </table:table-cell>
          <table:table-cell table:number-columns-repeated="1021"/>
        </table:table-row>
        <table:table-row table:style-name="ro1">
          <table:table-cell office:value-type="float" office:value="0.561428546905517" calcext:value-type="float">
            <text:p>0.561428546905517</text:p>
          </table:table-cell>
          <table:table-cell/>
          <table:table-cell table:formula="of:=[.B41]/[.A52]" office:value-type="float" office:value="1.10941471936919" calcext:value-type="float">
            <text:p>1.109414719369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52142798900604" calcext:value-type="float">
            <text:p>0.552142798900604</text:p>
          </table:table-cell>
          <table:table-cell office:value-type="float" office:value="0.61857134103775" calcext:value-type="float">
            <text:p>0.61857134103775</text:p>
          </table:table-cell>
          <table:table-cell table:formula="of:=[.B54]/[.A54]" office:value-type="float" office:value="1.12031043829498" calcext:value-type="float">
            <text:p>1.12031043829498</text:p>
          </table:table-cell>
          <table:table-cell table:number-columns-repeated="1021"/>
        </table:table-row>
        <table:table-row table:style-name="ro1">
          <table:table-cell office:value-type="float" office:value="0.640714287757873" calcext:value-type="float">
            <text:p>0.640714287757873</text:p>
          </table:table-cell>
          <table:table-cell/>
          <table:table-cell table:formula="of:=[.B54]/[.A55]" office:value-type="float" office:value="0.965440217046493" calcext:value-type="float">
            <text:p>0.965440217046493</text:p>
          </table:table-cell>
          <table:table-cell table:number-columns-repeated="1021"/>
        </table:table-row>
        <table:table-row table:style-name="ro1">
          <table:table-cell office:value-type="float" office:value="0.654999911785125" calcext:value-type="float">
            <text:p>0.654999911785125</text:p>
          </table:table-cell>
          <table:table-cell/>
          <table:table-cell table:formula="of:=[.B54]/[.A56]" office:value-type="float" office:value="0.944383853964051" calcext:value-type="float">
            <text:p>0.944383853964051</text:p>
          </table:table-cell>
          <table:table-cell table:number-columns-repeated="1021"/>
        </table:table-row>
        <table:table-row table:style-name="ro1">
          <table:table-cell office:value-type="float" office:value="0.721428513526916" calcext:value-type="float">
            <text:p>0.721428513526916</text:p>
          </table:table-cell>
          <table:table-cell/>
          <table:table-cell table:formula="of:=[.B54]/[.A57]" office:value-type="float" office:value="0.857425690057192" calcext:value-type="float">
            <text:p>0.857425690057192</text:p>
          </table:table-cell>
          <table:table-cell table:number-columns-repeated="1021"/>
        </table:table-row>
        <table:table-row table:style-name="ro1">
          <table:table-cell office:value-type="float" office:value="0.657499909400939" calcext:value-type="float">
            <text:p>0.657499909400939</text:p>
          </table:table-cell>
          <table:table-cell/>
          <table:table-cell table:formula="of:=[.B54]/[.A58]" office:value-type="float" office:value="0.940793043760785" calcext:value-type="float">
            <text:p>0.940793043760785</text:p>
          </table:table-cell>
          <table:table-cell table:number-columns-repeated="1021"/>
        </table:table-row>
        <table:table-row table:style-name="ro1">
          <table:table-cell office:value-type="float" office:value="0.632499933242797" calcext:value-type="float">
            <text:p>0.632499933242797</text:p>
          </table:table-cell>
          <table:table-cell/>
          <table:table-cell table:formula="of:=[.B54]/[.A59]" office:value-type="float" office:value="0.977978508023494" calcext:value-type="float">
            <text:p>0.977978508023494</text:p>
          </table:table-cell>
          <table:table-cell table:number-columns-repeated="1021"/>
        </table:table-row>
        <table:table-row table:style-name="ro1">
          <table:table-cell office:value-type="float" office:value="0.667142868041992" calcext:value-type="float">
            <text:p>0.667142868041992</text:p>
          </table:table-cell>
          <table:table-cell/>
          <table:table-cell table:formula="of:=[.B54]/[.A60]" office:value-type="float" office:value="0.927194714459295" calcext:value-type="float">
            <text:p>0.927194714459295</text:p>
          </table:table-cell>
          <table:table-cell table:number-columns-repeated="1021"/>
        </table:table-row>
        <table:table-row table:style-name="ro1">
          <table:table-cell office:value-type="float" office:value="0.556785643100738" calcext:value-type="float">
            <text:p>0.556785643100738</text:p>
          </table:table-cell>
          <table:table-cell/>
          <table:table-cell table:formula="of:=[.B54]/[.A61]" office:value-type="float" office:value="1.11096855442056" calcext:value-type="float">
            <text:p>1.11096855442056</text:p>
          </table:table-cell>
          <table:table-cell table:number-columns-repeated="1021"/>
        </table:table-row>
        <table:table-row table:style-name="ro1">
          <table:table-cell office:value-type="float" office:value="0.643214166164398" calcext:value-type="float">
            <text:p>0.643214166164398</text:p>
          </table:table-cell>
          <table:table-cell/>
          <table:table-cell table:formula="of:=[.B54]/[.A62]" office:value-type="float" office:value="0.961687993792802" calcext:value-type="float">
            <text:p>0.961687993792802</text:p>
          </table:table-cell>
          <table:table-cell table:number-columns-repeated="1021"/>
        </table:table-row>
        <table:table-row table:style-name="ro1">
          <table:table-cell office:value-type="float" office:value="0.660357236862182" calcext:value-type="float">
            <text:p>0.660357236862182</text:p>
          </table:table-cell>
          <table:table-cell/>
          <table:table-cell table:formula="of:=[.B54]/[.A63]" office:value-type="float" office:value="0.936722286829193" calcext:value-type="float">
            <text:p>0.936722286829193</text:p>
          </table:table-cell>
          <table:table-cell table:number-columns-repeated="1021"/>
        </table:table-row>
        <table:table-row table:style-name="ro1">
          <table:table-cell office:value-type="float" office:value="0.770714282989502" calcext:value-type="float">
            <text:p>0.770714282989502</text:p>
          </table:table-cell>
          <table:table-cell/>
          <table:table-cell table:formula="of:=[.B54]/[.A64]" office:value-type="float" office:value="0.802594884628829" calcext:value-type="float">
            <text:p>0.802594884628829</text:p>
          </table:table-cell>
          <table:table-cell table:number-columns-repeated="1021"/>
        </table:table-row>
        <table:table-row table:style-name="ro1">
          <table:table-cell office:value-type="float" office:value="0.589642822742462" calcext:value-type="float">
            <text:p>0.589642822742462</text:p>
          </table:table-cell>
          <table:table-cell/>
          <table:table-cell table:formula="of:=[.B54]/[.A65]" office:value-type="float" office:value="1.04906108779674" calcext:value-type="float">
            <text:p>1.04906108779674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9_reset.C1:b9_reset.C1048576">
            <calcext:condition calcext:apply-style-name="Good" calcext:value="&gt;1" calcext:base-cell-address="b9_reset.C1"/>
          </calcext:conditional-format>
          <calcext:conditional-format calcext:target-range-address="b9_reset.H2:b9_reset.H13">
            <calcext:condition calcext:apply-style-name="Good" calcext:value="&gt;1" calcext:base-cell-address="b9_reset.H2"/>
          </calcext:conditional-format>
        </calcext:conditional-formats>
      </table:table>
      <table:table table:name="b10_reset" table:style-name="ta7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624705910682678" calcext:value-type="float">
            <text:p>0.624705910682678</text:p>
          </table:table-cell>
          <table:table-cell office:value-type="float" office:value="0.770588219165802" calcext:value-type="float">
            <text:p>0.770588219165802</text:p>
          </table:table-cell>
          <table:table-cell table:formula="of:=[.B2]/[.A2]" office:value-type="float" office:value="1.23352157549415" calcext:value-type="float">
            <text:p>1.23352157549415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5" table:formula="of:=SUM([.C2];[.C15];[.C28];[.C41];[.C54])/5" office:value-type="float" office:value="1.21402124795073" calcext:value-type="float">
            <text:p>1.21402124795073</text:p>
          </table:table-cell>
          <table:table-cell table:number-columns-repeated="1016"/>
        </table:table-row>
        <table:table-row table:style-name="ro1">
          <table:table-cell office:value-type="float" office:value="0.764117658138275" calcext:value-type="float">
            <text:p>0.764117658138275</text:p>
          </table:table-cell>
          <table:table-cell/>
          <table:table-cell table:formula="of:=[.B2]/[.A3]" office:value-type="float" office:value="1.0084680166184" calcext:value-type="float">
            <text:p>1.0084680166184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5" table:formula="of:=SUM([.C3];[.C16];[.C29];[.C42];[.C55])/5" office:value-type="float" office:value="0.989594477555793" calcext:value-type="float">
            <text:p>0.989594477555793</text:p>
          </table:table-cell>
          <table:table-cell table:number-columns-repeated="1016"/>
        </table:table-row>
        <table:table-row table:style-name="ro1">
          <table:table-cell office:value-type="float" office:value="0.762353062629699" calcext:value-type="float">
            <text:p>0.762353062629699</text:p>
          </table:table-cell>
          <table:table-cell/>
          <table:table-cell table:formula="of:=[.B2]/[.A4]" office:value-type="float" office:value="1.01080228694523" calcext:value-type="float">
            <text:p>1.01080228694523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5" table:formula="of:=SUM([.C4];[.C17];[.C30];[.C43];[.C56])/5" office:value-type="float" office:value="1.00108402984059" calcext:value-type="float">
            <text:p>1.00108402984059</text:p>
          </table:table-cell>
          <table:table-cell table:number-columns-repeated="1016"/>
        </table:table-row>
        <table:table-row table:style-name="ro1">
          <table:table-cell office:value-type="float" office:value="0.746470689773559" calcext:value-type="float">
            <text:p>0.746470689773559</text:p>
          </table:table-cell>
          <table:table-cell/>
          <table:table-cell table:formula="of:=[.B2]/[.A5]" office:value-type="float" office:value="1.03230874262399" calcext:value-type="float">
            <text:p>1.03230874262399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5" table:formula="of:=SUM([.C5];[.C18];[.C31];[.C44];[.C57])/5" office:value-type="float" office:value="1.03015252598584" calcext:value-type="float">
            <text:p>1.03015252598584</text:p>
          </table:table-cell>
          <table:table-cell table:number-columns-repeated="1016"/>
        </table:table-row>
        <table:table-row table:style-name="ro1">
          <table:table-cell office:value-type="float" office:value="0.741176426410675" calcext:value-type="float">
            <text:p>0.741176426410675</text:p>
          </table:table-cell>
          <table:table-cell/>
          <table:table-cell table:formula="of:=[.B2]/[.A6]" office:value-type="float" office:value="1.03968257989202" calcext:value-type="float">
            <text:p>1.0396825798920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5" table:formula="of:=SUM([.C6];[.C19];[.C32];[.C45];[.C58])/5" office:value-type="float" office:value="1.01549414680386" calcext:value-type="float">
            <text:p>1.01549414680386</text:p>
          </table:table-cell>
          <table:table-cell table:number-columns-repeated="1016"/>
        </table:table-row>
        <table:table-row table:style-name="ro1">
          <table:table-cell office:value-type="float" office:value="0.730588197708129" calcext:value-type="float">
            <text:p>0.730588197708129</text:p>
          </table:table-cell>
          <table:table-cell/>
          <table:table-cell table:formula="of:=[.B2]/[.A7]" office:value-type="float" office:value="1.0547504347636" calcext:value-type="float">
            <text:p>1.0547504347636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5" table:formula="of:=SUM([.C7];[.C20];[.C33];[.C46];[.C59])/5" office:value-type="float" office:value="1.03075260643917" calcext:value-type="float">
            <text:p>1.03075260643917</text:p>
          </table:table-cell>
          <table:table-cell table:number-columns-repeated="1016"/>
        </table:table-row>
        <table:table-row table:style-name="ro1">
          <table:table-cell office:value-type="float" office:value="0.761176466941833" calcext:value-type="float">
            <text:p>0.761176466941833</text:p>
          </table:table-cell>
          <table:table-cell/>
          <table:table-cell table:formula="of:=[.B2]/[.A8]" office:value-type="float" office:value="1.01236474409381" calcext:value-type="float">
            <text:p>1.0123647440938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5" table:formula="of:=SUM([.C8];[.C21];[.C34];[.C47];[.C60])/5" office:value-type="float" office:value="1.00760932781296" calcext:value-type="float">
            <text:p>1.00760932781296</text:p>
          </table:table-cell>
          <table:table-cell table:number-columns-repeated="1016"/>
        </table:table-row>
        <table:table-row table:style-name="ro1">
          <table:table-cell office:value-type="float" office:value="0.762353003025054" calcext:value-type="float">
            <text:p>0.762353003025054</text:p>
          </table:table-cell>
          <table:table-cell/>
          <table:table-cell table:formula="of:=[.B2]/[.A9]" office:value-type="float" office:value="1.01080236597491" calcext:value-type="float">
            <text:p>1.0108023659749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5" table:formula="of:=SUM([.C9];[.C22];[.C35];[.C48];[.C61])/5" office:value-type="float" office:value="0.990690661726043" calcext:value-type="float">
            <text:p>0.990690661726043</text:p>
          </table:table-cell>
          <table:table-cell table:number-columns-repeated="1016"/>
        </table:table-row>
        <table:table-row table:style-name="ro1">
          <table:table-cell office:value-type="float" office:value="0.765294134616851" calcext:value-type="float">
            <text:p>0.765294134616851</text:p>
          </table:table-cell>
          <table:table-cell/>
          <table:table-cell table:formula="of:=[.B2]/[.A10]" office:value-type="float" office:value="1.00691771217037" calcext:value-type="float">
            <text:p>1.0069177121703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5" table:formula="of:=SUM([.C10];[.C23];[.C36];[.C49];[.C62])/5" office:value-type="float" office:value="0.984827227624863" calcext:value-type="float">
            <text:p>0.984827227624863</text:p>
          </table:table-cell>
          <table:table-cell table:number-columns-repeated="1016"/>
        </table:table-row>
        <table:table-row table:style-name="ro1">
          <table:table-cell office:value-type="float" office:value="0.748823463916778" calcext:value-type="float">
            <text:p>0.748823463916778</text:p>
          </table:table-cell>
          <table:table-cell/>
          <table:table-cell table:formula="of:=[.B2]/[.A11]" office:value-type="float" office:value="1.02906526878202" calcext:value-type="float">
            <text:p>1.02906526878202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5" table:formula="of:=SUM([.C11];[.C24];[.C37];[.C50];[.C63])/5" office:value-type="float" office:value="1.01158719505372" calcext:value-type="float">
            <text:p>1.01158719505372</text:p>
          </table:table-cell>
          <table:table-cell table:number-columns-repeated="1016"/>
        </table:table-row>
        <table:table-row table:style-name="ro1">
          <table:table-cell office:value-type="float" office:value="0.780588209629058" calcext:value-type="float">
            <text:p>0.780588209629058</text:p>
          </table:table-cell>
          <table:table-cell/>
          <table:table-cell table:formula="of:=[.B2]/[.A12]" office:value-type="float" office:value="0.987189160251334" calcext:value-type="float">
            <text:p>0.987189160251334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5" table:formula="of:=SUM([.C12];[.C25];[.C38];[.C51];[.C64])/5" office:value-type="float" office:value="0.966568718850814" calcext:value-type="float">
            <text:p>0.966568718850814</text:p>
          </table:table-cell>
          <table:table-cell table:number-columns-repeated="1016"/>
        </table:table-row>
        <table:table-row table:style-name="ro1">
          <table:table-cell office:value-type="float" office:value="0.698823571205139" calcext:value-type="float">
            <text:p>0.698823571205139</text:p>
          </table:table-cell>
          <table:table-cell/>
          <table:table-cell table:formula="of:=[.B2]/[.A13]" office:value-type="float" office:value="1.10269351366741" calcext:value-type="float">
            <text:p>1.10269351366741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5" table:formula="of:=SUM([.C13];[.C26];[.C39];[.C52];[.C65])/5" office:value-type="float" office:value="1.08993133857182" calcext:value-type="float">
            <text:p>1.0899313385718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18235349655151" calcext:value-type="float">
            <text:p>0.618235349655151</text:p>
          </table:table-cell>
          <table:table-cell office:value-type="float" office:value="0.772353053092956" calcext:value-type="float">
            <text:p>0.772353053092956</text:p>
          </table:table-cell>
          <table:table-cell table:formula="of:=[.B15]/[.A15]" office:value-type="float" office:value="1.24928646270999" calcext:value-type="float">
            <text:p>1.24928646270999</text:p>
          </table:table-cell>
          <table:table-cell table:number-columns-repeated="1021"/>
        </table:table-row>
        <table:table-row table:style-name="ro1">
          <table:table-cell office:value-type="float" office:value="0.782941043376922" calcext:value-type="float">
            <text:p>0.782941043376922</text:p>
          </table:table-cell>
          <table:table-cell/>
          <table:table-cell table:formula="of:=[.B15]/[.A16]" office:value-type="float" office:value="0.986476644220491" calcext:value-type="float">
            <text:p>0.986476644220491</text:p>
          </table:table-cell>
          <table:table-cell table:number-columns-repeated="1021"/>
        </table:table-row>
        <table:table-row table:style-name="ro1">
          <table:table-cell office:value-type="float" office:value="0.771764755249023" calcext:value-type="float">
            <text:p>0.771764755249023</text:p>
          </table:table-cell>
          <table:table-cell/>
          <table:table-cell table:formula="of:=[.B15]/[.A17]" office:value-type="float" office:value="1.00076227612097" calcext:value-type="float">
            <text:p>1.00076227612097</text:p>
          </table:table-cell>
          <table:table-cell table:number-columns-repeated="1021"/>
        </table:table-row>
        <table:table-row table:style-name="ro1">
          <table:table-cell office:value-type="float" office:value="0.733529508113861" calcext:value-type="float">
            <text:p>0.733529508113861</text:p>
          </table:table-cell>
          <table:table-cell/>
          <table:table-cell table:formula="of:=[.B15]/[.A18]" office:value-type="float" office:value="1.0529270391302" calcext:value-type="float">
            <text:p>1.0529270391302</text:p>
          </table:table-cell>
          <table:table-cell table:number-columns-repeated="1021"/>
        </table:table-row>
        <table:table-row table:style-name="ro1">
          <table:table-cell office:value-type="float" office:value="0.767058849334716" calcext:value-type="float">
            <text:p>0.767058849334716</text:p>
          </table:table-cell>
          <table:table-cell/>
          <table:table-cell table:formula="of:=[.B15]/[.A19]" office:value-type="float" office:value="1.00690195252011" calcext:value-type="float">
            <text:p>1.00690195252011</text:p>
          </table:table-cell>
          <table:table-cell table:number-columns-repeated="1021"/>
        </table:table-row>
        <table:table-row table:style-name="ro1">
          <table:table-cell office:value-type="float" office:value="0.741764605045318" calcext:value-type="float">
            <text:p>0.741764605045318</text:p>
          </table:table-cell>
          <table:table-cell/>
          <table:table-cell table:formula="of:=[.B15]/[.A20]" office:value-type="float" office:value="1.04123740582873" calcext:value-type="float">
            <text:p>1.04123740582873</text:p>
          </table:table-cell>
          <table:table-cell table:number-columns-repeated="1021"/>
        </table:table-row>
        <table:table-row table:style-name="ro1">
          <table:table-cell office:value-type="float" office:value="0.762353003025054" calcext:value-type="float">
            <text:p>0.762353003025054</text:p>
          </table:table-cell>
          <table:table-cell/>
          <table:table-cell table:formula="of:=[.B15]/[.A21]" office:value-type="float" office:value="1.01311734856191" calcext:value-type="float">
            <text:p>1.01311734856191</text:p>
          </table:table-cell>
          <table:table-cell table:number-columns-repeated="1021"/>
        </table:table-row>
        <table:table-row table:style-name="ro1">
          <table:table-cell office:value-type="float" office:value="0.770588219165802" calcext:value-type="float">
            <text:p>0.770588219165802</text:p>
          </table:table-cell>
          <table:table-cell/>
          <table:table-cell table:formula="of:=[.B15]/[.A22]" office:value-type="float" office:value="1.00229024254882" calcext:value-type="float">
            <text:p>1.00229024254882</text:p>
          </table:table-cell>
          <table:table-cell table:number-columns-repeated="1021"/>
        </table:table-row>
        <table:table-row table:style-name="ro1">
          <table:table-cell office:value-type="float" office:value="0.772352993488311" calcext:value-type="float">
            <text:p>0.772352993488311</text:p>
          </table:table-cell>
          <table:table-cell/>
          <table:table-cell table:formula="of:=[.B15]/[.A23]" office:value-type="float" office:value="1.0000000771728" calcext:value-type="float">
            <text:p>1.0000000771728</text:p>
          </table:table-cell>
          <table:table-cell table:number-columns-repeated="1021"/>
        </table:table-row>
        <table:table-row table:style-name="ro1">
          <table:table-cell office:value-type="float" office:value="0.754117667675018" calcext:value-type="float">
            <text:p>0.754117667675018</text:p>
          </table:table-cell>
          <table:table-cell/>
          <table:table-cell table:formula="of:=[.B15]/[.A24]" office:value-type="float" office:value="1.02418108764665" calcext:value-type="float">
            <text:p>1.02418108764665</text:p>
          </table:table-cell>
          <table:table-cell table:number-columns-repeated="1021"/>
        </table:table-row>
        <table:table-row table:style-name="ro1">
          <table:table-cell office:value-type="float" office:value="0.785882413387298" calcext:value-type="float">
            <text:p>0.785882413387298</text:p>
          </table:table-cell>
          <table:table-cell/>
          <table:table-cell table:formula="of:=[.B15]/[.A25]" office:value-type="float" office:value="0.982784497955581" calcext:value-type="float">
            <text:p>0.982784497955581</text:p>
          </table:table-cell>
          <table:table-cell table:number-columns-repeated="1021"/>
        </table:table-row>
        <table:table-row table:style-name="ro1">
          <table:table-cell office:value-type="float" office:value="0.695294260978698" calcext:value-type="float">
            <text:p>0.695294260978698</text:p>
          </table:table-cell>
          <table:table-cell/>
          <table:table-cell table:formula="of:=[.B15]/[.A26]" office:value-type="float" office:value="1.11082903518546" calcext:value-type="float">
            <text:p>1.110829035185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26470685005188" calcext:value-type="float">
            <text:p>0.626470685005188</text:p>
          </table:table-cell>
          <table:table-cell office:value-type="float" office:value="0.759999990463256" calcext:value-type="float">
            <text:p>0.759999990463256</text:p>
          </table:table-cell>
          <table:table-cell table:formula="of:=[.B28]/[.A28]" office:value-type="float" office:value="1.21314533729054" calcext:value-type="float">
            <text:p>1.21314533729054</text:p>
          </table:table-cell>
          <table:table-cell table:number-columns-repeated="1021"/>
        </table:table-row>
        <table:table-row table:style-name="ro1">
          <table:table-cell office:value-type="float" office:value="0.749999940395355" calcext:value-type="float">
            <text:p>0.749999940395355</text:p>
          </table:table-cell>
          <table:table-cell/>
          <table:table-cell table:formula="of:=[.B28]/[.A29]" office:value-type="float" office:value="1.01333340115018" calcext:value-type="float">
            <text:p>1.01333340115018</text:p>
          </table:table-cell>
          <table:table-cell table:number-columns-repeated="1021"/>
        </table:table-row>
        <table:table-row table:style-name="ro1">
          <table:table-cell office:value-type="float" office:value="0.757058799266815" calcext:value-type="float">
            <text:p>0.757058799266815</text:p>
          </table:table-cell>
          <table:table-cell/>
          <table:table-cell table:formula="of:=[.B28]/[.A30]" office:value-type="float" office:value="1.00388502346091" calcext:value-type="float">
            <text:p>1.00388502346091</text:p>
          </table:table-cell>
          <table:table-cell table:number-columns-repeated="1021"/>
        </table:table-row>
        <table:table-row table:style-name="ro1">
          <table:table-cell office:value-type="float" office:value="0.747058868408203" calcext:value-type="float">
            <text:p>0.747058868408203</text:p>
          </table:table-cell>
          <table:table-cell/>
          <table:table-cell table:formula="of:=[.B28]/[.A31]" office:value-type="float" office:value="1.01732276076533" calcext:value-type="float">
            <text:p>1.01732276076533</text:p>
          </table:table-cell>
          <table:table-cell table:number-columns-repeated="1021"/>
        </table:table-row>
        <table:table-row table:style-name="ro1">
          <table:table-cell office:value-type="float" office:value="0.750000178813934" calcext:value-type="float">
            <text:p>0.750000178813934</text:p>
          </table:table-cell>
          <table:table-cell/>
          <table:table-cell table:formula="of:=[.B28]/[.A32]" office:value-type="float" office:value="1.01333307902024" calcext:value-type="float">
            <text:p>1.01333307902024</text:p>
          </table:table-cell>
          <table:table-cell table:number-columns-repeated="1021"/>
        </table:table-row>
        <table:table-row table:style-name="ro1">
          <table:table-cell office:value-type="float" office:value="0.742352962493896" calcext:value-type="float">
            <text:p>0.742352962493896</text:p>
          </table:table-cell>
          <table:table-cell/>
          <table:table-cell table:formula="of:=[.B28]/[.A33]" office:value-type="float" office:value="1.02377174856294" calcext:value-type="float">
            <text:p>1.02377174856294</text:p>
          </table:table-cell>
          <table:table-cell table:number-columns-repeated="1021"/>
        </table:table-row>
        <table:table-row table:style-name="ro1">
          <table:table-cell office:value-type="float" office:value="0.759411871433258" calcext:value-type="float">
            <text:p>0.759411871433258</text:p>
          </table:table-cell>
          <table:table-cell/>
          <table:table-cell table:formula="of:=[.B28]/[.A34]" office:value-type="float" office:value="1.00077444013206" calcext:value-type="float">
            <text:p>1.00077444013206</text:p>
          </table:table-cell>
          <table:table-cell table:number-columns-repeated="1021"/>
        </table:table-row>
        <table:table-row table:style-name="ro1">
          <table:table-cell office:value-type="float" office:value="0.771764516830444" calcext:value-type="float">
            <text:p>0.771764516830444</text:p>
          </table:table-cell>
          <table:table-cell/>
          <table:table-cell table:formula="of:=[.B28]/[.A35]" office:value-type="float" office:value="0.984756326430368" calcext:value-type="float">
            <text:p>0.984756326430368</text:p>
          </table:table-cell>
          <table:table-cell table:number-columns-repeated="1021"/>
        </table:table-row>
        <table:table-row table:style-name="ro1">
          <table:table-cell office:value-type="float" office:value="0.779411852359771" calcext:value-type="float">
            <text:p>0.779411852359771</text:p>
          </table:table-cell>
          <table:table-cell/>
          <table:table-cell table:formula="of:=[.B28]/[.A36]" office:value-type="float" office:value="0.97509421772617" calcext:value-type="float">
            <text:p>0.97509421772617</text:p>
          </table:table-cell>
          <table:table-cell table:number-columns-repeated="1021"/>
        </table:table-row>
        <table:table-row table:style-name="ro1">
          <table:table-cell office:value-type="float" office:value="0.760588288307189" calcext:value-type="float">
            <text:p>0.760588288307189</text:p>
          </table:table-cell>
          <table:table-cell/>
          <table:table-cell table:formula="of:=[.B28]/[.A37]" office:value-type="float" office:value="0.999226522610225" calcext:value-type="float">
            <text:p>0.999226522610225</text:p>
          </table:table-cell>
          <table:table-cell table:number-columns-repeated="1021"/>
        </table:table-row>
        <table:table-row table:style-name="ro1">
          <table:table-cell office:value-type="float" office:value="0.772352993488311" calcext:value-type="float">
            <text:p>0.772352993488311</text:p>
          </table:table-cell>
          <table:table-cell/>
          <table:table-cell table:formula="of:=[.B28]/[.A38]" office:value-type="float" office:value="0.984006013922128" calcext:value-type="float">
            <text:p>0.984006013922128</text:p>
          </table:table-cell>
          <table:table-cell table:number-columns-repeated="1021"/>
        </table:table-row>
        <table:table-row table:style-name="ro1">
          <table:table-cell office:value-type="float" office:value="0.702353060245513" calcext:value-type="float">
            <text:p>0.702353060245513</text:p>
          </table:table-cell>
          <table:table-cell/>
          <table:table-cell table:formula="of:=[.B28]/[.A39]" office:value-type="float" office:value="1.08207685490484" calcext:value-type="float">
            <text:p>1.082076854904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55294120311737" calcext:value-type="float">
            <text:p>0.655294120311737</text:p>
          </table:table-cell>
          <table:table-cell office:value-type="float" office:value="0.758235216140747" calcext:value-type="float">
            <text:p>0.758235216140747</text:p>
          </table:table-cell>
          <table:table-cell table:formula="of:=[.B41]/[.A41]" office:value-type="float" office:value="1.15709143823851" calcext:value-type="float">
            <text:p>1.15709143823851</text:p>
          </table:table-cell>
          <table:table-cell table:number-columns-repeated="1021"/>
        </table:table-row>
        <table:table-row table:style-name="ro1">
          <table:table-cell office:value-type="float" office:value="0.782352983951568" calcext:value-type="float">
            <text:p>0.782352983951568</text:p>
          </table:table-cell>
          <table:table-cell/>
          <table:table-cell table:formula="of:=[.B41]/[.A42]" office:value-type="float" office:value="0.969172779671645" calcext:value-type="float">
            <text:p>0.969172779671645</text:p>
          </table:table-cell>
          <table:table-cell table:number-columns-repeated="1021"/>
        </table:table-row>
        <table:table-row table:style-name="ro1">
          <table:table-cell office:value-type="float" office:value="0.764117717742919" calcext:value-type="float">
            <text:p>0.764117717742919</text:p>
          </table:table-cell>
          <table:table-cell/>
          <table:table-cell table:formula="of:=[.B41]/[.A43]" office:value-type="float" office:value="0.992301576752404" calcext:value-type="float">
            <text:p>0.992301576752404</text:p>
          </table:table-cell>
          <table:table-cell table:number-columns-repeated="1021"/>
        </table:table-row>
        <table:table-row table:style-name="ro1">
          <table:table-cell office:value-type="float" office:value="0.728823602199554" calcext:value-type="float">
            <text:p>0.728823602199554</text:p>
          </table:table-cell>
          <table:table-cell/>
          <table:table-cell table:formula="of:=[.B41]/[.A44]" office:value-type="float" office:value="1.04035491421028" calcext:value-type="float">
            <text:p>1.04035491421028</text:p>
          </table:table-cell>
          <table:table-cell table:number-columns-repeated="1021"/>
        </table:table-row>
        <table:table-row table:style-name="ro1">
          <table:table-cell office:value-type="float" office:value="0.741764783859252" calcext:value-type="float">
            <text:p>0.741764783859252</text:p>
          </table:table-cell>
          <table:table-cell/>
          <table:table-cell table:formula="of:=[.B41]/[.A45]" office:value-type="float" office:value="1.02220438694299" calcext:value-type="float">
            <text:p>1.02220438694299</text:p>
          </table:table-cell>
          <table:table-cell table:number-columns-repeated="1021"/>
        </table:table-row>
        <table:table-row table:style-name="ro1">
          <table:table-cell office:value-type="float" office:value="0.742940962314605" calcext:value-type="float">
            <text:p>0.742940962314605</text:p>
          </table:table-cell>
          <table:table-cell/>
          <table:table-cell table:formula="of:=[.B41]/[.A46]" office:value-type="float" office:value="1.02058609580295" calcext:value-type="float">
            <text:p>1.02058609580295</text:p>
          </table:table-cell>
          <table:table-cell table:number-columns-repeated="1021"/>
        </table:table-row>
        <table:table-row table:style-name="ro1">
          <table:table-cell office:value-type="float" office:value="0.748823642730712" calcext:value-type="float">
            <text:p>0.748823642730712</text:p>
          </table:table-cell>
          <table:table-cell/>
          <table:table-cell table:formula="of:=[.B41]/[.A47]" office:value-type="float" office:value="1.01256847790718" calcext:value-type="float">
            <text:p>1.01256847790718</text:p>
          </table:table-cell>
          <table:table-cell table:number-columns-repeated="1021"/>
        </table:table-row>
        <table:table-row table:style-name="ro1">
          <table:table-cell office:value-type="float" office:value="0.786470592021942" calcext:value-type="float">
            <text:p>0.786470592021942</text:p>
          </table:table-cell>
          <table:table-cell/>
          <table:table-cell table:formula="of:=[.B41]/[.A48]" office:value-type="float" office:value="0.964098624706863" calcext:value-type="float">
            <text:p>0.964098624706863</text:p>
          </table:table-cell>
          <table:table-cell table:number-columns-repeated="1021"/>
        </table:table-row>
        <table:table-row table:style-name="ro1">
          <table:table-cell office:value-type="float" office:value="0.788823544979095" calcext:value-type="float">
            <text:p>0.788823544979095</text:p>
          </table:table-cell>
          <table:table-cell/>
          <table:table-cell table:formula="of:=[.B41]/[.A49]" office:value-type="float" office:value="0.961222850112621" calcext:value-type="float">
            <text:p>0.961222850112621</text:p>
          </table:table-cell>
          <table:table-cell table:number-columns-repeated="1021"/>
        </table:table-row>
        <table:table-row table:style-name="ro1">
          <table:table-cell office:value-type="float" office:value="0.75705885887146" calcext:value-type="float">
            <text:p>0.75705885887146</text:p>
          </table:table-cell>
          <table:table-cell/>
          <table:table-cell table:formula="of:=[.B41]/[.A50]" office:value-type="float" office:value="1.00155385179831" calcext:value-type="float">
            <text:p>1.00155385179831</text:p>
          </table:table-cell>
          <table:table-cell table:number-columns-repeated="1021"/>
        </table:table-row>
        <table:table-row table:style-name="ro1">
          <table:table-cell office:value-type="float" office:value="0.80117654800415" calcext:value-type="float">
            <text:p>0.80117654800415</text:p>
          </table:table-cell>
          <table:table-cell/>
          <table:table-cell table:formula="of:=[.B41]/[.A51]" office:value-type="float" office:value="0.946402160709302" calcext:value-type="float">
            <text:p>0.946402160709302</text:p>
          </table:table-cell>
          <table:table-cell table:number-columns-repeated="1021"/>
        </table:table-row>
        <table:table-row table:style-name="ro1">
          <table:table-cell office:value-type="float" office:value="0.701176524162292" calcext:value-type="float">
            <text:p>0.701176524162292</text:p>
          </table:table-cell>
          <table:table-cell/>
          <table:table-cell table:formula="of:=[.B41]/[.A52]" office:value-type="float" office:value="1.08137564509397" calcext:value-type="float">
            <text:p>1.081375645093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20588302612304" calcext:value-type="float">
            <text:p>0.620588302612304</text:p>
          </table:table-cell>
          <table:table-cell office:value-type="float" office:value="0.75529408454895" calcext:value-type="float">
            <text:p>0.75529408454895</text:p>
          </table:table-cell>
          <table:table-cell table:formula="of:=[.B54]/[.A54]" office:value-type="float" office:value="1.21706142602046" calcext:value-type="float">
            <text:p>1.21706142602046</text:p>
          </table:table-cell>
          <table:table-cell table:number-columns-repeated="1021"/>
        </table:table-row>
        <table:table-row table:style-name="ro1">
          <table:table-cell office:value-type="float" office:value="0.778235256671905" calcext:value-type="float">
            <text:p>0.778235256671905</text:p>
          </table:table-cell>
          <table:table-cell/>
          <table:table-cell table:formula="of:=[.B54]/[.A55]" office:value-type="float" office:value="0.970521546118249" calcext:value-type="float">
            <text:p>0.970521546118249</text:p>
          </table:table-cell>
          <table:table-cell table:number-columns-repeated="1021"/>
        </table:table-row>
        <table:table-row table:style-name="ro1">
          <table:table-cell office:value-type="float" office:value="0.757058799266815" calcext:value-type="float">
            <text:p>0.757058799266815</text:p>
          </table:table-cell>
          <table:table-cell/>
          <table:table-cell table:formula="of:=[.B54]/[.A56]" office:value-type="float" office:value="0.997668985923453" calcext:value-type="float">
            <text:p>0.997668985923453</text:p>
          </table:table-cell>
          <table:table-cell table:number-columns-repeated="1021"/>
        </table:table-row>
        <table:table-row table:style-name="ro1">
          <table:table-cell office:value-type="float" office:value="0.749411821365356" calcext:value-type="float">
            <text:p>0.749411821365356</text:p>
          </table:table-cell>
          <table:table-cell/>
          <table:table-cell table:formula="of:=[.B54]/[.A57]" office:value-type="float" office:value="1.00784917319943" calcext:value-type="float">
            <text:p>1.00784917319943</text:p>
          </table:table-cell>
          <table:table-cell table:number-columns-repeated="1021"/>
        </table:table-row>
        <table:table-row table:style-name="ro1">
          <table:table-cell office:value-type="float" office:value="0.758823573589325" calcext:value-type="float">
            <text:p>0.758823573589325</text:p>
          </table:table-cell>
          <table:table-cell/>
          <table:table-cell table:formula="of:=[.B54]/[.A58]" office:value-type="float" office:value="0.995348735643939" calcext:value-type="float">
            <text:p>0.995348735643939</text:p>
          </table:table-cell>
          <table:table-cell table:number-columns-repeated="1021"/>
        </table:table-row>
        <table:table-row table:style-name="ro1">
          <table:table-cell office:value-type="float" office:value="0.745294213294982" calcext:value-type="float">
            <text:p>0.745294213294982</text:p>
          </table:table-cell>
          <table:table-cell/>
          <table:table-cell table:formula="of:=[.B54]/[.A59]" office:value-type="float" office:value="1.01341734723762" calcext:value-type="float">
            <text:p>1.01341734723762</text:p>
          </table:table-cell>
          <table:table-cell table:number-columns-repeated="1021"/>
        </table:table-row>
        <table:table-row table:style-name="ro1">
          <table:table-cell office:value-type="float" office:value="0.755882441997528" calcext:value-type="float">
            <text:p>0.755882441997528</text:p>
          </table:table-cell>
          <table:table-cell/>
          <table:table-cell table:formula="of:=[.B54]/[.A60]" office:value-type="float" office:value="0.999221628369852" calcext:value-type="float">
            <text:p>0.999221628369852</text:p>
          </table:table-cell>
          <table:table-cell table:number-columns-repeated="1021"/>
        </table:table-row>
        <table:table-row table:style-name="ro1">
          <table:table-cell office:value-type="float" office:value="0.761764705181121" calcext:value-type="float">
            <text:p>0.761764705181121</text:p>
          </table:table-cell>
          <table:table-cell/>
          <table:table-cell table:formula="of:=[.B54]/[.A61]" office:value-type="float" office:value="0.991505748969253" calcext:value-type="float">
            <text:p>0.991505748969253</text:p>
          </table:table-cell>
          <table:table-cell table:number-columns-repeated="1021"/>
        </table:table-row>
        <table:table-row table:style-name="ro1">
          <table:table-cell office:value-type="float" office:value="0.770000100135803" calcext:value-type="float">
            <text:p>0.770000100135803</text:p>
          </table:table-cell>
          <table:table-cell/>
          <table:table-cell table:formula="of:=[.B54]/[.A62]" office:value-type="float" office:value="0.980901280942354" calcext:value-type="float">
            <text:p>0.980901280942354</text:p>
          </table:table-cell>
          <table:table-cell table:number-columns-repeated="1021"/>
        </table:table-row>
        <table:table-row table:style-name="ro1">
          <table:table-cell office:value-type="float" office:value="0.752352952957153" calcext:value-type="float">
            <text:p>0.752352952957153</text:p>
          </table:table-cell>
          <table:table-cell/>
          <table:table-cell table:formula="of:=[.B54]/[.A63]" office:value-type="float" office:value="1.0039092444314" calcext:value-type="float">
            <text:p>1.0039092444314</text:p>
          </table:table-cell>
          <table:table-cell table:number-columns-repeated="1021"/>
        </table:table-row>
        <table:table-row table:style-name="ro1">
          <table:table-cell office:value-type="float" office:value="0.81000006198883" calcext:value-type="float">
            <text:p>0.81000006198883</text:p>
          </table:table-cell>
          <table:table-cell/>
          <table:table-cell table:formula="of:=[.B54]/[.A64]" office:value-type="float" office:value="0.932461761415724" calcext:value-type="float">
            <text:p>0.932461761415724</text:p>
          </table:table-cell>
          <table:table-cell table:number-columns-repeated="1021"/>
        </table:table-row>
        <table:table-row table:style-name="ro1">
          <table:table-cell office:value-type="float" office:value="0.704117655754089" calcext:value-type="float">
            <text:p>0.704117655754089</text:p>
          </table:table-cell>
          <table:table-cell/>
          <table:table-cell table:formula="of:=[.B54]/[.A65]" office:value-type="float" office:value="1.07268164400742" calcext:value-type="float">
            <text:p>1.0726816440074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0_reset.C1:b10_reset.C1048576">
            <calcext:condition calcext:apply-style-name="Good" calcext:value="&gt;1" calcext:base-cell-address="b10_reset.C1"/>
          </calcext:conditional-format>
          <calcext:conditional-format calcext:target-range-address="b10_reset.H2:b10_reset.H13">
            <calcext:condition calcext:apply-style-name="Good" calcext:value="&gt;1" calcext:base-cell-address="b10_reset.H2"/>
          </calcext:conditional-format>
        </calcext:conditional-formats>
      </table:table>
      <table:table table:name="b14_reset" table:style-name="ta8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932530522346496" calcext:value-type="float">
            <text:p>0.932530522346496</text:p>
          </table:table-cell>
          <table:table-cell office:value-type="float" office:value="0.609306156635284" calcext:value-type="float">
            <text:p>0.609306156635284</text:p>
          </table:table-cell>
          <table:table-cell table:formula="of:=[.B2]/[.A2]" office:value-type="float" office:value="0.653390041434898" calcext:value-type="float">
            <text:p>0.653390041434898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7" table:formula="of:=SUM([.C2];[.C15];[.C28];[.C41];[.C54])/5" office:value-type="float" office:value="0.660597041189502" calcext:value-type="float">
            <text:p>0.660597041189502</text:p>
          </table:table-cell>
          <table:table-cell table:number-columns-repeated="1016"/>
        </table:table-row>
        <table:table-row table:style-name="ro1">
          <table:table-cell office:value-type="float" office:value="0.621061146259307" calcext:value-type="float">
            <text:p>0.621061146259307</text:p>
          </table:table-cell>
          <table:table-cell/>
          <table:table-cell table:formula="of:=[.B2]/[.A3]" office:value-type="float" office:value="0.981072733828506" calcext:value-type="float">
            <text:p>0.98107273382850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7" table:formula="of:=SUM([.C3];[.C16];[.C29];[.C42];[.C55])/5" office:value-type="float" office:value="0.964885813989736" calcext:value-type="float">
            <text:p>0.964885813989736</text:p>
          </table:table-cell>
          <table:table-cell table:number-columns-repeated="1016"/>
        </table:table-row>
        <table:table-row table:style-name="ro1">
          <table:table-cell office:value-type="float" office:value="0.626081645488739" calcext:value-type="float">
            <text:p>0.626081645488739</text:p>
          </table:table-cell>
          <table:table-cell/>
          <table:table-cell table:formula="of:=[.B2]/[.A4]" office:value-type="float" office:value="0.973205589120314" calcext:value-type="float">
            <text:p>0.973205589120314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7" table:formula="of:=SUM([.C4];[.C17];[.C30];[.C43];[.C56])/5" office:value-type="float" office:value="0.968447745395259" calcext:value-type="float">
            <text:p>0.968447745395259</text:p>
          </table:table-cell>
          <table:table-cell table:number-columns-repeated="1016"/>
        </table:table-row>
        <table:table-row table:style-name="ro1">
          <table:table-cell office:value-type="float" office:value="0.667142868041992" calcext:value-type="float">
            <text:p>0.667142868041992</text:p>
          </table:table-cell>
          <table:table-cell/>
          <table:table-cell table:formula="of:=[.B2]/[.A5]" office:value-type="float" office:value="0.91330685798013" calcext:value-type="float">
            <text:p>0.9133068579801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7" table:formula="of:=SUM([.C5];[.C18];[.C31];[.C44];[.C57])/5" office:value-type="float" office:value="0.901898749739694" calcext:value-type="float">
            <text:p>0.901898749739694</text:p>
          </table:table-cell>
          <table:table-cell table:number-columns-repeated="1016"/>
        </table:table-row>
        <table:table-row table:style-name="ro1">
          <table:table-cell office:value-type="float" office:value="0.630693912506103" calcext:value-type="float">
            <text:p>0.630693912506103</text:p>
          </table:table-cell>
          <table:table-cell/>
          <table:table-cell table:formula="of:=[.B2]/[.A6]" office:value-type="float" office:value="0.96608853288938" calcext:value-type="float">
            <text:p>0.9660885328893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7" table:formula="of:=SUM([.C6];[.C19];[.C32];[.C45];[.C58])/5" office:value-type="float" office:value="0.971845638451549" calcext:value-type="float">
            <text:p>0.971845638451549</text:p>
          </table:table-cell>
          <table:table-cell table:number-columns-repeated="1016"/>
        </table:table-row>
        <table:table-row table:style-name="ro1">
          <table:table-cell office:value-type="float" office:value="0.625183701515197" calcext:value-type="float">
            <text:p>0.625183701515197</text:p>
          </table:table-cell>
          <table:table-cell/>
          <table:table-cell table:formula="of:=[.B2]/[.A7]" office:value-type="float" office:value="0.97460339282449" calcext:value-type="float">
            <text:p>0.9746033928244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7" table:formula="of:=SUM([.C7];[.C20];[.C33];[.C46];[.C59])/5" office:value-type="float" office:value="0.968588386105252" calcext:value-type="float">
            <text:p>0.968588386105252</text:p>
          </table:table-cell>
          <table:table-cell table:number-columns-repeated="1016"/>
        </table:table-row>
        <table:table-row table:style-name="ro1">
          <table:table-cell office:value-type="float" office:value="0.618204057216644" calcext:value-type="float">
            <text:p>0.618204057216644</text:p>
          </table:table-cell>
          <table:table-cell/>
          <table:table-cell table:formula="of:=[.B2]/[.A8]" office:value-type="float" office:value="0.985606855086941" calcext:value-type="float">
            <text:p>0.985606855086941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7" table:formula="of:=SUM([.C8];[.C21];[.C34];[.C47];[.C60])/5" office:value-type="float" office:value="0.974293898440788" calcext:value-type="float">
            <text:p>0.974293898440788</text:p>
          </table:table-cell>
          <table:table-cell table:number-columns-repeated="1016"/>
        </table:table-row>
        <table:table-row table:style-name="ro1">
          <table:table-cell office:value-type="float" office:value="0.58244901895523" calcext:value-type="float">
            <text:p>0.58244901895523</text:p>
          </table:table-cell>
          <table:table-cell/>
          <table:table-cell table:formula="of:=[.B2]/[.A9]" office:value-type="float" office:value="1.04611070978921" calcext:value-type="float">
            <text:p>1.04611070978921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7" table:formula="of:=SUM([.C9];[.C22];[.C35];[.C48];[.C61])/5" office:value-type="float" office:value="1.0421741443703" calcext:value-type="float">
            <text:p>1.0421741443703</text:p>
          </table:table-cell>
          <table:table-cell table:number-columns-repeated="1016"/>
        </table:table-row>
        <table:table-row table:style-name="ro1">
          <table:table-cell office:value-type="float" office:value="0.638040840625762" calcext:value-type="float">
            <text:p>0.638040840625762</text:p>
          </table:table-cell>
          <table:table-cell/>
          <table:table-cell table:formula="of:=[.B2]/[.A10]" office:value-type="float" office:value="0.954964193260268" calcext:value-type="float">
            <text:p>0.954964193260268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7" table:formula="of:=SUM([.C10];[.C23];[.C36];[.C49];[.C62])/5" office:value-type="float" office:value="0.960355616941719" calcext:value-type="float">
            <text:p>0.960355616941719</text:p>
          </table:table-cell>
          <table:table-cell table:number-columns-repeated="1016"/>
        </table:table-row>
        <table:table-row table:style-name="ro1">
          <table:table-cell office:value-type="float" office:value="0.632897913455963" calcext:value-type="float">
            <text:p>0.632897913455963</text:p>
          </table:table-cell>
          <table:table-cell/>
          <table:table-cell table:formula="of:=[.B2]/[.A11]" office:value-type="float" office:value="0.962724230370969" calcext:value-type="float">
            <text:p>0.962724230370969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7" table:formula="of:=SUM([.C11];[.C24];[.C37];[.C50];[.C63])/5" office:value-type="float" office:value="0.968323104423049" calcext:value-type="float">
            <text:p>0.968323104423049</text:p>
          </table:table-cell>
          <table:table-cell table:number-columns-repeated="1016"/>
        </table:table-row>
        <table:table-row table:style-name="ro1">
          <table:table-cell office:value-type="float" office:value="0.660244882106781" calcext:value-type="float">
            <text:p>0.660244882106781</text:p>
          </table:table-cell>
          <table:table-cell/>
          <table:table-cell table:formula="of:=[.B2]/[.A12]" office:value-type="float" office:value="0.922848738624136" calcext:value-type="float">
            <text:p>0.922848738624136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7" table:formula="of:=SUM([.C12];[.C25];[.C38];[.C51];[.C64])/5" office:value-type="float" office:value="0.928262074173987" calcext:value-type="float">
            <text:p>0.928262074173987</text:p>
          </table:table-cell>
          <table:table-cell table:number-columns-repeated="1016"/>
        </table:table-row>
        <table:table-row table:style-name="ro1">
          <table:table-cell office:value-type="float" office:value="0.594285726547241" calcext:value-type="float">
            <text:p>0.594285726547241</text:p>
          </table:table-cell>
          <table:table-cell/>
          <table:table-cell table:formula="of:=[.B2]/[.A13]" office:value-type="float" office:value="1.0252747616459" calcext:value-type="float">
            <text:p>1.0252747616459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7" table:formula="of:=SUM([.C13];[.C26];[.C39];[.C52];[.C65])/5" office:value-type="float" office:value="1.0277223133585" calcext:value-type="float">
            <text:p>1.02772231335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1791832447052" calcext:value-type="float">
            <text:p>0.91791832447052</text:p>
          </table:table-cell>
          <table:table-cell office:value-type="float" office:value="0.607673525810241" calcext:value-type="float">
            <text:p>0.607673525810241</text:p>
          </table:table-cell>
          <table:table-cell table:formula="of:=[.B15]/[.A15]" office:value-type="float" office:value="0.662012631854543" calcext:value-type="float">
            <text:p>0.662012631854543</text:p>
          </table:table-cell>
          <table:table-cell table:number-columns-repeated="1021"/>
        </table:table-row>
        <table:table-row table:style-name="ro1">
          <table:table-cell office:value-type="float" office:value="0.630612254142761" calcext:value-type="float">
            <text:p>0.630612254142761</text:p>
          </table:table-cell>
          <table:table-cell/>
          <table:table-cell table:formula="of:=[.B15]/[.A16]" office:value-type="float" office:value="0.963624670815028" calcext:value-type="float">
            <text:p>0.963624670815028</text:p>
          </table:table-cell>
          <table:table-cell table:number-columns-repeated="1021"/>
        </table:table-row>
        <table:table-row table:style-name="ro1">
          <table:table-cell office:value-type="float" office:value="0.632448971271514" calcext:value-type="float">
            <text:p>0.632448971271514</text:p>
          </table:table-cell>
          <table:table-cell/>
          <table:table-cell table:formula="of:=[.B15]/[.A17]" office:value-type="float" office:value="0.96082617477982" calcext:value-type="float">
            <text:p>0.96082617477982</text:p>
          </table:table-cell>
          <table:table-cell table:number-columns-repeated="1021"/>
        </table:table-row>
        <table:table-row table:style-name="ro1">
          <table:table-cell office:value-type="float" office:value="0.684530556201934" calcext:value-type="float">
            <text:p>0.684530556201934</text:p>
          </table:table-cell>
          <table:table-cell/>
          <table:table-cell table:formula="of:=[.B15]/[.A18]" office:value-type="float" office:value="0.88772301003168" calcext:value-type="float">
            <text:p>0.88772301003168</text:p>
          </table:table-cell>
          <table:table-cell table:number-columns-repeated="1021"/>
        </table:table-row>
        <table:table-row table:style-name="ro1">
          <table:table-cell office:value-type="float" office:value="0.626040816307067" calcext:value-type="float">
            <text:p>0.626040816307067</text:p>
          </table:table-cell>
          <table:table-cell/>
          <table:table-cell table:formula="of:=[.B15]/[.A19]" office:value-type="float" office:value="0.97066119329859" calcext:value-type="float">
            <text:p>0.97066119329859</text:p>
          </table:table-cell>
          <table:table-cell table:number-columns-repeated="1021"/>
        </table:table-row>
        <table:table-row table:style-name="ro1">
          <table:table-cell office:value-type="float" office:value="0.632040858268737" calcext:value-type="float">
            <text:p>0.632040858268737</text:p>
          </table:table-cell>
          <table:table-cell/>
          <table:table-cell table:formula="of:=[.B15]/[.A20]" office:value-type="float" office:value="0.961446586657005" calcext:value-type="float">
            <text:p>0.961446586657005</text:p>
          </table:table-cell>
          <table:table-cell table:number-columns-repeated="1021"/>
        </table:table-row>
        <table:table-row table:style-name="ro1">
          <table:table-cell office:value-type="float" office:value="0.627469420433044" calcext:value-type="float">
            <text:p>0.627469420433044</text:p>
          </table:table-cell>
          <table:table-cell/>
          <table:table-cell table:formula="of:=[.B15]/[.A21]" office:value-type="float" office:value="0.968451220126168" calcext:value-type="float">
            <text:p>0.968451220126168</text:p>
          </table:table-cell>
          <table:table-cell table:number-columns-repeated="1021"/>
        </table:table-row>
        <table:table-row table:style-name="ro1">
          <table:table-cell office:value-type="float" office:value="0.579673469066619" calcext:value-type="float">
            <text:p>0.579673469066619</text:p>
          </table:table-cell>
          <table:table-cell/>
          <table:table-cell table:formula="of:=[.B15]/[.A22]" office:value-type="float" office:value="1.04830315382332" calcext:value-type="float">
            <text:p>1.04830315382332</text:p>
          </table:table-cell>
          <table:table-cell table:number-columns-repeated="1021"/>
        </table:table-row>
        <table:table-row table:style-name="ro1">
          <table:table-cell office:value-type="float" office:value="0.633591830730438" calcext:value-type="float">
            <text:p>0.633591830730438</text:p>
          </table:table-cell>
          <table:table-cell/>
          <table:table-cell table:formula="of:=[.B15]/[.A23]" office:value-type="float" office:value="0.959093056975945" calcext:value-type="float">
            <text:p>0.959093056975945</text:p>
          </table:table-cell>
          <table:table-cell table:number-columns-repeated="1021"/>
        </table:table-row>
        <table:table-row table:style-name="ro1">
          <table:table-cell office:value-type="float" office:value="0.622775495052337" calcext:value-type="float">
            <text:p>0.622775495052337</text:p>
          </table:table-cell>
          <table:table-cell/>
          <table:table-cell table:formula="of:=[.B15]/[.A24]" office:value-type="float" office:value="0.975750540343873" calcext:value-type="float">
            <text:p>0.975750540343873</text:p>
          </table:table-cell>
          <table:table-cell table:number-columns-repeated="1021"/>
        </table:table-row>
        <table:table-row table:style-name="ro1">
          <table:table-cell office:value-type="float" office:value="0.647673487663269" calcext:value-type="float">
            <text:p>0.647673487663269</text:p>
          </table:table-cell>
          <table:table-cell/>
          <table:table-cell table:formula="of:=[.B15]/[.A25]" office:value-type="float" office:value="0.938240544634082" calcext:value-type="float">
            <text:p>0.938240544634082</text:p>
          </table:table-cell>
          <table:table-cell table:number-columns-repeated="1021"/>
        </table:table-row>
        <table:table-row table:style-name="ro1">
          <table:table-cell office:value-type="float" office:value="0.594204068183898" calcext:value-type="float">
            <text:p>0.594204068183898</text:p>
          </table:table-cell>
          <table:table-cell/>
          <table:table-cell table:formula="of:=[.B15]/[.A26]" office:value-type="float" office:value="1.02266806699508" calcext:value-type="float">
            <text:p>1.022668066995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26040828227996" calcext:value-type="float">
            <text:p>0.926040828227996</text:p>
          </table:table-cell>
          <table:table-cell office:value-type="float" office:value="0.600938737392425" calcext:value-type="float">
            <text:p>0.600938737392425</text:p>
          </table:table-cell>
          <table:table-cell table:formula="of:=[.B28]/[.A28]" office:value-type="float" office:value="0.648933307338444" calcext:value-type="float">
            <text:p>0.648933307338444</text:p>
          </table:table-cell>
          <table:table-cell table:number-columns-repeated="1021"/>
        </table:table-row>
        <table:table-row table:style-name="ro1">
          <table:table-cell office:value-type="float" office:value="0.635999977588653" calcext:value-type="float">
            <text:p>0.635999977588653</text:p>
          </table:table-cell>
          <table:table-cell/>
          <table:table-cell table:formula="of:=[.B28]/[.A29]" office:value-type="float" office:value="0.944872261899819" calcext:value-type="float">
            <text:p>0.944872261899819</text:p>
          </table:table-cell>
          <table:table-cell table:number-columns-repeated="1021"/>
        </table:table-row>
        <table:table-row table:style-name="ro1">
          <table:table-cell office:value-type="float" office:value="0.623102068901062" calcext:value-type="float">
            <text:p>0.623102068901062</text:p>
          </table:table-cell>
          <table:table-cell/>
          <table:table-cell table:formula="of:=[.B28]/[.A30]" office:value-type="float" office:value="0.964430656525141" calcext:value-type="float">
            <text:p>0.964430656525141</text:p>
          </table:table-cell>
          <table:table-cell table:number-columns-repeated="1021"/>
        </table:table-row>
        <table:table-row table:style-name="ro1">
          <table:table-cell office:value-type="float" office:value="0.677877604961395" calcext:value-type="float">
            <text:p>0.677877604961395</text:p>
          </table:table-cell>
          <table:table-cell/>
          <table:table-cell table:formula="of:=[.B28]/[.A31]" office:value-type="float" office:value="0.886500354922698" calcext:value-type="float">
            <text:p>0.886500354922698</text:p>
          </table:table-cell>
          <table:table-cell table:number-columns-repeated="1021"/>
        </table:table-row>
        <table:table-row table:style-name="ro1">
          <table:table-cell office:value-type="float" office:value="0.614122450351715" calcext:value-type="float">
            <text:p>0.614122450351715</text:p>
          </table:table-cell>
          <table:table-cell/>
          <table:table-cell table:formula="of:=[.B28]/[.A32]" office:value-type="float" office:value="0.978532436077301" calcext:value-type="float">
            <text:p>0.978532436077301</text:p>
          </table:table-cell>
          <table:table-cell table:number-columns-repeated="1021"/>
        </table:table-row>
        <table:table-row table:style-name="ro1">
          <table:table-cell office:value-type="float" office:value="0.625999987125396" calcext:value-type="float">
            <text:p>0.625999987125396</text:p>
          </table:table-cell>
          <table:table-cell/>
          <table:table-cell table:formula="of:=[.B28]/[.A33]" office:value-type="float" office:value="0.959966053916306" calcext:value-type="float">
            <text:p>0.959966053916306</text:p>
          </table:table-cell>
          <table:table-cell table:number-columns-repeated="1021"/>
        </table:table-row>
        <table:table-row table:style-name="ro1">
          <table:table-cell office:value-type="float" office:value="0.621102035045623" calcext:value-type="float">
            <text:p>0.621102035045623</text:p>
          </table:table-cell>
          <table:table-cell/>
          <table:table-cell table:formula="of:=[.B28]/[.A34]" office:value-type="float" office:value="0.967536255694739" calcext:value-type="float">
            <text:p>0.967536255694739</text:p>
          </table:table-cell>
          <table:table-cell table:number-columns-repeated="1021"/>
        </table:table-row>
        <table:table-row table:style-name="ro1">
          <table:table-cell office:value-type="float" office:value="0.580775499343872" calcext:value-type="float">
            <text:p>0.580775499343872</text:p>
          </table:table-cell>
          <table:table-cell/>
          <table:table-cell table:formula="of:=[.B28]/[.A35]" office:value-type="float" office:value="1.03471778350039" calcext:value-type="float">
            <text:p>1.03471778350039</text:p>
          </table:table-cell>
          <table:table-cell table:number-columns-repeated="1021"/>
        </table:table-row>
        <table:table-row table:style-name="ro1">
          <table:table-cell office:value-type="float" office:value="0.63057142496109" calcext:value-type="float">
            <text:p>0.63057142496109</text:p>
          </table:table-cell>
          <table:table-cell/>
          <table:table-cell table:formula="of:=[.B28]/[.A36]" office:value-type="float" office:value="0.953006612105054" calcext:value-type="float">
            <text:p>0.953006612105054</text:p>
          </table:table-cell>
          <table:table-cell table:number-columns-repeated="1021"/>
        </table:table-row>
        <table:table-row table:style-name="ro1">
          <table:table-cell office:value-type="float" office:value="0.620938718318939" calcext:value-type="float">
            <text:p>0.620938718318939</text:p>
          </table:table-cell>
          <table:table-cell/>
          <table:table-cell table:formula="of:=[.B28]/[.A37]" office:value-type="float" office:value="0.967790733068378" calcext:value-type="float">
            <text:p>0.967790733068378</text:p>
          </table:table-cell>
          <table:table-cell table:number-columns-repeated="1021"/>
        </table:table-row>
        <table:table-row table:style-name="ro1">
          <table:table-cell office:value-type="float" office:value="0.649347007274627" calcext:value-type="float">
            <text:p>0.649347007274627</text:p>
          </table:table-cell>
          <table:table-cell/>
          <table:table-cell table:formula="of:=[.B28]/[.A38]" office:value-type="float" office:value="0.925450846250333" calcext:value-type="float">
            <text:p>0.925450846250333</text:p>
          </table:table-cell>
          <table:table-cell table:number-columns-repeated="1021"/>
        </table:table-row>
        <table:table-row table:style-name="ro1">
          <table:table-cell office:value-type="float" office:value="0.595510184764862" calcext:value-type="float">
            <text:p>0.595510184764862</text:p>
          </table:table-cell>
          <table:table-cell/>
          <table:table-cell table:formula="of:=[.B28]/[.A39]" office:value-type="float" office:value="1.0091158014866" calcext:value-type="float">
            <text:p>1.00911580148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12816286087036" calcext:value-type="float">
            <text:p>0.912816286087036</text:p>
          </table:table-cell>
          <table:table-cell office:value-type="float" office:value="0.609142839908599" calcext:value-type="float">
            <text:p>0.609142839908599</text:p>
          </table:table-cell>
          <table:table-cell table:formula="of:=[.B41]/[.A41]" office:value-type="float" office:value="0.667322493247582" calcext:value-type="float">
            <text:p>0.667322493247582</text:p>
          </table:table-cell>
          <table:table-cell table:number-columns-repeated="1021"/>
        </table:table-row>
        <table:table-row table:style-name="ro1">
          <table:table-cell office:value-type="float" office:value="0.634204149246215" calcext:value-type="float">
            <text:p>0.634204149246215</text:p>
          </table:table-cell>
          <table:table-cell/>
          <table:table-cell table:formula="of:=[.B41]/[.A42]" office:value-type="float" office:value="0.960483845198107" calcext:value-type="float">
            <text:p>0.960483845198107</text:p>
          </table:table-cell>
          <table:table-cell table:number-columns-repeated="1021"/>
        </table:table-row>
        <table:table-row table:style-name="ro1">
          <table:table-cell office:value-type="float" office:value="0.627469420433044" calcext:value-type="float">
            <text:p>0.627469420433044</text:p>
          </table:table-cell>
          <table:table-cell/>
          <table:table-cell table:formula="of:=[.B41]/[.A43]" office:value-type="float" office:value="0.970792870652092" calcext:value-type="float">
            <text:p>0.970792870652092</text:p>
          </table:table-cell>
          <table:table-cell table:number-columns-repeated="1021"/>
        </table:table-row>
        <table:table-row table:style-name="ro1">
          <table:table-cell office:value-type="float" office:value="0.655428647994995" calcext:value-type="float">
            <text:p>0.655428647994995</text:p>
          </table:table-cell>
          <table:table-cell/>
          <table:table-cell table:formula="of:=[.B41]/[.A44]" office:value-type="float" office:value="0.929380859033263" calcext:value-type="float">
            <text:p>0.929380859033263</text:p>
          </table:table-cell>
          <table:table-cell table:number-columns-repeated="1021"/>
        </table:table-row>
        <table:table-row table:style-name="ro1">
          <table:table-cell office:value-type="float" office:value="0.632000029087066" calcext:value-type="float">
            <text:p>0.632000029087066</text:p>
          </table:table-cell>
          <table:table-cell/>
          <table:table-cell table:formula="of:=[.B41]/[.A45]" office:value-type="float" office:value="0.963833563090994" calcext:value-type="float">
            <text:p>0.963833563090994</text:p>
          </table:table-cell>
          <table:table-cell table:number-columns-repeated="1021"/>
        </table:table-row>
        <table:table-row table:style-name="ro1">
          <table:table-cell office:value-type="float" office:value="0.633387744426727" calcext:value-type="float">
            <text:p>0.633387744426727</text:p>
          </table:table-cell>
          <table:table-cell/>
          <table:table-cell table:formula="of:=[.B41]/[.A46]" office:value-type="float" office:value="0.961721860374687" calcext:value-type="float">
            <text:p>0.961721860374687</text:p>
          </table:table-cell>
          <table:table-cell table:number-columns-repeated="1021"/>
        </table:table-row>
        <table:table-row table:style-name="ro1">
          <table:table-cell office:value-type="float" office:value="0.629428625106811" calcext:value-type="float">
            <text:p>0.629428625106811</text:p>
          </table:table-cell>
          <table:table-cell/>
          <table:table-cell table:formula="of:=[.B41]/[.A47]" office:value-type="float" office:value="0.967771111148989" calcext:value-type="float">
            <text:p>0.967771111148989</text:p>
          </table:table-cell>
          <table:table-cell table:number-columns-repeated="1021"/>
        </table:table-row>
        <table:table-row table:style-name="ro1">
          <table:table-cell office:value-type="float" office:value="0.583959221839904" calcext:value-type="float">
            <text:p>0.583959221839904</text:p>
          </table:table-cell>
          <table:table-cell/>
          <table:table-cell table:formula="of:=[.B41]/[.A48]" office:value-type="float" office:value="1.04312564495402" calcext:value-type="float">
            <text:p>1.04312564495402</text:p>
          </table:table-cell>
          <table:table-cell table:number-columns-repeated="1021"/>
        </table:table-row>
        <table:table-row table:style-name="ro1">
          <table:table-cell office:value-type="float" office:value="0.62697958946228" calcext:value-type="float">
            <text:p>0.62697958946228</text:p>
          </table:table-cell>
          <table:table-cell/>
          <table:table-cell table:formula="of:=[.B41]/[.A49]" office:value-type="float" office:value="0.971551307485179" calcext:value-type="float">
            <text:p>0.971551307485179</text:p>
          </table:table-cell>
          <table:table-cell table:number-columns-repeated="1021"/>
        </table:table-row>
        <table:table-row table:style-name="ro1">
          <table:table-cell office:value-type="float" office:value="0.629510223865509" calcext:value-type="float">
            <text:p>0.629510223865509</text:p>
          </table:table-cell>
          <table:table-cell/>
          <table:table-cell table:formula="of:=[.B41]/[.A50]" office:value-type="float" office:value="0.967645666130974" calcext:value-type="float">
            <text:p>0.967645666130974</text:p>
          </table:table-cell>
          <table:table-cell table:number-columns-repeated="1021"/>
        </table:table-row>
        <table:table-row table:style-name="ro1">
          <table:table-cell office:value-type="float" office:value="0.661795854568481" calcext:value-type="float">
            <text:p>0.661795854568481</text:p>
          </table:table-cell>
          <table:table-cell/>
          <table:table-cell table:formula="of:=[.B41]/[.A51]" office:value-type="float" office:value="0.920439189371753" calcext:value-type="float">
            <text:p>0.920439189371753</text:p>
          </table:table-cell>
          <table:table-cell table:number-columns-repeated="1021"/>
        </table:table-row>
        <table:table-row table:style-name="ro1">
          <table:table-cell office:value-type="float" office:value="0.58293879032135" calcext:value-type="float">
            <text:p>0.58293879032135</text:p>
          </table:table-cell>
          <table:table-cell/>
          <table:table-cell table:formula="of:=[.B41]/[.A52]" office:value-type="float" office:value="1.04495163132446" calcext:value-type="float">
            <text:p>1.044951631324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10897970199585" calcext:value-type="float">
            <text:p>0.910897970199585</text:p>
          </table:table-cell>
          <table:table-cell office:value-type="float" office:value="0.611510157585144" calcext:value-type="float">
            <text:p>0.611510157585144</text:p>
          </table:table-cell>
          <table:table-cell table:formula="of:=[.B54]/[.A54]" office:value-type="float" office:value="0.671326732072042" calcext:value-type="float">
            <text:p>0.671326732072042</text:p>
          </table:table-cell>
          <table:table-cell table:number-columns-repeated="1021"/>
        </table:table-row>
        <table:table-row table:style-name="ro1">
          <table:table-cell office:value-type="float" office:value="0.627591848373413" calcext:value-type="float">
            <text:p>0.627591848373413</text:p>
          </table:table-cell>
          <table:table-cell/>
          <table:table-cell table:formula="of:=[.B54]/[.A55]" office:value-type="float" office:value="0.974375558207218" calcext:value-type="float">
            <text:p>0.974375558207218</text:p>
          </table:table-cell>
          <table:table-cell table:number-columns-repeated="1021"/>
        </table:table-row>
        <table:table-row table:style-name="ro1">
          <table:table-cell office:value-type="float" office:value="0.628489792346954" calcext:value-type="float">
            <text:p>0.628489792346954</text:p>
          </table:table-cell>
          <table:table-cell/>
          <table:table-cell table:formula="of:=[.B54]/[.A56]" office:value-type="float" office:value="0.97298343589893" calcext:value-type="float">
            <text:p>0.97298343589893</text:p>
          </table:table-cell>
          <table:table-cell table:number-columns-repeated="1021"/>
        </table:table-row>
        <table:table-row table:style-name="ro1">
          <table:table-cell office:value-type="float" office:value="0.685101985931396" calcext:value-type="float">
            <text:p>0.685101985931396</text:p>
          </table:table-cell>
          <table:table-cell/>
          <table:table-cell table:formula="of:=[.B54]/[.A57]" office:value-type="float" office:value="0.8925826667307" calcext:value-type="float">
            <text:p>0.8925826667307</text:p>
          </table:table-cell>
          <table:table-cell table:number-columns-repeated="1021"/>
        </table:table-row>
        <table:table-row table:style-name="ro1">
          <table:table-cell office:value-type="float" office:value="0.623918354511261" calcext:value-type="float">
            <text:p>0.623918354511261</text:p>
          </table:table-cell>
          <table:table-cell/>
          <table:table-cell table:formula="of:=[.B54]/[.A58]" office:value-type="float" office:value="0.98011246690148" calcext:value-type="float">
            <text:p>0.98011246690148</text:p>
          </table:table-cell>
          <table:table-cell table:number-columns-repeated="1021"/>
        </table:table-row>
        <table:table-row table:style-name="ro1">
          <table:table-cell office:value-type="float" office:value="0.620693922042846" calcext:value-type="float">
            <text:p>0.620693922042846</text:p>
          </table:table-cell>
          <table:table-cell/>
          <table:table-cell table:formula="of:=[.B54]/[.A59]" office:value-type="float" office:value="0.985204036753774" calcext:value-type="float">
            <text:p>0.985204036753774</text:p>
          </table:table-cell>
          <table:table-cell table:number-columns-repeated="1021"/>
        </table:table-row>
        <table:table-row table:style-name="ro1">
          <table:table-cell office:value-type="float" office:value="0.622653126716613" calcext:value-type="float">
            <text:p>0.622653126716613</text:p>
          </table:table-cell>
          <table:table-cell/>
          <table:table-cell table:formula="of:=[.B54]/[.A60]" office:value-type="float" office:value="0.982104050147105" calcext:value-type="float">
            <text:p>0.982104050147105</text:p>
          </table:table-cell>
          <table:table-cell table:number-columns-repeated="1021"/>
        </table:table-row>
        <table:table-row table:style-name="ro1">
          <table:table-cell office:value-type="float" office:value="0.588775515556335" calcext:value-type="float">
            <text:p>0.588775515556335</text:p>
          </table:table-cell>
          <table:table-cell/>
          <table:table-cell table:formula="of:=[.B54]/[.A61]" office:value-type="float" office:value="1.03861342978457" calcext:value-type="float">
            <text:p>1.03861342978457</text:p>
          </table:table-cell>
          <table:table-cell table:number-columns-repeated="1021"/>
        </table:table-row>
        <table:table-row table:style-name="ro1">
          <table:table-cell office:value-type="float" office:value="0.634897947311401" calcext:value-type="float">
            <text:p>0.634897947311401</text:p>
          </table:table-cell>
          <table:table-cell/>
          <table:table-cell table:formula="of:=[.B54]/[.A62]" office:value-type="float" office:value="0.963162914882152" calcext:value-type="float">
            <text:p>0.963162914882152</text:p>
          </table:table-cell>
          <table:table-cell table:number-columns-repeated="1021"/>
        </table:table-row>
        <table:table-row table:style-name="ro1">
          <table:table-cell office:value-type="float" office:value="0.631918370723724" calcext:value-type="float">
            <text:p>0.631918370723724</text:p>
          </table:table-cell>
          <table:table-cell/>
          <table:table-cell table:formula="of:=[.B54]/[.A63]" office:value-type="float" office:value="0.967704352201049" calcext:value-type="float">
            <text:p>0.967704352201049</text:p>
          </table:table-cell>
          <table:table-cell table:number-columns-repeated="1021"/>
        </table:table-row>
        <table:table-row table:style-name="ro1">
          <table:table-cell office:value-type="float" office:value="0.654489815235137" calcext:value-type="float">
            <text:p>0.654489815235137</text:p>
          </table:table-cell>
          <table:table-cell/>
          <table:table-cell table:formula="of:=[.B54]/[.A64]" office:value-type="float" office:value="0.93433105198963" calcext:value-type="float">
            <text:p>0.93433105198963</text:p>
          </table:table-cell>
          <table:table-cell table:number-columns-repeated="1021"/>
        </table:table-row>
        <table:table-row table:style-name="ro1">
          <table:table-cell office:value-type="float" office:value="0.589918375015258" calcext:value-type="float">
            <text:p>0.589918375015258</text:p>
          </table:table-cell>
          <table:table-cell/>
          <table:table-cell table:formula="of:=[.B54]/[.A65]" office:value-type="float" office:value="1.03660130534047" calcext:value-type="float">
            <text:p>1.03660130534047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4_reset.C1:b14_reset.C1048576">
            <calcext:condition calcext:apply-style-name="Good" calcext:value="&gt;1" calcext:base-cell-address="b14_reset.C1"/>
          </calcext:conditional-format>
          <calcext:conditional-format calcext:target-range-address="b14_reset.H2:b14_reset.H13">
            <calcext:condition calcext:apply-style-name="Good" calcext:value="&gt;1" calcext:base-cell-address="b14_reset.H2"/>
          </calcext:conditional-format>
        </calcext:conditional-formats>
      </table:table>
      <table:table table:name="completogpio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877254962921142" calcext:value-type="float">
            <text:p>0.877254962921142</text:p>
          </table:table-cell>
          <table:table-cell office:value-type="float" office:value="0.863137423992157" calcext:value-type="float">
            <text:p>0.863137423992157</text:p>
          </table:table-cell>
          <table:table-cell table:formula="of:=[.B2]/[.A2]" office:value-type="float" office:value="0.983907142705724" calcext:value-type="float">
            <text:p>0.983907142705724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19" table:formula="of:=SUM([.C2];[.C15];[.C28];[.C41];[.C54])/5" office:value-type="float" office:value="0.987910489473282" calcext:value-type="float">
            <text:p>0.987910489473282</text:p>
          </table:table-cell>
          <table:table-cell table:number-columns-repeated="1016"/>
        </table:table-row>
        <table:table-row table:style-name="ro1">
          <table:table-cell office:value-type="float" office:value="0.881568729877471" calcext:value-type="float">
            <text:p>0.881568729877471</text:p>
          </table:table-cell>
          <table:table-cell/>
          <table:table-cell table:formula="of:=[.B2]/[.A3]" office:value-type="float" office:value="0.979092604738968" calcext:value-type="float">
            <text:p>0.97909260473896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19" table:formula="of:=SUM([.C3];[.C16];[.C29];[.C42];[.C55])/5" office:value-type="float" office:value="0.981316211437988" calcext:value-type="float">
            <text:p>0.981316211437988</text:p>
          </table:table-cell>
          <table:table-cell table:number-columns-repeated="1016"/>
        </table:table-row>
        <table:table-row table:style-name="ro1">
          <table:table-cell office:value-type="float" office:value="0.858431458473205" calcext:value-type="float">
            <text:p>0.858431458473205</text:p>
          </table:table-cell>
          <table:table-cell/>
          <table:table-cell table:formula="of:=[.B2]/[.A4]" office:value-type="float" office:value="1.00548205156335" calcext:value-type="float">
            <text:p>1.00548205156335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19" table:formula="of:=SUM([.C4];[.C17];[.C30];[.C43];[.C56])/5" office:value-type="float" office:value="1.0064610750595" calcext:value-type="float">
            <text:p>1.0064610750595</text:p>
          </table:table-cell>
          <table:table-cell table:number-columns-repeated="1016"/>
        </table:table-row>
        <table:table-row table:style-name="ro1">
          <table:table-cell office:value-type="float" office:value="0.880000174045562" calcext:value-type="float">
            <text:p>0.880000174045562</text:p>
          </table:table-cell>
          <table:table-cell/>
          <table:table-cell table:formula="of:=[.B2]/[.A5]" office:value-type="float" office:value="0.980837787820106" calcext:value-type="float">
            <text:p>0.980837787820106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19" table:formula="of:=SUM([.C5];[.C18];[.C31];[.C44];[.C57])/5" office:value-type="float" office:value="0.984168710737536" calcext:value-type="float">
            <text:p>0.984168710737536</text:p>
          </table:table-cell>
          <table:table-cell table:number-columns-repeated="1016"/>
        </table:table-row>
        <table:table-row table:style-name="ro1">
          <table:table-cell office:value-type="float" office:value="0.879411876201629" calcext:value-type="float">
            <text:p>0.879411876201629</text:p>
          </table:table-cell>
          <table:table-cell/>
          <table:table-cell table:formula="of:=[.B2]/[.A6]" office:value-type="float" office:value="0.981493936288688" calcext:value-type="float">
            <text:p>0.98149393628868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19" table:formula="of:=SUM([.C6];[.C19];[.C32];[.C45];[.C58])/5" office:value-type="float" office:value="0.981050561038219" calcext:value-type="float">
            <text:p>0.981050561038219</text:p>
          </table:table-cell>
          <table:table-cell table:number-columns-repeated="1016"/>
        </table:table-row>
        <table:table-row table:style-name="ro1">
          <table:table-cell office:value-type="float" office:value="0.881764650344848" calcext:value-type="float">
            <text:p>0.881764650344848</text:p>
          </table:table-cell>
          <table:table-cell/>
          <table:table-cell table:formula="of:=[.B2]/[.A7]" office:value-type="float" office:value="0.978875058843189" calcext:value-type="float">
            <text:p>0.978875058843189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19" table:formula="of:=SUM([.C7];[.C20];[.C33];[.C46];[.C59])/5" office:value-type="float" office:value="0.981579043218004" calcext:value-type="float">
            <text:p>0.981579043218004</text:p>
          </table:table-cell>
          <table:table-cell table:number-columns-repeated="1016"/>
        </table:table-row>
        <table:table-row table:style-name="ro1">
          <table:table-cell office:value-type="float" office:value="0.882353007793426" calcext:value-type="float">
            <text:p>0.882353007793426</text:p>
          </table:table-cell>
          <table:table-cell/>
          <table:table-cell table:formula="of:=[.B2]/[.A8]" office:value-type="float" office:value="0.978222340002758" calcext:value-type="float">
            <text:p>0.978222340002758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19" table:formula="of:=SUM([.C8];[.C21];[.C34];[.C47];[.C60])/5" office:value-type="float" office:value="0.980049679660978" calcext:value-type="float">
            <text:p>0.980049679660978</text:p>
          </table:table-cell>
          <table:table-cell table:number-columns-repeated="1016"/>
        </table:table-row>
        <table:table-row table:style-name="ro1">
          <table:table-cell office:value-type="float" office:value="0.851960897445678" calcext:value-type="float">
            <text:p>0.851960897445678</text:p>
          </table:table-cell>
          <table:table-cell/>
          <table:table-cell table:formula="of:=[.B2]/[.A9]" office:value-type="float" office:value="1.01311859098227" calcext:value-type="float">
            <text:p>1.01311859098227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19" table:formula="of:=SUM([.C9];[.C22];[.C35];[.C48];[.C61])/5" office:value-type="float" office:value="1.01206743628891" calcext:value-type="float">
            <text:p>1.01206743628891</text:p>
          </table:table-cell>
          <table:table-cell table:number-columns-repeated="1016"/>
        </table:table-row>
        <table:table-row table:style-name="ro1">
          <table:table-cell office:value-type="float" office:value="0.868039309978485" calcext:value-type="float">
            <text:p>0.868039309978485</text:p>
          </table:table-cell>
          <table:table-cell/>
          <table:table-cell table:formula="of:=[.B2]/[.A10]" office:value-type="float" office:value="0.994352921659217" calcext:value-type="float">
            <text:p>0.99435292165921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19" table:formula="of:=SUM([.C10];[.C23];[.C36];[.C49];[.C62])/5" office:value-type="float" office:value="0.986388067086718" calcext:value-type="float">
            <text:p>0.986388067086718</text:p>
          </table:table-cell>
          <table:table-cell table:number-columns-repeated="1016"/>
        </table:table-row>
        <table:table-row table:style-name="ro1">
          <table:table-cell office:value-type="float" office:value="0.880000054836273" calcext:value-type="float">
            <text:p>0.880000054836273</text:p>
          </table:table-cell>
          <table:table-cell/>
          <table:table-cell table:formula="of:=[.B2]/[.A11]" office:value-type="float" office:value="0.980837920689388" calcext:value-type="float">
            <text:p>0.98083792068938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19" table:formula="of:=SUM([.C11];[.C24];[.C37];[.C50];[.C63])/5" office:value-type="float" office:value="0.979576388870277" calcext:value-type="float">
            <text:p>0.979576388870277</text:p>
          </table:table-cell>
          <table:table-cell table:number-columns-repeated="1016"/>
        </table:table-row>
        <table:table-row table:style-name="ro1">
          <table:table-cell office:value-type="float" office:value="0.882941305637359" calcext:value-type="float">
            <text:p>0.882941305637359</text:p>
          </table:table-cell>
          <table:table-cell/>
          <table:table-cell table:formula="of:=[.B2]/[.A12]" office:value-type="float" office:value="0.977570557047497" calcext:value-type="float">
            <text:p>0.977570557047497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19" table:formula="of:=SUM([.C12];[.C25];[.C38];[.C51];[.C64])/5" office:value-type="float" office:value="0.979703198119028" calcext:value-type="float">
            <text:p>0.979703198119028</text:p>
          </table:table-cell>
          <table:table-cell table:number-columns-repeated="1016"/>
        </table:table-row>
        <table:table-row table:style-name="ro1">
          <table:table-cell office:value-type="float" office:value="0.843137383460998" calcext:value-type="float">
            <text:p>0.843137383460998</text:p>
          </table:table-cell>
          <table:table-cell/>
          <table:table-cell table:formula="of:=[.B2]/[.A13]" office:value-type="float" office:value="1.0237209746875" calcext:value-type="float">
            <text:p>1.0237209746875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19" table:formula="of:=SUM([.C13];[.C26];[.C39];[.C52];[.C65])/5" office:value-type="float" office:value="1.026044492304" calcext:value-type="float">
            <text:p>1.02604449230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86078476905822" calcext:value-type="float">
            <text:p>0.886078476905822</text:p>
          </table:table-cell>
          <table:table-cell office:value-type="float" office:value="0.862941265106201" calcext:value-type="float">
            <text:p>0.862941265106201</text:p>
          </table:table-cell>
          <table:table-cell table:formula="of:=[.B15]/[.A15]" office:value-type="float" office:value="0.973888078310607" calcext:value-type="float">
            <text:p>0.973888078310607</text:p>
          </table:table-cell>
          <table:table-cell table:number-columns-repeated="1021"/>
        </table:table-row>
        <table:table-row table:style-name="ro1">
          <table:table-cell office:value-type="float" office:value="0.879607856273651" calcext:value-type="float">
            <text:p>0.879607856273651</text:p>
          </table:table-cell>
          <table:table-cell/>
          <table:table-cell table:formula="of:=[.B15]/[.A16]" office:value-type="float" office:value="0.981052248398444" calcext:value-type="float">
            <text:p>0.981052248398444</text:p>
          </table:table-cell>
          <table:table-cell table:number-columns-repeated="1021"/>
        </table:table-row>
        <table:table-row table:style-name="ro1">
          <table:table-cell office:value-type="float" office:value="0.861764848232269" calcext:value-type="float">
            <text:p>0.861764848232269</text:p>
          </table:table-cell>
          <table:table-cell/>
          <table:table-cell table:formula="of:=[.B15]/[.A17]" office:value-type="float" office:value="1.00136512515722" calcext:value-type="float">
            <text:p>1.00136512515722</text:p>
          </table:table-cell>
          <table:table-cell table:number-columns-repeated="1021"/>
        </table:table-row>
        <table:table-row table:style-name="ro1">
          <table:table-cell office:value-type="float" office:value="0.875686347484588" calcext:value-type="float">
            <text:p>0.875686347484588</text:p>
          </table:table-cell>
          <table:table-cell/>
          <table:table-cell table:formula="of:=[.B15]/[.A18]" office:value-type="float" office:value="0.98544560799081" calcext:value-type="float">
            <text:p>0.98544560799081</text:p>
          </table:table-cell>
          <table:table-cell table:number-columns-repeated="1021"/>
        </table:table-row>
        <table:table-row table:style-name="ro1">
          <table:table-cell office:value-type="float" office:value="0.879804074764251" calcext:value-type="float">
            <text:p>0.879804074764251</text:p>
          </table:table-cell>
          <table:table-cell/>
          <table:table-cell table:formula="of:=[.B15]/[.A19]" office:value-type="float" office:value="0.980833449012419" calcext:value-type="float">
            <text:p>0.980833449012419</text:p>
          </table:table-cell>
          <table:table-cell table:number-columns-repeated="1021"/>
        </table:table-row>
        <table:table-row table:style-name="ro1">
          <table:table-cell office:value-type="float" office:value="0.877843141555786" calcext:value-type="float">
            <text:p>0.877843141555786</text:p>
          </table:table-cell>
          <table:table-cell/>
          <table:table-cell table:formula="of:=[.B15]/[.A20]" office:value-type="float" office:value="0.983024442814266" calcext:value-type="float">
            <text:p>0.983024442814266</text:p>
          </table:table-cell>
          <table:table-cell table:number-columns-repeated="1021"/>
        </table:table-row>
        <table:table-row table:style-name="ro1">
          <table:table-cell office:value-type="float" office:value="0.883137345314025" calcext:value-type="float">
            <text:p>0.883137345314025</text:p>
          </table:table-cell>
          <table:table-cell/>
          <table:table-cell table:formula="of:=[.B15]/[.A21]" office:value-type="float" office:value="0.977131439050805" calcext:value-type="float">
            <text:p>0.977131439050805</text:p>
          </table:table-cell>
          <table:table-cell table:number-columns-repeated="1021"/>
        </table:table-row>
        <table:table-row table:style-name="ro1">
          <table:table-cell office:value-type="float" office:value="0.855098187923431" calcext:value-type="float">
            <text:p>0.855098187923431</text:p>
          </table:table-cell>
          <table:table-cell/>
          <table:table-cell table:formula="of:=[.B15]/[.A22]" office:value-type="float" office:value="1.00917213636228" calcext:value-type="float">
            <text:p>1.00917213636228</text:p>
          </table:table-cell>
          <table:table-cell table:number-columns-repeated="1021"/>
        </table:table-row>
        <table:table-row table:style-name="ro1">
          <table:table-cell office:value-type="float" office:value="0.878431379795074" calcext:value-type="float">
            <text:p>0.878431379795074</text:p>
          </table:table-cell>
          <table:table-cell/>
          <table:table-cell table:formula="of:=[.B15]/[.A23]" office:value-type="float" office:value="0.982366164227322" calcext:value-type="float">
            <text:p>0.982366164227322</text:p>
          </table:table-cell>
          <table:table-cell table:number-columns-repeated="1021"/>
        </table:table-row>
        <table:table-row table:style-name="ro1">
          <table:table-cell office:value-type="float" office:value="0.880980551242828" calcext:value-type="float">
            <text:p>0.880980551242828</text:p>
          </table:table-cell>
          <table:table-cell/>
          <table:table-cell table:formula="of:=[.B15]/[.A24]" office:value-type="float" office:value="0.9795236272683" calcext:value-type="float">
            <text:p>0.9795236272683</text:p>
          </table:table-cell>
          <table:table-cell table:number-columns-repeated="1021"/>
        </table:table-row>
        <table:table-row table:style-name="ro1">
          <table:table-cell office:value-type="float" office:value="0.879019677639007" calcext:value-type="float">
            <text:p>0.879019677639007</text:p>
          </table:table-cell>
          <table:table-cell/>
          <table:table-cell table:formula="of:=[.B15]/[.A25]" office:value-type="float" office:value="0.981708700110114" calcext:value-type="float">
            <text:p>0.981708700110114</text:p>
          </table:table-cell>
          <table:table-cell table:number-columns-repeated="1021"/>
        </table:table-row>
        <table:table-row table:style-name="ro1">
          <table:table-cell office:value-type="float" office:value="0.844705939292907" calcext:value-type="float">
            <text:p>0.844705939292907</text:p>
          </table:table-cell>
          <table:table-cell/>
          <table:table-cell table:formula="of:=[.B15]/[.A26]" office:value-type="float" office:value="1.0215877798001" calcext:value-type="float">
            <text:p>1.0215877798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57255041599273" calcext:value-type="float">
            <text:p>0.857255041599273</text:p>
          </table:table-cell>
          <table:table-cell office:value-type="float" office:value="0.862353086471557" calcext:value-type="float">
            <text:p>0.862353086471557</text:p>
          </table:table-cell>
          <table:table-cell table:formula="of:=[.B28]/[.A28]" office:value-type="float" office:value="1.00594694067097" calcext:value-type="float">
            <text:p>1.00594694067097</text:p>
          </table:table-cell>
          <table:table-cell table:number-columns-repeated="1021"/>
        </table:table-row>
        <table:table-row table:style-name="ro1">
          <table:table-cell office:value-type="float" office:value="0.875882387161254" calcext:value-type="float">
            <text:p>0.875882387161254</text:p>
          </table:table-cell>
          <table:table-cell/>
          <table:table-cell table:formula="of:=[.B28]/[.A29]" office:value-type="float" office:value="0.984553518956414" calcext:value-type="float">
            <text:p>0.984553518956414</text:p>
          </table:table-cell>
          <table:table-cell table:number-columns-repeated="1021"/>
        </table:table-row>
        <table:table-row table:style-name="ro1">
          <table:table-cell office:value-type="float" office:value="0.853137373924255" calcext:value-type="float">
            <text:p>0.853137373924255</text:p>
          </table:table-cell>
          <table:table-cell/>
          <table:table-cell table:formula="of:=[.B28]/[.A30]" office:value-type="float" office:value="1.01080214374493" calcext:value-type="float">
            <text:p>1.01080214374493</text:p>
          </table:table-cell>
          <table:table-cell table:number-columns-repeated="1021"/>
        </table:table-row>
        <table:table-row table:style-name="ro1">
          <table:table-cell office:value-type="float" office:value="0.876274585723877" calcext:value-type="float">
            <text:p>0.876274585723877</text:p>
          </table:table-cell>
          <table:table-cell/>
          <table:table-cell table:formula="of:=[.B28]/[.A31]" office:value-type="float" office:value="0.984112857454585" calcext:value-type="float">
            <text:p>0.984112857454585</text:p>
          </table:table-cell>
          <table:table-cell table:number-columns-repeated="1021"/>
        </table:table-row>
        <table:table-row table:style-name="ro1">
          <table:table-cell office:value-type="float" office:value="0.880784392356872" calcext:value-type="float">
            <text:p>0.880784392356872</text:p>
          </table:table-cell>
          <table:table-cell/>
          <table:table-cell table:formula="of:=[.B28]/[.A32]" office:value-type="float" office:value="0.979073986726768" calcext:value-type="float">
            <text:p>0.979073986726768</text:p>
          </table:table-cell>
          <table:table-cell table:number-columns-repeated="1021"/>
        </table:table-row>
        <table:table-row table:style-name="ro1">
          <table:table-cell office:value-type="float" office:value="0.878039300441741" calcext:value-type="float">
            <text:p>0.878039300441741</text:p>
          </table:table-cell>
          <table:table-cell/>
          <table:table-cell table:formula="of:=[.B28]/[.A33]" office:value-type="float" office:value="0.982134952316722" calcext:value-type="float">
            <text:p>0.982134952316722</text:p>
          </table:table-cell>
          <table:table-cell table:number-columns-repeated="1021"/>
        </table:table-row>
        <table:table-row table:style-name="ro1">
          <table:table-cell office:value-type="float" office:value="0.879999995231628" calcext:value-type="float">
            <text:p>0.879999995231628</text:p>
          </table:table-cell>
          <table:table-cell/>
          <table:table-cell table:formula="of:=[.B28]/[.A34]" office:value-type="float" office:value="0.979946694482168" calcext:value-type="float">
            <text:p>0.979946694482168</text:p>
          </table:table-cell>
          <table:table-cell table:number-columns-repeated="1021"/>
        </table:table-row>
        <table:table-row table:style-name="ro1">
          <table:table-cell office:value-type="float" office:value="0.852941274642944" calcext:value-type="float">
            <text:p>0.852941274642944</text:p>
          </table:table-cell>
          <table:table-cell/>
          <table:table-cell table:formula="of:=[.B28]/[.A35]" office:value-type="float" office:value="1.0110345367359" calcext:value-type="float">
            <text:p>1.0110345367359</text:p>
          </table:table-cell>
          <table:table-cell table:number-columns-repeated="1021"/>
        </table:table-row>
        <table:table-row table:style-name="ro1">
          <table:table-cell office:value-type="float" office:value="0.875882387161254" calcext:value-type="float">
            <text:p>0.875882387161254</text:p>
          </table:table-cell>
          <table:table-cell/>
          <table:table-cell table:formula="of:=[.B28]/[.A36]" office:value-type="float" office:value="0.984553518956414" calcext:value-type="float">
            <text:p>0.984553518956414</text:p>
          </table:table-cell>
          <table:table-cell table:number-columns-repeated="1021"/>
        </table:table-row>
        <table:table-row table:style-name="ro1">
          <table:table-cell office:value-type="float" office:value="0.883921682834625" calcext:value-type="float">
            <text:p>0.883921682834625</text:p>
          </table:table-cell>
          <table:table-cell/>
          <table:table-cell table:formula="of:=[.B28]/[.A37]" office:value-type="float" office:value="0.975598973549444" calcext:value-type="float">
            <text:p>0.975598973549444</text:p>
          </table:table-cell>
          <table:table-cell table:number-columns-repeated="1021"/>
        </table:table-row>
        <table:table-row table:style-name="ro1">
          <table:table-cell office:value-type="float" office:value="0.883529484272003" calcext:value-type="float">
            <text:p>0.883529484272003</text:p>
          </table:table-cell>
          <table:table-cell/>
          <table:table-cell table:formula="of:=[.B28]/[.A38]" office:value-type="float" office:value="0.976032041740073" calcext:value-type="float">
            <text:p>0.976032041740073</text:p>
          </table:table-cell>
          <table:table-cell table:number-columns-repeated="1021"/>
        </table:table-row>
        <table:table-row table:style-name="ro1">
          <table:table-cell office:value-type="float" office:value="0.83549028635025" calcext:value-type="float">
            <text:p>0.83549028635025</text:p>
          </table:table-cell>
          <table:table-cell/>
          <table:table-cell table:formula="of:=[.B28]/[.A39]" office:value-type="float" office:value="1.03215213936077" calcext:value-type="float">
            <text:p>1.032152139360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63333463668823" calcext:value-type="float">
            <text:p>0.863333463668823</text:p>
          </table:table-cell>
          <table:table-cell office:value-type="float" office:value="0.863137423992157" calcext:value-type="float">
            <text:p>0.863137423992157</text:p>
          </table:table-cell>
          <table:table-cell table:formula="of:=[.B41]/[.A41]" office:value-type="float" office:value="0.999772927049725" calcext:value-type="float">
            <text:p>0.999772927049725</text:p>
          </table:table-cell>
          <table:table-cell table:number-columns-repeated="1021"/>
        </table:table-row>
        <table:table-row table:style-name="ro1">
          <table:table-cell office:value-type="float" office:value="0.879019796848297" calcext:value-type="float">
            <text:p>0.879019796848297</text:p>
          </table:table-cell>
          <table:table-cell/>
          <table:table-cell table:formula="of:=[.B41]/[.A42]" office:value-type="float" office:value="0.981931723366088" calcext:value-type="float">
            <text:p>0.981931723366088</text:p>
          </table:table-cell>
          <table:table-cell table:number-columns-repeated="1021"/>
        </table:table-row>
        <table:table-row table:style-name="ro1">
          <table:table-cell office:value-type="float" office:value="0.855294167995452" calcext:value-type="float">
            <text:p>0.855294167995452</text:p>
          </table:table-cell>
          <table:table-cell/>
          <table:table-cell table:formula="of:=[.B41]/[.A43]" office:value-type="float" office:value="1.00917024374793" calcext:value-type="float">
            <text:p>1.00917024374793</text:p>
          </table:table-cell>
          <table:table-cell table:number-columns-repeated="1021"/>
        </table:table-row>
        <table:table-row table:style-name="ro1">
          <table:table-cell office:value-type="float" office:value="0.875490248203277" calcext:value-type="float">
            <text:p>0.875490248203277</text:p>
          </table:table-cell>
          <table:table-cell/>
          <table:table-cell table:formula="of:=[.B41]/[.A44]" office:value-type="float" office:value="0.985890391998688" calcext:value-type="float">
            <text:p>0.985890391998688</text:p>
          </table:table-cell>
          <table:table-cell table:number-columns-repeated="1021"/>
        </table:table-row>
        <table:table-row table:style-name="ro1">
          <table:table-cell office:value-type="float" office:value="0.878823637962341" calcext:value-type="float">
            <text:p>0.878823637962341</text:p>
          </table:table-cell>
          <table:table-cell/>
          <table:table-cell table:formula="of:=[.B41]/[.A45]" office:value-type="float" office:value="0.982150896616124" calcext:value-type="float">
            <text:p>0.982150896616124</text:p>
          </table:table-cell>
          <table:table-cell table:number-columns-repeated="1021"/>
        </table:table-row>
        <table:table-row table:style-name="ro1">
          <table:table-cell office:value-type="float" office:value="0.880784392356872" calcext:value-type="float">
            <text:p>0.880784392356872</text:p>
          </table:table-cell>
          <table:table-cell/>
          <table:table-cell table:formula="of:=[.B41]/[.A46]" office:value-type="float" office:value="0.979964485613223" calcext:value-type="float">
            <text:p>0.979964485613223</text:p>
          </table:table-cell>
          <table:table-cell table:number-columns-repeated="1021"/>
        </table:table-row>
        <table:table-row table:style-name="ro1">
          <table:table-cell office:value-type="float" office:value="0.878039240837097" calcext:value-type="float">
            <text:p>0.878039240837097</text:p>
          </table:table-cell>
          <table:table-cell/>
          <table:table-cell table:formula="of:=[.B41]/[.A47]" office:value-type="float" office:value="0.983028301980293" calcext:value-type="float">
            <text:p>0.983028301980293</text:p>
          </table:table-cell>
          <table:table-cell table:number-columns-repeated="1021"/>
        </table:table-row>
        <table:table-row table:style-name="ro1">
          <table:table-cell office:value-type="float" office:value="0.846666812896728" calcext:value-type="float">
            <text:p>0.846666812896728</text:p>
          </table:table-cell>
          <table:table-cell/>
          <table:table-cell table:formula="of:=[.B41]/[.A48]" office:value-type="float" office:value="1.01945347431191" calcext:value-type="float">
            <text:p>1.01945347431191</text:p>
          </table:table-cell>
          <table:table-cell table:number-columns-repeated="1021"/>
        </table:table-row>
        <table:table-row table:style-name="ro1">
          <table:table-cell office:value-type="float" office:value="0.875490248203277" calcext:value-type="float">
            <text:p>0.875490248203277</text:p>
          </table:table-cell>
          <table:table-cell/>
          <table:table-cell table:formula="of:=[.B41]/[.A49]" office:value-type="float" office:value="0.985890391998688" calcext:value-type="float">
            <text:p>0.985890391998688</text:p>
          </table:table-cell>
          <table:table-cell table:number-columns-repeated="1021"/>
        </table:table-row>
        <table:table-row table:style-name="ro1">
          <table:table-cell office:value-type="float" office:value="0.883725583553314" calcext:value-type="float">
            <text:p>0.883725583553314</text:p>
          </table:table-cell>
          <table:table-cell/>
          <table:table-cell table:formula="of:=[.B41]/[.A50]" office:value-type="float" office:value="0.976702994748239" calcext:value-type="float">
            <text:p>0.976702994748239</text:p>
          </table:table-cell>
          <table:table-cell table:number-columns-repeated="1021"/>
        </table:table-row>
        <table:table-row table:style-name="ro1">
          <table:table-cell office:value-type="float" office:value="0.881176531314849" calcext:value-type="float">
            <text:p>0.881176531314849</text:p>
          </table:table-cell>
          <table:table-cell/>
          <table:table-cell table:formula="of:=[.B41]/[.A51]" office:value-type="float" office:value="0.979528384288929" calcext:value-type="float">
            <text:p>0.979528384288929</text:p>
          </table:table-cell>
          <table:table-cell table:number-columns-repeated="1021"/>
        </table:table-row>
        <table:table-row table:style-name="ro1">
          <table:table-cell office:value-type="float" office:value="0.836666822433471" calcext:value-type="float">
            <text:p>0.836666822433471</text:p>
          </table:table-cell>
          <table:table-cell/>
          <table:table-cell table:formula="of:=[.B41]/[.A52]" office:value-type="float" office:value="1.0316381633034" calcext:value-type="float">
            <text:p>1.03163816330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83725523948669" calcext:value-type="float">
            <text:p>0.883725523948669</text:p>
          </table:table-cell>
          <table:table-cell office:value-type="float" office:value="0.862549126148223" calcext:value-type="float">
            <text:p>0.862549126148223</text:p>
          </table:table-cell>
          <table:table-cell table:formula="of:=[.B54]/[.A54]" office:value-type="float" office:value="0.976037358629379" calcext:value-type="float">
            <text:p>0.976037358629379</text:p>
          </table:table-cell>
          <table:table-cell table:number-columns-repeated="1021"/>
        </table:table-row>
        <table:table-row table:style-name="ro1">
          <table:table-cell office:value-type="float" office:value="0.880196213722229" calcext:value-type="float">
            <text:p>0.880196213722229</text:p>
          </table:table-cell>
          <table:table-cell/>
          <table:table-cell table:formula="of:=[.B54]/[.A55]" office:value-type="float" office:value="0.979950961730023" calcext:value-type="float">
            <text:p>0.979950961730023</text:p>
          </table:table-cell>
          <table:table-cell table:number-columns-repeated="1021"/>
        </table:table-row>
        <table:table-row table:style-name="ro1">
          <table:table-cell office:value-type="float" office:value="0.857843160629272" calcext:value-type="float">
            <text:p>0.857843160629272</text:p>
          </table:table-cell>
          <table:table-cell/>
          <table:table-cell table:formula="of:=[.B54]/[.A56]" office:value-type="float" office:value="1.00548581108404" calcext:value-type="float">
            <text:p>1.00548581108404</text:p>
          </table:table-cell>
          <table:table-cell table:number-columns-repeated="1021"/>
        </table:table-row>
        <table:table-row table:style-name="ro1">
          <table:table-cell office:value-type="float" office:value="0.876078486442565" calcext:value-type="float">
            <text:p>0.876078486442565</text:p>
          </table:table-cell>
          <table:table-cell/>
          <table:table-cell table:formula="of:=[.B54]/[.A57]" office:value-type="float" office:value="0.984556908423491" calcext:value-type="float">
            <text:p>0.984556908423491</text:p>
          </table:table-cell>
          <table:table-cell table:number-columns-repeated="1021"/>
        </table:table-row>
        <table:table-row table:style-name="ro1">
          <table:table-cell office:value-type="float" office:value="0.87862753868103" calcext:value-type="float">
            <text:p>0.87862753868103</text:p>
          </table:table-cell>
          <table:table-cell/>
          <table:table-cell table:formula="of:=[.B54]/[.A58]" office:value-type="float" office:value="0.981700536547098" calcext:value-type="float">
            <text:p>0.981700536547098</text:p>
          </table:table-cell>
          <table:table-cell table:number-columns-repeated="1021"/>
        </table:table-row>
        <table:table-row table:style-name="ro1">
          <table:table-cell office:value-type="float" office:value="0.876666724681854" calcext:value-type="float">
            <text:p>0.876666724681854</text:p>
          </table:table-cell>
          <table:table-cell/>
          <table:table-cell table:formula="of:=[.B54]/[.A59]" office:value-type="float" office:value="0.983896276502619" calcext:value-type="float">
            <text:p>0.983896276502619</text:p>
          </table:table-cell>
          <table:table-cell table:number-columns-repeated="1021"/>
        </table:table-row>
        <table:table-row table:style-name="ro1">
          <table:table-cell office:value-type="float" office:value="0.878431499004364" calcext:value-type="float">
            <text:p>0.878431499004364</text:p>
          </table:table-cell>
          <table:table-cell/>
          <table:table-cell table:formula="of:=[.B54]/[.A60]" office:value-type="float" office:value="0.981919622788866" calcext:value-type="float">
            <text:p>0.981919622788866</text:p>
          </table:table-cell>
          <table:table-cell table:number-columns-repeated="1021"/>
        </table:table-row>
        <table:table-row table:style-name="ro1">
          <table:table-cell office:value-type="float" office:value="0.856078505516052" calcext:value-type="float">
            <text:p>0.856078505516052</text:p>
          </table:table-cell>
          <table:table-cell/>
          <table:table-cell table:formula="of:=[.B54]/[.A61]" office:value-type="float" office:value="1.00755844305222" calcext:value-type="float">
            <text:p>1.00755844305222</text:p>
          </table:table-cell>
          <table:table-cell table:number-columns-repeated="1021"/>
        </table:table-row>
        <table:table-row table:style-name="ro1">
          <table:table-cell office:value-type="float" office:value="0.875882387161254" calcext:value-type="float">
            <text:p>0.875882387161254</text:p>
          </table:table-cell>
          <table:table-cell/>
          <table:table-cell table:formula="of:=[.B54]/[.A62]" office:value-type="float" office:value="0.984777338591949" calcext:value-type="float">
            <text:p>0.984777338591949</text:p>
          </table:table-cell>
          <table:table-cell table:number-columns-repeated="1021"/>
        </table:table-row>
        <table:table-row table:style-name="ro1">
          <table:table-cell office:value-type="float" office:value="0.875490248203277" calcext:value-type="float">
            <text:p>0.875490248203277</text:p>
          </table:table-cell>
          <table:table-cell/>
          <table:table-cell table:formula="of:=[.B54]/[.A63]" office:value-type="float" office:value="0.985218428096016" calcext:value-type="float">
            <text:p>0.985218428096016</text:p>
          </table:table-cell>
          <table:table-cell table:number-columns-repeated="1021"/>
        </table:table-row>
        <table:table-row table:style-name="ro1">
          <table:table-cell office:value-type="float" office:value="0.87686276435852" calcext:value-type="float">
            <text:p>0.87686276435852</text:p>
          </table:table-cell>
          <table:table-cell/>
          <table:table-cell table:formula="of:=[.B54]/[.A64]" office:value-type="float" office:value="0.983676307408528" calcext:value-type="float">
            <text:p>0.983676307408528</text:p>
          </table:table-cell>
          <table:table-cell table:number-columns-repeated="1021"/>
        </table:table-row>
        <table:table-row table:style-name="ro1">
          <table:table-cell office:value-type="float" office:value="0.844706058502197" calcext:value-type="float">
            <text:p>0.844706058502197</text:p>
          </table:table-cell>
          <table:table-cell/>
          <table:table-cell table:formula="of:=[.B54]/[.A65]" office:value-type="float" office:value="1.02112340436822" calcext:value-type="float">
            <text:p>1.0211234043682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letogpio.C1:completogpio.C1048576">
            <calcext:condition calcext:apply-style-name="Good" calcext:value="&gt;1" calcext:base-cell-address="completogpio.C1"/>
          </calcext:conditional-format>
          <calcext:conditional-format calcext:target-range-address="completogpio.H2:completogpio.H13">
            <calcext:condition calcext:apply-style-name="Good" calcext:value="&gt;1" calcext:base-cell-address="completogpio.H2"/>
          </calcext:conditional-format>
        </calcext:conditional-formats>
      </table:table>
      <table:table table:name="FSM" table:style-name="ta10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65799993276596" calcext:value-type="float">
            <text:p>0.65799993276596</text:p>
          </table:table-cell>
          <table:table-cell office:value-type="float" office:value="0.699999868869781" calcext:value-type="float">
            <text:p>0.699999868869781</text:p>
          </table:table-cell>
          <table:table-cell table:formula="of:=[.B2]/[.A2]" office:value-type="float" office:value="1.06382969664947" calcext:value-type="float">
            <text:p>1.06382969664947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1" table:formula="of:=SUM([.C2];[.C15];[.C28];[.C41];[.C54])/5" office:value-type="float" office:value="1.08538541353078" calcext:value-type="float">
            <text:p>1.08538541353078</text:p>
          </table:table-cell>
          <table:table-cell table:number-columns-repeated="1016"/>
        </table:table-row>
        <table:table-row table:style-name="ro1">
          <table:table-cell office:value-type="float" office:value="0.746666729450225" calcext:value-type="float">
            <text:p>0.746666729450225</text:p>
          </table:table-cell>
          <table:table-cell/>
          <table:table-cell table:formula="of:=[.B2]/[.A3]" office:value-type="float" office:value="0.93749974554939" calcext:value-type="float">
            <text:p>0.93749974554939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1" table:formula="of:=SUM([.C3];[.C16];[.C29];[.C42];[.C55])/5" office:value-type="float" office:value="0.96949759506871" calcext:value-type="float">
            <text:p>0.96949759506871</text:p>
          </table:table-cell>
          <table:table-cell table:number-columns-repeated="1016"/>
        </table:table-row>
        <table:table-row table:style-name="ro1">
          <table:table-cell office:value-type="float" office:value="0.650666654109954" calcext:value-type="float">
            <text:p>0.650666654109954</text:p>
          </table:table-cell>
          <table:table-cell/>
          <table:table-cell table:formula="of:=[.B2]/[.A4]" office:value-type="float" office:value="1.07581949136046" calcext:value-type="float">
            <text:p>1.07581949136046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1" table:formula="of:=SUM([.C4];[.C17];[.C30];[.C43];[.C56])/5" office:value-type="float" office:value="1.12348276972941" calcext:value-type="float">
            <text:p>1.12348276972941</text:p>
          </table:table-cell>
          <table:table-cell table:number-columns-repeated="1016"/>
        </table:table-row>
        <table:table-row table:style-name="ro1">
          <table:table-cell office:value-type="float" office:value="0.639999985694885" calcext:value-type="float">
            <text:p>0.639999985694885</text:p>
          </table:table-cell>
          <table:table-cell/>
          <table:table-cell table:formula="of:=[.B2]/[.A5]" office:value-type="float" office:value="1.09374981955625" calcext:value-type="float">
            <text:p>1.09374981955625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1" table:formula="of:=SUM([.C5];[.C18];[.C31];[.C44];[.C57])/5" office:value-type="float" office:value="1.12887515078257" calcext:value-type="float">
            <text:p>1.12887515078257</text:p>
          </table:table-cell>
          <table:table-cell table:number-columns-repeated="1016"/>
        </table:table-row>
        <table:table-row table:style-name="ro1">
          <table:table-cell office:value-type="float" office:value="0.698666512966156" calcext:value-type="float">
            <text:p>0.698666512966156</text:p>
          </table:table-cell>
          <table:table-cell/>
          <table:table-cell table:formula="of:=[.B2]/[.A6]" office:value-type="float" office:value="1.00190842967121" calcext:value-type="float">
            <text:p>1.00190842967121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1" table:formula="of:=SUM([.C6];[.C19];[.C32];[.C45];[.C58])/5" office:value-type="float" office:value="1.03939953870772" calcext:value-type="float">
            <text:p>1.03939953870772</text:p>
          </table:table-cell>
          <table:table-cell table:number-columns-repeated="1016"/>
        </table:table-row>
        <table:table-row table:style-name="ro1">
          <table:table-cell office:value-type="float" office:value="0.72133332490921" calcext:value-type="float">
            <text:p>0.72133332490921</text:p>
          </table:table-cell>
          <table:table-cell/>
          <table:table-cell table:formula="of:=[.B2]/[.A7]" office:value-type="float" office:value="0.970424968176655" calcext:value-type="float">
            <text:p>0.970424968176655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1" table:formula="of:=SUM([.C7];[.C20];[.C33];[.C46];[.C59])/5" office:value-type="float" office:value="1.02755289826797" calcext:value-type="float">
            <text:p>1.02755289826797</text:p>
          </table:table-cell>
          <table:table-cell table:number-columns-repeated="1016"/>
        </table:table-row>
        <table:table-row table:style-name="ro1">
          <table:table-cell office:value-type="float" office:value="0.675999999046325" calcext:value-type="float">
            <text:p>0.675999999046325</text:p>
          </table:table-cell>
          <table:table-cell/>
          <table:table-cell table:formula="of:=[.B2]/[.A8]" office:value-type="float" office:value="1.03550276606112" calcext:value-type="float">
            <text:p>1.03550276606112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1" table:formula="of:=SUM([.C8];[.C21];[.C34];[.C47];[.C60])/5" office:value-type="float" office:value="1.09712334219623" calcext:value-type="float">
            <text:p>1.09712334219623</text:p>
          </table:table-cell>
          <table:table-cell table:number-columns-repeated="1016"/>
        </table:table-row>
        <table:table-row table:style-name="ro1">
          <table:table-cell office:value-type="float" office:value="0.800000011920929" calcext:value-type="float">
            <text:p>0.800000011920929</text:p>
          </table:table-cell>
          <table:table-cell/>
          <table:table-cell table:formula="of:=[.B2]/[.A9]" office:value-type="float" office:value="0.874999823048713" calcext:value-type="float">
            <text:p>0.87499982304871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1" table:formula="of:=SUM([.C9];[.C22];[.C35];[.C48];[.C61])/5" office:value-type="float" office:value="0.899281439234371" calcext:value-type="float">
            <text:p>0.899281439234371</text:p>
          </table:table-cell>
          <table:table-cell table:number-columns-repeated="1016"/>
        </table:table-row>
        <table:table-row table:style-name="ro1">
          <table:table-cell office:value-type="float" office:value="0.741333484649658" calcext:value-type="float">
            <text:p>0.741333484649658</text:p>
          </table:table-cell>
          <table:table-cell/>
          <table:table-cell table:formula="of:=[.B2]/[.A10]" office:value-type="float" office:value="0.944244234699029" calcext:value-type="float">
            <text:p>0.944244234699029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1" table:formula="of:=SUM([.C10];[.C23];[.C36];[.C49];[.C62])/5" office:value-type="float" office:value="0.964259093140003" calcext:value-type="float">
            <text:p>0.964259093140003</text:p>
          </table:table-cell>
          <table:table-cell table:number-columns-repeated="1016"/>
        </table:table-row>
        <table:table-row table:style-name="ro1">
          <table:table-cell office:value-type="float" office:value="0.681333363056182" calcext:value-type="float">
            <text:p>0.681333363056182</text:p>
          </table:table-cell>
          <table:table-cell/>
          <table:table-cell table:formula="of:=[.B2]/[.A11]" office:value-type="float" office:value="1.02739702299307" calcext:value-type="float">
            <text:p>1.02739702299307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1" table:formula="of:=SUM([.C11];[.C24];[.C37];[.C50];[.C63])/5" office:value-type="float" office:value="1.05730935413843" calcext:value-type="float">
            <text:p>1.05730935413843</text:p>
          </table:table-cell>
          <table:table-cell table:number-columns-repeated="1016"/>
        </table:table-row>
        <table:table-row table:style-name="ro1">
          <table:table-cell office:value-type="float" office:value="0.777333498001098" calcext:value-type="float">
            <text:p>0.777333498001098</text:p>
          </table:table-cell>
          <table:table-cell/>
          <table:table-cell table:formula="of:=[.B2]/[.A12]" office:value-type="float" office:value="0.900514220305468" calcext:value-type="float">
            <text:p>0.900514220305468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1" table:formula="of:=SUM([.C12];[.C25];[.C38];[.C51];[.C64])/5" office:value-type="float" office:value="0.947097748150049" calcext:value-type="float">
            <text:p>0.947097748150049</text:p>
          </table:table-cell>
          <table:table-cell table:number-columns-repeated="1016"/>
        </table:table-row>
        <table:table-row table:style-name="ro1">
          <table:table-cell office:value-type="float" office:value="0.676666557788848" calcext:value-type="float">
            <text:p>0.676666557788848</text:p>
          </table:table-cell>
          <table:table-cell/>
          <table:table-cell table:formula="of:=[.B2]/[.A13]" office:value-type="float" office:value="1.03448273128375" calcext:value-type="float">
            <text:p>1.03448273128375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1" table:formula="of:=SUM([.C13];[.C26];[.C39];[.C52];[.C65])/5" office:value-type="float" office:value="1.09064691067565" calcext:value-type="float">
            <text:p>1.090646910675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92000150680542" calcext:value-type="float">
            <text:p>0.692000150680542</text:p>
          </table:table-cell>
          <table:table-cell office:value-type="float" office:value="0.726000010967254" calcext:value-type="float">
            <text:p>0.726000010967254</text:p>
          </table:table-cell>
          <table:table-cell table:formula="of:=[.B15]/[.A15]" office:value-type="float" office:value="1.04913273538058" calcext:value-type="float">
            <text:p>1.04913273538058</text:p>
          </table:table-cell>
          <table:table-cell table:number-columns-repeated="1021"/>
        </table:table-row>
        <table:table-row table:style-name="ro1">
          <table:table-cell office:value-type="float" office:value="0.75133341550827" calcext:value-type="float">
            <text:p>0.75133341550827</text:p>
          </table:table-cell>
          <table:table-cell/>
          <table:table-cell table:formula="of:=[.B15]/[.A16]" office:value-type="float" office:value="0.966282073952643" calcext:value-type="float">
            <text:p>0.966282073952643</text:p>
          </table:table-cell>
          <table:table-cell table:number-columns-repeated="1021"/>
        </table:table-row>
        <table:table-row table:style-name="ro1">
          <table:table-cell office:value-type="float" office:value="0.638000011444091" calcext:value-type="float">
            <text:p>0.638000011444091</text:p>
          </table:table-cell>
          <table:table-cell/>
          <table:table-cell table:formula="of:=[.B15]/[.A17]" office:value-type="float" office:value="1.13793103126123" calcext:value-type="float">
            <text:p>1.13793103126123</text:p>
          </table:table-cell>
          <table:table-cell table:number-columns-repeated="1021"/>
        </table:table-row>
        <table:table-row table:style-name="ro1">
          <table:table-cell office:value-type="float" office:value="0.640666663646698" calcext:value-type="float">
            <text:p>0.640666663646698</text:p>
          </table:table-cell>
          <table:table-cell/>
          <table:table-cell table:formula="of:=[.B15]/[.A18]" office:value-type="float" office:value="1.13319461142997" calcext:value-type="float">
            <text:p>1.13319461142997</text:p>
          </table:table-cell>
          <table:table-cell table:number-columns-repeated="1021"/>
        </table:table-row>
        <table:table-row table:style-name="ro1">
          <table:table-cell office:value-type="float" office:value="0.683333277702331" calcext:value-type="float">
            <text:p>0.683333277702331</text:p>
          </table:table-cell>
          <table:table-cell/>
          <table:table-cell table:formula="of:=[.B15]/[.A19]" office:value-type="float" office:value="1.06243912693435" calcext:value-type="float">
            <text:p>1.06243912693435</text:p>
          </table:table-cell>
          <table:table-cell table:number-columns-repeated="1021"/>
        </table:table-row>
        <table:table-row table:style-name="ro1">
          <table:table-cell office:value-type="float" office:value="0.703333377838134" calcext:value-type="float">
            <text:p>0.703333377838134</text:p>
          </table:table-cell>
          <table:table-cell/>
          <table:table-cell table:formula="of:=[.B15]/[.A20]" office:value-type="float" office:value="1.03222743842869" calcext:value-type="float">
            <text:p>1.03222743842869</text:p>
          </table:table-cell>
          <table:table-cell table:number-columns-repeated="1021"/>
        </table:table-row>
        <table:table-row table:style-name="ro1">
          <table:table-cell office:value-type="float" office:value="0.651333332061767" calcext:value-type="float">
            <text:p>0.651333332061767</text:p>
          </table:table-cell>
          <table:table-cell/>
          <table:table-cell table:formula="of:=[.B15]/[.A21]" office:value-type="float" office:value="1.11463666179824" calcext:value-type="float">
            <text:p>1.11463666179824</text:p>
          </table:table-cell>
          <table:table-cell table:number-columns-repeated="1021"/>
        </table:table-row>
        <table:table-row table:style-name="ro1">
          <table:table-cell office:value-type="float" office:value="0.805333495140075" calcext:value-type="float">
            <text:p>0.805333495140075</text:p>
          </table:table-cell>
          <table:table-cell/>
          <table:table-cell table:formula="of:=[.B15]/[.A22]" office:value-type="float" office:value="0.901489898717025" calcext:value-type="float">
            <text:p>0.901489898717025</text:p>
          </table:table-cell>
          <table:table-cell table:number-columns-repeated="1021"/>
        </table:table-row>
        <table:table-row table:style-name="ro1">
          <table:table-cell office:value-type="float" office:value="0.7406667470932" calcext:value-type="float">
            <text:p>0.7406667470932</text:p>
          </table:table-cell>
          <table:table-cell/>
          <table:table-cell table:formula="of:=[.B15]/[.A23]" office:value-type="float" office:value="0.980197928172816" calcext:value-type="float">
            <text:p>0.980197928172816</text:p>
          </table:table-cell>
          <table:table-cell table:number-columns-repeated="1021"/>
        </table:table-row>
        <table:table-row table:style-name="ro1">
          <table:table-cell office:value-type="float" office:value="0.679333269596099" calcext:value-type="float">
            <text:p>0.679333269596099</text:p>
          </table:table-cell>
          <table:table-cell/>
          <table:table-cell table:formula="of:=[.B15]/[.A24]" office:value-type="float" office:value="1.06869491523491" calcext:value-type="float">
            <text:p>1.06869491523491</text:p>
          </table:table-cell>
          <table:table-cell table:number-columns-repeated="1021"/>
        </table:table-row>
        <table:table-row table:style-name="ro1">
          <table:table-cell office:value-type="float" office:value="0.775333404541015" calcext:value-type="float">
            <text:p>0.775333404541015</text:p>
          </table:table-cell>
          <table:table-cell/>
          <table:table-cell table:formula="of:=[.B15]/[.A25]" office:value-type="float" office:value="0.936371381286009" calcext:value-type="float">
            <text:p>0.936371381286009</text:p>
          </table:table-cell>
          <table:table-cell table:number-columns-repeated="1021"/>
        </table:table-row>
        <table:table-row table:style-name="ro1">
          <table:table-cell office:value-type="float" office:value="0.657333195209503" calcext:value-type="float">
            <text:p>0.657333195209503</text:p>
          </table:table-cell>
          <table:table-cell/>
          <table:table-cell table:formula="of:=[.B15]/[.A26]" office:value-type="float" office:value="1.10446272340752" calcext:value-type="float">
            <text:p>1.104462723407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62666678428649" calcext:value-type="float">
            <text:p>0.662666678428649</text:p>
          </table:table-cell>
          <table:table-cell office:value-type="float" office:value="0.738000035285949" calcext:value-type="float">
            <text:p>0.738000035285949</text:p>
          </table:table-cell>
          <table:table-cell table:formula="of:=[.B28]/[.A28]" office:value-type="float" office:value="1.11368212603648" calcext:value-type="float">
            <text:p>1.11368212603648</text:p>
          </table:table-cell>
          <table:table-cell table:number-columns-repeated="1021"/>
        </table:table-row>
        <table:table-row table:style-name="ro1">
          <table:table-cell office:value-type="float" office:value="0.740000009536743" calcext:value-type="float">
            <text:p>0.740000009536743</text:p>
          </table:table-cell>
          <table:table-cell/>
          <table:table-cell table:formula="of:=[.B28]/[.A29]" office:value-type="float" office:value="0.997297332128352" calcext:value-type="float">
            <text:p>0.997297332128352</text:p>
          </table:table-cell>
          <table:table-cell table:number-columns-repeated="1021"/>
        </table:table-row>
        <table:table-row table:style-name="ro1">
          <table:table-cell office:value-type="float" office:value="0.637333393096923" calcext:value-type="float">
            <text:p>0.637333393096923</text:p>
          </table:table-cell>
          <table:table-cell/>
          <table:table-cell table:formula="of:=[.B28]/[.A30]" office:value-type="float" office:value="1.15794973757748" calcext:value-type="float">
            <text:p>1.15794973757748</text:p>
          </table:table-cell>
          <table:table-cell table:number-columns-repeated="1021"/>
        </table:table-row>
        <table:table-row table:style-name="ro1">
          <table:table-cell office:value-type="float" office:value="0.634666681289672" calcext:value-type="float">
            <text:p>0.634666681289672</text:p>
          </table:table-cell>
          <table:table-cell/>
          <table:table-cell table:formula="of:=[.B28]/[.A31]" office:value-type="float" office:value="1.16281515485624" calcext:value-type="float">
            <text:p>1.16281515485624</text:p>
          </table:table-cell>
          <table:table-cell table:number-columns-repeated="1021"/>
        </table:table-row>
        <table:table-row table:style-name="ro1">
          <table:table-cell office:value-type="float" office:value="0.700666666030883" calcext:value-type="float">
            <text:p>0.700666666030883</text:p>
          </table:table-cell>
          <table:table-cell/>
          <table:table-cell table:formula="of:=[.B28]/[.A32]" office:value-type="float" office:value="1.0532826393277" calcext:value-type="float">
            <text:p>1.0532826393277</text:p>
          </table:table-cell>
          <table:table-cell table:number-columns-repeated="1021"/>
        </table:table-row>
        <table:table-row table:style-name="ro1">
          <table:table-cell office:value-type="float" office:value="0.690666735172271" calcext:value-type="float">
            <text:p>0.690666735172271</text:p>
          </table:table-cell>
          <table:table-cell/>
          <table:table-cell table:formula="of:=[.B28]/[.A33]" office:value-type="float" office:value="1.06853276363726" calcext:value-type="float">
            <text:p>1.06853276363726</text:p>
          </table:table-cell>
          <table:table-cell table:number-columns-repeated="1021"/>
        </table:table-row>
        <table:table-row table:style-name="ro1">
          <table:table-cell office:value-type="float" office:value="0.655333340167999" calcext:value-type="float">
            <text:p>0.655333340167999</text:p>
          </table:table-cell>
          <table:table-cell/>
          <table:table-cell table:formula="of:=[.B28]/[.A34]" office:value-type="float" office:value="1.12614449784709" calcext:value-type="float">
            <text:p>1.12614449784709</text:p>
          </table:table-cell>
          <table:table-cell table:number-columns-repeated="1021"/>
        </table:table-row>
        <table:table-row table:style-name="ro1">
          <table:table-cell office:value-type="float" office:value="0.802666723728179" calcext:value-type="float">
            <text:p>0.802666723728179</text:p>
          </table:table-cell>
          <table:table-cell/>
          <table:table-cell table:formula="of:=[.B28]/[.A35]" office:value-type="float" office:value="0.919435194545166" calcext:value-type="float">
            <text:p>0.919435194545166</text:p>
          </table:table-cell>
          <table:table-cell table:number-columns-repeated="1021"/>
        </table:table-row>
        <table:table-row table:style-name="ro1">
          <table:table-cell office:value-type="float" office:value="0.763999998569488" calcext:value-type="float">
            <text:p>0.763999998569488</text:p>
          </table:table-cell>
          <table:table-cell/>
          <table:table-cell table:formula="of:=[.B28]/[.A36]" office:value-type="float" office:value="0.96596863438191" calcext:value-type="float">
            <text:p>0.96596863438191</text:p>
          </table:table-cell>
          <table:table-cell table:number-columns-repeated="1021"/>
        </table:table-row>
        <table:table-row table:style-name="ro1">
          <table:table-cell office:value-type="float" office:value="0.688666582107544" calcext:value-type="float">
            <text:p>0.688666582107544</text:p>
          </table:table-cell>
          <table:table-cell/>
          <table:table-cell table:formula="of:=[.B28]/[.A37]" office:value-type="float" office:value="1.07163619443741" calcext:value-type="float">
            <text:p>1.07163619443741</text:p>
          </table:table-cell>
          <table:table-cell table:number-columns-repeated="1021"/>
        </table:table-row>
        <table:table-row table:style-name="ro1">
          <table:table-cell office:value-type="float" office:value="0.767333269119262" calcext:value-type="float">
            <text:p>0.767333269119262</text:p>
          </table:table-cell>
          <table:table-cell/>
          <table:table-cell table:formula="of:=[.B28]/[.A38]" office:value-type="float" office:value="0.961772498321386" calcext:value-type="float">
            <text:p>0.961772498321386</text:p>
          </table:table-cell>
          <table:table-cell table:number-columns-repeated="1021"/>
        </table:table-row>
        <table:table-row table:style-name="ro1">
          <table:table-cell office:value-type="float" office:value="0.663999915122985" calcext:value-type="float">
            <text:p>0.663999915122985</text:p>
          </table:table-cell>
          <table:table-cell/>
          <table:table-cell table:formula="of:=[.B28]/[.A39]" office:value-type="float" office:value="1.11144597834664" calcext:value-type="float">
            <text:p>1.1114459783466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60000026226043" calcext:value-type="float">
            <text:p>0.660000026226043</text:p>
          </table:table-cell>
          <table:table-cell office:value-type="float" office:value="0.730666637420654" calcext:value-type="float">
            <text:p>0.730666637420654</text:p>
          </table:table-cell>
          <table:table-cell table:formula="of:=[.B41]/[.A41]" office:value-type="float" office:value="1.10707061876753" calcext:value-type="float">
            <text:p>1.10707061876753</text:p>
          </table:table-cell>
          <table:table-cell table:number-columns-repeated="1021"/>
        </table:table-row>
        <table:table-row table:style-name="ro1">
          <table:table-cell office:value-type="float" office:value="0.754000067710876" calcext:value-type="float">
            <text:p>0.754000067710876</text:p>
          </table:table-cell>
          <table:table-cell/>
          <table:table-cell table:formula="of:=[.B41]/[.A42]" office:value-type="float" office:value="0.969053808760175" calcext:value-type="float">
            <text:p>0.969053808760175</text:p>
          </table:table-cell>
          <table:table-cell table:number-columns-repeated="1021"/>
        </table:table-row>
        <table:table-row table:style-name="ro1">
          <table:table-cell office:value-type="float" office:value="0.649333357810974" calcext:value-type="float">
            <text:p>0.649333357810974</text:p>
          </table:table-cell>
          <table:table-cell/>
          <table:table-cell table:formula="of:=[.B41]/[.A43]" office:value-type="float" office:value="1.12525658605292" calcext:value-type="float">
            <text:p>1.12525658605292</text:p>
          </table:table-cell>
          <table:table-cell table:number-columns-repeated="1021"/>
        </table:table-row>
        <table:table-row table:style-name="ro1">
          <table:table-cell office:value-type="float" office:value="0.63400000333786" calcext:value-type="float">
            <text:p>0.63400000333786</text:p>
          </table:table-cell>
          <table:table-cell/>
          <table:table-cell table:formula="of:=[.B41]/[.A44]" office:value-type="float" office:value="1.15247103087361" calcext:value-type="float">
            <text:p>1.15247103087361</text:p>
          </table:table-cell>
          <table:table-cell table:number-columns-repeated="1021"/>
        </table:table-row>
        <table:table-row table:style-name="ro1">
          <table:table-cell office:value-type="float" office:value="0.696666538715362" calcext:value-type="float">
            <text:p>0.696666538715362</text:p>
          </table:table-cell>
          <table:table-cell/>
          <table:table-cell table:formula="of:=[.B41]/[.A45]" office:value-type="float" office:value="1.04880397839688" calcext:value-type="float">
            <text:p>1.04880397839688</text:p>
          </table:table-cell>
          <table:table-cell table:number-columns-repeated="1021"/>
        </table:table-row>
        <table:table-row table:style-name="ro1">
          <table:table-cell office:value-type="float" office:value="0.688666522502899" calcext:value-type="float">
            <text:p>0.688666522502899</text:p>
          </table:table-cell>
          <table:table-cell/>
          <table:table-cell table:formula="of:=[.B41]/[.A46]" office:value-type="float" office:value="1.06098759493217" calcext:value-type="float">
            <text:p>1.06098759493217</text:p>
          </table:table-cell>
          <table:table-cell table:number-columns-repeated="1021"/>
        </table:table-row>
        <table:table-row table:style-name="ro1">
          <table:table-cell office:value-type="float" office:value="0.653999924659729" calcext:value-type="float">
            <text:p>0.653999924659729</text:p>
          </table:table-cell>
          <table:table-cell/>
          <table:table-cell table:formula="of:=[.B41]/[.A47]" office:value-type="float" office:value="1.1172274030472" calcext:value-type="float">
            <text:p>1.1172274030472</text:p>
          </table:table-cell>
          <table:table-cell table:number-columns-repeated="1021"/>
        </table:table-row>
        <table:table-row table:style-name="ro1">
          <table:table-cell office:value-type="float" office:value="0.810666739940643" calcext:value-type="float">
            <text:p>0.810666739940643</text:p>
          </table:table-cell>
          <table:table-cell/>
          <table:table-cell table:formula="of:=[.B41]/[.A48]" office:value-type="float" office:value="0.901315671929692" calcext:value-type="float">
            <text:p>0.901315671929692</text:p>
          </table:table-cell>
          <table:table-cell table:number-columns-repeated="1021"/>
        </table:table-row>
        <table:table-row table:style-name="ro1">
          <table:table-cell office:value-type="float" office:value="0.760666608810424" calcext:value-type="float">
            <text:p>0.760666608810424</text:p>
          </table:table-cell>
          <table:table-cell/>
          <table:table-cell table:formula="of:=[.B41]/[.A49]" office:value-type="float" office:value="0.960560946093472" calcext:value-type="float">
            <text:p>0.960560946093472</text:p>
          </table:table-cell>
          <table:table-cell table:number-columns-repeated="1021"/>
        </table:table-row>
        <table:table-row table:style-name="ro1">
          <table:table-cell office:value-type="float" office:value="0.68666672706604" calcext:value-type="float">
            <text:p>0.68666672706604</text:p>
          </table:table-cell>
          <table:table-cell/>
          <table:table-cell table:formula="of:=[.B41]/[.A50]" office:value-type="float" office:value="1.0640775337151" calcext:value-type="float">
            <text:p>1.0640775337151</text:p>
          </table:table-cell>
          <table:table-cell table:number-columns-repeated="1021"/>
        </table:table-row>
        <table:table-row table:style-name="ro1">
          <table:table-cell office:value-type="float" office:value="0.746666729450225" calcext:value-type="float">
            <text:p>0.746666729450225</text:p>
          </table:table-cell>
          <table:table-cell/>
          <table:table-cell table:formula="of:=[.B41]/[.A51]" office:value-type="float" office:value="0.978571307119373" calcext:value-type="float">
            <text:p>0.978571307119373</text:p>
          </table:table-cell>
          <table:table-cell table:number-columns-repeated="1021"/>
        </table:table-row>
        <table:table-row table:style-name="ro1">
          <table:table-cell office:value-type="float" office:value="0.652666687965393" calcext:value-type="float">
            <text:p>0.652666687965393</text:p>
          </table:table-cell>
          <table:table-cell/>
          <table:table-cell table:formula="of:=[.B41]/[.A52]" office:value-type="float" office:value="1.11950962243594" calcext:value-type="float">
            <text:p>1.119509622435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5799993276596" calcext:value-type="float">
            <text:p>0.65799993276596</text:p>
          </table:table-cell>
          <table:table-cell office:value-type="float" office:value="0.719333350658416" calcext:value-type="float">
            <text:p>0.719333350658416</text:p>
          </table:table-cell>
          <table:table-cell table:formula="of:=[.B54]/[.A54]" office:value-type="float" office:value="1.09321189081986" calcext:value-type="float">
            <text:p>1.09321189081986</text:p>
          </table:table-cell>
          <table:table-cell table:number-columns-repeated="1021"/>
        </table:table-row>
        <table:table-row table:style-name="ro1">
          <table:table-cell office:value-type="float" office:value="0.736000061035156" calcext:value-type="float">
            <text:p>0.736000061035156</text:p>
          </table:table-cell>
          <table:table-cell/>
          <table:table-cell table:formula="of:=[.B54]/[.A55]" office:value-type="float" office:value="0.977355014952989" calcext:value-type="float">
            <text:p>0.977355014952989</text:p>
          </table:table-cell>
          <table:table-cell table:number-columns-repeated="1021"/>
        </table:table-row>
        <table:table-row table:style-name="ro1">
          <table:table-cell office:value-type="float" office:value="0.641999959945678" calcext:value-type="float">
            <text:p>0.641999959945678</text:p>
          </table:table-cell>
          <table:table-cell/>
          <table:table-cell table:formula="of:=[.B54]/[.A56]" office:value-type="float" office:value="1.12045700239496" calcext:value-type="float">
            <text:p>1.12045700239496</text:p>
          </table:table-cell>
          <table:table-cell table:number-columns-repeated="1021"/>
        </table:table-row>
        <table:table-row table:style-name="ro1">
          <table:table-cell office:value-type="float" office:value="0.652666628360748" calcext:value-type="float">
            <text:p>0.652666628360748</text:p>
          </table:table-cell>
          <table:table-cell/>
          <table:table-cell table:formula="of:=[.B54]/[.A57]" office:value-type="float" office:value="1.10214513719678" calcext:value-type="float">
            <text:p>1.10214513719678</text:p>
          </table:table-cell>
          <table:table-cell table:number-columns-repeated="1021"/>
        </table:table-row>
        <table:table-row table:style-name="ro1">
          <table:table-cell office:value-type="float" office:value="0.698000013828277" calcext:value-type="float">
            <text:p>0.698000013828277</text:p>
          </table:table-cell>
          <table:table-cell/>
          <table:table-cell table:formula="of:=[.B54]/[.A58]" office:value-type="float" office:value="1.03056351920845" calcext:value-type="float">
            <text:p>1.03056351920845</text:p>
          </table:table-cell>
          <table:table-cell table:number-columns-repeated="1021"/>
        </table:table-row>
        <table:table-row table:style-name="ro1">
          <table:table-cell office:value-type="float" office:value="0.715333402156829" calcext:value-type="float">
            <text:p>0.715333402156829</text:p>
          </table:table-cell>
          <table:table-cell/>
          <table:table-cell table:formula="of:=[.B54]/[.A59]" office:value-type="float" office:value="1.00559172616507" calcext:value-type="float">
            <text:p>1.00559172616507</text:p>
          </table:table-cell>
          <table:table-cell table:number-columns-repeated="1021"/>
        </table:table-row>
        <table:table-row table:style-name="ro1">
          <table:table-cell office:value-type="float" office:value="0.658666610717773" calcext:value-type="float">
            <text:p>0.658666610717773</text:p>
          </table:table-cell>
          <table:table-cell/>
          <table:table-cell table:formula="of:=[.B54]/[.A60]" office:value-type="float" office:value="1.09210538222749" calcext:value-type="float">
            <text:p>1.09210538222749</text:p>
          </table:table-cell>
          <table:table-cell table:number-columns-repeated="1021"/>
        </table:table-row>
        <table:table-row table:style-name="ro1">
          <table:table-cell office:value-type="float" office:value="0.800000071525573" calcext:value-type="float">
            <text:p>0.800000071525573</text:p>
          </table:table-cell>
          <table:table-cell/>
          <table:table-cell table:formula="of:=[.B54]/[.A61]" office:value-type="float" office:value="0.899166607931261" calcext:value-type="float">
            <text:p>0.899166607931261</text:p>
          </table:table-cell>
          <table:table-cell table:number-columns-repeated="1021"/>
        </table:table-row>
        <table:table-row table:style-name="ro1">
          <table:table-cell office:value-type="float" office:value="0.741333365440368" calcext:value-type="float">
            <text:p>0.741333365440368</text:p>
          </table:table-cell>
          <table:table-cell/>
          <table:table-cell table:formula="of:=[.B54]/[.A62]" office:value-type="float" office:value="0.970323722352786" calcext:value-type="float">
            <text:p>0.970323722352786</text:p>
          </table:table-cell>
          <table:table-cell table:number-columns-repeated="1021"/>
        </table:table-row>
        <table:table-row table:style-name="ro1">
          <table:table-cell office:value-type="float" office:value="0.681999921798706" calcext:value-type="float">
            <text:p>0.681999921798706</text:p>
          </table:table-cell>
          <table:table-cell/>
          <table:table-cell table:formula="of:=[.B54]/[.A63]" office:value-type="float" office:value="1.05474110431164" calcext:value-type="float">
            <text:p>1.05474110431164</text:p>
          </table:table-cell>
          <table:table-cell table:number-columns-repeated="1021"/>
        </table:table-row>
        <table:table-row table:style-name="ro1">
          <table:table-cell office:value-type="float" office:value="0.750666677951812" calcext:value-type="float">
            <text:p>0.750666677951812</text:p>
          </table:table-cell>
          <table:table-cell/>
          <table:table-cell table:formula="of:=[.B54]/[.A64]" office:value-type="float" office:value="0.958259333718011" calcext:value-type="float">
            <text:p>0.958259333718011</text:p>
          </table:table-cell>
          <table:table-cell table:number-columns-repeated="1021"/>
        </table:table-row>
        <table:table-row table:style-name="ro1">
          <table:table-cell office:value-type="float" office:value="0.663999915122985" calcext:value-type="float">
            <text:p>0.663999915122985</text:p>
          </table:table-cell>
          <table:table-cell/>
          <table:table-cell table:formula="of:=[.B54]/[.A65]" office:value-type="float" office:value="1.08333349790441" calcext:value-type="float">
            <text:p>1.08333349790441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SM.C1:FSM.C1048576">
            <calcext:condition calcext:apply-style-name="Good" calcext:value="&gt;1" calcext:base-cell-address="FSM.C1"/>
          </calcext:conditional-format>
          <calcext:conditional-format calcext:target-range-address="FSM.H2:FSM.H13">
            <calcext:condition calcext:apply-style-name="Good" calcext:value="&gt;1" calcext:base-cell-address="FSM.H2"/>
          </calcext:conditional-format>
        </calcext:conditional-formats>
      </table:table>
      <table:table table:name="MEMORY_INTERFACE" table:style-name="ta1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895599901676178" calcext:value-type="float">
            <text:p>0.895599901676178</text:p>
          </table:table-cell>
          <table:table-cell office:value-type="float" office:value="0.956666648387908" calcext:value-type="float">
            <text:p>0.956666648387908</text:p>
          </table:table-cell>
          <table:table-cell table:formula="of:=[.B2]/[.A2]" office:value-type="float" office:value="1.06818529858862" calcext:value-type="float">
            <text:p>1.06818529858862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3" table:formula="of:=SUM([.C2];[.C15];[.C28];[.C41];[.C54])/5" office:value-type="float" office:value="1.05427013195147" calcext:value-type="float">
            <text:p>1.05427013195147</text:p>
          </table:table-cell>
          <table:table-cell table:number-columns-repeated="1016"/>
        </table:table-row>
        <table:table-row table:style-name="ro1">
          <table:table-cell office:value-type="float" office:value="0.940133273601532" calcext:value-type="float">
            <text:p>0.940133273601532</text:p>
          </table:table-cell>
          <table:table-cell/>
          <table:table-cell table:formula="of:=[.B2]/[.A3]" office:value-type="float" office:value="1.01758620320185" calcext:value-type="float">
            <text:p>1.01758620320185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3" table:formula="of:=SUM([.C3];[.C16];[.C29];[.C42];[.C55])/5" office:value-type="float" office:value="1.01751420872147" calcext:value-type="float">
            <text:p>1.01751420872147</text:p>
          </table:table-cell>
          <table:table-cell table:number-columns-repeated="1016"/>
        </table:table-row>
        <table:table-row table:style-name="ro1">
          <table:table-cell office:value-type="float" office:value="0.934800088405609" calcext:value-type="float">
            <text:p>0.934800088405609</text:p>
          </table:table-cell>
          <table:table-cell/>
          <table:table-cell table:formula="of:=[.B2]/[.A4]" office:value-type="float" office:value="1.02339169652797" calcext:value-type="float">
            <text:p>1.02339169652797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3" table:formula="of:=SUM([.C4];[.C17];[.C30];[.C43];[.C56])/5" office:value-type="float" office:value="1.02487194687924" calcext:value-type="float">
            <text:p>1.02487194687924</text:p>
          </table:table-cell>
          <table:table-cell table:number-columns-repeated="1016"/>
        </table:table-row>
        <table:table-row table:style-name="ro1">
          <table:table-cell office:value-type="float" office:value="0.926266610622406" calcext:value-type="float">
            <text:p>0.926266610622406</text:p>
          </table:table-cell>
          <table:table-cell/>
          <table:table-cell table:formula="of:=[.B2]/[.A5]" office:value-type="float" office:value="1.03281996502613" calcext:value-type="float">
            <text:p>1.03281996502613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3" table:formula="of:=SUM([.C5];[.C18];[.C31];[.C44];[.C57])/5" office:value-type="float" office:value="1.03099674329632" calcext:value-type="float">
            <text:p>1.03099674329632</text:p>
          </table:table-cell>
          <table:table-cell table:number-columns-repeated="1016"/>
        </table:table-row>
        <table:table-row table:style-name="ro1">
          <table:table-cell office:value-type="float" office:value="0.936533272266387" calcext:value-type="float">
            <text:p>0.936533272266387</text:p>
          </table:table-cell>
          <table:table-cell/>
          <table:table-cell table:formula="of:=[.B2]/[.A6]" office:value-type="float" office:value="1.02149776918528" calcext:value-type="float">
            <text:p>1.02149776918528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3" table:formula="of:=SUM([.C6];[.C19];[.C32];[.C45];[.C58])/5" office:value-type="float" office:value="1.02148813838982" calcext:value-type="float">
            <text:p>1.02148813838982</text:p>
          </table:table-cell>
          <table:table-cell table:number-columns-repeated="1016"/>
        </table:table-row>
        <table:table-row table:style-name="ro1">
          <table:table-cell office:value-type="float" office:value="0.935333311557769" calcext:value-type="float">
            <text:p>0.935333311557769</text:p>
          </table:table-cell>
          <table:table-cell/>
          <table:table-cell table:formula="of:=[.B2]/[.A7]" office:value-type="float" office:value="1.02280827226672" calcext:value-type="float">
            <text:p>1.02280827226672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3" table:formula="of:=SUM([.C7];[.C20];[.C33];[.C46];[.C59])/5" office:value-type="float" office:value="1.02084393492754" calcext:value-type="float">
            <text:p>1.02084393492754</text:p>
          </table:table-cell>
          <table:table-cell table:number-columns-repeated="1016"/>
        </table:table-row>
        <table:table-row table:style-name="ro1">
          <table:table-cell office:value-type="float" office:value="0.938933432102203" calcext:value-type="float">
            <text:p>0.938933432102203</text:p>
          </table:table-cell>
          <table:table-cell/>
          <table:table-cell table:formula="of:=[.B2]/[.A8]" office:value-type="float" office:value="1.01888655327354" calcext:value-type="float">
            <text:p>1.01888655327354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3" table:formula="of:=SUM([.C8];[.C21];[.C34];[.C47];[.C60])/5" office:value-type="float" office:value="1.01673436761709" calcext:value-type="float">
            <text:p>1.01673436761709</text:p>
          </table:table-cell>
          <table:table-cell table:number-columns-repeated="1016"/>
        </table:table-row>
        <table:table-row table:style-name="ro1">
          <table:table-cell office:value-type="float" office:value="0.934266746044158" calcext:value-type="float">
            <text:p>0.934266746044158</text:p>
          </table:table-cell>
          <table:table-cell/>
          <table:table-cell table:formula="of:=[.B2]/[.A9]" office:value-type="float" office:value="1.0239759174118" calcext:value-type="float">
            <text:p>1.0239759174118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3" table:formula="of:=SUM([.C9];[.C22];[.C35];[.C48];[.C61])/5" office:value-type="float" office:value="1.02602200373596" calcext:value-type="float">
            <text:p>1.02602200373596</text:p>
          </table:table-cell>
          <table:table-cell table:number-columns-repeated="1016"/>
        </table:table-row>
        <table:table-row table:style-name="ro1">
          <table:table-cell office:value-type="float" office:value="0.93773329257965" calcext:value-type="float">
            <text:p>0.93773329257965</text:p>
          </table:table-cell>
          <table:table-cell/>
          <table:table-cell table:formula="of:=[.B2]/[.A10]" office:value-type="float" office:value="1.02019055520165" calcext:value-type="float">
            <text:p>1.02019055520165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3" table:formula="of:=SUM([.C10];[.C23];[.C36];[.C49];[.C62])/5" office:value-type="float" office:value="1.01745300873174" calcext:value-type="float">
            <text:p>1.01745300873174</text:p>
          </table:table-cell>
          <table:table-cell table:number-columns-repeated="1016"/>
        </table:table-row>
        <table:table-row table:style-name="ro1">
          <table:table-cell office:value-type="float" office:value="0.937600016593933" calcext:value-type="float">
            <text:p>0.937600016593933</text:p>
          </table:table-cell>
          <table:table-cell/>
          <table:table-cell table:formula="of:=[.B2]/[.A11]" office:value-type="float" office:value="1.02033557109271" calcext:value-type="float">
            <text:p>1.02033557109271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3" table:formula="of:=SUM([.C11];[.C24];[.C37];[.C50];[.C63])/5" office:value-type="float" office:value="1.02030695381362" calcext:value-type="float">
            <text:p>1.02030695381362</text:p>
          </table:table-cell>
          <table:table-cell table:number-columns-repeated="1016"/>
        </table:table-row>
        <table:table-row table:style-name="ro1">
          <table:table-cell office:value-type="float" office:value="0.94133323431015" calcext:value-type="float">
            <text:p>0.94133323431015</text:p>
          </table:table-cell>
          <table:table-cell/>
          <table:table-cell table:formula="of:=[.B2]/[.A12]" office:value-type="float" office:value="1.01628903933153" calcext:value-type="float">
            <text:p>1.0162890393315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3" table:formula="of:=SUM([.C12];[.C25];[.C38];[.C51];[.C64])/5" office:value-type="float" office:value="1.01678778699451" calcext:value-type="float">
            <text:p>1.01678778699451</text:p>
          </table:table-cell>
          <table:table-cell table:number-columns-repeated="1016"/>
        </table:table-row>
        <table:table-row table:style-name="ro1">
          <table:table-cell office:value-type="float" office:value="0.912666797637939" calcext:value-type="float">
            <text:p>0.912666797637939</text:p>
          </table:table-cell>
          <table:table-cell/>
          <table:table-cell table:formula="of:=[.B2]/[.A13]" office:value-type="float" office:value="1.04821020208453" calcext:value-type="float">
            <text:p>1.04821020208453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3" table:formula="of:=SUM([.C13];[.C26];[.C39];[.C52];[.C65])/5" office:value-type="float" office:value="1.03987869250706" calcext:value-type="float">
            <text:p>1.0398786925070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01333451271057" calcext:value-type="float">
            <text:p>0.901333451271057</text:p>
          </table:table-cell>
          <table:table-cell office:value-type="float" office:value="0.953733205795288" calcext:value-type="float">
            <text:p>0.953733205795288</text:p>
          </table:table-cell>
          <table:table-cell table:formula="of:=[.B15]/[.A15]" office:value-type="float" office:value="1.05813581472022" calcext:value-type="float">
            <text:p>1.05813581472022</text:p>
          </table:table-cell>
          <table:table-cell table:number-columns-repeated="1021"/>
        </table:table-row>
        <table:table-row table:style-name="ro1">
          <table:table-cell office:value-type="float" office:value="0.942533254623413" calcext:value-type="float">
            <text:p>0.942533254623413</text:p>
          </table:table-cell>
          <table:table-cell/>
          <table:table-cell table:formula="of:=[.B15]/[.A16]" office:value-type="float" office:value="1.01188281805118" calcext:value-type="float">
            <text:p>1.01188281805118</text:p>
          </table:table-cell>
          <table:table-cell table:number-columns-repeated="1021"/>
        </table:table-row>
        <table:table-row table:style-name="ro1">
          <table:table-cell office:value-type="float" office:value="0.930133342742919" calcext:value-type="float">
            <text:p>0.930133342742919</text:p>
          </table:table-cell>
          <table:table-cell/>
          <table:table-cell table:formula="of:=[.B15]/[.A17]" office:value-type="float" office:value="1.02537255893093" calcext:value-type="float">
            <text:p>1.02537255893093</text:p>
          </table:table-cell>
          <table:table-cell table:number-columns-repeated="1021"/>
        </table:table-row>
        <table:table-row table:style-name="ro1">
          <table:table-cell office:value-type="float" office:value="0.926266610622406" calcext:value-type="float">
            <text:p>0.926266610622406</text:p>
          </table:table-cell>
          <table:table-cell/>
          <table:table-cell table:formula="of:=[.B15]/[.A18]" office:value-type="float" office:value="1.02965301227303" calcext:value-type="float">
            <text:p>1.02965301227303</text:p>
          </table:table-cell>
          <table:table-cell table:number-columns-repeated="1021"/>
        </table:table-row>
        <table:table-row table:style-name="ro1">
          <table:table-cell office:value-type="float" office:value="0.936133444309234" calcext:value-type="float">
            <text:p>0.936133444309234</text:p>
          </table:table-cell>
          <table:table-cell/>
          <table:table-cell table:formula="of:=[.B15]/[.A19]" office:value-type="float" office:value="1.0188004836202" calcext:value-type="float">
            <text:p>1.0188004836202</text:p>
          </table:table-cell>
          <table:table-cell table:number-columns-repeated="1021"/>
        </table:table-row>
        <table:table-row table:style-name="ro1">
          <table:table-cell office:value-type="float" office:value="0.938399970531463" calcext:value-type="float">
            <text:p>0.938399970531463</text:p>
          </table:table-cell>
          <table:table-cell/>
          <table:table-cell table:formula="of:=[.B15]/[.A20]" office:value-type="float" office:value="1.01633976528701" calcext:value-type="float">
            <text:p>1.01633976528701</text:p>
          </table:table-cell>
          <table:table-cell table:number-columns-repeated="1021"/>
        </table:table-row>
        <table:table-row table:style-name="ro1">
          <table:table-cell office:value-type="float" office:value="0.94239991903305" calcext:value-type="float">
            <text:p>0.94239991903305</text:p>
          </table:table-cell>
          <table:table-cell/>
          <table:table-cell table:formula="of:=[.B15]/[.A21]" office:value-type="float" office:value="1.01202598443967" calcext:value-type="float">
            <text:p>1.01202598443967</text:p>
          </table:table-cell>
          <table:table-cell table:number-columns-repeated="1021"/>
        </table:table-row>
        <table:table-row table:style-name="ro1">
          <table:table-cell office:value-type="float" office:value="0.929333329200744" calcext:value-type="float">
            <text:p>0.929333329200744</text:p>
          </table:table-cell>
          <table:table-cell/>
          <table:table-cell table:formula="of:=[.B15]/[.A22]" office:value-type="float" office:value="1.02625524752839" calcext:value-type="float">
            <text:p>1.02625524752839</text:p>
          </table:table-cell>
          <table:table-cell table:number-columns-repeated="1021"/>
        </table:table-row>
        <table:table-row table:style-name="ro1">
          <table:table-cell office:value-type="float" office:value="0.940399944782257" calcext:value-type="float">
            <text:p>0.940399944782257</text:p>
          </table:table-cell>
          <table:table-cell/>
          <table:table-cell table:formula="of:=[.B15]/[.A23]" office:value-type="float" office:value="1.01417828774556" calcext:value-type="float">
            <text:p>1.01417828774556</text:p>
          </table:table-cell>
          <table:table-cell table:number-columns-repeated="1021"/>
        </table:table-row>
        <table:table-row table:style-name="ro1">
          <table:table-cell office:value-type="float" office:value="0.940666556358337" calcext:value-type="float">
            <text:p>0.940666556358337</text:p>
          </table:table-cell>
          <table:table-cell/>
          <table:table-cell table:formula="of:=[.B15]/[.A24]" office:value-type="float" office:value="1.01389084086027" calcext:value-type="float">
            <text:p>1.01389084086027</text:p>
          </table:table-cell>
          <table:table-cell table:number-columns-repeated="1021"/>
        </table:table-row>
        <table:table-row table:style-name="ro1">
          <table:table-cell office:value-type="float" office:value="0.940533280372619" calcext:value-type="float">
            <text:p>0.940533280372619</text:p>
          </table:table-cell>
          <table:table-cell/>
          <table:table-cell table:formula="of:=[.B15]/[.A25]" office:value-type="float" office:value="1.01403451180105" calcext:value-type="float">
            <text:p>1.01403451180105</text:p>
          </table:table-cell>
          <table:table-cell table:number-columns-repeated="1021"/>
        </table:table-row>
        <table:table-row table:style-name="ro1">
          <table:table-cell office:value-type="float" office:value="0.926933288574218" calcext:value-type="float">
            <text:p>0.926933288574218</text:p>
          </table:table-cell>
          <table:table-cell/>
          <table:table-cell table:formula="of:=[.B15]/[.A26]" office:value-type="float" office:value="1.02891245524507" calcext:value-type="float">
            <text:p>1.028912455245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18533384799957" calcext:value-type="float">
            <text:p>0.918533384799957</text:p>
          </table:table-cell>
          <table:table-cell office:value-type="float" office:value="0.954799950122833" calcext:value-type="float">
            <text:p>0.954799950122833</text:p>
          </table:table-cell>
          <table:table-cell table:formula="of:=[.B28]/[.A28]" office:value-type="float" office:value="1.03948312159691" calcext:value-type="float">
            <text:p>1.03948312159691</text:p>
          </table:table-cell>
          <table:table-cell table:number-columns-repeated="1021"/>
        </table:table-row>
        <table:table-row table:style-name="ro1">
          <table:table-cell office:value-type="float" office:value="0.936266541481018" calcext:value-type="float">
            <text:p>0.936266541481018</text:p>
          </table:table-cell>
          <table:table-cell/>
          <table:table-cell table:formula="of:=[.B28]/[.A29]" office:value-type="float" office:value="1.01979501330091" calcext:value-type="float">
            <text:p>1.01979501330091</text:p>
          </table:table-cell>
          <table:table-cell table:number-columns-repeated="1021"/>
        </table:table-row>
        <table:table-row table:style-name="ro1">
          <table:table-cell office:value-type="float" office:value="0.934800028800964" calcext:value-type="float">
            <text:p>0.934800028800964</text:p>
          </table:table-cell>
          <table:table-cell/>
          <table:table-cell table:formula="of:=[.B28]/[.A30]" office:value-type="float" office:value="1.02139486596671" calcext:value-type="float">
            <text:p>1.02139486596671</text:p>
          </table:table-cell>
          <table:table-cell table:number-columns-repeated="1021"/>
        </table:table-row>
        <table:table-row table:style-name="ro1">
          <table:table-cell office:value-type="float" office:value="0.927866756916046" calcext:value-type="float">
            <text:p>0.927866756916046</text:p>
          </table:table-cell>
          <table:table-cell/>
          <table:table-cell table:formula="of:=[.B28]/[.A31]" office:value-type="float" office:value="1.02902700523112" calcext:value-type="float">
            <text:p>1.02902700523112</text:p>
          </table:table-cell>
          <table:table-cell table:number-columns-repeated="1021"/>
        </table:table-row>
        <table:table-row table:style-name="ro1">
          <table:table-cell office:value-type="float" office:value="0.932666778564453" calcext:value-type="float">
            <text:p>0.932666778564453</text:p>
          </table:table-cell>
          <table:table-cell/>
          <table:table-cell table:formula="of:=[.B28]/[.A32]" office:value-type="float" office:value="1.0237310602962" calcext:value-type="float">
            <text:p>1.0237310602962</text:p>
          </table:table-cell>
          <table:table-cell table:number-columns-repeated="1021"/>
        </table:table-row>
        <table:table-row table:style-name="ro1">
          <table:table-cell office:value-type="float" office:value="0.937599897384643" calcext:value-type="float">
            <text:p>0.937599897384643</text:p>
          </table:table-cell>
          <table:table-cell/>
          <table:table-cell table:formula="of:=[.B28]/[.A33]" office:value-type="float" office:value="1.01834476815342" calcext:value-type="float">
            <text:p>1.01834476815342</text:p>
          </table:table-cell>
          <table:table-cell table:number-columns-repeated="1021"/>
        </table:table-row>
        <table:table-row table:style-name="ro1">
          <table:table-cell office:value-type="float" office:value="0.941066682338714" calcext:value-type="float">
            <text:p>0.941066682338714</text:p>
          </table:table-cell>
          <table:table-cell/>
          <table:table-cell table:formula="of:=[.B28]/[.A34]" office:value-type="float" office:value="1.01459329932921" calcext:value-type="float">
            <text:p>1.01459329932921</text:p>
          </table:table-cell>
          <table:table-cell table:number-columns-repeated="1021"/>
        </table:table-row>
        <table:table-row table:style-name="ro1">
          <table:table-cell office:value-type="float" office:value="0.925866544246673" calcext:value-type="float">
            <text:p>0.925866544246673</text:p>
          </table:table-cell>
          <table:table-cell/>
          <table:table-cell table:formula="of:=[.B28]/[.A35]" office:value-type="float" office:value="1.03125008248322" calcext:value-type="float">
            <text:p>1.03125008248322</text:p>
          </table:table-cell>
          <table:table-cell table:number-columns-repeated="1021"/>
        </table:table-row>
        <table:table-row table:style-name="ro1">
          <table:table-cell office:value-type="float" office:value="0.940266668796539" calcext:value-type="float">
            <text:p>0.940266668796539</text:p>
          </table:table-cell>
          <table:table-cell/>
          <table:table-cell table:formula="of:=[.B28]/[.A36]" office:value-type="float" office:value="1.01545655270849" calcext:value-type="float">
            <text:p>1.01545655270849</text:p>
          </table:table-cell>
          <table:table-cell table:number-columns-repeated="1021"/>
        </table:table-row>
        <table:table-row table:style-name="ro1">
          <table:table-cell office:value-type="float" office:value="0.939466714859008" calcext:value-type="float">
            <text:p>0.939466714859008</text:p>
          </table:table-cell>
          <table:table-cell/>
          <table:table-cell table:formula="of:=[.B28]/[.A37]" office:value-type="float" office:value="1.01632121183359" calcext:value-type="float">
            <text:p>1.01632121183359</text:p>
          </table:table-cell>
          <table:table-cell table:number-columns-repeated="1021"/>
        </table:table-row>
        <table:table-row table:style-name="ro1">
          <table:table-cell office:value-type="float" office:value="0.938666701316833" calcext:value-type="float">
            <text:p>0.938666701316833</text:p>
          </table:table-cell>
          <table:table-cell/>
          <table:table-cell table:formula="of:=[.B28]/[.A38]" office:value-type="float" office:value="1.01718740931511" calcext:value-type="float">
            <text:p>1.01718740931511</text:p>
          </table:table-cell>
          <table:table-cell table:number-columns-repeated="1021"/>
        </table:table-row>
        <table:table-row table:style-name="ro1">
          <table:table-cell office:value-type="float" office:value="0.917333304882049" calcext:value-type="float">
            <text:p>0.917333304882049</text:p>
          </table:table-cell>
          <table:table-cell/>
          <table:table-cell table:formula="of:=[.B28]/[.A39]" office:value-type="float" office:value="1.04084300116586" calcext:value-type="float">
            <text:p>1.040843001165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05466794967651" calcext:value-type="float">
            <text:p>0.905466794967651</text:p>
          </table:table-cell>
          <table:table-cell office:value-type="float" office:value="0.955999910831451" calcext:value-type="float">
            <text:p>0.955999910831451</text:p>
          </table:table-cell>
          <table:table-cell table:formula="of:=[.B41]/[.A41]" office:value-type="float" office:value="1.05580891109939" calcext:value-type="float">
            <text:p>1.05580891109939</text:p>
          </table:table-cell>
          <table:table-cell table:number-columns-repeated="1021"/>
        </table:table-row>
        <table:table-row table:style-name="ro1">
          <table:table-cell office:value-type="float" office:value="0.939999938011169" calcext:value-type="float">
            <text:p>0.939999938011169</text:p>
          </table:table-cell>
          <table:table-cell/>
          <table:table-cell table:formula="of:=[.B41]/[.A42]" office:value-type="float" office:value="1.01702124880363" calcext:value-type="float">
            <text:p>1.01702124880363</text:p>
          </table:table-cell>
          <table:table-cell table:number-columns-repeated="1021"/>
        </table:table-row>
        <table:table-row table:style-name="ro1">
          <table:table-cell office:value-type="float" office:value="0.933999955654144" calcext:value-type="float">
            <text:p>0.933999955654144</text:p>
          </table:table-cell>
          <table:table-cell/>
          <table:table-cell table:formula="of:=[.B41]/[.A43]" office:value-type="float" office:value="1.02355455698271" calcext:value-type="float">
            <text:p>1.02355455698271</text:p>
          </table:table-cell>
          <table:table-cell table:number-columns-repeated="1021"/>
        </table:table-row>
        <table:table-row table:style-name="ro1">
          <table:table-cell office:value-type="float" office:value="0.926400005817413" calcext:value-type="float">
            <text:p>0.926400005817413</text:p>
          </table:table-cell>
          <table:table-cell/>
          <table:table-cell table:formula="of:=[.B41]/[.A44]" office:value-type="float" office:value="1.03195153802695" calcext:value-type="float">
            <text:p>1.03195153802695</text:p>
          </table:table-cell>
          <table:table-cell table:number-columns-repeated="1021"/>
        </table:table-row>
        <table:table-row table:style-name="ro1">
          <table:table-cell office:value-type="float" office:value="0.940400004386901" calcext:value-type="float">
            <text:p>0.940400004386901</text:p>
          </table:table-cell>
          <table:table-cell/>
          <table:table-cell table:formula="of:=[.B41]/[.A45]" office:value-type="float" office:value="1.01658858610355" calcext:value-type="float">
            <text:p>1.01658858610355</text:p>
          </table:table-cell>
          <table:table-cell table:number-columns-repeated="1021"/>
        </table:table-row>
        <table:table-row table:style-name="ro1">
          <table:table-cell office:value-type="float" office:value="0.935866594314575" calcext:value-type="float">
            <text:p>0.935866594314575</text:p>
          </table:table-cell>
          <table:table-cell/>
          <table:table-cell table:formula="of:=[.B41]/[.A46]" office:value-type="float" office:value="1.02151301973934" calcext:value-type="float">
            <text:p>1.02151301973934</text:p>
          </table:table-cell>
          <table:table-cell table:number-columns-repeated="1021"/>
        </table:table-row>
        <table:table-row table:style-name="ro1">
          <table:table-cell office:value-type="float" office:value="0.937333285808563" calcext:value-type="float">
            <text:p>0.937333285808563</text:p>
          </table:table-cell>
          <table:table-cell/>
          <table:table-cell table:formula="of:=[.B41]/[.A47]" office:value-type="float" office:value="1.01991460807538" calcext:value-type="float">
            <text:p>1.01991460807538</text:p>
          </table:table-cell>
          <table:table-cell table:number-columns-repeated="1021"/>
        </table:table-row>
        <table:table-row table:style-name="ro1">
          <table:table-cell office:value-type="float" office:value="0.935866594314575" calcext:value-type="float">
            <text:p>0.935866594314575</text:p>
          </table:table-cell>
          <table:table-cell/>
          <table:table-cell table:formula="of:=[.B41]/[.A48]" office:value-type="float" office:value="1.02151301973934" calcext:value-type="float">
            <text:p>1.02151301973934</text:p>
          </table:table-cell>
          <table:table-cell table:number-columns-repeated="1021"/>
        </table:table-row>
        <table:table-row table:style-name="ro1">
          <table:table-cell office:value-type="float" office:value="0.938266694545745" calcext:value-type="float">
            <text:p>0.938266694545745</text:p>
          </table:table-cell>
          <table:table-cell/>
          <table:table-cell table:formula="of:=[.B41]/[.A49]" office:value-type="float" office:value="1.01889997416384" calcext:value-type="float">
            <text:p>1.01889997416384</text:p>
          </table:table-cell>
          <table:table-cell table:number-columns-repeated="1021"/>
        </table:table-row>
        <table:table-row table:style-name="ro1">
          <table:table-cell office:value-type="float" office:value="0.936400055885314" calcext:value-type="float">
            <text:p>0.936400055885314</text:p>
          </table:table-cell>
          <table:table-cell/>
          <table:table-cell table:formula="of:=[.B41]/[.A50]" office:value-type="float" office:value="1.02093106981674" calcext:value-type="float">
            <text:p>1.02093106981674</text:p>
          </table:table-cell>
          <table:table-cell table:number-columns-repeated="1021"/>
        </table:table-row>
        <table:table-row table:style-name="ro1">
          <table:table-cell office:value-type="float" office:value="0.938933312892913" calcext:value-type="float">
            <text:p>0.938933312892913</text:p>
          </table:table-cell>
          <table:table-cell/>
          <table:table-cell table:formula="of:=[.B41]/[.A51]" office:value-type="float" office:value="1.01817658155717" calcext:value-type="float">
            <text:p>1.01817658155717</text:p>
          </table:table-cell>
          <table:table-cell table:number-columns-repeated="1021"/>
        </table:table-row>
        <table:table-row table:style-name="ro1">
          <table:table-cell office:value-type="float" office:value="0.917466640472412" calcext:value-type="float">
            <text:p>0.917466640472412</text:p>
          </table:table-cell>
          <table:table-cell/>
          <table:table-cell table:formula="of:=[.B41]/[.A52]" office:value-type="float" office:value="1.04199964190436" calcext:value-type="float">
            <text:p>1.041999641904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14133369922637" calcext:value-type="float">
            <text:p>0.914133369922637</text:p>
          </table:table-cell>
          <table:table-cell office:value-type="float" office:value="0.959600090980529" calcext:value-type="float">
            <text:p>0.959600090980529</text:p>
          </table:table-cell>
          <table:table-cell table:formula="of:=[.B54]/[.A54]" office:value-type="float" office:value="1.04973751375222" calcext:value-type="float">
            <text:p>1.04973751375222</text:p>
          </table:table-cell>
          <table:table-cell table:number-columns-repeated="1021"/>
        </table:table-row>
        <table:table-row table:style-name="ro1">
          <table:table-cell office:value-type="float" office:value="0.939599990844726" calcext:value-type="float">
            <text:p>0.939599990844726</text:p>
          </table:table-cell>
          <table:table-cell/>
          <table:table-cell table:formula="of:=[.B54]/[.A55]" office:value-type="float" office:value="1.02128576024977" calcext:value-type="float">
            <text:p>1.02128576024977</text:p>
          </table:table-cell>
          <table:table-cell table:number-columns-repeated="1021"/>
        </table:table-row>
        <table:table-row table:style-name="ro1">
          <table:table-cell office:value-type="float" office:value="0.931066572666168" calcext:value-type="float">
            <text:p>0.931066572666168</text:p>
          </table:table-cell>
          <table:table-cell/>
          <table:table-cell table:formula="of:=[.B54]/[.A56]" office:value-type="float" office:value="1.03064605598787" calcext:value-type="float">
            <text:p>1.03064605598787</text:p>
          </table:table-cell>
          <table:table-cell table:number-columns-repeated="1021"/>
        </table:table-row>
        <table:table-row table:style-name="ro1">
          <table:table-cell office:value-type="float" office:value="0.930266737937927" calcext:value-type="float">
            <text:p>0.930266737937927</text:p>
          </table:table-cell>
          <table:table-cell/>
          <table:table-cell table:formula="of:=[.B54]/[.A57]" office:value-type="float" office:value="1.03153219592439" calcext:value-type="float">
            <text:p>1.03153219592439</text:p>
          </table:table-cell>
          <table:table-cell table:number-columns-repeated="1021"/>
        </table:table-row>
        <table:table-row table:style-name="ro1">
          <table:table-cell office:value-type="float" office:value="0.934533298015594" calcext:value-type="float">
            <text:p>0.934533298015594</text:p>
          </table:table-cell>
          <table:table-cell/>
          <table:table-cell table:formula="of:=[.B54]/[.A58]" office:value-type="float" office:value="1.02682279274389" calcext:value-type="float">
            <text:p>1.02682279274389</text:p>
          </table:table-cell>
          <table:table-cell table:number-columns-repeated="1021"/>
        </table:table-row>
        <table:table-row table:style-name="ro1">
          <table:table-cell office:value-type="float" office:value="0.935999929904937" calcext:value-type="float">
            <text:p>0.935999929904937</text:p>
          </table:table-cell>
          <table:table-cell/>
          <table:table-cell table:formula="of:=[.B54]/[.A59]" office:value-type="float" office:value="1.0252138491912" calcext:value-type="float">
            <text:p>1.0252138491912</text:p>
          </table:table-cell>
          <table:table-cell table:number-columns-repeated="1021"/>
        </table:table-row>
        <table:table-row table:style-name="ro1">
          <table:table-cell office:value-type="float" office:value="0.942399978637695" calcext:value-type="float">
            <text:p>0.942399978637695</text:p>
          </table:table-cell>
          <table:table-cell/>
          <table:table-cell table:formula="of:=[.B54]/[.A60]" office:value-type="float" office:value="1.01825139296766" calcext:value-type="float">
            <text:p>1.01825139296766</text:p>
          </table:table-cell>
          <table:table-cell table:number-columns-repeated="1021"/>
        </table:table-row>
        <table:table-row table:style-name="ro1">
          <table:table-cell office:value-type="float" office:value="0.934266746044158" calcext:value-type="float">
            <text:p>0.934266746044158</text:p>
          </table:table-cell>
          <table:table-cell/>
          <table:table-cell table:formula="of:=[.B54]/[.A61]" office:value-type="float" office:value="1.02711575151704" calcext:value-type="float">
            <text:p>1.02711575151704</text:p>
          </table:table-cell>
          <table:table-cell table:number-columns-repeated="1021"/>
        </table:table-row>
        <table:table-row table:style-name="ro1">
          <table:table-cell office:value-type="float" office:value="0.942133247852325" calcext:value-type="float">
            <text:p>0.942133247852325</text:p>
          </table:table-cell>
          <table:table-cell/>
          <table:table-cell table:formula="of:=[.B54]/[.A62]" office:value-type="float" office:value="1.01853967383915" calcext:value-type="float">
            <text:p>1.01853967383915</text:p>
          </table:table-cell>
          <table:table-cell table:number-columns-repeated="1021"/>
        </table:table-row>
        <table:table-row table:style-name="ro1">
          <table:table-cell office:value-type="float" office:value="0.931599855422973" calcext:value-type="float">
            <text:p>0.931599855422973</text:p>
          </table:table-cell>
          <table:table-cell/>
          <table:table-cell table:formula="of:=[.B54]/[.A63]" office:value-type="float" office:value="1.03005607546476" calcext:value-type="float">
            <text:p>1.03005607546476</text:p>
          </table:table-cell>
          <table:table-cell table:number-columns-repeated="1021"/>
        </table:table-row>
        <table:table-row table:style-name="ro1">
          <table:table-cell office:value-type="float" office:value="0.942399978637695" calcext:value-type="float">
            <text:p>0.942399978637695</text:p>
          </table:table-cell>
          <table:table-cell/>
          <table:table-cell table:formula="of:=[.B54]/[.A64]" office:value-type="float" office:value="1.01825139296766" calcext:value-type="float">
            <text:p>1.01825139296766</text:p>
          </table:table-cell>
          <table:table-cell table:number-columns-repeated="1021"/>
        </table:table-row>
        <table:table-row table:style-name="ro1">
          <table:table-cell office:value-type="float" office:value="0.923200011253356" calcext:value-type="float">
            <text:p>0.923200011253356</text:p>
          </table:table-cell>
          <table:table-cell/>
          <table:table-cell table:formula="of:=[.B54]/[.A65]" office:value-type="float" office:value="1.03942816213548" calcext:value-type="float">
            <text:p>1.03942816213548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ORY_INTERFACE.C1:MEMORY_INTERFACE.C1048576">
            <calcext:condition calcext:apply-style-name="Good" calcext:value="&gt;1" calcext:base-cell-address="MEMORY_INTERFACE.C1"/>
          </calcext:conditional-format>
          <calcext:conditional-format calcext:target-range-address="MEMORY_INTERFACE.H2:MEMORY_INTERFACE.H13">
            <calcext:condition calcext:apply-style-name="Good" calcext:value="&gt;1" calcext:base-cell-address="MEMORY_INTERFACE.H2"/>
          </calcext:conditional-format>
        </calcext:conditional-formats>
      </table:table>
      <table:table table:name="spi_axi_master" table:style-name="ta12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4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889946043491363" calcext:value-type="float">
            <text:p>0.889946043491363</text:p>
          </table:table-cell>
          <table:table-cell office:value-type="float" office:value="0.967495560646057" calcext:value-type="float">
            <text:p>0.967495560646057</text:p>
          </table:table-cell>
          <table:table-cell table:formula="of:=[.B2]/[.A2]" office:value-type="float" office:value="1.08713957179972" calcext:value-type="float">
            <text:p>1.08713957179972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5" table:formula="of:=SUM([.C2];[.C15];[.C28];[.C41];[.C54])/5" office:value-type="float" office:value="1.07156987774956" calcext:value-type="float">
            <text:p>1.07156987774956</text:p>
          </table:table-cell>
          <table:table-cell table:number-columns-repeated="1016"/>
        </table:table-row>
        <table:table-row table:style-name="ro1">
          <table:table-cell office:value-type="float" office:value="0.93949544429779" calcext:value-type="float">
            <text:p>0.93949544429779</text:p>
          </table:table-cell>
          <table:table-cell/>
          <table:table-cell table:formula="of:=[.B2]/[.A3]" office:value-type="float" office:value="1.02980335510748" calcext:value-type="float">
            <text:p>1.02980335510748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5" table:formula="of:=SUM([.C3];[.C16];[.C29];[.C42];[.C55])/5" office:value-type="float" office:value="1.02505818858388" calcext:value-type="float">
            <text:p>1.02505818858388</text:p>
          </table:table-cell>
          <table:table-cell table:number-columns-repeated="1016"/>
        </table:table-row>
        <table:table-row table:style-name="ro1">
          <table:table-cell office:value-type="float" office:value="0.980792760848999" calcext:value-type="float">
            <text:p>0.980792760848999</text:p>
          </table:table-cell>
          <table:table-cell/>
          <table:table-cell table:formula="of:=[.B2]/[.A4]" office:value-type="float" office:value="0.986442395647953" calcext:value-type="float">
            <text:p>0.986442395647953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5" table:formula="of:=SUM([.C4];[.C17];[.C30];[.C43];[.C56])/5" office:value-type="float" office:value="0.98229517799985" calcext:value-type="float">
            <text:p>0.98229517799985</text:p>
          </table:table-cell>
          <table:table-cell table:number-columns-repeated="1016"/>
        </table:table-row>
        <table:table-row table:style-name="ro1">
          <table:table-cell office:value-type="float" office:value="0.893873929977417" calcext:value-type="float">
            <text:p>0.893873929977417</text:p>
          </table:table-cell>
          <table:table-cell/>
          <table:table-cell table:formula="of:=[.B2]/[.A5]" office:value-type="float" office:value="1.08236243188175" calcext:value-type="float">
            <text:p>1.08236243188175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5" table:formula="of:=SUM([.C5];[.C18];[.C31];[.C44];[.C57])/5" office:value-type="float" office:value="1.06618907144634" calcext:value-type="float">
            <text:p>1.06618907144634</text:p>
          </table:table-cell>
          <table:table-cell table:number-columns-repeated="1016"/>
        </table:table-row>
        <table:table-row table:style-name="ro1">
          <table:table-cell office:value-type="float" office:value="0.913477540016174" calcext:value-type="float">
            <text:p>0.913477540016174</text:p>
          </table:table-cell>
          <table:table-cell/>
          <table:table-cell table:formula="of:=[.B2]/[.A6]" office:value-type="float" office:value="1.05913448143337" calcext:value-type="float">
            <text:p>1.05913448143337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5" table:formula="of:=SUM([.C6];[.C19];[.C32];[.C45];[.C58])/5" office:value-type="float" office:value="1.03758790485593" calcext:value-type="float">
            <text:p>1.03758790485593</text:p>
          </table:table-cell>
          <table:table-cell table:number-columns-repeated="1016"/>
        </table:table-row>
        <table:table-row table:style-name="ro1">
          <table:table-cell office:value-type="float" office:value="0.945603609085083" calcext:value-type="float">
            <text:p>0.945603609085083</text:p>
          </table:table-cell>
          <table:table-cell/>
          <table:table-cell table:formula="of:=[.B2]/[.A7]" office:value-type="float" office:value="1.02315129865267" calcext:value-type="float">
            <text:p>1.02315129865267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5" table:formula="of:=SUM([.C7];[.C20];[.C33];[.C46];[.C59])/5" office:value-type="float" office:value="1.02585560221613" calcext:value-type="float">
            <text:p>1.02585560221613</text:p>
          </table:table-cell>
          <table:table-cell table:number-columns-repeated="1016"/>
        </table:table-row>
        <table:table-row table:style-name="ro1">
          <table:table-cell office:value-type="float" office:value="0.923891842365264" calcext:value-type="float">
            <text:p>0.923891842365264</text:p>
          </table:table-cell>
          <table:table-cell/>
          <table:table-cell table:formula="of:=[.B2]/[.A8]" office:value-type="float" office:value="1.04719569573118" calcext:value-type="float">
            <text:p>1.04719569573118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5" table:formula="of:=SUM([.C8];[.C21];[.C34];[.C47];[.C60])/5" office:value-type="float" office:value="1.04807586337045" calcext:value-type="float">
            <text:p>1.04807586337045</text:p>
          </table:table-cell>
          <table:table-cell table:number-columns-repeated="1016"/>
        </table:table-row>
        <table:table-row table:style-name="ro1">
          <table:table-cell office:value-type="float" office:value="0.876810848712921" calcext:value-type="float">
            <text:p>0.876810848712921</text:p>
          </table:table-cell>
          <table:table-cell/>
          <table:table-cell table:formula="of:=[.B2]/[.A9]" office:value-type="float" office:value="1.10342562716492" calcext:value-type="float">
            <text:p>1.10342562716492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5" table:formula="of:=SUM([.C9];[.C22];[.C35];[.C48];[.C61])/5" office:value-type="float" office:value="1.10328297111407" calcext:value-type="float">
            <text:p>1.10328297111407</text:p>
          </table:table-cell>
          <table:table-cell table:number-columns-repeated="1016"/>
        </table:table-row>
        <table:table-row table:style-name="ro1">
          <table:table-cell office:value-type="float" office:value="0.938108086585998" calcext:value-type="float">
            <text:p>0.938108086585998</text:p>
          </table:table-cell>
          <table:table-cell/>
          <table:table-cell table:formula="of:=[.B2]/[.A10]" office:value-type="float" office:value="1.03132631994145" calcext:value-type="float">
            <text:p>1.03132631994145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5" table:formula="of:=SUM([.C10];[.C23];[.C36];[.C49];[.C62])/5" office:value-type="float" office:value="1.01771943711176" calcext:value-type="float">
            <text:p>1.01771943711176</text:p>
          </table:table-cell>
          <table:table-cell table:number-columns-repeated="1016"/>
        </table:table-row>
        <table:table-row table:style-name="ro1">
          <table:table-cell office:value-type="float" office:value="0.93709909915924" calcext:value-type="float">
            <text:p>0.93709909915924</text:p>
          </table:table-cell>
          <table:table-cell/>
          <table:table-cell table:formula="of:=[.B2]/[.A11]" office:value-type="float" office:value="1.03243676310658" calcext:value-type="float">
            <text:p>1.03243676310658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5" table:formula="of:=SUM([.C11];[.C24];[.C37];[.C50];[.C63])/5" office:value-type="float" office:value="1.03540516047292" calcext:value-type="float">
            <text:p>1.03540516047292</text:p>
          </table:table-cell>
          <table:table-cell table:number-columns-repeated="1016"/>
        </table:table-row>
        <table:table-row table:style-name="ro1">
          <table:table-cell office:value-type="float" office:value="0.940144121646881" calcext:value-type="float">
            <text:p>0.940144121646881</text:p>
          </table:table-cell>
          <table:table-cell/>
          <table:table-cell table:formula="of:=[.B2]/[.A12]" office:value-type="float" office:value="1.02909281499443" calcext:value-type="float">
            <text:p>1.02909281499443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5" table:formula="of:=SUM([.C12];[.C25];[.C38];[.C51];[.C64])/5" office:value-type="float" office:value="1.03157876650278" calcext:value-type="float">
            <text:p>1.03157876650278</text:p>
          </table:table-cell>
          <table:table-cell table:number-columns-repeated="1016"/>
        </table:table-row>
        <table:table-row table:style-name="ro1">
          <table:table-cell office:value-type="float" office:value="0.877585589885711" calcext:value-type="float">
            <text:p>0.877585589885711</text:p>
          </table:table-cell>
          <table:table-cell/>
          <table:table-cell table:formula="of:=[.B2]/[.A13]" office:value-type="float" office:value="1.10245151219046" calcext:value-type="float">
            <text:p>1.10245151219046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5" table:formula="of:=SUM([.C13];[.C26];[.C39];[.C52];[.C65])/5" office:value-type="float" office:value="1.07812887733785" calcext:value-type="float">
            <text:p>1.078128877337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98936927318573" calcext:value-type="float">
            <text:p>0.898936927318573</text:p>
          </table:table-cell>
          <table:table-cell office:value-type="float" office:value="0.96109914779663" calcext:value-type="float">
            <text:p>0.96109914779663</text:p>
          </table:table-cell>
          <table:table-cell table:formula="of:=[.B15]/[.A15]" office:value-type="float" office:value="1.06915081424398" calcext:value-type="float">
            <text:p>1.06915081424398</text:p>
          </table:table-cell>
          <table:table-cell table:number-columns-repeated="1021"/>
        </table:table-row>
        <table:table-row table:style-name="ro1">
          <table:table-cell office:value-type="float" office:value="0.93812608718872" calcext:value-type="float">
            <text:p>0.93812608718872</text:p>
          </table:table-cell>
          <table:table-cell/>
          <table:table-cell table:formula="of:=[.B15]/[.A16]" office:value-type="float" office:value="1.02448824408748" calcext:value-type="float">
            <text:p>1.02448824408748</text:p>
          </table:table-cell>
          <table:table-cell table:number-columns-repeated="1021"/>
        </table:table-row>
        <table:table-row table:style-name="ro1">
          <table:table-cell office:value-type="float" office:value="0.979171156883239" calcext:value-type="float">
            <text:p>0.979171156883239</text:p>
          </table:table-cell>
          <table:table-cell/>
          <table:table-cell table:formula="of:=[.B15]/[.A17]" office:value-type="float" office:value="0.981543564718417" calcext:value-type="float">
            <text:p>0.981543564718417</text:p>
          </table:table-cell>
          <table:table-cell table:number-columns-repeated="1021"/>
        </table:table-row>
        <table:table-row table:style-name="ro1">
          <table:table-cell office:value-type="float" office:value="0.904108107089996" calcext:value-type="float">
            <text:p>0.904108107089996</text:p>
          </table:table-cell>
          <table:table-cell/>
          <table:table-cell table:formula="of:=[.B15]/[.A18]" office:value-type="float" office:value="1.06303564834748" calcext:value-type="float">
            <text:p>1.06303564834748</text:p>
          </table:table-cell>
          <table:table-cell table:number-columns-repeated="1021"/>
        </table:table-row>
        <table:table-row table:style-name="ro1">
          <table:table-cell office:value-type="float" office:value="0.919099032878875" calcext:value-type="float">
            <text:p>0.919099032878875</text:p>
          </table:table-cell>
          <table:table-cell/>
          <table:table-cell table:formula="of:=[.B15]/[.A19]" office:value-type="float" office:value="1.04569705049759" calcext:value-type="float">
            <text:p>1.04569705049759</text:p>
          </table:table-cell>
          <table:table-cell table:number-columns-repeated="1021"/>
        </table:table-row>
        <table:table-row table:style-name="ro1">
          <table:table-cell office:value-type="float" office:value="0.92801809310913" calcext:value-type="float">
            <text:p>0.92801809310913</text:p>
          </table:table-cell>
          <table:table-cell/>
          <table:table-cell table:formula="of:=[.B15]/[.A20]" office:value-type="float" office:value="1.03564699323552" calcext:value-type="float">
            <text:p>1.03564699323552</text:p>
          </table:table-cell>
          <table:table-cell table:number-columns-repeated="1021"/>
        </table:table-row>
        <table:table-row table:style-name="ro1">
          <table:table-cell office:value-type="float" office:value="0.902738749980926" calcext:value-type="float">
            <text:p>0.902738749980926</text:p>
          </table:table-cell>
          <table:table-cell/>
          <table:table-cell table:formula="of:=[.B15]/[.A21]" office:value-type="float" office:value="1.06464815852531" calcext:value-type="float">
            <text:p>1.06464815852531</text:p>
          </table:table-cell>
          <table:table-cell table:number-columns-repeated="1021"/>
        </table:table-row>
        <table:table-row table:style-name="ro1">
          <table:table-cell office:value-type="float" office:value="0.868684768676757" calcext:value-type="float">
            <text:p>0.868684768676757</text:p>
          </table:table-cell>
          <table:table-cell/>
          <table:table-cell table:formula="of:=[.B15]/[.A22]" office:value-type="float" office:value="1.10638425174721" calcext:value-type="float">
            <text:p>1.10638425174721</text:p>
          </table:table-cell>
          <table:table-cell table:number-columns-repeated="1021"/>
        </table:table-row>
        <table:table-row table:style-name="ro1">
          <table:table-cell office:value-type="float" office:value="0.949855864048004" calcext:value-type="float">
            <text:p>0.949855864048004</text:p>
          </table:table-cell>
          <table:table-cell/>
          <table:table-cell table:formula="of:=[.B15]/[.A23]" office:value-type="float" office:value="1.01183683143326" calcext:value-type="float">
            <text:p>1.01183683143326</text:p>
          </table:table-cell>
          <table:table-cell table:number-columns-repeated="1021"/>
        </table:table-row>
        <table:table-row table:style-name="ro1">
          <table:table-cell office:value-type="float" office:value="0.924018085002899" calcext:value-type="float">
            <text:p>0.924018085002899</text:p>
          </table:table-cell>
          <table:table-cell/>
          <table:table-cell table:formula="of:=[.B15]/[.A24]" office:value-type="float" office:value="1.04013023488995" calcext:value-type="float">
            <text:p>1.04013023488995</text:p>
          </table:table-cell>
          <table:table-cell table:number-columns-repeated="1021"/>
        </table:table-row>
        <table:table-row table:style-name="ro1">
          <table:table-cell office:value-type="float" office:value="0.927963972091674" calcext:value-type="float">
            <text:p>0.927963972091674</text:p>
          </table:table-cell>
          <table:table-cell/>
          <table:table-cell table:formula="of:=[.B15]/[.A25]" office:value-type="float" office:value="1.03570739457726" calcext:value-type="float">
            <text:p>1.03570739457726</text:p>
          </table:table-cell>
          <table:table-cell table:number-columns-repeated="1021"/>
        </table:table-row>
        <table:table-row table:style-name="ro1">
          <table:table-cell office:value-type="float" office:value="0.883910000324249" calcext:value-type="float">
            <text:p>0.883910000324249</text:p>
          </table:table-cell>
          <table:table-cell/>
          <table:table-cell table:formula="of:=[.B15]/[.A26]" office:value-type="float" office:value="1.08732693084597" calcext:value-type="float">
            <text:p>1.087326930845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96126091480255" calcext:value-type="float">
            <text:p>0.896126091480255</text:p>
          </table:table-cell>
          <table:table-cell office:value-type="float" office:value="0.958702623844146" calcext:value-type="float">
            <text:p>0.958702623844146</text:p>
          </table:table-cell>
          <table:table-cell table:formula="of:=[.B28]/[.A28]" office:value-type="float" office:value="1.06983005288968" calcext:value-type="float">
            <text:p>1.06983005288968</text:p>
          </table:table-cell>
          <table:table-cell table:number-columns-repeated="1021"/>
        </table:table-row>
        <table:table-row table:style-name="ro1">
          <table:table-cell office:value-type="float" office:value="0.948612689971923" calcext:value-type="float">
            <text:p>0.948612689971923</text:p>
          </table:table-cell>
          <table:table-cell/>
          <table:table-cell table:formula="of:=[.B28]/[.A29]" office:value-type="float" office:value="1.01063651580765" calcext:value-type="float">
            <text:p>1.01063651580765</text:p>
          </table:table-cell>
          <table:table-cell table:number-columns-repeated="1021"/>
        </table:table-row>
        <table:table-row table:style-name="ro1">
          <table:table-cell office:value-type="float" office:value="0.97960364818573" calcext:value-type="float">
            <text:p>0.97960364818573</text:p>
          </table:table-cell>
          <table:table-cell/>
          <table:table-cell table:formula="of:=[.B28]/[.A30]" office:value-type="float" office:value="0.978663794913082" calcext:value-type="float">
            <text:p>0.978663794913082</text:p>
          </table:table-cell>
          <table:table-cell table:number-columns-repeated="1021"/>
        </table:table-row>
        <table:table-row table:style-name="ro1">
          <table:table-cell office:value-type="float" office:value="0.910342335700988" calcext:value-type="float">
            <text:p>0.910342335700988</text:p>
          </table:table-cell>
          <table:table-cell/>
          <table:table-cell table:formula="of:=[.B28]/[.A31]" office:value-type="float" office:value="1.05312318920763" calcext:value-type="float">
            <text:p>1.05312318920763</text:p>
          </table:table-cell>
          <table:table-cell table:number-columns-repeated="1021"/>
        </table:table-row>
        <table:table-row table:style-name="ro1">
          <table:table-cell office:value-type="float" office:value="0.929963886737823" calcext:value-type="float">
            <text:p>0.929963886737823</text:p>
          </table:table-cell>
          <table:table-cell/>
          <table:table-cell table:formula="of:=[.B28]/[.A32]" office:value-type="float" office:value="1.03090306786765" calcext:value-type="float">
            <text:p>1.03090306786765</text:p>
          </table:table-cell>
          <table:table-cell table:number-columns-repeated="1021"/>
        </table:table-row>
        <table:table-row table:style-name="ro1">
          <table:table-cell office:value-type="float" office:value="0.937982022762298" calcext:value-type="float">
            <text:p>0.937982022762298</text:p>
          </table:table-cell>
          <table:table-cell/>
          <table:table-cell table:formula="of:=[.B28]/[.A33]" office:value-type="float" office:value="1.02209061642869" calcext:value-type="float">
            <text:p>1.02209061642869</text:p>
          </table:table-cell>
          <table:table-cell table:number-columns-repeated="1021"/>
        </table:table-row>
        <table:table-row table:style-name="ro1">
          <table:table-cell office:value-type="float" office:value="0.919819891452789" calcext:value-type="float">
            <text:p>0.919819891452789</text:p>
          </table:table-cell>
          <table:table-cell/>
          <table:table-cell table:formula="of:=[.B28]/[.A34]" office:value-type="float" office:value="1.04227211517457" calcext:value-type="float">
            <text:p>1.04227211517457</text:p>
          </table:table-cell>
          <table:table-cell table:number-columns-repeated="1021"/>
        </table:table-row>
        <table:table-row table:style-name="ro1">
          <table:table-cell office:value-type="float" office:value="0.876882851123809" calcext:value-type="float">
            <text:p>0.876882851123809</text:p>
          </table:table-cell>
          <table:table-cell/>
          <table:table-cell table:formula="of:=[.B28]/[.A35]" office:value-type="float" office:value="1.0933075297521" calcext:value-type="float">
            <text:p>1.0933075297521</text:p>
          </table:table-cell>
          <table:table-cell table:number-columns-repeated="1021"/>
        </table:table-row>
        <table:table-row table:style-name="ro1">
          <table:table-cell office:value-type="float" office:value="0.938972949981689" calcext:value-type="float">
            <text:p>0.938972949981689</text:p>
          </table:table-cell>
          <table:table-cell/>
          <table:table-cell table:formula="of:=[.B28]/[.A36]" office:value-type="float" office:value="1.02101197256305" calcext:value-type="float">
            <text:p>1.02101197256305</text:p>
          </table:table-cell>
          <table:table-cell table:number-columns-repeated="1021"/>
        </table:table-row>
        <table:table-row table:style-name="ro1">
          <table:table-cell office:value-type="float" office:value="0.927765786647796" calcext:value-type="float">
            <text:p>0.927765786647796</text:p>
          </table:table-cell>
          <table:table-cell/>
          <table:table-cell table:formula="of:=[.B28]/[.A37]" office:value-type="float" office:value="1.0333455249607" calcext:value-type="float">
            <text:p>1.0333455249607</text:p>
          </table:table-cell>
          <table:table-cell table:number-columns-repeated="1021"/>
        </table:table-row>
        <table:table-row table:style-name="ro1">
          <table:table-cell office:value-type="float" office:value="0.933027029037475" calcext:value-type="float">
            <text:p>0.933027029037475</text:p>
          </table:table-cell>
          <table:table-cell/>
          <table:table-cell table:formula="of:=[.B28]/[.A38]" office:value-type="float" office:value="1.0275185970048" calcext:value-type="float">
            <text:p>1.0275185970048</text:p>
          </table:table-cell>
          <table:table-cell table:number-columns-repeated="1021"/>
        </table:table-row>
        <table:table-row table:style-name="ro1">
          <table:table-cell office:value-type="float" office:value="0.916774809360504" calcext:value-type="float">
            <text:p>0.916774809360504</text:p>
          </table:table-cell>
          <table:table-cell/>
          <table:table-cell table:formula="of:=[.B28]/[.A39]" office:value-type="float" office:value="1.04573403856165" calcext:value-type="float">
            <text:p>1.045734038561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9475679397583" calcext:value-type="float">
            <text:p>0.89475679397583</text:p>
          </table:table-cell>
          <table:table-cell office:value-type="float" office:value="0.965711832046508" calcext:value-type="float">
            <text:p>0.965711832046508</text:p>
          </table:table-cell>
          <table:table-cell table:formula="of:=[.B41]/[.A41]" office:value-type="float" office:value="1.07930092126531" calcext:value-type="float">
            <text:p>1.07930092126531</text:p>
          </table:table-cell>
          <table:table-cell table:number-columns-repeated="1021"/>
        </table:table-row>
        <table:table-row table:style-name="ro1">
          <table:table-cell office:value-type="float" office:value="0.932540595531463" calcext:value-type="float">
            <text:p>0.932540595531463</text:p>
          </table:table-cell>
          <table:table-cell/>
          <table:table-cell table:formula="of:=[.B41]/[.A42]" office:value-type="float" office:value="1.03557082305478" calcext:value-type="float">
            <text:p>1.03557082305478</text:p>
          </table:table-cell>
          <table:table-cell table:number-columns-repeated="1021"/>
        </table:table-row>
        <table:table-row table:style-name="ro1">
          <table:table-cell office:value-type="float" office:value="0.977603614330291" calcext:value-type="float">
            <text:p>0.977603614330291</text:p>
          </table:table-cell>
          <table:table-cell/>
          <table:table-cell table:formula="of:=[.B41]/[.A43]" office:value-type="float" office:value="0.987835783225976" calcext:value-type="float">
            <text:p>0.987835783225976</text:p>
          </table:table-cell>
          <table:table-cell table:number-columns-repeated="1021"/>
        </table:table-row>
        <table:table-row table:style-name="ro1">
          <table:table-cell office:value-type="float" office:value="0.892648637294769" calcext:value-type="float">
            <text:p>0.892648637294769</text:p>
          </table:table-cell>
          <table:table-cell/>
          <table:table-cell table:formula="of:=[.B41]/[.A44]" office:value-type="float" office:value="1.08184989221869" calcext:value-type="float">
            <text:p>1.08184989221869</text:p>
          </table:table-cell>
          <table:table-cell table:number-columns-repeated="1021"/>
        </table:table-row>
        <table:table-row table:style-name="ro1">
          <table:table-cell office:value-type="float" office:value="0.942018032073974" calcext:value-type="float">
            <text:p>0.942018032073974</text:p>
          </table:table-cell>
          <table:table-cell/>
          <table:table-cell table:formula="of:=[.B41]/[.A45]" office:value-type="float" office:value="1.02515217242749" calcext:value-type="float">
            <text:p>1.02515217242749</text:p>
          </table:table-cell>
          <table:table-cell table:number-columns-repeated="1021"/>
        </table:table-row>
        <table:table-row table:style-name="ro1">
          <table:table-cell office:value-type="float" office:value="0.933225274085998" calcext:value-type="float">
            <text:p>0.933225274085998</text:p>
          </table:table-cell>
          <table:table-cell/>
          <table:table-cell table:formula="of:=[.B41]/[.A46]" office:value-type="float" office:value="1.03481105673261" calcext:value-type="float">
            <text:p>1.03481105673261</text:p>
          </table:table-cell>
          <table:table-cell table:number-columns-repeated="1021"/>
        </table:table-row>
        <table:table-row table:style-name="ro1">
          <table:table-cell office:value-type="float" office:value="0.91580182313919" calcext:value-type="float">
            <text:p>0.91580182313919</text:p>
          </table:table-cell>
          <table:table-cell/>
          <table:table-cell table:formula="of:=[.B41]/[.A47]" office:value-type="float" office:value="1.05449870009675" calcext:value-type="float">
            <text:p>1.05449870009675</text:p>
          </table:table-cell>
          <table:table-cell table:number-columns-repeated="1021"/>
        </table:table-row>
        <table:table-row table:style-name="ro1">
          <table:table-cell office:value-type="float" office:value="0.85554963350296" calcext:value-type="float">
            <text:p>0.85554963350296</text:p>
          </table:table-cell>
          <table:table-cell/>
          <table:table-cell table:formula="of:=[.B41]/[.A48]" office:value-type="float" office:value="1.12876190255906" calcext:value-type="float">
            <text:p>1.12876190255906</text:p>
          </table:table-cell>
          <table:table-cell table:number-columns-repeated="1021"/>
        </table:table-row>
        <table:table-row table:style-name="ro1">
          <table:table-cell office:value-type="float" office:value="0.946306407451629" calcext:value-type="float">
            <text:p>0.946306407451629</text:p>
          </table:table-cell>
          <table:table-cell/>
          <table:table-cell table:formula="of:=[.B41]/[.A49]" office:value-type="float" office:value="1.02050649181076" calcext:value-type="float">
            <text:p>1.02050649181076</text:p>
          </table:table-cell>
          <table:table-cell table:number-columns-repeated="1021"/>
        </table:table-row>
        <table:table-row table:style-name="ro1">
          <table:table-cell office:value-type="float" office:value="0.91841447353363" calcext:value-type="float">
            <text:p>0.91841447353363</text:p>
          </table:table-cell>
          <table:table-cell/>
          <table:table-cell table:formula="of:=[.B41]/[.A50]" office:value-type="float" office:value="1.05149892545889" calcext:value-type="float">
            <text:p>1.05149892545889</text:p>
          </table:table-cell>
          <table:table-cell table:number-columns-repeated="1021"/>
        </table:table-row>
        <table:table-row table:style-name="ro1">
          <table:table-cell office:value-type="float" office:value="0.926288366317749" calcext:value-type="float">
            <text:p>0.926288366317749</text:p>
          </table:table-cell>
          <table:table-cell/>
          <table:table-cell table:formula="of:=[.B41]/[.A51]" office:value-type="float" office:value="1.0425606832195" calcext:value-type="float">
            <text:p>1.0425606832195</text:p>
          </table:table-cell>
          <table:table-cell table:number-columns-repeated="1021"/>
        </table:table-row>
        <table:table-row table:style-name="ro1">
          <table:table-cell office:value-type="float" office:value="0.913459539413452" calcext:value-type="float">
            <text:p>0.913459539413452</text:p>
          </table:table-cell>
          <table:table-cell/>
          <table:table-cell table:formula="of:=[.B41]/[.A52]" office:value-type="float" office:value="1.05720263501393" calcext:value-type="float">
            <text:p>1.0572026350139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08666789531707" calcext:value-type="float">
            <text:p>0.908666789531707</text:p>
          </table:table-cell>
          <table:table-cell office:value-type="float" office:value="0.956306397914886" calcext:value-type="float">
            <text:p>0.956306397914886</text:p>
          </table:table-cell>
          <table:table-cell table:formula="of:=[.B54]/[.A54]" office:value-type="float" office:value="1.05242802854909" calcext:value-type="float">
            <text:p>1.05242802854909</text:p>
          </table:table-cell>
          <table:table-cell table:number-columns-repeated="1021"/>
        </table:table-row>
        <table:table-row table:style-name="ro1">
          <table:table-cell office:value-type="float" office:value="0.933171212673187" calcext:value-type="float">
            <text:p>0.933171212673187</text:p>
          </table:table-cell>
          <table:table-cell/>
          <table:table-cell table:formula="of:=[.B54]/[.A55]" office:value-type="float" office:value="1.02479200486203" calcext:value-type="float">
            <text:p>1.02479200486203</text:p>
          </table:table-cell>
          <table:table-cell table:number-columns-repeated="1021"/>
        </table:table-row>
        <table:table-row table:style-name="ro1">
          <table:table-cell office:value-type="float" office:value="0.978828907012939" calcext:value-type="float">
            <text:p>0.978828907012939</text:p>
          </table:table-cell>
          <table:table-cell/>
          <table:table-cell table:formula="of:=[.B54]/[.A56]" office:value-type="float" office:value="0.976990351493823" calcext:value-type="float">
            <text:p>0.976990351493823</text:p>
          </table:table-cell>
          <table:table-cell table:number-columns-repeated="1021"/>
        </table:table-row>
        <table:table-row table:style-name="ro1">
          <table:table-cell office:value-type="float" office:value="0.91027021408081" calcext:value-type="float">
            <text:p>0.91027021408081</text:p>
          </table:table-cell>
          <table:table-cell/>
          <table:table-cell table:formula="of:=[.B54]/[.A57]" office:value-type="float" office:value="1.05057419557616" calcext:value-type="float">
            <text:p>1.05057419557616</text:p>
          </table:table-cell>
          <table:table-cell table:number-columns-repeated="1021"/>
        </table:table-row>
        <table:table-row table:style-name="ro1">
          <table:table-cell office:value-type="float" office:value="0.931117117404937" calcext:value-type="float">
            <text:p>0.931117117404937</text:p>
          </table:table-cell>
          <table:table-cell/>
          <table:table-cell table:formula="of:=[.B54]/[.A58]" office:value-type="float" office:value="1.02705275205353" calcext:value-type="float">
            <text:p>1.02705275205353</text:p>
          </table:table-cell>
          <table:table-cell table:number-columns-repeated="1021"/>
        </table:table-row>
        <table:table-row table:style-name="ro1">
          <table:table-cell office:value-type="float" office:value="0.943495571613311" calcext:value-type="float">
            <text:p>0.943495571613311</text:p>
          </table:table-cell>
          <table:table-cell/>
          <table:table-cell table:formula="of:=[.B54]/[.A59]" office:value-type="float" office:value="1.01357804603117" calcext:value-type="float">
            <text:p>1.01357804603117</text:p>
          </table:table-cell>
          <table:table-cell table:number-columns-repeated="1021"/>
        </table:table-row>
        <table:table-row table:style-name="ro1">
          <table:table-cell office:value-type="float" office:value="0.926864862442016" calcext:value-type="float">
            <text:p>0.926864862442016</text:p>
          </table:table-cell>
          <table:table-cell/>
          <table:table-cell table:formula="of:=[.B54]/[.A60]" office:value-type="float" office:value="1.03176464732442" calcext:value-type="float">
            <text:p>1.03176464732442</text:p>
          </table:table-cell>
          <table:table-cell table:number-columns-repeated="1021"/>
        </table:table-row>
        <table:table-row table:style-name="ro1">
          <table:table-cell office:value-type="float" office:value="0.881765842437744" calcext:value-type="float">
            <text:p>0.881765842437744</text:p>
          </table:table-cell>
          <table:table-cell/>
          <table:table-cell table:formula="of:=[.B54]/[.A61]" office:value-type="float" office:value="1.08453554434709" calcext:value-type="float">
            <text:p>1.08453554434709</text:p>
          </table:table-cell>
          <table:table-cell table:number-columns-repeated="1021"/>
        </table:table-row>
        <table:table-row table:style-name="ro1">
          <table:table-cell office:value-type="float" office:value="0.952576518058776" calcext:value-type="float">
            <text:p>0.952576518058776</text:p>
          </table:table-cell>
          <table:table-cell/>
          <table:table-cell table:formula="of:=[.B54]/[.A62]" office:value-type="float" office:value="1.0039155698103" calcext:value-type="float">
            <text:p>1.0039155698103</text:p>
          </table:table-cell>
          <table:table-cell table:number-columns-repeated="1021"/>
        </table:table-row>
        <table:table-row table:style-name="ro1">
          <table:table-cell office:value-type="float" office:value="0.93790990114212" calcext:value-type="float">
            <text:p>0.93790990114212</text:p>
          </table:table-cell>
          <table:table-cell/>
          <table:table-cell table:formula="of:=[.B54]/[.A63]" office:value-type="float" office:value="1.01961435394846" calcext:value-type="float">
            <text:p>1.01961435394846</text:p>
          </table:table-cell>
          <table:table-cell table:number-columns-repeated="1021"/>
        </table:table-row>
        <table:table-row table:style-name="ro1">
          <table:table-cell office:value-type="float" office:value="0.934792757034301" calcext:value-type="float">
            <text:p>0.934792757034301</text:p>
          </table:table-cell>
          <table:table-cell/>
          <table:table-cell table:formula="of:=[.B54]/[.A64]" office:value-type="float" office:value="1.02301434271789" calcext:value-type="float">
            <text:p>1.02301434271789</text:p>
          </table:table-cell>
          <table:table-cell table:number-columns-repeated="1021"/>
        </table:table-row>
        <table:table-row table:style-name="ro1">
          <table:table-cell office:value-type="float" office:value="0.871009111404419" calcext:value-type="float">
            <text:p>0.871009111404419</text:p>
          </table:table-cell>
          <table:table-cell/>
          <table:table-cell table:formula="of:=[.B54]/[.A65]" office:value-type="float" office:value="1.09792927007725" calcext:value-type="float">
            <text:p>1.09792927007725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pi_axi_master.C1:spi_axi_master.C1048576">
            <calcext:condition calcext:apply-style-name="Good" calcext:value="&gt;1" calcext:base-cell-address="spi_axi_master.C1"/>
          </calcext:conditional-format>
          <calcext:conditional-format calcext:target-range-address="spi_axi_master.H2:spi_axi_master.H13">
            <calcext:condition calcext:apply-style-name="Good" calcext:value="&gt;1" calcext:base-cell-address="spi_axi_master.H2"/>
          </calcext:conditional-format>
        </calcext:conditional-formats>
      </table:table>
      <table:table table:name="UART" table:style-name="ta13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huffled_feature_mean_accuracy</text:p>
          </table:table-cell>
          <table:table-cell office:value-type="string" calcext:value-type="string">
            <text:p>unshuffled_feature_mean_accuracy</text:p>
          </table:table-cell>
          <table:table-cell table:number-columns-repeated="1022"/>
        </table:table-row>
        <table:table-row table:style-name="ro1">
          <table:table-cell office:value-type="float" office:value="0.326406240463256" calcext:value-type="float">
            <text:p>0.326406240463256</text:p>
          </table:table-cell>
          <table:table-cell office:value-type="float" office:value="0.553125023841857" calcext:value-type="float">
            <text:p>0.553125023841857</text:p>
          </table:table-cell>
          <table:table-cell table:formula="of:=[.B2]/[.A2]" office:value-type="float" office:value="1.69459083581499" calcext:value-type="float">
            <text:p>1.69459083581499</text:p>
          </table:table-cell>
          <table:table-cell table:number-columns-repeated="3"/>
          <table:table-cell office:value-type="string" calcext:value-type="string">
            <text:p>average_neighbour_degree</text:p>
          </table:table-cell>
          <table:table-cell table:style-name="ce27" table:formula="of:=SUM([.C2];[.C15];[.C28];[.C41];[.C54])/5" office:value-type="float" office:value="1.64169201694857" calcext:value-type="float">
            <text:p>1.64169201694857</text:p>
          </table:table-cell>
          <table:table-cell table:number-columns-repeated="1016"/>
        </table:table-row>
        <table:table-row table:style-name="ro1">
          <table:table-cell office:value-type="float" office:value="0.55859375" calcext:value-type="float">
            <text:p>0.55859375</text:p>
          </table:table-cell>
          <table:table-cell/>
          <table:table-cell table:formula="of:=[.B2]/[.A3]" office:value-type="float" office:value="0.990209832891716" calcext:value-type="float">
            <text:p>0.990209832891716</text:p>
          </table:table-cell>
          <table:table-cell table:number-columns-repeated="3"/>
          <table:table-cell office:value-type="string" calcext:value-type="string">
            <text:p>betweenness_centrality</text:p>
          </table:table-cell>
          <table:table-cell table:style-name="ce27" table:formula="of:=SUM([.C3];[.C16];[.C29];[.C42];[.C55])/5" office:value-type="float" office:value="0.971790390307741" calcext:value-type="float">
            <text:p>0.971790390307741</text:p>
          </table:table-cell>
          <table:table-cell table:number-columns-repeated="1016"/>
        </table:table-row>
        <table:table-row table:style-name="ro1">
          <table:table-cell office:value-type="float" office:value="0.730312526226043" calcext:value-type="float">
            <text:p>0.730312526226043</text:p>
          </table:table-cell>
          <table:table-cell/>
          <table:table-cell table:formula="of:=[.B2]/[.A4]" office:value-type="float" office:value="0.757381263471108" calcext:value-type="float">
            <text:p>0.757381263471108</text:p>
          </table:table-cell>
          <table:table-cell table:number-columns-repeated="3"/>
          <table:table-cell office:value-type="string" calcext:value-type="string">
            <text:p>closeness_centrality</text:p>
          </table:table-cell>
          <table:table-cell table:style-name="ce27" table:formula="of:=SUM([.C4];[.C17];[.C30];[.C43];[.C56])/5" office:value-type="float" office:value="0.760225780196595" calcext:value-type="float">
            <text:p>0.760225780196595</text:p>
          </table:table-cell>
          <table:table-cell table:number-columns-repeated="1016"/>
        </table:table-row>
        <table:table-row table:style-name="ro1">
          <table:table-cell office:value-type="float" office:value="0.5918750166893" calcext:value-type="float">
            <text:p>0.5918750166893</text:p>
          </table:table-cell>
          <table:table-cell/>
          <table:table-cell table:formula="of:=[.B2]/[.A5]" office:value-type="float" office:value="0.934530108967609" calcext:value-type="float">
            <text:p>0.934530108967609</text:p>
          </table:table-cell>
          <table:table-cell table:number-columns-repeated="3"/>
          <table:table-cell office:value-type="string" calcext:value-type="string">
            <text:p>clustering</text:p>
          </table:table-cell>
          <table:table-cell table:style-name="ce27" table:formula="of:=SUM([.C5];[.C18];[.C31];[.C44];[.C57])/5" office:value-type="float" office:value="0.91408087096717" calcext:value-type="float">
            <text:p>0.91408087096717</text:p>
          </table:table-cell>
          <table:table-cell table:number-columns-repeated="1016"/>
        </table:table-row>
        <table:table-row table:style-name="ro1">
          <table:table-cell office:value-type="float" office:value="0.591562509536743" calcext:value-type="float">
            <text:p>0.591562509536743</text:p>
          </table:table-cell>
          <table:table-cell/>
          <table:table-cell table:formula="of:=[.B2]/[.A6]" office:value-type="float" office:value="0.935023797020222" calcext:value-type="float">
            <text:p>0.935023797020222</text:p>
          </table:table-cell>
          <table:table-cell table:number-columns-repeated="3"/>
          <table:table-cell office:value-type="string" calcext:value-type="string">
            <text:p>degree</text:p>
          </table:table-cell>
          <table:table-cell table:style-name="ce27" table:formula="of:=SUM([.C6];[.C19];[.C32];[.C45];[.C58])/5" office:value-type="float" office:value="0.934875949071553" calcext:value-type="float">
            <text:p>0.934875949071553</text:p>
          </table:table-cell>
          <table:table-cell table:number-columns-repeated="1016"/>
        </table:table-row>
        <table:table-row table:style-name="ro1">
          <table:table-cell office:value-type="float" office:value="0.562812507152557" calcext:value-type="float">
            <text:p>0.562812507152557</text:p>
          </table:table-cell>
          <table:table-cell/>
          <table:table-cell table:formula="of:=[.B2]/[.A7]" office:value-type="float" office:value="0.982787370238604" calcext:value-type="float">
            <text:p>0.982787370238604</text:p>
          </table:table-cell>
          <table:table-cell table:number-columns-repeated="3"/>
          <table:table-cell office:value-type="string" calcext:value-type="string">
            <text:p>degree_centrality</text:p>
          </table:table-cell>
          <table:table-cell table:style-name="ce27" table:formula="of:=SUM([.C7];[.C20];[.C33];[.C46];[.C59])/5" office:value-type="float" office:value="0.999203928201577" calcext:value-type="float">
            <text:p>0.999203928201577</text:p>
          </table:table-cell>
          <table:table-cell table:number-columns-repeated="1016"/>
        </table:table-row>
        <table:table-row table:style-name="ro1">
          <table:table-cell office:value-type="float" office:value="0.550625026226043" calcext:value-type="float">
            <text:p>0.550625026226043</text:p>
          </table:table-cell>
          <table:table-cell/>
          <table:table-cell table:formula="of:=[.B2]/[.A8]" office:value-type="float" office:value="1.00454029057297" calcext:value-type="float">
            <text:p>1.00454029057297</text:p>
          </table:table-cell>
          <table:table-cell table:number-columns-repeated="3"/>
          <table:table-cell office:value-type="string" calcext:value-type="string">
            <text:p>has_feedback_path</text:p>
          </table:table-cell>
          <table:table-cell table:style-name="ce27" table:formula="of:=SUM([.C8];[.C21];[.C34];[.C47];[.C60])/5" office:value-type="float" office:value="0.994071656403166" calcext:value-type="float">
            <text:p>0.994071656403166</text:p>
          </table:table-cell>
          <table:table-cell table:number-columns-repeated="1016"/>
        </table:table-row>
        <table:table-row table:style-name="ro1">
          <table:table-cell office:value-type="float" office:value="0.385468751192092" calcext:value-type="float">
            <text:p>0.385468751192092</text:p>
          </table:table-cell>
          <table:table-cell/>
          <table:table-cell table:formula="of:=[.B2]/[.A9]" office:value-type="float" office:value="1.43494128157283" calcext:value-type="float">
            <text:p>1.43494128157283</text:p>
          </table:table-cell>
          <table:table-cell table:number-columns-repeated="3"/>
          <table:table-cell office:value-type="string" calcext:value-type="string">
            <text:p>katz</text:p>
          </table:table-cell>
          <table:table-cell table:style-name="ce27" table:formula="of:=SUM([.C9];[.C22];[.C35];[.C48];[.C61])/5" office:value-type="float" office:value="1.47182823733354" calcext:value-type="float">
            <text:p>1.47182823733354</text:p>
          </table:table-cell>
          <table:table-cell table:number-columns-repeated="1016"/>
        </table:table-row>
        <table:table-row table:style-name="ro1">
          <table:table-cell office:value-type="float" office:value="0.570625007152557" calcext:value-type="float">
            <text:p>0.570625007152557</text:p>
          </table:table-cell>
          <table:table-cell/>
          <table:table-cell table:formula="of:=[.B2]/[.A10]" office:value-type="float" office:value="0.969331902578147" calcext:value-type="float">
            <text:p>0.969331902578147</text:p>
          </table:table-cell>
          <table:table-cell table:number-columns-repeated="3"/>
          <table:table-cell office:value-type="string" calcext:value-type="string">
            <text:p>load_centrality</text:p>
          </table:table-cell>
          <table:table-cell table:style-name="ce27" table:formula="of:=SUM([.C10];[.C23];[.C36];[.C49];[.C62])/5" office:value-type="float" office:value="0.96464469765772" calcext:value-type="float">
            <text:p>0.96464469765772</text:p>
          </table:table-cell>
          <table:table-cell table:number-columns-repeated="1016"/>
        </table:table-row>
        <table:table-row table:style-name="ro1">
          <table:table-cell office:value-type="float" office:value="0.598281264305114" calcext:value-type="float">
            <text:p>0.598281264305114</text:p>
          </table:table-cell>
          <table:table-cell/>
          <table:table-cell table:formula="of:=[.B2]/[.A11]" office:value-type="float" office:value="0.924523391994057" calcext:value-type="float">
            <text:p>0.924523391994057</text:p>
          </table:table-cell>
          <table:table-cell table:number-columns-repeated="3"/>
          <table:table-cell office:value-type="string" calcext:value-type="string">
            <text:p>outdegree</text:p>
          </table:table-cell>
          <table:table-cell table:style-name="ce27" table:formula="of:=SUM([.C11];[.C24];[.C37];[.C50];[.C63])/5" office:value-type="float" office:value="0.937225480475676" calcext:value-type="float">
            <text:p>0.937225480475676</text:p>
          </table:table-cell>
          <table:table-cell table:number-columns-repeated="1016"/>
        </table:table-row>
        <table:table-row table:style-name="ro1">
          <table:table-cell office:value-type="float" office:value="0.637187480926513" calcext:value-type="float">
            <text:p>0.637187480926513</text:p>
          </table:table-cell>
          <table:table-cell/>
          <table:table-cell table:formula="of:=[.B2]/[.A12]" office:value-type="float" office:value="0.8680726480024" calcext:value-type="float">
            <text:p>0.8680726480024</text:p>
          </table:table-cell>
          <table:table-cell table:number-columns-repeated="3"/>
          <table:table-cell office:value-type="string" calcext:value-type="string">
            <text:p>pagerank</text:p>
          </table:table-cell>
          <table:table-cell table:style-name="ce27" table:formula="of:=SUM([.C12];[.C25];[.C38];[.C51];[.C64])/5" office:value-type="float" office:value="0.881233452844096" calcext:value-type="float">
            <text:p>0.881233452844096</text:p>
          </table:table-cell>
          <table:table-cell table:number-columns-repeated="1016"/>
        </table:table-row>
        <table:table-row table:style-name="ro1">
          <table:table-cell office:value-type="float" office:value="0.447187513113021" calcext:value-type="float">
            <text:p>0.447187513113021</text:p>
          </table:table-cell>
          <table:table-cell/>
          <table:table-cell table:formula="of:=[.B2]/[.A13]" office:value-type="float" office:value="1.23689729167832" calcext:value-type="float">
            <text:p>1.23689729167832</text:p>
          </table:table-cell>
          <table:table-cell table:number-columns-repeated="3"/>
          <table:table-cell office:value-type="string" calcext:value-type="string">
            <text:p>Euclidean</text:p>
          </table:table-cell>
          <table:table-cell table:style-name="ce27" table:formula="of:=SUM([.C13];[.C26];[.C39];[.C52];[.C65])/5" office:value-type="float" office:value="1.23163048562823" calcext:value-type="float">
            <text:p>1.2316304856282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32656264305114" calcext:value-type="float">
            <text:p>0.332656264305114</text:p>
          </table:table-cell>
          <table:table-cell office:value-type="float" office:value="0.558906257152557" calcext:value-type="float">
            <text:p>0.558906257152557</text:p>
          </table:table-cell>
          <table:table-cell table:formula="of:=[.B15]/[.A15]" office:value-type="float" office:value="1.68013146639537" calcext:value-type="float">
            <text:p>1.68013146639537</text:p>
          </table:table-cell>
          <table:table-cell table:number-columns-repeated="1021"/>
        </table:table-row>
        <table:table-row table:style-name="ro1">
          <table:table-cell office:value-type="float" office:value="0.564062476158142" calcext:value-type="float">
            <text:p>0.564062476158142</text:p>
          </table:table-cell>
          <table:table-cell/>
          <table:table-cell table:formula="of:=[.B15]/[.A16]" office:value-type="float" office:value="0.990858780323938" calcext:value-type="float">
            <text:p>0.990858780323938</text:p>
          </table:table-cell>
          <table:table-cell table:number-columns-repeated="1021"/>
        </table:table-row>
        <table:table-row table:style-name="ro1">
          <table:table-cell office:value-type="float" office:value="0.721718728542327" calcext:value-type="float">
            <text:p>0.721718728542327</text:p>
          </table:table-cell>
          <table:table-cell/>
          <table:table-cell table:formula="of:=[.B15]/[.A17]" office:value-type="float" office:value="0.774410078399093" calcext:value-type="float">
            <text:p>0.774410078399093</text:p>
          </table:table-cell>
          <table:table-cell table:number-columns-repeated="1021"/>
        </table:table-row>
        <table:table-row table:style-name="ro1">
          <table:table-cell office:value-type="float" office:value="0.613906264305114" calcext:value-type="float">
            <text:p>0.613906264305114</text:p>
          </table:table-cell>
          <table:table-cell/>
          <table:table-cell table:formula="of:=[.B15]/[.A18]" office:value-type="float" office:value="0.910409763915975" calcext:value-type="float">
            <text:p>0.910409763915975</text:p>
          </table:table-cell>
          <table:table-cell table:number-columns-repeated="1021"/>
        </table:table-row>
        <table:table-row table:style-name="ro1">
          <table:table-cell office:value-type="float" office:value="0.592187523841857" calcext:value-type="float">
            <text:p>0.592187523841857</text:p>
          </table:table-cell>
          <table:table-cell/>
          <table:table-cell table:formula="of:=[.B15]/[.A19]" office:value-type="float" office:value="0.943799446375727" calcext:value-type="float">
            <text:p>0.943799446375727</text:p>
          </table:table-cell>
          <table:table-cell table:number-columns-repeated="1021"/>
        </table:table-row>
        <table:table-row table:style-name="ro1">
          <table:table-cell office:value-type="float" office:value="0.566093742847442" calcext:value-type="float">
            <text:p>0.566093742847442</text:p>
          </table:table-cell>
          <table:table-cell/>
          <table:table-cell table:formula="of:=[.B15]/[.A20]" office:value-type="float" office:value="0.987303364883116" calcext:value-type="float">
            <text:p>0.987303364883116</text:p>
          </table:table-cell>
          <table:table-cell table:number-columns-repeated="1021"/>
        </table:table-row>
        <table:table-row table:style-name="ro1">
          <table:table-cell office:value-type="float" office:value="0.5645312666893" calcext:value-type="float">
            <text:p>0.5645312666893</text:p>
          </table:table-cell>
          <table:table-cell/>
          <table:table-cell table:formula="of:=[.B15]/[.A21]" office:value-type="float" office:value="0.990035964580437" calcext:value-type="float">
            <text:p>0.990035964580437</text:p>
          </table:table-cell>
          <table:table-cell table:number-columns-repeated="1021"/>
        </table:table-row>
        <table:table-row table:style-name="ro1">
          <table:table-cell office:value-type="float" office:value="0.371250003576278" calcext:value-type="float">
            <text:p>0.371250003576278</text:p>
          </table:table-cell>
          <table:table-cell/>
          <table:table-cell table:formula="of:=[.B15]/[.A22]" office:value-type="float" office:value="1.50547138523521" calcext:value-type="float">
            <text:p>1.50547138523521</text:p>
          </table:table-cell>
          <table:table-cell table:number-columns-repeated="1021"/>
        </table:table-row>
        <table:table-row table:style-name="ro1">
          <table:table-cell office:value-type="float" office:value="0.58203125" calcext:value-type="float">
            <text:p>0.58203125</text:p>
          </table:table-cell>
          <table:table-cell/>
          <table:table-cell table:formula="of:=[.B15]/[.A23]" office:value-type="float" office:value="0.960268468664796" calcext:value-type="float">
            <text:p>0.960268468664796</text:p>
          </table:table-cell>
          <table:table-cell table:number-columns-repeated="1021"/>
        </table:table-row>
        <table:table-row table:style-name="ro1">
          <table:table-cell office:value-type="float" office:value="0.5918750166893" calcext:value-type="float">
            <text:p>0.5918750166893</text:p>
          </table:table-cell>
          <table:table-cell/>
          <table:table-cell table:formula="of:=[.B15]/[.A24]" office:value-type="float" office:value="0.94429776792885" calcext:value-type="float">
            <text:p>0.94429776792885</text:p>
          </table:table-cell>
          <table:table-cell table:number-columns-repeated="1021"/>
        </table:table-row>
        <table:table-row table:style-name="ro1">
          <table:table-cell office:value-type="float" office:value="0.619687497615814" calcext:value-type="float">
            <text:p>0.619687497615814</text:p>
          </table:table-cell>
          <table:table-cell/>
          <table:table-cell table:formula="of:=[.B15]/[.A25]" office:value-type="float" office:value="0.901916303464074" calcext:value-type="float">
            <text:p>0.901916303464074</text:p>
          </table:table-cell>
          <table:table-cell table:number-columns-repeated="1021"/>
        </table:table-row>
        <table:table-row table:style-name="ro1">
          <table:table-cell office:value-type="float" office:value="0.431874990463256" calcext:value-type="float">
            <text:p>0.431874990463256</text:p>
          </table:table-cell>
          <table:table-cell/>
          <table:table-cell table:formula="of:=[.B15]/[.A26]" office:value-type="float" office:value="1.29413897422733" calcext:value-type="float">
            <text:p>1.294138974227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42031240463256" calcext:value-type="float">
            <text:p>0.342031240463256</text:p>
          </table:table-cell>
          <table:table-cell office:value-type="float" office:value="0.55078125" calcext:value-type="float">
            <text:p>0.55078125</text:p>
          </table:table-cell>
          <table:table-cell table:formula="of:=[.B28]/[.A28]" office:value-type="float" office:value="1.61032439391796" calcext:value-type="float">
            <text:p>1.61032439391796</text:p>
          </table:table-cell>
          <table:table-cell table:number-columns-repeated="1021"/>
        </table:table-row>
        <table:table-row table:style-name="ro1">
          <table:table-cell office:value-type="float" office:value="0.569687485694885" calcext:value-type="float">
            <text:p>0.569687485694885</text:p>
          </table:table-cell>
          <table:table-cell/>
          <table:table-cell table:formula="of:=[.B28]/[.A29]" office:value-type="float" office:value="0.966812969971029" calcext:value-type="float">
            <text:p>0.966812969971029</text:p>
          </table:table-cell>
          <table:table-cell table:number-columns-repeated="1021"/>
        </table:table-row>
        <table:table-row table:style-name="ro1">
          <table:table-cell office:value-type="float" office:value="0.734531223773956" calcext:value-type="float">
            <text:p>0.734531223773956</text:p>
          </table:table-cell>
          <table:table-cell/>
          <table:table-cell table:formula="of:=[.B28]/[.A30]" office:value-type="float" office:value="0.749840486249359" calcext:value-type="float">
            <text:p>0.749840486249359</text:p>
          </table:table-cell>
          <table:table-cell table:number-columns-repeated="1021"/>
        </table:table-row>
        <table:table-row table:style-name="ro1">
          <table:table-cell office:value-type="float" office:value="0.588124990463256" calcext:value-type="float">
            <text:p>0.588124990463256</text:p>
          </table:table-cell>
          <table:table-cell/>
          <table:table-cell table:formula="of:=[.B28]/[.A31]" office:value-type="float" office:value="0.936503734633278" calcext:value-type="float">
            <text:p>0.936503734633278</text:p>
          </table:table-cell>
          <table:table-cell table:number-columns-repeated="1021"/>
        </table:table-row>
        <table:table-row table:style-name="ro1">
          <table:table-cell office:value-type="float" office:value="0.598124980926513" calcext:value-type="float">
            <text:p>0.598124980926513</text:p>
          </table:table-cell>
          <table:table-cell/>
          <table:table-cell table:formula="of:=[.B28]/[.A32]" office:value-type="float" office:value="0.920846424349011" calcext:value-type="float">
            <text:p>0.920846424349011</text:p>
          </table:table-cell>
          <table:table-cell table:number-columns-repeated="1021"/>
        </table:table-row>
        <table:table-row table:style-name="ro1">
          <table:table-cell office:value-type="float" office:value="0.543749988079071" calcext:value-type="float">
            <text:p>0.543749988079071</text:p>
          </table:table-cell>
          <table:table-cell/>
          <table:table-cell table:formula="of:=[.B28]/[.A33]" office:value-type="float" office:value="1.0129310566898" calcext:value-type="float">
            <text:p>1.0129310566898</text:p>
          </table:table-cell>
          <table:table-cell table:number-columns-repeated="1021"/>
        </table:table-row>
        <table:table-row table:style-name="ro1">
          <table:table-cell office:value-type="float" office:value="0.546718776226043" calcext:value-type="float">
            <text:p>0.546718776226043</text:p>
          </table:table-cell>
          <table:table-cell/>
          <table:table-cell table:formula="of:=[.B28]/[.A34]" office:value-type="float" office:value="1.00743064615779" calcext:value-type="float">
            <text:p>1.00743064615779</text:p>
          </table:table-cell>
          <table:table-cell table:number-columns-repeated="1021"/>
        </table:table-row>
        <table:table-row table:style-name="ro1">
          <table:table-cell office:value-type="float" office:value="0.365000009536743" calcext:value-type="float">
            <text:p>0.365000009536743</text:p>
          </table:table-cell>
          <table:table-cell/>
          <table:table-cell table:formula="of:=[.B28]/[.A35]" office:value-type="float" office:value="1.50898968660042" calcext:value-type="float">
            <text:p>1.50898968660042</text:p>
          </table:table-cell>
          <table:table-cell table:number-columns-repeated="1021"/>
        </table:table-row>
        <table:table-row table:style-name="ro1">
          <table:table-cell office:value-type="float" office:value="0.560468733310699" calcext:value-type="float">
            <text:p>0.560468733310699</text:p>
          </table:table-cell>
          <table:table-cell/>
          <table:table-cell table:formula="of:=[.B28]/[.A36]" office:value-type="float" office:value="0.982715390288634" calcext:value-type="float">
            <text:p>0.982715390288634</text:p>
          </table:table-cell>
          <table:table-cell table:number-columns-repeated="1021"/>
        </table:table-row>
        <table:table-row table:style-name="ro1">
          <table:table-cell office:value-type="float" office:value="0.57296872138977" calcext:value-type="float">
            <text:p>0.57296872138977</text:p>
          </table:table-cell>
          <table:table-cell/>
          <table:table-cell table:formula="of:=[.B28]/[.A37]" office:value-type="float" office:value="0.961276295613567" calcext:value-type="float">
            <text:p>0.961276295613567</text:p>
          </table:table-cell>
          <table:table-cell table:number-columns-repeated="1021"/>
        </table:table-row>
        <table:table-row table:style-name="ro1">
          <table:table-cell office:value-type="float" office:value="0.620937526226043" calcext:value-type="float">
            <text:p>0.620937526226043</text:p>
          </table:table-cell>
          <table:table-cell/>
          <table:table-cell table:formula="of:=[.B28]/[.A38]" office:value-type="float" office:value="0.887015563944989" calcext:value-type="float">
            <text:p>0.887015563944989</text:p>
          </table:table-cell>
          <table:table-cell table:number-columns-repeated="1021"/>
        </table:table-row>
        <table:table-row table:style-name="ro1">
          <table:table-cell office:value-type="float" office:value="0.455000013113021" calcext:value-type="float">
            <text:p>0.455000013113021</text:p>
          </table:table-cell>
          <table:table-cell/>
          <table:table-cell table:formula="of:=[.B28]/[.A39]" office:value-type="float" office:value="1.21050820687161" calcext:value-type="float">
            <text:p>1.210508206871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50937485694885" calcext:value-type="float">
            <text:p>0.350937485694885</text:p>
          </table:table-cell>
          <table:table-cell office:value-type="float" office:value="0.542812526226043" calcext:value-type="float">
            <text:p>0.542812526226043</text:p>
          </table:table-cell>
          <table:table-cell table:formula="of:=[.B41]/[.A41]" office:value-type="float" office:value="1.5467499151629" calcext:value-type="float">
            <text:p>1.5467499151629</text:p>
          </table:table-cell>
          <table:table-cell table:number-columns-repeated="1021"/>
        </table:table-row>
        <table:table-row table:style-name="ro1">
          <table:table-cell office:value-type="float" office:value="0.575625002384185" calcext:value-type="float">
            <text:p>0.575625002384185</text:p>
          </table:table-cell>
          <table:table-cell/>
          <table:table-cell table:formula="of:=[.B41]/[.A42]" office:value-type="float" office:value="0.942996784326192" calcext:value-type="float">
            <text:p>0.942996784326192</text:p>
          </table:table-cell>
          <table:table-cell table:number-columns-repeated="1021"/>
        </table:table-row>
        <table:table-row table:style-name="ro1">
          <table:table-cell office:value-type="float" office:value="0.729062497615814" calcext:value-type="float">
            <text:p>0.729062497615814</text:p>
          </table:table-cell>
          <table:table-cell/>
          <table:table-cell table:formula="of:=[.B41]/[.A43]" office:value-type="float" office:value="0.744534971969005" calcext:value-type="float">
            <text:p>0.744534971969005</text:p>
          </table:table-cell>
          <table:table-cell table:number-columns-repeated="1021"/>
        </table:table-row>
        <table:table-row table:style-name="ro1">
          <table:table-cell office:value-type="float" office:value="0.616406261920929" calcext:value-type="float">
            <text:p>0.616406261920929</text:p>
          </table:table-cell>
          <table:table-cell/>
          <table:table-cell table:formula="of:=[.B41]/[.A44]" office:value-type="float" office:value="0.880608390535257" calcext:value-type="float">
            <text:p>0.880608390535257</text:p>
          </table:table-cell>
          <table:table-cell table:number-columns-repeated="1021"/>
        </table:table-row>
        <table:table-row table:style-name="ro1">
          <table:table-cell office:value-type="float" office:value="0.590624988079071" calcext:value-type="float">
            <text:p>0.590624988079071</text:p>
          </table:table-cell>
          <table:table-cell/>
          <table:table-cell table:formula="of:=[.B41]/[.A45]" office:value-type="float" office:value="0.919047682001177" calcext:value-type="float">
            <text:p>0.919047682001177</text:p>
          </table:table-cell>
          <table:table-cell table:number-columns-repeated="1021"/>
        </table:table-row>
        <table:table-row table:style-name="ro1">
          <table:table-cell office:value-type="float" office:value="0.556562483310699" calcext:value-type="float">
            <text:p>0.556562483310699</text:p>
          </table:table-cell>
          <table:table-cell/>
          <table:table-cell table:formula="of:=[.B41]/[.A46]" office:value-type="float" office:value="0.975294854581529" calcext:value-type="float">
            <text:p>0.975294854581529</text:p>
          </table:table-cell>
          <table:table-cell table:number-columns-repeated="1021"/>
        </table:table-row>
        <table:table-row table:style-name="ro1">
          <table:table-cell office:value-type="float" office:value="0.555312514305114" calcext:value-type="float">
            <text:p>0.555312514305114</text:p>
          </table:table-cell>
          <table:table-cell/>
          <table:table-cell table:formula="of:=[.B41]/[.A47]" office:value-type="float" office:value="0.977490173988402" calcext:value-type="float">
            <text:p>0.977490173988402</text:p>
          </table:table-cell>
          <table:table-cell table:number-columns-repeated="1021"/>
        </table:table-row>
        <table:table-row table:style-name="ro1">
          <table:table-cell office:value-type="float" office:value="0.374218761920928" calcext:value-type="float">
            <text:p>0.374218761920928</text:p>
          </table:table-cell>
          <table:table-cell/>
          <table:table-cell table:formula="of:=[.B41]/[.A48]" office:value-type="float" office:value="1.45052194454307" calcext:value-type="float">
            <text:p>1.45052194454307</text:p>
          </table:table-cell>
          <table:table-cell table:number-columns-repeated="1021"/>
        </table:table-row>
        <table:table-row table:style-name="ro1">
          <table:table-cell office:value-type="float" office:value="0.577656269073486" calcext:value-type="float">
            <text:p>0.577656269073486</text:p>
          </table:table-cell>
          <table:table-cell/>
          <table:table-cell table:formula="of:=[.B41]/[.A49]" office:value-type="float" office:value="0.939680836662035" calcext:value-type="float">
            <text:p>0.939680836662035</text:p>
          </table:table-cell>
          <table:table-cell table:number-columns-repeated="1021"/>
        </table:table-row>
        <table:table-row table:style-name="ro1">
          <table:table-cell office:value-type="float" office:value="0.584999978542327" calcext:value-type="float">
            <text:p>0.584999978542327</text:p>
          </table:table-cell>
          <table:table-cell/>
          <table:table-cell table:formula="of:=[.B41]/[.A50]" office:value-type="float" office:value="0.927884694250067" calcext:value-type="float">
            <text:p>0.927884694250067</text:p>
          </table:table-cell>
          <table:table-cell table:number-columns-repeated="1021"/>
        </table:table-row>
        <table:table-row table:style-name="ro1">
          <table:table-cell office:value-type="float" office:value="0.637968778610229" calcext:value-type="float">
            <text:p>0.637968778610229</text:p>
          </table:table-cell>
          <table:table-cell/>
          <table:table-cell table:formula="of:=[.B41]/[.A51]" office:value-type="float" office:value="0.850844969887904" calcext:value-type="float">
            <text:p>0.850844969887904</text:p>
          </table:table-cell>
          <table:table-cell table:number-columns-repeated="1021"/>
        </table:table-row>
        <table:table-row table:style-name="ro1">
          <table:table-cell office:value-type="float" office:value="0.473281264305114" calcext:value-type="float">
            <text:p>0.473281264305114</text:p>
          </table:table-cell>
          <table:table-cell/>
          <table:table-cell table:formula="of:=[.B41]/[.A52]" office:value-type="float" office:value="1.14691319341157" calcext:value-type="float">
            <text:p>1.146913193411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33437502384185" calcext:value-type="float">
            <text:p>0.333437502384185</text:p>
          </table:table-cell>
          <table:table-cell office:value-type="float" office:value="0.559062480926513" calcext:value-type="float">
            <text:p>0.559062480926513</text:p>
          </table:table-cell>
          <table:table-cell table:formula="of:=[.B54]/[.A54]" office:value-type="float" office:value="1.67666347345166" calcext:value-type="float">
            <text:p>1.67666347345166</text:p>
          </table:table-cell>
          <table:table-cell table:number-columns-repeated="1021"/>
        </table:table-row>
        <table:table-row table:style-name="ro1">
          <table:table-cell office:value-type="float" office:value="0.577499985694885" calcext:value-type="float">
            <text:p>0.577499985694885</text:p>
          </table:table-cell>
          <table:table-cell/>
          <table:table-cell table:formula="of:=[.B54]/[.A55]" office:value-type="float" office:value="0.96807358402583" calcext:value-type="float">
            <text:p>0.96807358402583</text:p>
          </table:table-cell>
          <table:table-cell table:number-columns-repeated="1021"/>
        </table:table-row>
        <table:table-row table:style-name="ro1">
          <table:table-cell office:value-type="float" office:value="0.72140622138977" calcext:value-type="float">
            <text:p>0.72140622138977</text:p>
          </table:table-cell>
          <table:table-cell/>
          <table:table-cell table:formula="of:=[.B54]/[.A56]" office:value-type="float" office:value="0.774962100894409" calcext:value-type="float">
            <text:p>0.774962100894409</text:p>
          </table:table-cell>
          <table:table-cell table:number-columns-repeated="1021"/>
        </table:table-row>
        <table:table-row table:style-name="ro1">
          <table:table-cell office:value-type="float" office:value="0.615468740463256" calcext:value-type="float">
            <text:p>0.615468740463256</text:p>
          </table:table-cell>
          <table:table-cell/>
          <table:table-cell table:formula="of:=[.B54]/[.A57]" office:value-type="float" office:value="0.908352356783731" calcext:value-type="float">
            <text:p>0.908352356783731</text:p>
          </table:table-cell>
          <table:table-cell table:number-columns-repeated="1021"/>
        </table:table-row>
        <table:table-row table:style-name="ro1">
          <table:table-cell office:value-type="float" office:value="0.584999978542327" calcext:value-type="float">
            <text:p>0.584999978542327</text:p>
          </table:table-cell>
          <table:table-cell/>
          <table:table-cell table:formula="of:=[.B54]/[.A58]" office:value-type="float" office:value="0.955662395611631" calcext:value-type="float">
            <text:p>0.955662395611631</text:p>
          </table:table-cell>
          <table:table-cell table:number-columns-repeated="1021"/>
        </table:table-row>
        <table:table-row table:style-name="ro1">
          <table:table-cell office:value-type="float" office:value="0.538749992847442" calcext:value-type="float">
            <text:p>0.538749992847442</text:p>
          </table:table-cell>
          <table:table-cell/>
          <table:table-cell table:formula="of:=[.B54]/[.A59]" office:value-type="float" office:value="1.03770299461484" calcext:value-type="float">
            <text:p>1.03770299461484</text:p>
          </table:table-cell>
          <table:table-cell table:number-columns-repeated="1021"/>
        </table:table-row>
        <table:table-row table:style-name="ro1">
          <table:table-cell office:value-type="float" office:value="0.564218759536743" calcext:value-type="float">
            <text:p>0.564218759536743</text:p>
          </table:table-cell>
          <table:table-cell/>
          <table:table-cell table:formula="of:=[.B54]/[.A60]" office:value-type="float" office:value="0.990861206716232" calcext:value-type="float">
            <text:p>0.990861206716232</text:p>
          </table:table-cell>
          <table:table-cell table:number-columns-repeated="1021"/>
        </table:table-row>
        <table:table-row table:style-name="ro1">
          <table:table-cell office:value-type="float" office:value="0.383125007152557" calcext:value-type="float">
            <text:p>0.383125007152557</text:p>
          </table:table-cell>
          <table:table-cell/>
          <table:table-cell table:formula="of:=[.B54]/[.A61]" office:value-type="float" office:value="1.45921688871617" calcext:value-type="float">
            <text:p>1.45921688871617</text:p>
          </table:table-cell>
          <table:table-cell table:number-columns-repeated="1021"/>
        </table:table-row>
        <table:table-row table:style-name="ro1">
          <table:table-cell office:value-type="float" office:value="0.575625002384185" calcext:value-type="float">
            <text:p>0.575625002384185</text:p>
          </table:table-cell>
          <table:table-cell/>
          <table:table-cell table:formula="of:=[.B54]/[.A62]" office:value-type="float" office:value="0.97122689009499" calcext:value-type="float">
            <text:p>0.97122689009499</text:p>
          </table:table-cell>
          <table:table-cell table:number-columns-repeated="1021"/>
        </table:table-row>
        <table:table-row table:style-name="ro1">
          <table:table-cell office:value-type="float" office:value="0.602343738079071" calcext:value-type="float">
            <text:p>0.602343738079071</text:p>
          </table:table-cell>
          <table:table-cell/>
          <table:table-cell table:formula="of:=[.B54]/[.A63]" office:value-type="float" office:value="0.928145252591841" calcext:value-type="float">
            <text:p>0.928145252591841</text:p>
          </table:table-cell>
          <table:table-cell table:number-columns-repeated="1021"/>
        </table:table-row>
        <table:table-row table:style-name="ro1">
          <table:table-cell office:value-type="float" office:value="0.622343778610229" calcext:value-type="float">
            <text:p>0.622343778610229</text:p>
          </table:table-cell>
          <table:table-cell/>
          <table:table-cell table:formula="of:=[.B54]/[.A64]" office:value-type="float" office:value="0.898317778921112" calcext:value-type="float">
            <text:p>0.898317778921112</text:p>
          </table:table-cell>
          <table:table-cell table:number-columns-repeated="1021"/>
        </table:table-row>
        <table:table-row table:style-name="ro1">
          <table:table-cell office:value-type="float" office:value="0.440312504768371" calcext:value-type="float">
            <text:p>0.440312504768371</text:p>
          </table:table-cell>
          <table:table-cell/>
          <table:table-cell table:formula="of:=[.B54]/[.A65]" office:value-type="float" office:value="1.26969476195233" calcext:value-type="float">
            <text:p>1.26969476195233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ART.C1:UART.C1048576">
            <calcext:condition calcext:apply-style-name="Good" calcext:value="&gt;1" calcext:base-cell-address="UART.C1"/>
          </calcext:conditional-format>
          <calcext:conditional-format calcext:target-range-address="UART.H2:UART.H13">
            <calcext:condition calcext:apply-style-name="Good" calcext:value="&gt;1" calcext:base-cell-address="UART.H2"/>
          </calcext:conditional-format>
        </calcext:conditional-formats>
      </table:table>
      <table:table table:name="Sheet14" table:style-name="ta14">
        <office:forms form:automatic-focus="false" form:apply-design-mode="false"/>
        <table:table-column table:style-name="co3" table:default-cell-style-name="Default"/>
        <table:table-column table:style-name="co1" table:number-columns-repeated="1023" table:default-cell-style-name="Default"/>
        <table:table-row table:style-name="ro2">
          <table:table-cell office:value-type="string" calcext:value-type="string">
            <text:p>average_neighbour_degree</text:p>
          </table:table-cell>
          <table:table-cell table:formula="of:=SUM([$b01_reset.H2:$UART.H2])/13" office:value-type="float" office:value="1.15149620203393" calcext:value-type="float">
            <text:p>1.151496202033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tweenness_centrality</text:p>
          </table:table-cell>
          <table:table-cell table:formula="of:=SUM([$b01_reset.H3:$UART.H3])/13" office:value-type="float" office:value="1.10091929909017" calcext:value-type="float">
            <text:p>1.10091929909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oseness_centrality</text:p>
          </table:table-cell>
          <table:table-cell table:formula="of:=SUM([$b01_reset.H4:$UART.H4])/13" office:value-type="float" office:value="1.12985240967865" calcext:value-type="float">
            <text:p>1.129852409678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ustering</text:p>
          </table:table-cell>
          <table:table-cell table:formula="of:=SUM([$b01_reset.H5:$UART.H5])/13" office:value-type="float" office:value="1.15686638544679" calcext:value-type="float">
            <text:p>1.1568663854467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ree</text:p>
          </table:table-cell>
          <table:table-cell table:formula="of:=SUM([$b01_reset.H6:$UART.H6])/13" office:value-type="float" office:value="1.10811469196597" calcext:value-type="float">
            <text:p>1.1081146919659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gree_centrality</text:p>
          </table:table-cell>
          <table:table-cell table:formula="of:=SUM([$b01_reset.H7:$UART.H7])/13" office:value-type="float" office:value="1.13659591825442" calcext:value-type="float">
            <text:p>1.1365959182544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s_feedback_path</text:p>
          </table:table-cell>
          <table:table-cell table:formula="of:=SUM([$b01_reset.H8:$UART.H8])/13" office:value-type="float" office:value="1.10595283569067" calcext:value-type="float">
            <text:p>1.105952835690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atz</text:p>
          </table:table-cell>
          <table:table-cell table:formula="of:=SUM([$b01_reset.H9:$UART.H9])/13" office:value-type="float" office:value="1.162738397148" calcext:value-type="float">
            <text:p>1.1627383971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ad_centrality</text:p>
          </table:table-cell>
          <table:table-cell table:formula="of:=SUM([$b01_reset.H10:$UART.H10])/13" office:value-type="float" office:value="1.10391831239954" calcext:value-type="float">
            <text:p>1.103918312399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utdegree</text:p>
          </table:table-cell>
          <table:table-cell table:formula="of:=SUM([$b01_reset.H11:$UART.H11])/13" office:value-type="float" office:value="1.09938037042418" calcext:value-type="float">
            <text:p>1.0993803704241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gerank</text:p>
          </table:table-cell>
          <table:table-cell table:formula="of:=SUM([$b01_reset.H12:$UART.H12])/13" office:value-type="float" office:value="1.08046207855647" calcext:value-type="float">
            <text:p>1.080462078556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uclidean</text:p>
          </table:table-cell>
          <table:table-cell table:style-name="ce28" table:formula="of:=SUM([$b01_reset.H13:$UART.H13])/13" office:value-type="float" office:value="1.19816446730682" calcext:value-type="float">
            <text:p>1.19816446730682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01_5f_reset" style:display-name="PageStyle_b01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6_5f_reset" style:display-name="PageStyle_b06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4_5f_reset" style:display-name="PageStyle_b0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9_5f_reset" style:display-name="PageStyle_b9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reset" style:display-name="PageStyle_b10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8_5f_reset" style:display-name="PageStyle_b08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4_5f_reset" style:display-name="PageStyle_b14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letogpio" style:display-name="PageStyle_completogp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SM" style:display-name="PageStyle_F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5f_INTERFACE" style:display-name="PageStyle_MEMORY_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i_5f_axi_5f_master" style:display-name="PageStyle_spi_axi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02_5f_reset" style:display-name="PageStyle_b02_re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RT" style:display-name="PageStyle_U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g Hwee Lee</meta:initial-creator>
    <meta:creation-date>2020-06-06T12:12:54</meta:creation-date>
    <dc:date>2020-06-08T15:22:07.527817236</dc:date>
    <meta:generator>LibreOffice/6.0.7.3$Linux_X86_64 LibreOffice_project/00m0$Build-3</meta:generator>
    <meta:editing-duration>PT19M56S</meta:editing-duration>
    <meta:editing-cycles>2</meta:editing-cycles>
    <meta:document-statistic meta:table-count="14" meta:cell-count="19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